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DM Mono" svg:font-family="'DM Mono', monospace"/>
    <style:font-face style:name="Google Sans" svg:font-family="'Google Sans', 'Helvetica Neue', sans-serif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paragraph-rsid="002de395"/>
    </style:style>
    <style:style style:name="P6" style:family="paragraph" style:parent-style-name="Heading_20_3" style:list-style-name="">
      <style:paragraph-properties fo:break-before="page"/>
      <style:text-properties officeooo:paragraph-rsid="002de395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f0f6fc" loext:opacity="100%" style:font-name="ui-monospace" fo:font-size="10.5pt" fo:letter-spacing="normal" fo:font-style="normal" fo:font-weight="normal" officeooo:rsid="002f5d5a" fo:background-color="#151b23" style:language-asian="ja" style:country-asian="JP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f0f6fc" loext:opacity="100%" style:font-name="ui-monospace" fo:font-size="10.5pt" fo:letter-spacing="normal" fo:font-style="normal" fo:font-weight="normal" officeooo:rsid="003c5a6e" officeooo:paragraph-rsid="003c5a6e" fo:background-color="#151b23" style:language-asian="ja" style:country-asian="JP" loext:padding="0cm" loext:border="none"/>
    </style:style>
    <style:style style:name="P9" style:family="paragraph" style:parent-style-name="Heading_20_3">
      <style:paragraph-properties fo:keep-with-next="always"/>
      <style:text-properties officeooo:paragraph-rsid="003c5a6e"/>
    </style:style>
    <style:style style:name="P10" style:family="paragraph" style:parent-style-name="Text_20_body">
      <style:text-properties officeooo:paragraph-rsid="003c5a6e"/>
    </style:style>
    <style:style style:name="P11" style:family="paragraph" style:parent-style-name="Text_20_body">
      <style:text-properties officeooo:paragraph-rsid="003ebeaf"/>
    </style:style>
    <style:style style:name="P12" style:family="paragraph" style:parent-style-name="Heading_20_2">
      <style:paragraph-properties fo:break-before="page"/>
      <style:text-properties officeooo:paragraph-rsid="002de395"/>
    </style:style>
    <style:style style:name="P13" style:family="paragraph" style:parent-style-name="Text_20_body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officeooo:paragraph-rsid="002f5d5a"/>
    </style:style>
    <style:style style:name="P16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officeooo:paragraph-rsid="001bdfff"/>
    </style:style>
    <style:style style:name="P17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officeooo:paragraph-rsid="001d6574"/>
    </style:style>
    <style:style style:name="P18" style:family="paragraph" style:parent-style-name="Heading">
      <style:paragraph-properties fo:break-before="page"/>
      <style:text-properties fo:font-size="28pt" style:font-size-asian="28pt" style:font-size-complex="28pt"/>
    </style:style>
    <style:style style:name="P19" style:family="paragraph" style:parent-style-name="Text_20_body" style:list-style-name="L1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22" style:family="paragraph" style:parent-style-name="Horizontal_20_Line">
      <style:paragraph-properties fo:margin-top="0cm" fo:margin-bottom="0.476cm" style:contextual-spacing="false" style:line-height-at-least="0.529cm"/>
    </style:style>
    <style:style style:name="P23" style:family="paragraph" style:parent-style-name="Text_20_body">
      <style:paragraph-properties fo:margin-top="0cm" fo:margin-bottom="0.476cm" style:contextual-spacing="false" style:line-height-at-least="0.529cm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6cb6ff" loext:opacity="100%" style:font-name="Google Sans Text" fo:font-size="9.75pt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6cb6ff" loext:opacity="100%" style:font-name="Google Sans Text" fo:font-size="9.75pt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6cb6ff" loext:opacity="100%" style:font-name="Google Sans Text" fo:font-size="9.75pt" officeooo:paragraph-rsid="002bc6af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</style:style>
    <style:style style:name="P30" style:family="paragraph" style:parent-style-name="Text_20_body" style:list-style-name="L4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31" style:family="paragraph" style:parent-style-name="Text_20_body">
      <style:paragraph-properties fo:margin-top="0cm" fo:margin-bottom="0.476cm" style:contextual-spacing="false" style:line-height-at-least="0.529cm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32" style:family="paragraph" style:parent-style-name="Text_20_body" style:list-style-name="L5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33" style:family="paragraph" style:parent-style-name="Text_20_body">
      <style:text-properties style:font-name="DM Mono" fo:font-size="9.7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Standard">
      <style:paragraph-properties fo:margin-left="0cm" fo:margin-right="0cm" fo:margin-top="0cm" fo:margin-bottom="0.476cm" style:contextual-spacing="false" style:line-height-at-least="0.529cm" fo:text-indent="0cm" style:auto-text-indent="false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38" style:family="paragraph" style:parent-style-name="Standard">
      <style:paragraph-properties fo:margin-top="0cm" fo:margin-bottom="0.476cm" style:contextual-spacing="false" style:line-height-at-least="0.529cm"/>
    </style:style>
    <style:style style:name="P39" style:family="paragraph" style:parent-style-name="Preformatted_20_Text">
      <style:paragraph-properties fo:margin-top="0cm" fo:margin-bottom="0.476cm" style:contextual-spacing="false" style:line-height-at-least="0.529cm"/>
    </style:style>
    <style:style style:name="P40" style:family="paragraph" style:parent-style-name="Text_20_body">
      <style:paragraph-properties fo:margin-top="0cm" fo:margin-bottom="0cm" style:contextual-spacing="false" style:line-height-at-least="0.529cm"/>
    </style:style>
    <style:style style:name="P41" style:family="paragraph" style:parent-style-name="Heading_20_3">
      <style:paragraph-properties fo:margin-top="0cm" fo:margin-bottom="0cm" style:contextual-spacing="false" style:line-height-at-least="0.529cm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42" style:family="paragraph" style:parent-style-name="Text_20_body">
      <style:paragraph-properties fo:margin-left="0cm" fo:margin-right="0cm" fo:margin-top="0cm" fo:margin-bottom="0.476cm" style:contextual-spacing="false" style:line-height-at-least="0.529cm" fo:text-indent="0cm" style:auto-text-indent="false"/>
      <style:text-properties fo:color="#e2e2e5" loext:opacity="100%" style:font-name="Google Sans Text" fo:font-size="10.5pt" fo:letter-spacing="normal" fo:font-weight="normal"/>
    </style:style>
    <style:style style:name="P43" style:family="paragraph" style:parent-style-name="Text_20_body">
      <style:text-properties style:font-name="DM Mono" fo:font-size="9.75pt" officeooo:paragraph-rsid="0030e97d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 Text" fo:font-size="10.5pt" fo:font-weight="bold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 Text" fo:font-size="10.5pt" fo:font-weight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loext:padding="0cm" loext:border="none"/>
    </style:style>
    <style:style style:name="P47" style:family="paragraph" style:parent-style-name="Text_20_body">
      <style:paragraph-properties fo:margin-left="0cm" fo:margin-right="0cm" fo:margin-top="0cm" fo:margin-bottom="0cm" style:contextual-spacing="false" style:line-height-at-least="0.529cm"/>
      <style:text-properties fo:color="#e2e2e5" loext:opacity="100%" style:font-name="Google Sans Text" fo:font-size="10.5pt" fo:letter-spacing="normal" fo:font-weight="normal" loext:padding="0cm" loext:border="none"/>
    </style:style>
    <style:style style:name="P48" style:family="paragraph" style:parent-style-name="Text_20_body">
      <style:paragraph-properties fo:margin-top="0cm" fo:margin-bottom="0cm" style:contextual-spacing="false" style:line-height-at-least="0.529cm"/>
      <style:text-properties fo:font-variant="normal" fo:text-transform="none" fo:color="#e2e2e5" loext:opacity="100%" style:font-name="Google Sans Text" fo:font-size="10.5pt" fo:letter-spacing="normal" fo:font-style="normal" fo:font-weight="bold"/>
    </style:style>
    <style:style style:name="P49" style:family="paragraph" style:parent-style-name="Heading_20_4">
      <style:paragraph-properties fo:break-before="page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" fo:font-size="12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" fo:font-size="12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" fo:font-size="12pt" officeooo:paragraph-rsid="0029ce7c"/>
    </style:style>
    <style:style style:name="P53" style:family="paragraph" style:parent-style-name="Text_20_body">
      <style:paragraph-properties fo:margin-top="0cm" fo:margin-bottom="0cm" style:contextual-spacing="false" style:line-height-at-least="0.529cm"/>
      <style:text-properties fo:font-variant="normal" fo:text-transform="none" fo:color="#e2e2e5" loext:opacity="100%" style:font-name="Google Sans" fo:font-size="12pt" fo:letter-spacing="normal" fo:font-style="normal" fo:font-weight="normal"/>
    </style:style>
    <style:style style:name="P54" style:family="paragraph" style:parent-style-name="Standard">
      <style:paragraph-properties fo:margin-top="0cm" fo:margin-bottom="0cm" style:contextual-spacing="false" style:line-height-at-least="0.529cm"/>
    </style:style>
    <style:style style:name="P55" style:family="paragraph" style:parent-style-name="Heading_20_4">
      <style:paragraph-properties fo:margin-top="0cm" fo:margin-bottom="0cm" style:contextual-spacing="false" style:line-height-at-least="0.529cm" fo:break-before="page"/>
    </style:style>
    <style:style style:name="P56" style:family="paragraph" style:parent-style-name="Text_20_body" style:list-style-name="L6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57" style:family="paragraph" style:parent-style-name="Heading_20_3">
      <style:paragraph-properties fo:margin-top="0cm" fo:margin-bottom="0cm" style:contextual-spacing="false" style:line-height-at-least="0.529cm"/>
    </style:style>
    <style:style style:name="P58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color="#e2e2e5" loext:opacity="100%" style:font-name="Google Sans Text" fo:font-size="10.5pt"/>
    </style:style>
    <style:style style:name="P5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 Text" fo:font-size="9.75pt"/>
    </style:style>
    <style:style style:name="P60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 Text" fo:font-size="9.75pt"/>
    </style:style>
    <style:style style:name="P61" style:family="paragraph" style:parent-style-name="Text_20_body" style:list-style-name="L7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62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P63" style:family="paragraph" style:parent-style-name="Text_20_body" style:list-style-name="L8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</style:style>
    <style:style style:name="P64" style:family="paragraph" style:parent-style-name="Heading_20_3">
      <style:paragraph-properties fo:margin-left="0cm" fo:margin-right="0cm" fo:margin-top="0cm" fo:margin-bottom="0cm" style:contextual-spacing="false" style:line-height-at-least="0.529cm" fo:text-indent="0cm" style:auto-text-indent="false"/>
      <style:text-properties officeooo:rsid="002844a2" officeooo:paragraph-rsid="002844a2" style:language-asian="ja" style:country-asian="JP"/>
    </style:style>
    <style:style style:name="P65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officeooo:rsid="002844a2" style:language-asian="ja" style:country-asian="JP"/>
    </style:style>
    <style:style style:name="P66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officeooo:rsid="002844a2" style:language-asian="ja" style:country-asian="JP"/>
    </style:style>
    <style:style style:name="P67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officeooo:rsid="002844a2" officeooo:paragraph-rsid="002844a2" style:language-asian="ja" style:country-asian="JP"/>
    </style:style>
    <style:style style:name="P68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officeooo:rsid="002844a2" style:language-asian="ja" style:country-asian="JP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officeooo:rsid="002844a2" style:language-asian="ja" style:country-asian="JP"/>
    </style:style>
    <style:style style:name="P70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officeooo:rsid="002844a2" officeooo:paragraph-rsid="002844a2" style:language-asian="ja" style:country-asian="JP"/>
    </style:style>
    <style:style style:name="P71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officeooo:rsid="002844a2" style:language-asian="ja" style:country-asian="JP"/>
    </style:style>
    <style:style style:name="P72" style:family="paragraph" style:parent-style-name="Heading_20_2">
      <style:text-properties officeooo:rsid="002de395" officeooo:paragraph-rsid="002de395" style:language-asian="ja" style:country-asian="JP"/>
    </style:style>
    <style:style style:name="P7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75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cccccc" loext:opacity="100%" style:font-name="Consolas" fo:font-size="10.5pt" fo:font-weight="normal" officeooo:rsid="002844a2" officeooo:paragraph-rsid="002844a2" fo:background-color="#1f1f1f" style:language-asian="ja" style:country-asian="JP"/>
    </style:style>
    <style:style style:name="P76" style:family="paragraph" style:parent-style-name="Standard">
      <style:paragraph-properties style:line-height-at-least="0.503cm"/>
    </style:style>
    <style:style style:name="P77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fo:background-color="#1f1f1f"/>
    </style:style>
    <style:style style:name="P78" style:family="paragraph" style:parent-style-name="Heading_20_4">
      <style:paragraph-properties fo:margin-left="0cm" fo:margin-right="0cm" fo:margin-top="0cm" fo:margin-bottom="0cm" style:contextual-spacing="false" style:line-height-at-least="0.529cm" fo:text-indent="0cm" style:auto-text-indent="false" fo:break-before="page"/>
      <style:text-properties fo:font-variant="normal" fo:text-transform="none" fo:color="#e2e2e5" loext:opacity="100%" style:font-name="Google Sans" fo:font-size="12pt" fo:letter-spacing="normal" fo:font-style="normal" fo:font-weight="normal" officeooo:rsid="002844a2" officeooo:paragraph-rsid="002844a2" style:language-asian="ja" style:country-asian="JP"/>
    </style:style>
    <style:style style:name="P79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style:font-name="Google Sans Text" fo:font-size="10.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80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8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style:font-name="DM Mono" fo:font-size="9.7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8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style:font-name="DM Mono" fo:font-size="9.7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P83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color="#e2e2e5" loext:opacity="100%" style:font-name="Google Sans" fo:font-size="12pt" fo:letter-spacing="normal" fo:font-style="normal" fo:font-weight="normal" style:font-name-complex="Arial"/>
    </style:style>
    <style:style style:name="P84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color="#e2e2e5" loext:opacity="100%" style:font-name="Google Sans Text" fo:font-size="10.5pt" fo:letter-spacing="normal" fo:font-style="normal" fo:font-weight="normal" style:font-size-asian="12pt" style:font-name-complex="Arial"/>
    </style:style>
    <style:style style:name="P85" style:family="paragraph" style:parent-style-name="Contents_20_2">
      <style:paragraph-properties fo:margin-left="0cm" fo:margin-right="0cm" fo:orphans="2" fo:widows="2" fo:text-indent="0cm" style:auto-text-indent="false"/>
    </style:style>
    <style:style style:name="P86" style:family="paragraph" style:parent-style-name="Standard">
      <style:paragraph-properties fo:margin-left="0cm" fo:margin-right="0cm" fo:orphans="2" fo:widows="2" fo:text-indent="0cm" style:auto-text-indent="false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>
        <style:tab-stops>
          <style:tab-stop style:position="16.501cm" style:type="right" style:leader-style="dotted" style:leader-text="."/>
        </style:tab-stops>
      </style:paragraph-properties>
      <style:text-properties style:font-size-asian="12pt" style:font-name-complex="Arial"/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>
        <style:tab-stops>
          <style:tab-stop style:position="16.501cm" style:type="right" style:leader-style="dotted" style:leader-text="."/>
        </style:tab-stops>
      </style:paragraph-properties>
      <style:text-properties style:font-size-asian="12pt" style:font-name-complex="Arial"/>
    </style:style>
    <style:style style:name="P89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 fo:break-before="pag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color="#e2e2e5" loext:opacity="100%" style:font-name="Google Sans" fo:font-size="12pt" fo:letter-spacing="normal" fo:font-style="normal" fo:font-weight="normal" style:font-name-complex="Arial"/>
    </style:style>
    <style:style style:name="P90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Standard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>
        <style:tab-stops>
          <style:tab-stop style:position="16.501cm" style:type="right" style:leader-style="dotted" style:leader-text="."/>
        </style:tab-stops>
      </style:paragraph-properties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>
        <style:tab-stops>
          <style:tab-stop style:position="16.501cm" style:type="right" style:leader-style="dotted" style:leader-text="."/>
        </style:tab-stops>
      </style:paragraph-properties>
    </style:style>
    <style:style style:name="P94" style:family="paragraph" style:parent-style-name="Text_20_body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Heading_20_3">
      <style:paragraph-properties fo:margin-left="0cm" fo:margin-right="0cm" fo:text-indent="0cm" style:auto-text-indent="false" fo:break-before="page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color="#e2e2e5" loext:opacity="100%" style:font-name="Google Sans" fo:font-size="16.5pt" fo:letter-spacing="normal" fo:font-style="normal" fo:font-weight="normal"/>
    </style:style>
    <style:style style:name="P96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" fo:letter-spacing="normal" fo:font-style="normal" fo:font-weight="normal" officeooo:rsid="002844a2" officeooo:paragraph-rsid="002844a2" style:language-asian="ja" style:country-asian="JP"/>
    </style:style>
    <style:style style:name="P97" style:family="paragraph" style:parent-style-name="Text_20_body" style:list-style-name="L9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e2e2e5" loext:opacity="100%" style:font-name="Google Sans" officeooo:rsid="002844a2" style:language-asian="ja" style:country-asian="JP"/>
    </style:style>
    <style:style style:name="P98" style:family="paragraph" style:parent-style-name="Text_20_body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e2e2e5" loext:opacity="100%" style:font-name="Google Sans Text" fo:font-size="10.5pt" fo:letter-spacing="normal" fo:font-style="normal" fo:font-weight="normal" officeooo:rsid="002844a2" style:language-asian="ja" style:country-asian="JP"/>
    </style:style>
    <style:style style:name="P99" style:family="paragraph" style:parent-style-name="Heading_20_3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" fo:font-size="16.5pt" fo:letter-spacing="normal" fo:font-style="normal" fo:font-weight="normal" officeooo:rsid="002844a2" officeooo:paragraph-rsid="002844a2" style:language-asian="ja" style:country-asian="JP"/>
    </style:style>
    <style:style style:name="P100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e2e2e5" loext:opacity="100%" style:font-name="Google Sans" officeooo:rsid="002844a2" style:language-asian="ja" style:country-asian="JP"/>
    </style:style>
    <style:style style:name="P10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" officeooo:rsid="002844a2" style:language-asian="ja" style:country-asian="JP"/>
    </style:style>
    <style:style style:name="P10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" officeooo:rsid="002844a2" style:language-asian="ja" style:country-asian="JP"/>
    </style:style>
    <style:style style:name="P103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" fo:letter-spacing="normal" fo:font-style="normal" fo:font-weight="normal" officeooo:rsid="00383013" officeooo:paragraph-rsid="00383013" style:language-asian="ja" style:country-asian="JP"/>
    </style:style>
    <style:style style:name="P104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officeooo:rsid="00383013" officeooo:paragraph-rsid="00383013" style:language-asian="ja" style:country-asian="JP"/>
    </style:style>
    <style:style style:name="P105" style:family="paragraph" style:parent-style-name="Text_20_body" style:list-style-name="L10">
      <style:paragraph-properties fo:margin-left="0cm" fo:margin-right="0cm" fo:margin-top="0cm" fo:margin-bottom="0.079cm" style:contextual-spacing="false" style:line-height-at-least="0.529cm" fo:orphans="2" fo:widows="2" fo:text-indent="0cm" style:auto-text-indent="false" fo:padding="0cm" fo:border="none"/>
      <style:text-properties fo:color="#e2e2e5" loext:opacity="100%" style:font-name="Google Sans" officeooo:rsid="00383013" style:language-asian="ja" style:country-asian="JP"/>
    </style:style>
    <style:style style:name="P106" style:family="paragraph" style:parent-style-name="Text_20_body">
      <style:paragraph-properties fo:margin-left="0cm" fo:margin-right="0cm" fo:margin-top="0cm" fo:margin-bottom="0.476cm" style:contextual-spacing="false" style:line-height-at-least="0.529cm" fo:text-indent="0cm" style:auto-text-indent="false"/>
      <style:text-properties fo:color="#e2e2e5" loext:opacity="100%" style:font-name="Google Sans Text" fo:font-size="10.5pt" fo:letter-spacing="normal" fo:font-weight="normal" officeooo:rsid="00383013" style:language-asian="ja" style:country-asian="JP"/>
    </style:style>
    <style:style style:name="P107" style:family="paragraph" style:parent-style-name="Text_20_body">
      <style:paragraph-properties fo:margin-left="0cm" fo:margin-right="0cm" fo:margin-top="0cm" fo:margin-bottom="0.476cm" style:contextual-spacing="false" style:line-height-at-least="0.529cm" fo:text-indent="0cm" style:auto-text-indent="false"/>
      <style:text-properties fo:color="#e2e2e5" loext:opacity="100%" style:font-name="Google Sans" officeooo:rsid="00383013" style:language-asian="ja" style:country-asian="JP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color="#e2e2e5" loext:opacity="100%" style:font-name="Google Sans" officeooo:rsid="00383013" style:language-asian="ja" style:country-asian="JP"/>
    </style:style>
    <style:style style:name="P109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e2e2e5" loext:opacity="100%" style:font-name="Google Sans" officeooo:rsid="00383013" style:language-asian="ja" style:country-asian="JP"/>
    </style:style>
    <style:style style:name="P11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officeooo:rsid="00383013" style:language-asian="ja" style:country-asian="JP" loext:padding="0cm" loext:border="none"/>
    </style:style>
    <style:style style:name="P111" style:family="paragraph" style:parent-style-name="Text_20_body">
      <style:paragraph-properties fo:margin-left="0cm" fo:margin-right="0cm" fo:margin-top="0cm" fo:margin-bottom="0cm" style:contextual-spacing="false" style:line-height-at-least="0.529cm"/>
      <style:text-properties fo:color="#e2e2e5" loext:opacity="100%" style:font-name="Google Sans Text" fo:font-size="10.5pt" fo:letter-spacing="normal" fo:font-weight="normal" officeooo:rsid="00383013" style:language-asian="ja" style:country-asian="JP" loext:padding="0cm" loext:border="none"/>
    </style:style>
    <style:style style:name="P112" style:family="paragraph" style:parent-style-name="Heading_20_3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fo:color="#e2e2e5" loext:opacity="100%" style:font-name="Google Sans" fo:font-size="16.5pt" fo:letter-spacing="normal" fo:font-style="normal" fo:font-weight="normal" officeooo:rsid="00383013" officeooo:paragraph-rsid="00383013" style:language-asian="ja" style:country-asian="JP"/>
    </style:style>
    <style:style style:name="P113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style:font-name="Google Sans Text" fo:font-size="10.5pt" fo:letter-spacing="normal" fo:font-style="normal" fo:font-weight="normal" officeooo:rsid="00383013" style:language-asian="ja" style:country-asian="JP"/>
    </style:style>
    <style:style style:name="P114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e2e2e5" loext:opacity="100%" style:font-name="Google Sans" fo:font-size="12pt" fo:letter-spacing="normal" fo:font-style="normal" fo:font-weight="normal" officeooo:rsid="00383013" style:language-asian="ja" style:country-asian="JP"/>
    </style:style>
    <style:style style:name="P115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e2e2e5" loext:opacity="100%" style:font-name="Google Sans" fo:font-size="12pt" fo:letter-spacing="normal" fo:font-style="normal" fo:font-weight="normal" officeooo:rsid="00383013" style:language-asian="ja" style:country-asian="JP"/>
    </style:style>
    <style:style style:name="P116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color="#e2e2e5" loext:opacity="100%" style:font-name="Google Sans" officeooo:rsid="00383013" style:language-asian="ja" style:country-asian="JP"/>
    </style:style>
    <style:style style:name="P117" style:family="paragraph" style:parent-style-name="Heading_20_4">
      <style:text-properties officeooo:paragraph-rsid="00383013"/>
    </style:style>
    <style:style style:name="P118" style:family="paragraph" style:parent-style-name="Text_20_body">
      <style:text-properties officeooo:paragraph-rsid="00383013"/>
    </style:style>
    <style:style style:name="P119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 fo:break-before="page"/>
      <style:text-properties fo:font-variant="normal" fo:text-transform="none" fo:color="#e2e2e5" loext:opacity="100%" style:font-name="Google Sans" fo:font-size="12pt" fo:letter-spacing="normal" fo:font-style="normal" fo:font-weight="normal"/>
    </style:style>
    <style:style style:name="P120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e2e2e5" loext:opacity="100%" style:font-name="Google Sans" fo:font-size="12pt" fo:letter-spacing="normal" fo:font-style="normal" fo:font-weight="normal"/>
    </style:style>
    <style:style style:name="P1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2" style:family="paragraph" style:parent-style-name="Heading_20_3">
      <style:text-properties fo:font-variant="normal" fo:text-transform="none" fo:color="#e2e2e5" loext:opacity="100%" style:font-name="Google Sans" fo:font-size="16.5pt" fo:letter-spacing="normal" fo:font-style="normal" fo:font-weight="normal"/>
    </style:style>
    <style:style style:name="P123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  <style:text-properties fo:font-variant="normal" fo:text-transform="none" fo:color="#e2e2e5" loext:opacity="100%" fo:letter-spacing="normal"/>
    </style:style>
    <style:style style:name="P124" style:family="paragraph" style:parent-style-name="Heading_20_4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e2e2e5" loext:opacity="100%" style:font-name="Google Sans" fo:font-size="12pt" fo:letter-spacing="normal" fo:font-style="normal" fo:font-weight="normal"/>
    </style:style>
    <style:style style:name="P125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color="#f0f6fc" loext:opacity="100%" fo:letter-spacing="normal" officeooo:rsid="002f5d5a" style:language-asian="ja" style:country-asian="JP" loext:padding-left="0cm" loext:padding-right="0cm" loext:padding-top="0.635cm" loext:padding-bottom="0cm" loext:border-left="none" loext:border-right="none" loext:border-top="4.51pt solid #000000" loext:border-bottom="none"/>
    </style:style>
    <style:style style:name="T3" style:family="text">
      <style:text-properties officeooo:rsid="003db5b5"/>
    </style:style>
    <style:style style:name="T4" style:family="text">
      <style:text-properties officeooo:rsid="003c5a6e" style:language-asian="ja" style:country-asian="JP"/>
    </style:style>
    <style:style style:name="T5" style:family="text">
      <style:text-properties fo:font-variant="normal" fo:text-transform="none" fo:color="#f0f6fc" loext:opacity="100%" style:font-name="ui-monospace" fo:font-size="10.5pt" fo:letter-spacing="normal" fo:font-style="normal" fo:font-weight="normal" officeooo:rsid="002f5d5a" fo:background-color="#151b23" loext:char-shading-value="0" style:font-name-asian="NSimSun" style:font-size-asian="10pt" style:language-asian="ja" style:country-asian="JP" style:font-name-complex="Liberation Mono" style:font-size-complex="10pt" loext:padding="0cm" loext:border="none"/>
    </style:style>
    <style:style style:name="T6" style:family="text">
      <style:text-properties officeooo:rsid="003ebeaf" style:language-asian="ja" style:country-asian="JP"/>
    </style:style>
    <style:style style:name="T7" style:family="text">
      <style:text-properties fo:font-variant="normal" fo:text-transform="none" fo:color="#f0f6fc" loext:opacity="100%" style:font-name="ui-monospace" fo:font-size="10.5pt" fo:letter-spacing="normal" fo:font-style="normal" fo:font-weight="normal" officeooo:rsid="003ebeaf" fo:background-color="#151b23" loext:char-shading-value="0" style:font-name-asian="NSimSun" style:font-size-asian="10pt" style:language-asian="ja" style:country-asian="JP" style:font-name-complex="Liberation Mono" style:font-size-complex="10pt" loext:padding="0cm" loext:border="none"/>
    </style:style>
    <style:style style:name="T8" style:family="text">
      <style:text-properties officeooo:rsid="002f5d5a" style:language-asian="ja" style:country-asian="JP"/>
    </style:style>
    <style:style style:name="T9" style:family="text">
      <style:text-properties fo:font-variant="normal" fo:text-transform="none" fo:color="#e2e2e5" loext:opacity="100%" style:font-name="Google Sans" fo:font-size="16.5pt" fo:letter-spacing="normal" fo:font-style="normal" fo:font-weight="normal"/>
    </style:style>
    <style:style style:name="T10" style:family="text">
      <style:text-properties fo:font-variant="normal" fo:text-transform="none" fo:color="#e2e2e5" loext:opacity="100%" style:font-name="Google Sans Text" fo:font-size="10.5pt" fo:letter-spacing="normal" fo:font-style="normal" fo:font-weight="normal"/>
    </style:style>
    <style:style style:name="T11" style:family="text">
      <style:text-properties fo:font-variant="normal" fo:text-transform="none" fo:color="#e2e2e5" loext:opacity="100%" style:font-name="Google Sans Text" fo:font-size="10.5pt" fo:letter-spacing="normal" fo:font-style="normal" fo:font-weight="normal" officeooo:rsid="002f5d5a" style:language-asian="ja" style:country-asian="JP"/>
    </style:style>
    <style:style style:name="T12" style:family="text">
      <style:text-properties fo:font-variant="normal" fo:text-transform="none" fo:color="#e2e2e5" loext:opacity="100%" style:font-name="Google Sans Text" fo:font-size="10.5pt" fo:letter-spacing="normal" fo:font-style="normal" fo:font-weight="normal" officeooo:rsid="001d6574"/>
    </style:style>
    <style:style style:name="T13" style:family="text">
      <style:text-properties style:font-name="DM Mono" fo:font-size="9.75pt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14" style:family="text">
      <style:text-properties fo:color="#6cb6ff" loext:opacity="100%" style:font-name="Google Sans Text" fo:font-size="9.75pt" fo:letter-spacing="normal" fo:font-weight="normal" loext:padding="0cm" loext:border="none"/>
    </style:style>
    <style:style style:name="T15" style:family="text">
      <style:text-properties fo:color="#e2e2e5" loext:opacity="100%" style:font-name="Google Sans Text" fo:letter-spacing="normal" fo:font-weight="normal" loext:padding="0cm" loext:border="none"/>
    </style:style>
    <style:style style:name="T16" style:family="text">
      <style:text-properties fo:font-variant="normal" fo:text-transform="none" fo:color="#e2e2e5" loext:opacity="100%" fo:letter-spacing="normal" loext:padding="0cm" loext:border="none"/>
    </style:style>
    <style:style style:name="T17" style:family="text">
      <style:text-properties fo:font-variant="normal" fo:text-transform="none" fo:color="#e2e2e5" loext:opacity="100%" style:font-name="Google Sans Text" fo:letter-spacing="normal" fo:font-style="normal" fo:font-weight="normal" loext:padding="0cm" loext:border="none"/>
    </style:style>
    <style:style style:name="T18" style:family="text">
      <style:text-properties fo:font-variant="normal" fo:text-transform="none" style:font-name="Google Sans Tex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8ddb8c" loext:opacity="100%" style:font-name="Google Sans Tex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e2e2e5" loext:opacity="100%" fo:font-family="monospace" fo:font-size="9.75pt" fo:letter-spacing="normal" fo:font-style="normal" fo:font-weight="normal"/>
    </style:style>
    <style:style style:name="T21" style:family="text">
      <style:text-properties fo:font-variant="normal" fo:text-transform="none" fo:color="#6cb6ff" loext:opacity="100%" fo:font-family="monospace" fo:font-size="9.75pt" fo:letter-spacing="normal" fo:font-style="normal" fo:font-weight="normal"/>
    </style:style>
    <style:style style:name="T22" style:family="text">
      <style:text-properties fo:font-variant="normal" fo:text-transform="none" fo:color="#f47067" loext:opacity="100%" fo:font-family="monospace" fo:font-size="9.75pt" fo:letter-spacing="normal" fo:font-style="normal" fo:font-weight="normal"/>
    </style:style>
    <style:style style:name="T23" style:family="text">
      <style:text-properties fo:font-variant="normal" fo:text-transform="none" fo:color="#e2e2e5" loext:opacity="100%" style:font-name="DM Mono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24" style:family="text">
      <style:text-properties fo:font-variant="normal" fo:text-transform="none" fo:color="#e2e2e5" loext:opacity="100%" style:font-name="Google Sans Text" fo:font-size="10.5pt" fo:letter-spacing="normal" fo:font-style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25" style:family="text">
      <style:text-properties fo:color="#768390" loext:opacity="100%" style:font-name="Google Sans Text" fo:font-size="9.75pt" fo:letter-spacing="normal" fo:font-weight="normal" loext:padding="0cm" loext:border="none"/>
    </style:style>
    <style:style style:name="T26" style:family="text">
      <style:text-properties fo:font-variant="normal" fo:text-transform="none" fo:color="#f69d50" loext:opacity="100%" style:font-name="Google Sans Text" fo:font-size="9.7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e2e2e5" loext:opacity="100%" style:font-name="Google Sans Text" fo:font-size="9.7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96d0ff" loext:opacity="100%" style:font-name="Google Sans Text" fo:font-size="9.7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f47067" loext:opacity="100%" style:font-name="Google Sans Text" fo:font-size="9.7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768390" loext:opacity="100%" style:font-name="Google Sans Text" fo:font-size="9.7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6cb6ff" loext:opacity="100%" style:font-name="Google Sans Text" fo:font-size="9.7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adbac7" loext:opacity="100%" style:font-name="Google Sans Text" fo:font-size="9.7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8ddb8c" loext:opacity="100%" style:font-name="Google Sans Text" fo:font-size="9.7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e2e2e5" loext:opacity="100%" fo:letter-spacing="normal" style:font-name-asian="Google Sans Text" style:font-size-asian="9.75pt" style:font-style-asian="normal" style:font-weight-asian="normal" loext:padding="0cm" loext:border="none"/>
    </style:style>
    <style:style style:name="T35" style:family="text">
      <style:text-properties fo:font-variant="normal" fo:text-transform="none" fo:color="#e2e2e5" loext:opacity="100%" style:font-name="Google Sans Text" fo:font-size="10.5pt" fo:letter-spacing="normal" fo:font-style="normal" fo:font-weight="bold"/>
    </style:style>
    <style:style style:name="T36" style:family="text">
      <style:text-properties fo:font-variant="normal" fo:text-transform="none" fo:color="#e2e2e5" loext:opacity="100%" style:font-name="DM Mono" fo:font-size="9.75pt" fo:letter-spacing="normal" fo:font-style="normal" fo:font-weight="bold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37" style:family="text">
      <style:text-properties fo:color="#e2e2e5" loext:opacity="100%" style:font-name="Google Sans Text" fo:font-size="9.75pt" fo:letter-spacing="normal" fo:font-weight="normal" loext:padding="0cm" loext:border="none"/>
    </style:style>
    <style:style style:name="T38" style:family="text">
      <style:text-properties fo:color="#8ddb8c" loext:opacity="100%" style:font-name="Google Sans Text" fo:font-size="9.75pt" fo:letter-spacing="normal" fo:font-weight="normal" loext:padding="0cm" loext:border="none"/>
    </style:style>
    <style:style style:name="T39" style:family="text">
      <style:text-properties fo:font-style="italic"/>
    </style:style>
    <style:style style:name="T40" style:family="text">
      <style:text-properties officeooo:rsid="0030e97d" style:language-asian="ja" style:country-asian="JP"/>
    </style:style>
    <style:style style:name="T41" style:family="text">
      <style:text-properties style:font-name="Google Sans Text" fo:font-size="9.75pt" fo:letter-spacing="normal" fo:font-weight="normal" loext:padding="0cm" loext:border="none"/>
    </style:style>
    <style:style style:name="T42" style:family="text">
      <style:text-properties fo:color="#96d0ff" loext:opacity="100%" style:font-name="Google Sans Text" fo:font-size="9.75pt" fo:letter-spacing="normal" fo:font-weight="normal" loext:padding="0cm" loext:border="none"/>
    </style:style>
    <style:style style:name="T43" style:family="text">
      <style:text-properties fo:letter-spacing="normal" loext:padding="0cm" loext:border="none"/>
    </style:style>
    <style:style style:name="T44" style:family="text">
      <style:text-properties fo:color="#768390" loext:opacity="100%" fo:letter-spacing="normal" loext:padding="0cm" loext:border="none"/>
    </style:style>
    <style:style style:name="T45" style:family="text">
      <style:text-properties fo:font-family="'Google Symbols'" fo:font-size="15pt"/>
    </style:style>
    <style:style style:name="T46" style:family="text">
      <style:text-properties style:font-name="Google Sans Text" fo:font-size="10.5pt"/>
    </style:style>
    <style:style style:name="T47" style:family="text">
      <style:text-properties fo:font-variant="normal" fo:text-transform="none" fo:color="#87a9ff" loext:opacity="100%" style:text-line-through-style="none" style:text-line-through-type="none" style:font-name="Google Sans Text" fo:font-size="10.5pt" fo:letter-spacing="normal" fo:font-style="normal" style:text-underline-style="none" fo:font-weight="bold" style:text-blinking="false"/>
    </style:style>
    <style:style style:name="T48" style:family="text">
      <style:text-properties fo:color="#f69d50" loext:opacity="100%" style:font-name="Google Sans Text" fo:font-size="9.75pt" fo:letter-spacing="normal" fo:font-weight="normal" loext:padding="0cm" loext:border="none"/>
    </style:style>
    <style:style style:name="T49" style:family="text">
      <style:text-properties fo:font-variant="normal" fo:text-transform="none" fo:color="#e2e2e5" loext:opacity="100%" style:font-name="Google Sans" fo:font-size="16.5pt" fo:letter-spacing="normal" fo:font-style="normal" fo:font-weight="normal" loext:padding="0cm" loext:border="none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fo:color="#768390" loext:opacity="100%" style:font-name="Google Sans Text" fo:letter-spacing="normal" fo:font-weight="normal" loext:padding="0cm" loext:border="none"/>
    </style:style>
    <style:style style:name="T52" style:family="text">
      <style:text-properties style:font-name="Google Sans Text" fo:letter-spacing="normal" fo:font-weight="normal" loext:padding="0cm" loext:border="none"/>
    </style:style>
    <style:style style:name="T53" style:family="text">
      <style:text-properties fo:color="#96d0ff" loext:opacity="100%" style:font-name="Google Sans Text" fo:letter-spacing="normal" fo:font-weight="normal" loext:padding="0cm" loext:border="none"/>
    </style:style>
    <style:style style:name="T54" style:family="text">
      <style:text-properties officeooo:rsid="002de395" style:language-asian="ja" style:country-asian="JP"/>
    </style:style>
    <style:style style:name="T55" style:family="text">
      <style:text-properties fo:font-weight="normal" officeooo:rsid="002844a2" style:language-asian="ja" style:country-asian="JP"/>
    </style:style>
    <style:style style:name="T56" style:family="text">
      <style:text-properties fo:color="#808080" loext:opacity="100%"/>
    </style:style>
    <style:style style:name="T57" style:family="text">
      <style:text-properties fo:color="#569cd6" loext:opacity="100%"/>
    </style:style>
    <style:style style:name="T58" style:family="text">
      <style:text-properties fo:color="#9cdcfe" loext:opacity="100%"/>
    </style:style>
    <style:style style:name="T59" style:family="text">
      <style:text-properties fo:color="#ce9178" loext:opacity="100%"/>
    </style:style>
    <style:style style:name="T60" style:family="text">
      <style:text-properties fo:color="#808080" loext:opacity="100%" style:font-name="Consolas" fo:font-size="10.5pt" fo:font-weight="normal"/>
    </style:style>
    <style:style style:name="T61" style:family="text">
      <style:text-properties fo:color="#569cd6" loext:opacity="100%" style:font-name="Consolas" fo:font-size="10.5pt" fo:font-weight="normal"/>
    </style:style>
    <style:style style:name="T62" style:family="text">
      <style:text-properties style:font-name="Consolas" fo:font-size="10.5pt" fo:font-weight="normal"/>
    </style:style>
    <style:style style:name="T63" style:family="text">
      <style:text-properties fo:color="#9cdcfe" loext:opacity="100%" style:font-name="Consolas" fo:font-size="10.5pt" fo:font-weight="normal"/>
    </style:style>
    <style:style style:name="T64" style:family="text">
      <style:text-properties fo:color="#ce9178" loext:opacity="100%" style:font-name="Consolas" fo:font-size="10.5pt" fo:font-weight="normal"/>
    </style:style>
    <style:style style:name="T65" style:family="text">
      <style:text-properties fo:color="#f44747" loext:opacity="100%" style:font-name="Consolas" fo:font-size="10.5pt" fo:font-weight="normal"/>
    </style:style>
    <style:style style:name="T66" style:family="text">
      <style:text-properties style:font-name-asian="Consolas" style:font-size-asian="10.5pt" style:font-weight-asian="normal"/>
    </style:style>
    <style:style style:name="T67" style:family="text">
      <style:text-properties fo:color="#d4d4d4" loext:opacity="100%"/>
    </style:style>
    <style:style style:name="T68" style:family="text">
      <style:text-properties fo:color="#dcdcaa" loext:opacity="100%"/>
    </style:style>
    <style:style style:name="T69" style:family="text">
      <style:text-properties fo:color="#6a9955" loext:opacity="100%" style:font-name="Consolas" fo:font-size="10.5pt" fo:font-weight="normal"/>
    </style:style>
    <style:style style:name="T70" style:family="text">
      <style:text-properties fo:color="#4fc1ff" loext:opacity="100%" style:font-name="Consolas" fo:font-size="10.5pt" fo:font-weight="normal"/>
    </style:style>
    <style:style style:name="T71" style:family="text">
      <style:text-properties fo:color="#d4d4d4" loext:opacity="100%" style:font-name="Consolas" fo:font-size="10.5pt" fo:font-weight="normal"/>
    </style:style>
    <style:style style:name="T72" style:family="text">
      <style:text-properties fo:color="#6a9955" loext:opacity="100%"/>
    </style:style>
    <style:style style:name="T73" style:family="text">
      <style:text-properties fo:color="#4ec9b0" loext:opacity="100%" style:font-name="Consolas" fo:font-size="10.5pt" fo:font-weight="normal"/>
    </style:style>
    <style:style style:name="T74" style:family="text">
      <style:text-properties fo:color="#dcdcaa" loext:opacity="100%" style:font-name="Consolas" fo:font-size="10.5pt" fo:font-weight="normal"/>
    </style:style>
    <style:style style:name="T75" style:family="text">
      <style:text-properties fo:color="#c586c0" loext:opacity="100%" style:font-name="Consolas" fo:font-size="10.5pt" fo:font-weight="normal"/>
    </style:style>
    <style:style style:name="T76" style:family="text">
      <style:text-properties fo:color="#b5cea8" loext:opacity="100%" style:font-name="Consolas" fo:font-size="10.5pt" fo:font-weight="normal"/>
    </style:style>
    <style:style style:name="T77" style:family="text">
      <style:text-properties officeooo:rsid="00324d55"/>
    </style:style>
    <style:style style:name="T78" style:family="text">
      <style:text-properties fo:font-variant="normal" fo:text-transform="none" fo:color="#e2e2e5" loext:opacity="100%" fo:letter-spacing="normal" fo:font-style="normal" fo:font-weight="normal"/>
    </style:style>
    <style:style style:name="T79" style:family="text">
      <style:text-properties fo:font-variant="normal" fo:text-transform="none" fo:color="#e2e2e5" loext:opacity="100%" style:font-name="DM Mono" fo:font-size="9.75pt" fo:letter-spacing="normal" fo:font-style="normal" fo:font-weight="normal"/>
    </style:style>
    <style:style style:name="T80" style:family="text">
      <style:text-properties fo:color="#8ddb8c" loext:opacity="100%" style:font-name="Google Sans Text" fo:letter-spacing="normal" fo:font-weight="normal" loext:padding="0cm" loext:border="none"/>
    </style:style>
    <style:style style:name="T81" style:family="text">
      <style:text-properties fo:font-variant="normal" fo:text-transform="none" fo:color="#6cb6ff" loext:opacity="100%" style:font-name="Google Sans Text" fo:letter-spacing="normal" fo:font-style="normal" fo:font-weight="normal" loext:padding="0cm" loext:border="none"/>
    </style:style>
    <style:style style:name="T82" style:family="text">
      <style:text-properties fo:font-variant="normal" fo:text-transform="none" fo:color="#f69d50" loext:opacity="100%" style:font-name="Google Sans Text" fo:letter-spacing="normal" fo:font-style="normal" fo:font-weight="normal" loext:padding="0cm" loext:border="none"/>
    </style:style>
    <style:style style:name="T83" style:family="text">
      <style:text-properties fo:font-variant="normal" fo:text-transform="none" fo:color="#96d0ff" loext:opacity="100%" style:font-name="Google Sans Text" fo:letter-spacing="normal" fo:font-style="normal" fo:font-weight="normal" loext:padding="0cm" loext:border="none"/>
    </style:style>
    <style:style style:name="T84" style:family="text">
      <style:text-properties fo:font-variant="normal" fo:text-transform="none" fo:color="#768390" loext:opacity="100%" style:font-name="Google Sans Text" fo:letter-spacing="normal" fo:font-style="normal" fo:font-weight="normal" loext:padding="0cm" loext:border="none"/>
    </style:style>
    <style:style style:name="T85" style:family="text">
      <style:text-properties fo:font-variant="normal" fo:text-transform="none" fo:color="#e2e2e5" loext:opacity="100%" fo:letter-spacing="normal"/>
    </style:style>
    <style:style style:name="T86" style:family="text">
      <style:text-properties fo:font-variant="normal" fo:text-transform="none" fo:color="#e2e2e5" loext:opacity="100%" style:font-name="Google Sans Text" fo:font-size="10.5pt" fo:letter-spacing="normal" fo:font-style="normal" fo:font-weight="normal" style:font-size-asian="12pt" style:font-name-complex="Arial"/>
    </style:style>
    <style:style style:name="T87" style:family="text">
      <style:text-properties fo:font-variant="normal" fo:text-transform="none" fo:color="#e2e2e5" loext:opacity="100%" style:font-name="DM Mono" fo:font-size="9.75pt" fo:letter-spacing="normal" fo:font-style="normal" fo:font-weight="normal" style:font-size-asian="12pt" style:font-name-complex="Ari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88" style:family="text">
      <style:text-properties fo:font-variant="normal" fo:text-transform="none" style:font-name="Google Sans Text" fo:font-size="10.5pt" fo:letter-spacing="normal" fo:font-style="normal" fo:font-weight="normal"/>
    </style:style>
    <style:style style:name="T89" style:family="text">
      <style:text-properties fo:font-variant="normal" fo:text-transform="none" style:font-name="DM Mono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90" style:family="text">
      <style:text-properties fo:color="#f47067" loext:opacity="100%" style:font-name="Google Sans Text" fo:font-size="9.75pt" fo:letter-spacing="normal" fo:font-weight="normal" loext:padding="0cm" loext:border="none"/>
    </style:style>
    <style:style style:name="T91" style:family="text">
      <style:text-properties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92" style:family="text">
      <style:text-properties style:font-name="Google Sans Text" fo:font-size="10.5pt" fo:letter-spacing="normal" fo:font-weight="normal"/>
    </style:style>
    <style:style style:name="T93" style:family="text">
      <style:text-properties style:font-name="DM Mono" fo:font-size="9.75pt" fo:letter-spacing="normal" fo:font-weight="normal" loext:padding-left="0cm" loext:padding-right="0cm" loext:padding-top="0.049cm" loext:padding-bottom="0.049cm" loext:border-left="none" loext:border-right="none" loext:border-top="0.74pt solid #1a1c1e" loext:border-bottom="0.74pt solid #1a1c1e"/>
    </style:style>
    <style:style style:name="T94" style:family="text">
      <style:text-properties fo:letter-spacing="normal" style:font-name-asian="Google Sans Text" style:font-size-asian="9.75pt" style:font-weight-asian="normal" loext:padding="0cm" loext:border="none"/>
    </style:style>
    <style:style style:name="T95" style:family="text">
      <style:text-properties fo:color="#e2e2e5" loext:opacity="100%" fo:letter-spacing="normal" loext:padding="0cm" loext:border="none"/>
    </style:style>
    <style:style style:name="T96" style:family="text">
      <style:text-properties style:font-name="Google Sans Text" fo:font-size="10.5pt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23_1486969258" text:style-name="Index_20_Link" text:visited-style-name="Index_20_Link">La demande à Gemini<text:tab/>2</text:a></text:p>
          <text:p text:style-name="P2"><text:a xlink:type="simple" xlink:href="#__RefHeading___Toc25_1486969258" text:style-name="Index_20_Link" text:visited-style-name="Index_20_Link">1. Architecture et Prérequis<text:tab/>7</text:a></text:p>
          <text:p text:style-name="P2"><text:a xlink:type="simple" xlink:href="#__RefHeading___Toc216_1486969258" text:style-name="Index_20_Link" text:visited-style-name="Index_20_Link"><text:span text:style-name="T1">2. Structure des Fichiers du Projet</text:span><text:tab/>8</text:a></text:p>
          <text:p text:style-name="P2"><text:a xlink:type="simple" xlink:href="#__RefHeading___Toc27_1486969258" text:style-name="Index_20_Link" text:visited-style-name="Index_20_Link">3. Mise en place du Backend (Node.js &amp; Express)<text:tab/>9</text:a></text:p>
          <text:p text:style-name="P3"><text:a xlink:type="simple" xlink:href="#__RefHeading___Toc29_1486969258" text:style-name="Index_20_Link" text:visited-style-name="Index_20_Link">Étape A : Initialisation et Dépendances<text:tab/>9</text:a></text:p>
          <text:p text:style-name="P3"><text:a xlink:type="simple" xlink:href="#__RefHeading___Toc31_1486969258" text:style-name="Index_20_Link" text:visited-style-name="Index_20_Link">Étape B : Fichier .env<text:tab/>9</text:a></text:p>
          <text:p text:style-name="P3"><text:a xlink:type="simple" xlink:href="#__RefHeading___Toc33_1486969258" text:style-name="Index_20_Link" text:visited-style-name="Index_20_Link">Étape C : Fichier server.js<text:tab/>10</text:a></text:p>
          <text:p text:style-name="P4"><text:a xlink:type="simple" xlink:href="#__RefHeading___Toc694_1486969258" text:style-name="Index_20_Link" text:visited-style-name="Index_20_Link"><text:span text:style-name="T1">fichier </text:span><text:span text:style-name="T1">server.js</text:span><text:tab/>10</text:a></text:p>
          <text:p text:style-name="P2"><text:a xlink:type="simple" xlink:href="#__RefHeading___Toc35_1486969258" text:style-name="Index_20_Link" text:visited-style-name="Index_20_Link">4. Conception du Frontend (EJS, HTML, CSS, JS)<text:tab/>13</text:a></text:p>
          <text:p text:style-name="P3"><text:a xlink:type="simple" xlink:href="#__RefHeading___Toc37_1486969258" text:style-name="Index_20_Link" text:visited-style-name="Index_20_Link">Étape A : Les "Partials" (header et footer)<text:tab/>13</text:a></text:p>
          <text:p text:style-name="P4"><text:a xlink:type="simple" xlink:href="#__RefHeading___Toc218_1486969258" text:style-name="Index_20_Link" text:visited-style-name="Index_20_Link"><text:span text:style-name="T1"><text:s/>fichier </text:span><text:span text:style-name="T1">views/partials/header.ejs</text:span><text:tab/>13</text:a></text:p>
          <text:p text:style-name="P4"><text:a xlink:type="simple" xlink:href="#__RefHeading___Toc220_1486969258" text:style-name="Index_20_Link" text:visited-style-name="Index_20_Link"><text:s/><text:span text:style-name="T1">fichier </text:span><text:span text:style-name="T1">views/partials/footer.ejs</text:span><text:tab/>14</text:a></text:p>
          <text:p text:style-name="P3"><text:a xlink:type="simple" xlink:href="#__RefHeading___Toc39_1486969258" text:style-name="Index_20_Link" text:visited-style-name="Index_20_Link">Étape C : NOUVEAU - public/kanji_trace.html<text:tab/>15</text:a></text:p>
          <text:p text:style-name="P4"><text:a xlink:type="simple" xlink:href="#__RefHeading___Toc696_1486969258" text:style-name="Index_20_Link" text:visited-style-name="Index_20_Link">Fichier public/kanji_trace.html<text:tab/>15</text:a></text:p>
          <text:p text:style-name="P4"><text:a xlink:type="simple" xlink:href="#__RefHeading___Toc222_1486969258" text:style-name="Index_20_Link" text:visited-style-name="Index_20_Link"><text:span text:style-name="T1">Formulaire et résultats pour les Kanji : </text:span><text:span text:style-name="T1">views/pages/kanji_form.ejs</text:span><text:tab/>16</text:a></text:p>
          <text:p text:style-name="P3"><text:a xlink:type="simple" xlink:href="#__RefHeading___Toc41_1486969258" text:style-name="Index_20_Link" text:visited-style-name="Index_20_Link">Étape D : NOUVEAU - views/pages/region_form.ejs<text:tab/>17</text:a></text:p>
          <text:p text:style-name="P4"><text:a xlink:type="simple" xlink:href="#__RefHeading___Toc698_1486969258" text:style-name="Index_20_Link" text:visited-style-name="Index_20_Link"> Fichier views/pages/region_form.ejs<text:tab/>17</text:a></text:p>
          <text:p text:style-name="P4"><text:a xlink:type="simple" xlink:href="#__RefHeading___Toc224_1486969258" text:style-name="Index_20_Link" text:visited-style-name="Index_20_Link">Formulaire et affichage des résultats pour les régions.<text:tab/>17</text:a></text:p>
          <text:p text:style-name="P3"><text:a xlink:type="simple" xlink:href="#__RefHeading___Toc43_1486969258" text:style-name="Index_20_Link" text:visited-style-name="Index_20_Link">Étape C : CSS pour le style et le responsive<text:tab/>19</text:a></text:p>
          <text:p text:style-name="P4"><text:a xlink:type="simple" xlink:href="#__RefHeading___Toc226_1486969258" text:style-name="Index_20_Link" text:visited-style-name="Index_20_Link"><text:span text:style-name="T1">fichier </text:span><text:span text:style-name="T1">public/css/style.css</text:span><text:tab/>19</text:a></text:p>
          <text:p text:style-name="P3"><text:a xlink:type="simple" xlink:href="#__RefHeading___Toc45_1486969258" text:style-name="Index_20_Link" text:visited-style-name="Index_20_Link">Étape D : JavaScript côté client pour les APIs<text:tab/>23</text:a></text:p>
          <text:p text:style-name="P4"><text:a xlink:type="simple" xlink:href="#__RefHeading___Toc228_1486969258" text:style-name="Index_20_Link" text:visited-style-name="Index_20_Link"><text:span text:style-name="T1">fichier </text:span><text:span text:style-name="T1">public/js/main.js</text:span><text:tab/>23</text:a></text:p>
          <text:p text:style-name="P3"><text:a xlink:type="simple" xlink:href="#__RefHeading___Toc47_1486969258" text:style-name="Index_20_Link" text:visited-style-name="Index_20_Link"><text:span text:style-name="T1">5. Configuration Apache </text:span><text:span text:style-name="T1">httpd-vhosts.conf</text:span><text:span text:style-name="T1"> (inchangée)</text:span><text:tab/>24</text:a></text:p>
          <text:p text:style-name="P2"><text:a xlink:type="simple" xlink:href="#__RefHeading___Toc49_1486969258" text:style-name="Index_20_Link" text:visited-style-name="Index_20_Link">6. Instructions pour lancer le projet<text:tab/>25</text:a></text:p>
          <text:p text:style-name="P2"><text:a xlink:type="simple" xlink:href="#__RefHeading___Toc51_1486969258" text:style-name="Index_20_Link" text:visited-style-name="Index_20_Link">7. Conception Complète du Site "Funigo" (Version Mise à Jour)<text:tab/>26</text:a></text:p>
          <text:p text:style-name="P3"><text:a xlink:type="simple" xlink:href="#__RefHeading___Toc53_1486969258" text:style-name="Index_20_Link" text:visited-style-name="Index_20_Link">1. Architecture et Prérequis<text:tab/>26</text:a></text:p>
          <text:p text:style-name="P3"><text:a xlink:type="simple" xlink:href="#__RefHeading___Toc55_1486969258" text:style-name="Index_20_Link" text:visited-style-name="Index_20_Link">2. Structure des Fichiers du Projet (Mise à Jour)<text:tab/>26</text:a></text:p>
          <text:p text:style-name="P2"><text:a xlink:type="simple" xlink:href="#__RefHeading___Toc57_1486969258" text:style-name="Index_20_Link" text:visited-style-name="Index_20_Link">. Backend (Node.js &amp; Express)<text:tab/>27</text:a></text:p>
          <text:p text:style-name="P3"><text:a xlink:type="simple" xlink:href="#__RefHeading___Toc59_1486969258" text:style-name="Index_20_Link" text:visited-style-name="Index_20_Link">Étape A : Fichier .env (inchangé)<text:tab/>27</text:a></text:p>
          <text:p text:style-name="P2"><text:a xlink:type="simple" xlink:href="#__RefHeading___Toc61_1486969258" text:style-name="Index_20_Link" text:visited-style-name="Index_20_Link">8.Correction pour avoir la météo et le taux du Yen<text:tab/>27</text:a></text:p>
          <text:p text:style-name="P4"><text:a xlink:type="simple" xlink:href="#__RefHeading___Toc3025_1486969258" text:style-name="Index_20_Link" text:visited-style-name="Index_20_Link">Fichier partials/header.js<text:tab/>27</text:a></text:p>
          <text:p text:style-name="P4"><text:a xlink:type="simple" xlink:href="#__RefHeading___Toc700_1486969258" text:style-name="Index_20_Link" text:visited-style-name="Index_20_Link">Fichier js/main.js<text:tab/>28</text:a></text:p>
          <text:p text:style-name="P4"><text:a xlink:type="simple" xlink:href="#__RefHeading___Toc63_1486969258" text:style-name="Index_20_Link" text:visited-style-name="Index_20_Link">Étape B : Fichier server.js (mis à jour avec les nouvelles routes)<text:tab/>31</text:a></text:p>
          <text:p text:style-name="P2"><text:a xlink:type="simple" xlink:href="#__RefHeading___Toc3513_1486969258" text:style-name="Index_20_Link" text:visited-style-name="Index_20_Link">9 Changer présentation 1<text:tab/>34</text:a></text:p>
          <text:p text:style-name="P3"><text:a xlink:type="simple" xlink:href="#__RefHeading___Toc3515_1486969258" text:style-name="Index_20_Link" text:visited-style-name="Index_20_Link">Modification du fichier public/css/style.css<text:tab/>34</text:a></text:p>
          <text:p text:style-name="P4"><text:a xlink:type="simple" xlink:href="#__RefHeading___Toc3517_1486969258" text:style-name="Index_20_Link" text:visited-style-name="Index_20_Link">1. Fond d'écran principal<text:tab/>34</text:a></text:p>
          <text:p text:style-name="P4"><text:a xlink:type="simple" xlink:href="#__RefHeading___Toc3519_1486969258" text:style-name="Index_20_Link" text:visited-style-name="Index_20_Link">2. Contenu principal (avec fond semi-transparent)<text:tab/>34</text:a></text:p>
          <text:p text:style-name="P4"><text:a xlink:type="simple" xlink:href="#__RefHeading___Toc3521_1486969258" text:style-name="Index_20_Link" text:visited-style-name="Index_20_Link">3. Couleur des boîtes API<text:tab/>35</text:a></text:p>
          <text:p text:style-name="P4"><text:a xlink:type="simple" xlink:href="#__RefHeading___Toc3523_1486969258" text:style-name="Index_20_Link" text:visited-style-name="Index_20_Link">4. Mise en page du titre (Drapeau - Titre - Drapeau)<text:tab/>35</text:a></text:p>
          <text:p text:style-name="P3"><text:a xlink:type="simple" xlink:href="#__RefHeading___Toc3525_1486969258" text:style-name="Index_20_Link" text:visited-style-name="Index_20_Link">Fichier public/css/style.css complet et mis à jour<text:tab/>36</text:a></text:p>
        </text:index-body>
      </text:table-of-content>
      <text:h text:style-name="P5" text:outline-level="2"><text:bookmark text:name="__RefHeading___Toc21_1486969258"/><text:span text:style-name="Strong_20_Emphasis"/></text:h>
      <text:h text:style-name="P6" text:outline-level="2"><text:span text:style-name="Strong_20_Emphasis"><text:span text:style-name="T2"/></text:span></text:h>
      <text:h text:style-name="Heading_20_2" text:outline-level="2"><text:span text:style-name="Strong_20_Emphasis">Git </text:span></text:h>
      <text:h text:style-name="Heading_20_3" text:outline-level="3"><text:span text:style-name="Strong_20_Emphasis">create a new repository on the command line</text:span></text:h>
      <text:p text:style-name="P7"><text:bookmark text:name="empty-setup-new-repo-echo"/>echo "# funigo_google_ai" &gt;&gt; README.md</text:p>
      <text:p text:style-name="P7">git init</text:p>
      <text:p text:style-name="P7">git add README.md</text:p>
      <text:p text:style-name="P7">git commit -m "first commit"</text:p>
      <text:p text:style-name="P7">git branch -M main</text:p>
      <text:p text:style-name="P7">git remote add origin https://github.com/fredrob622/funigo_google_ai.git</text:p>
      <text:p text:style-name="P7">git push -u origin main</text:p>
      <text:h text:style-name="Heading_20_3" text:outline-level="3"><text:s/>push an existing repository from the command line</text:h>
      <text:p text:style-name="P7"><text:bookmark text:name="empty-setup-push-repo-echo"/>git remote add origin https://github.com/fredrob622/funigo_google_ai.git</text:p>
      <text:p text:style-name="P7">git branch -M main</text:p>
      <text:p text:style-name="P7">git pus<text:span text:style-name="T3">h</text:span> -u origin main</text:p>
      <text:p text:style-name="P7"/>
      <text:p text:style-name="P8"/>
      <text:h text:style-name="P9" text:outline-level="3"><text:span text:style-name="Strong_20_Emphasis"><text:span text:style-name="T4">create .gitignore </text:span></text:span></text:h>
      <text:p text:style-name="P10"><text:span text:style-name="Strong_20_Emphasis"><text:span text:style-name="T5">touch .gitignore</text:span></text:span></text:p>
      <text:p text:style-name="P10"><text:span text:style-name="Strong_20_Emphasis"><text:span text:style-name="T5"/></text:span></text:p>
      <text:h text:style-name="P9" text:outline-level="3"><text:span text:style-name="Strong_20_Emphasis"><text:span text:style-name="T6">ajouter des fichiers à</text:span></text:span><text:span text:style-name="Strong_20_Emphasis"><text:span text:style-name="T4"> .gitignore </text:span></text:span></text:h>
      <text:p text:style-name="P10"><text:span text:style-name="Strong_20_Emphasis"><text:span text:style-name="T5">echo "node_modules/" &gt;&gt; .gitignore</text:span></text:span></text:p>
      <text:p text:style-name="P11"><text:span text:style-name="Strong_20_Emphasis"><text:span text:style-name="T7">ou</text:span></text:span></text:p>
      <text:p text:style-name="P11"><text:span text:style-name="Strong_20_Emphasis"><text:span text:style-name="T7">$ cat &gt;&gt; .gitignore</text:span></text:span></text:p>
      <text:p text:style-name="P11"><text:span text:style-name="Strong_20_Emphasis"><text:span text:style-name="T7">doc</text:span></text:span></text:p>
      <text:p text:style-name="P11"><text:span text:style-name="Strong_20_Emphasis"><text:span text:style-name="T7">partials =&gt; contrôle d pour sortir </text:span></text:span></text:p>
      <text:h text:style-name="P12" text:outline-level="2"><text:bookmark-start text:name="__RefHeading___Toc23_1486969258"/><text:span text:style-name="Strong_20_Emphasis"><text:span text:style-name="Strong_20_Emphasis"><text:span text:style-name="T8">L</text:span></text:span></text:span><text:span text:style-name="Strong_20_Emphasis">a demande à Gemini</text:span><text:bookmark-end text:name="__RefHeading___Toc23_1486969258"/></text:h>
      <text:p text:style-name="P13"><text:span text:style-name="Strong_20_Emphasis"><text:span text:style-name="T9"/></text:span></text:p>
      <text:p text:style-name="P14"><text:span text:style-name="Strong_20_Emphasis"><text:span text:style-name="T10">Je voudrais concevoir un site web franco japonais avec un backend et un frontend.</text:span></text:span></text:p>
      <text:p text:style-name="P14"><text:span text:style-name="Strong_20_Emphasis"><text:span text:style-name="T10">Le fontend doit être capable de charger aussi des fichiers statiques html</text:span></text:span></text:p>
      <text:p text:style-name="P14"><text:span text:style-name="Strong_20_Emphasis"><text:span text:style-name="T10">Ce site doit être ecrit en html css javascript et nodejs moteur de view ejs.</text:span></text:span></text:p>
      <text:p text:style-name="P14"><text:span text:style-name="Strong_20_Emphasis"><text:span text:style-name="T10">Le backend doit être à l'écoute sur le port 5000</text:span></text:span></text:p>
      <text:p text:style-name="P14"><text:span text:style-name="Strong_20_Emphasis"><text:span text:style-name="T10">Le backend possède une base MYSQL en local</text:span></text:span></text:p>
      <text:p text:style-name="P14"><text:span text:style-name="Strong_20_Emphasis"><text:span text:style-name="T10">// Connexion à la base</text:span></text:span></text:p>
      <text:p text:style-name="P14"><text:span text:style-name="Strong_20_Emphasis"><text:span text:style-name="T10">DB_HOST <text:s text:c="4"/>= <text:s text:c="2"/>"127.0.0.1"</text:span></text:span></text:p>
      <text:p text:style-name="P14"><text:span text:style-name="Strong_20_Emphasis"><text:span text:style-name="T10">DB_USER <text:s text:c="4"/>= <text:s text:c="2"/>"japadmin"</text:span></text:span></text:p>
      <text:p text:style-name="P14"><text:span text:style-name="Strong_20_Emphasis"><text:span text:style-name="T10">DB_PASSWORD = <text:s text:c="2"/>"jap_2010"</text:span></text:span></text:p>
      <text:p text:style-name="P14"><text:span text:style-name="Strong_20_Emphasis"><text:span text:style-name="T10">DB_DATABASE = <text:s text:c="2"/>"jap"</text:span></text:span></text:p>
      <text:p text:style-name="P15"><text:span text:style-name="Strong_20_Emphasis"><text:span text:style-name="T11">Les tables </text:span></text:span></text:p>
      <text:p text:style-name="P14"><text:span text:style-name="Strong_20_Emphasis"><text:span text:style-name="T10">mysql&gt; describe departement_fr;</text:span></text:span></text:p>
      <text:p text:style-name="P14"><text:span text:style-name="Strong_20_Emphasis"><text:span text:style-name="T10">+----------------+--------------+------+-----+---------+----------------+</text:span></text:span></text:p>
      <text:p text:style-name="P14"><text:span text:style-name="Strong_20_Emphasis"><text:span text:style-name="T10">| Field <text:s text:c="9"/>| Type <text:s text:c="8"/>| Null | Key | Default | Extra <text:s text:c="9"/>|</text:span></text:span></text:p>
      <text:p text:style-name="P14"><text:span text:style-name="Strong_20_Emphasis"><text:span text:style-name="T10">+----------------+--------------+------+-----+---------+----------------+</text:span></text:span></text:p>
      <text:p text:style-name="P14"><text:span text:style-name="Strong_20_Emphasis"><text:span text:style-name="T10">| dep_index <text:s text:c="5"/>| int <text:s text:c="9"/>| NO <text:s text:c="2"/>| PRI | NULL <text:s text:c="3"/>| auto_increment |</text:span></text:span></text:p>
      <text:p text:style-name="P14"><text:span text:style-name="Strong_20_Emphasis"><text:span text:style-name="T10">| num_dep <text:s text:c="7"/>| varchar(10) <text:s/>| YES <text:s/>| <text:s text:c="4"/>| NULL <text:s text:c="3"/>| <text:s text:c="15"/>|</text:span></text:span></text:p>
      <text:p text:style-name="P14"><text:span text:style-name="Strong_20_Emphasis"><text:span text:style-name="T10">| nom_dep <text:s text:c="7"/>| varchar(50) <text:s/>| YES <text:s/>| <text:s text:c="4"/>| NULL <text:s text:c="3"/>| <text:s text:c="15"/>|</text:span></text:span></text:p>
      <text:p text:style-name="P14"><text:span text:style-name="Strong_20_Emphasis"><text:span text:style-name="T10">| nom_reg <text:s text:c="7"/>| varchar(50) <text:s/>| YES <text:s/>| <text:s text:c="4"/>| NULL <text:s text:c="3"/>| <text:s text:c="15"/>|</text:span></text:span></text:p>
      <text:p text:style-name="P14"><text:span text:style-name="Strong_20_Emphasis"><text:span text:style-name="T10">| superficie <text:s text:c="4"/>| int <text:s text:c="9"/>| YES <text:s/>| <text:s text:c="4"/>| NULL <text:s text:c="3"/>| <text:s text:c="15"/>|</text:span></text:span></text:p>
      <text:p text:style-name="P14"><text:span text:style-name="Strong_20_Emphasis"><text:span text:style-name="T10">| pop_dep <text:s text:c="7"/>| int <text:s text:c="9"/>| YES <text:s/>| <text:s text:c="4"/>| NULL <text:s text:c="3"/>| <text:s text:c="15"/>|</text:span></text:span></text:p>
      <text:p text:style-name="P14"><text:span text:style-name="Strong_20_Emphasis"><text:span text:style-name="T10">| densite <text:s text:c="7"/>| int <text:s text:c="9"/>| YES <text:s/>| <text:s text:c="4"/>| NULL <text:s text:c="3"/>| <text:s text:c="15"/>|</text:span></text:span></text:p>
      <text:p text:style-name="P14"><text:span text:style-name="Strong_20_Emphasis"><text:span text:style-name="T10">| nom_pref <text:s text:c="6"/>| varchar(50) <text:s/>| YES <text:s/>| <text:s text:c="4"/>| NULL <text:s text:c="3"/>| <text:s text:c="15"/>|</text:span></text:span></text:p>
      <text:p text:style-name="P14"><text:span text:style-name="Strong_20_Emphasis"><text:span text:style-name="T10">| pop_pref <text:s text:c="6"/>| int <text:s text:c="9"/>| NO <text:s text:c="2"/>| <text:s text:c="4"/>| NULL <text:s text:c="3"/>| <text:s text:c="15"/>|</text:span></text:span></text:p>
      <text:p text:style-name="P14"><text:soft-page-break/><text:span text:style-name="Strong_20_Emphasis"><text:span text:style-name="T10">| sousprefecture | varchar(100) | YES <text:s/>| <text:s text:c="4"/>| NULL <text:s text:c="3"/>| <text:s text:c="15"/>|</text:span></text:span></text:p>
      <text:p text:style-name="P14"><text:span text:style-name="Strong_20_Emphasis"><text:span text:style-name="T10">+----------------+--------------+------+-----+---------+----------------+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><text:s/>desc kanji_char;</text:span></text:span></text:p>
      <text:p text:style-name="P14"><text:span text:style-name="Strong_20_Emphasis"><text:span text:style-name="T10">+-------------+--------------+------+-----+---------+----------------+</text:span></text:span></text:p>
      <text:p text:style-name="P14"><text:span text:style-name="Strong_20_Emphasis"><text:span text:style-name="T10">| Field <text:s text:c="6"/>| Type <text:s text:c="8"/>| Null | Key | Default | Extra <text:s text:c="9"/>|</text:span></text:span></text:p>
      <text:p text:style-name="P14"><text:span text:style-name="Strong_20_Emphasis"><text:span text:style-name="T10">+-------------+--------------+------+-----+---------+----------------+</text:span></text:span></text:p>
      <text:p text:style-name="P14"><text:span text:style-name="Strong_20_Emphasis"><text:span text:style-name="T10">| kanji_index | int <text:s text:c="9"/>| NO <text:s text:c="2"/>| PRI | NULL <text:s text:c="3"/>| auto_increment |</text:span></text:span></text:p>
      <text:p text:style-name="P14"><text:span text:style-name="Strong_20_Emphasis"><text:span text:style-name="T10">| niveau <text:s text:c="5"/>| varchar(10) <text:s/>| YES <text:s/>| <text:s text:c="4"/>| NULL <text:s text:c="3"/>| <text:s text:c="15"/>|</text:span></text:span></text:p>
      <text:p text:style-name="P14"><text:span text:style-name="Strong_20_Emphasis"><text:span text:style-name="T10">| kanji <text:s text:c="6"/>| varchar(40) <text:s/>| YES <text:s/>| <text:s text:c="4"/>| NULL <text:s text:c="3"/>| <text:s text:c="15"/>|</text:span></text:span></text:p>
      <text:p text:style-name="P14"><text:span text:style-name="Strong_20_Emphasis"><text:span text:style-name="T10">| onyomi <text:s text:c="5"/>| varchar(40) <text:s/>| YES <text:s/>| <text:s text:c="4"/>| NULL <text:s text:c="3"/>| <text:s text:c="15"/>|</text:span></text:span></text:p>
      <text:p text:style-name="P14"><text:span text:style-name="Strong_20_Emphasis"><text:span text:style-name="T10">| kunyomi <text:s text:c="4"/>| varchar(40) <text:s/>| YES <text:s/>| <text:s text:c="4"/>| NULL <text:s text:c="3"/>| <text:s text:c="15"/>|</text:span></text:span></text:p>
      <text:p text:style-name="P14"><text:span text:style-name="Strong_20_Emphasis"><text:span text:style-name="T10">| francais <text:s text:c="3"/>| varchar(200) | YES <text:s/>| <text:s text:c="4"/>| NULL <text:s text:c="3"/>| <text:s text:c="15"/>|</text:span></text:span></text:p>
      <text:p text:style-name="P14"><text:span text:style-name="Strong_20_Emphasis"><text:span text:style-name="T10">+-------------+--------------+------+-----+---------+----------------+</text:span></text:span></text:p>
      <text:p text:style-name="P14"><text:span text:style-name="Strong_20_Emphasis"><text:span text:style-name="T10">mysql&gt; desc voca_char;</text:span></text:span></text:p>
      <text:p text:style-name="P14"><text:span text:style-name="Strong_20_Emphasis"><text:span text:style-name="T10">+------------+-------------+------+-----+---------+----------------+</text:span></text:span></text:p>
      <text:p text:style-name="P14"><text:span text:style-name="Strong_20_Emphasis"><text:span text:style-name="T10">| Field <text:s text:c="5"/>| Type <text:s text:c="7"/>| Null | Key | Default | Extra <text:s text:c="9"/>|</text:span></text:span></text:p>
      <text:p text:style-name="P14"><text:span text:style-name="Strong_20_Emphasis"><text:span text:style-name="T10">+------------+-------------+------+-----+---------+----------------+</text:span></text:span></text:p>
      <text:p text:style-name="P14"><text:span text:style-name="Strong_20_Emphasis"><text:span text:style-name="T10">| voca_index | int <text:s text:c="8"/>| NO <text:s text:c="2"/>| PRI | NULL <text:s text:c="3"/>| auto_increment |</text:span></text:span></text:p>
      <text:p text:style-name="P14"><text:span text:style-name="Strong_20_Emphasis"><text:span text:style-name="T10">| niveau <text:s text:c="4"/>| varchar(6) <text:s/>| YES <text:s/>| <text:s text:c="4"/>| NULL <text:s text:c="3"/>| <text:s text:c="15"/>|</text:span></text:span></text:p>
      <text:p text:style-name="P14"><text:span text:style-name="Strong_20_Emphasis"><text:span text:style-name="T10">| kana <text:s text:c="6"/>| varchar(50) | YES <text:s/>| <text:s text:c="4"/>| NULL <text:s text:c="3"/>| <text:s text:c="15"/>|</text:span></text:span></text:p>
      <text:p text:style-name="P14"><text:span text:style-name="Strong_20_Emphasis"><text:span text:style-name="T10">| kanji <text:s text:c="5"/>| varchar(40) | YES <text:s/>| <text:s text:c="4"/>| NULL <text:s text:c="3"/>| <text:s text:c="15"/>|</text:span></text:span></text:p>
      <text:p text:style-name="P14"><text:span text:style-name="Strong_20_Emphasis"><text:span text:style-name="T10">| francais <text:s text:c="2"/>| text <text:s text:c="7"/>| YES <text:s/>| <text:s text:c="4"/>| NULL <text:s text:c="3"/>| <text:s text:c="15"/>|</text:span></text:span></text:p>
      <text:p text:style-name="P14"><text:span text:style-name="Strong_20_Emphasis"><text:span text:style-name="T10">+------------+-------------+------+-----+---------+----------------+</text:span></text:span></text:p>
      <text:p text:style-name="P14"><text:span text:style-name="Strong_20_Emphasis"><text:span text:style-name="T10">5 rows in set (0.00 sec)</text:span></text:span></text:p>
      <text:p text:style-name="P14"><text:span text:style-name="Strong_20_Emphasis"><text:span text:style-name="T10"/></text:span></text:p>
      <text:p text:style-name="P14"><text:soft-page-break/><text:span text:style-name="Strong_20_Emphasis"><text:span text:style-name="T10">Configuration apache </text:span></text:span></text:p>
      <text:p text:style-name="P14"><text:span text:style-name="Strong_20_Emphasis"><text:span text:style-name="T10">Il doit être adapté aussi aux petits écrans (responsive). </text:span></text:span></text:p>
      <text:p text:style-name="P14"><text:span text:style-name="Strong_20_Emphasis"><text:span text:style-name="T10">Le titre est Funigo. Il doit être encadré du drapeau francais et japon en avec des gifs.</text:span></text:span></text:p>
      <text:p text:style-name="P14"><text:span text:style-name="Strong_20_Emphasis"><text:span text:style-name="T10">en dessous du titre méteo Paris et méteo Tokyo avec pour Température Nuages Pluie .</text:span></text:span></text:p>
      <text:p text:style-name="P14"><text:span text:style-name="Strong_20_Emphasis"><text:span text:style-name="T10">A coté de la méto je veux une api qui donne le cours du yens en euros</text:span></text:span></text:p>
      <text:p text:style-name="P14"><text:span text:style-name="Strong_20_Emphasis"><text:span text:style-name="T10"/></text:span></text:p>
      <text:p text:style-name="P16"><text:span text:style-name="Strong_20_Emphasis"><text:span text:style-name="T10">Les onglets sont <text:tab/></text:span></text:span></text:p>
      <text:p text:style-name="P16"><text:span text:style-name="Strong_20_Emphasis"><text:span text:style-name="T10">Accueil&lt;br&gt;ホーム</text:span></text:span></text:p>
      <text:p text:style-name="P16"><text:span text:style-name="Strong_20_Emphasis"><text:span text:style-name="T10"><text:s/>Langue&lt;br&gt;語 </text:span></text:span></text:p>
      <text:p text:style-name="P16"><text:span text:style-name="Strong_20_Emphasis"><text:span text:style-name="T10"><text:tab/>-&gt; Kanji 字</text:span></text:span></text:p>
      <text:p text:style-name="P15"><text:span text:style-name="Strong_20_Emphasis"><text:span text:style-name="T10"><text:tab/><text:tab/>-&gt; Dico Kanji </text:span></text:span></text:p>
      <text:p text:style-name="P15"><text:span text:style-name="Strong_20_Emphasis"><text:span text:style-name="T10"><text:tab/><text:tab/><text:tab/>-&gt; Formulaire de recherche ejs Kanji dans la table de kanji_char </text:span></text:span></text:p>
      <text:p text:style-name="P17"><text:span text:style-name="Strong_20_Emphasis"><text:span text:style-name="T10"><text:tab/><text:tab/><text:tab/>-&gt; requete SQL</text:span></text:span></text:p>
      <text:p text:style-name="P17"><text:span text:style-name="Strong_20_Emphasis"><text:span text:style-name="T10"><text:tab/><text:tab/><text:tab/>-&gt; affichage du résultat ejs</text:span></text:span></text:p>
      <text:p text:style-name="P15"><text:span text:style-name="Strong_20_Emphasis"><text:span text:style-name="T10"><text:tab/><text:tab/><text:tab/>-&gt; Tracé Kanji</text:span></text:span></text:p>
      <text:p text:style-name="P15"><text:span text:style-name="Strong_20_Emphasis"><text:span text:style-name="T10"><text:tab/>-&gt; Vocabulaire 単語</text:span></text:span></text:p>
      <text:p text:style-name="P17"><text:span text:style-name="Strong_20_Emphasis"><text:span text:style-name="T10"><text:tab/><text:tab/>-&gt; Dico Vocabulaire </text:span></text:span></text:p>
      <text:p text:style-name="P14"><text:span text:style-name="Strong_20_Emphasis"><text:span text:style-name="T10"><text:tab/><text:tab/><text:tab/>-&gt; Formulaire de recherche ejs Vocabulaire dans la table de voca_char</text:span></text:span></text:p>
      <text:p text:style-name="P17"><text:span text:style-name="Strong_20_Emphasis"><text:span text:style-name="T10"><text:tab/><text:tab/><text:tab/>-&gt; requete SQL</text:span></text:span></text:p>
      <text:p text:style-name="P17"><text:span text:style-name="Strong_20_Emphasis"><text:span text:style-name="T10"><text:tab/><text:tab/><text:tab/>-&gt; affichage du résultat ejs</text:span></text:span></text:p>
      <text:p text:style-name="P14"><text:span text:style-name="Strong_20_Emphasis"><text:span text:style-name="T10"><text:tab/>-&gt; Grammaire 文法</text:span></text:span></text:p>
      <text:p text:style-name="P14"><text:span text:style-name="Strong_20_Emphasis"><text:span text:style-name="T10"><text:tab/><text:tab/><text:tab/>-&gt; Les règles <text:s/>-&gt; fichier statique html</text:span></text:span></text:p>
      <text:p text:style-name="P14"><text:span text:style-name="Strong_20_Emphasis"><text:span text:style-name="T10"><text:tab/><text:tab/><text:tab/>-&gt; Conjugaison -&gt; fichier statique html</text:span></text:span></text:p>
      <text:p text:style-name="P14"><text:span text:style-name="Strong_20_Emphasis"><text:span text:style-name="T10"><text:tab/><text:tab/><text:tab/>-&gt; Suffixes<text:tab/><text:tab/>-&gt; fichier statique html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/></text:span></text:p>
      <text:p text:style-name="P17"><text:soft-page-break/><text:span text:style-name="Strong_20_Emphasis"><text:span text:style-name="T10"><text:s/>France&lt;br&gt;フランス </text:span></text:span></text:p>
      <text:p text:style-name="P17"><text:span text:style-name="Strong_20_Emphasis"><text:span text:style-name="T10"><text:tab/><text:tab/>-&gt; Département</text:span></text:span></text:p>
      <text:p text:style-name="P14"><text:span text:style-name="Strong_20_Emphasis"><text:span text:style-name="T10"><text:tab/><text:tab/><text:tab/>-&gt; Formulaire de recherche ejs Departement dans la table de departement_fr </text:span></text:span></text:p>
      <text:p text:style-name="P14"><text:span text:style-name="Strong_20_Emphasis"><text:span text:style-name="T10"><text:tab/><text:tab/><text:tab/>-&gt; requete SQL</text:span></text:span></text:p>
      <text:p text:style-name="P14"><text:span text:style-name="Strong_20_Emphasis"><text:span text:style-name="T10"><text:tab/><text:tab/><text:tab/>-&gt; affichage du résultat ejs</text:span></text:span></text:p>
      <text:p text:style-name="P14"><text:span text:style-name="Strong_20_Emphasis"><text:span text:style-name="T10"><text:tab/><text:tab/>-&gt; Région</text:span></text:span></text:p>
      <text:p text:style-name="P17"><text:span text:style-name="Strong_20_Emphasis"><text:span text:style-name="T10"><text:tab/><text:tab/><text:tab/>-&gt; Formulaire de recherche ejs </text:span></text:span><text:span text:style-name="Strong_20_Emphasis"><text:span text:style-name="T12">Region </text:span></text:span><text:span text:style-name="Strong_20_Emphasis"><text:span text:style-name="T10">dans la table de </text:span></text:span><text:span text:style-name="Strong_20_Emphasis"><text:span text:style-name="T12">region_</text:span></text:span><text:span text:style-name="Strong_20_Emphasis"><text:span text:style-name="T10">fr </text:span></text:span></text:p>
      <text:p text:style-name="P17"><text:span text:style-name="Strong_20_Emphasis"><text:span text:style-name="T10"><text:tab/><text:tab/><text:tab/>-&gt; requete SQL</text:span></text:span></text:p>
      <text:p text:style-name="P17"><text:span text:style-name="Strong_20_Emphasis"><text:span text:style-name="T10"><text:tab/><text:tab/><text:tab/>-&gt; affichage du résultat ejs</text:span></text:span></text:p>
      <text:p text:style-name="P16"><text:span text:style-name="Strong_20_Emphasis"><text:span text:style-name="T10">Japon&lt;br&gt;日本 <text:s/></text:span></text:span></text:p>
      <text:p text:style-name="P16"><text:span text:style-name="Strong_20_Emphasis"><text:span text:style-name="T10"><text:s/><text:tab/><text:tab/>-&gt; Honshu 本州 -&gt; fichier statique japon_honshu.html</text:span></text:span></text:p>
      <text:p text:style-name="P14"><text:span text:style-name="Strong_20_Emphasis"><text:span text:style-name="T10"><text:tab/><text:tab/>-&gt; Kyushu 九州 -&gt; fichier statique japon_kyushu.html </text:span></text:span></text:p>
      <text:p text:style-name="P14"><text:span text:style-name="Strong_20_Emphasis"><text:span text:style-name="T10"><text:tab/><text:tab/>-&gt; Hokkaido 北海道 -&gt; fichier statique japon_hokkaido.html</text:span></text:span></text:p>
      <text:p text:style-name="P14"><text:span text:style-name="Strong_20_Emphasis"><text:span text:style-name="T10"><text:tab/><text:tab/>-&gt; Shikoku 四国 -&gt; fichier statique japon_shikoku.html</text:span></text:span></text:p>
      <text:p text:style-name="P14"><text:span text:style-name="Strong_20_Emphasis"><text:span text:style-name="T10"><text:tab/><text:tab/><text:tab/><text:tab/><text:tab/><text:tab/><text:tab/><text:tab/></text:span></text:span></text:p>
      <text:p text:style-name="P14"><text:span text:style-name="Strong_20_Emphasis"><text:span text:style-name="T10">Je souhaiterais que les pages soient structurées avec</text:span></text:span></text:p>
      <text:p text:style-name="P14"><text:span text:style-name="Strong_20_Emphasis"><text:span text:style-name="T10"><text:s text:c="4"/>&lt;div id="header-placeholder"&gt;&lt;/div&gt; <text:s/>-&gt; </text:span></text:span></text:p>
      <text:p text:style-name="P14"><text:span text:style-name="Strong_20_Emphasis"><text:span text:style-name="T10"><text:tab/><text:tab/>dans la page menu_header.html </text:span></text:span></text:p>
      <text:p text:style-name="P14"><text:span text:style-name="Strong_20_Emphasis"><text:span text:style-name="T10"><text:tab/><text:tab/>contient le titre les apis meteo Paris Tokyo et cours de l'euros en yen</text:span></text:span></text:p>
      <text:p text:style-name="P14"><text:span text:style-name="Strong_20_Emphasis"><text:span text:style-name="T10"><text:tab/><text:tab/>les onglets du menu</text:span></text:span></text:p>
      <text:p text:style-name="P14"><text:span text:style-name="Strong_20_Emphasis"><text:span text:style-name="T10"><text:s text:c="4"/>&lt;div id="contenu-placeholder"&gt;&lt;/div&gt;</text:span></text:span></text:p>
      <text:p text:style-name="P14"><text:span text:style-name="Strong_20_Emphasis"><text:span text:style-name="T10"><text:s text:c="4"/>&lt;div id="footer-placeholder"&gt;&lt;/div&gt; <text:s/>-&gt; </text:span></text:span></text:p>
      <text:p text:style-name="P14"><text:span text:style-name="Strong_20_Emphasis"><text:span text:style-name="T10"><text:tab/><text:tab/>dans la page foot_menu.html</text:span></text:span></text:p>
      <text:p text:style-name="P14"><text:span text:style-name="Strong_20_Emphasis"><text:span text:style-name="T10"><text:tab/><text:tab/>&lt;p&gt;&amp;copy; 2025 Funigo. Tous droits réservés.&lt;/p&gt;</text:span></text:span></text:p>
      <text:p text:style-name="P14"><text:span text:style-name="Strong_20_Emphasis"><text:span text:style-name="T10"><text:tab/><text:tab/>&lt;p&gt;Contact: info@funigo.com&lt;/p&gt;<text:tab/><text:tab/><text:tab/><text:tab/></text:span></text:span></text:p>
      <text:p text:style-name="P14"><text:span text:style-name="Strong_20_Emphasis"><text:span text:style-name="T10"><text:tab/><text:tab/><text:tab/><text:tab/><text:tab/></text:span></text:span></text:p>
      <text:p text:style-name="P14"><text:soft-page-break/><text:span text:style-name="Strong_20_Emphasis"><text:span text:style-name="T10">Merci de configurer apache24 le fichier httpd-vhosts.conf</text:span></text:span></text:p>
      <text:p text:style-name="P14"><text:span text:style-name="Strong_20_Emphasis"><text:span text:style-name="T10"><text:tab/>Les certicats funigo sont</text:span></text:span></text:p>
      <text:p text:style-name="P14"><text:span text:style-name="Strong_20_Emphasis"><text:span text:style-name="T10"><text:tab/>c:/Certbot/live/funigo.fr/fullchain.pem</text:span></text:span></text:p>
      <text:p text:style-name="P14"><text:span text:style-name="Strong_20_Emphasis"><text:span text:style-name="T10"><text:tab/>c:/Certbot/live/funigo.fr/privkey.pem</text:span></text:span></text:p>
      <text:p text:style-name="P14"><text:span text:style-name="Strong_20_Emphasis"><text:span text:style-name="T10">PS C:\Fichiers_Users&gt; openssl x509 -in "c:/Certbot/live/funigo.fr/fullchain.pem" -noout -text | Select-String -Pattern "DNS:"</text:span></text:span></text:p>
      <text:p text:style-name="P14"><text:span text:style-name="Strong_20_Emphasis"><text:span text:style-name="T10"/></text:span></text:p>
      <text:p text:style-name="P14"><text:span text:style-name="Strong_20_Emphasis"><text:span text:style-name="T10"><text:s text:c="16"/>DNS:funigo.fr, DNS:www.funigo.fr</text:span></text:span></text:p>
      <text:p text:style-name="P14"><text:span text:style-name="Strong_20_Emphasis"><text:span text:style-name="T10">PS C:\Fichiers_Users&gt; openssl x509 -in "c:/Certbot/live/funigo.fr/fullchain.pem" -noout -text | Select-String -Pattern "GMT"</text:span></text:span></text:p>
      <text:p text:style-name="P14"><text:span text:style-name="Strong_20_Emphasis"><text:span text:style-name="T10"><text:s text:c="12"/>Not Before: May 26 16:12:36 2025 GMT</text:span></text:span></text:p>
      <text:p text:style-name="P14"><text:span text:style-name="Strong_20_Emphasis"><text:span text:style-name="T10"><text:s text:c="12"/>Not After : Aug 24 16:12:35 2025 GMT</text:span></text:span></text:p>
      <text:p text:style-name="P14"><text:span text:style-name="Strong_20_Emphasis"><text:span text:style-name="T10"/></text:span></text:p>
      <text:p text:style-name="P18">Le plan est structuré comme suit :</text:p>
      <text:list text:style-name="L1">
        <text:list-item>
          <text:p text:style-name="P19"><text:span text:style-name="Strong_20_Emphasis"><text:span text:style-name="T10">Architecture et Prérequis</text:span></text:span></text:p>
        </text:list-item>
        <text:list-item>
          <text:p text:style-name="P19"><text:span text:style-name="Strong_20_Emphasis"><text:span text:style-name="T10">Structure des Fichiers du Projet</text:span></text:span></text:p>
        </text:list-item>
        <text:list-item>
          <text:p text:style-name="P19"><text:span text:style-name="Strong_20_Emphasis"><text:span text:style-name="T10">Mise en place du Backend (Node.js &amp; Express)</text:span></text:span></text:p>
        </text:list-item>
        <text:list-item>
          <text:p text:style-name="P19"><text:span text:style-name="Strong_20_Emphasis"><text:span text:style-name="T10">Conception du Frontend (EJS, HTML, CSS, JS)</text:span></text:span></text:p>
        </text:list-item>
        <text:list-item>
          <text:p text:style-name="P19"><text:span text:style-name="Strong_20_Emphasis"><text:span text:style-name="T10">Configuration du Serveur Apache (Reverse Proxy)</text:span></text:span></text:p>
        </text:list-item>
        <text:list-item>
          <text:p text:style-name="P19"><text:span text:style-name="Strong_20_Emphasis"><text:span text:style-name="T10">Instructions pour lancer le projet</text:span></text:span></text:p>
        </text:list-item>
      </text:list>
      <text:p text:style-name="P14"/>
      <text:h text:style-name="Heading_20_2" text:outline-level="2"><text:bookmark-start text:name="__RefHeading___Toc25_1486969258"/>1. Architecture et Prérequis<text:bookmark-end text:name="__RefHeading___Toc25_1486969258"/></text:h>
      <text:p text:style-name="P14"><text:span text:style-name="Strong_20_Emphasis"><text:span text:style-name="T10">Architecture :</text:span></text:span></text:p>
      <text:list text:style-name="L2">
        <text:list-item>
          <text:p text:style-name="P20"><text:span text:style-name="Strong_20_Emphasis"><text:span text:style-name="T10">Serveur Web (Apache)</text:span></text:span><text:span text:style-name="T10"> : Reçoit les requêtes HTTPS sur le port 443, gère le SSL et agit comme un </text:span><text:span text:style-name="Strong_20_Emphasis"><text:span text:style-name="T10">reverse proxy</text:span></text:span><text:span text:style-name="T10">. Il transmet les requêtes à votre application Node.js.</text:span></text:p>
        </text:list-item>
        <text:list-item>
          <text:p text:style-name="P20"><text:span text:style-name="Strong_20_Emphasis"><text:span text:style-name="T10">Application Backend (Node.js / Express)</text:span></text:span><text:span text:style-name="T10"> : Tourne en local sur le port 5000. Elle gère la logique, se connecte à la base de données MySQL, et rend les pages dynamiques avec EJS.</text:span></text:p>
        </text:list-item>
        <text:list-item>
          <text:p text:style-name="P20"><text:span text:style-name="Strong_20_Emphasis"><text:span text:style-name="T10">Base de données (MySQL)</text:span></text:span><text:span text:style-name="T10"> : Stocke vos données (kanji, vocabulaire, départements).</text:span></text:p>
        </text:list-item>
        <text:list-item>
          <text:p text:style-name="P20"><text:span text:style-name="Strong_20_Emphasis"><text:span text:style-name="T10">Frontend (Navigateur)</text:span></text:span><text:span text:style-name="T10"> : Affiche les pages HTML/EJS rendues par le serveur, exécute le JavaScript côté client (pour les APIs météo/devise) et applique les styles CSS.</text:span></text:p>
        </text:list-item>
      </text:list>
      <text:p text:style-name="P14"><text:span text:style-name="Strong_20_Emphasis"><text:span text:style-name="T10">Prérequis à installer :</text:span></text:span></text:p>
      <text:list text:style-name="L3">
        <text:list-item>
          <text:p text:style-name="P21">Node.js et npm</text:p>
        </text:list-item>
        <text:list-item>
          <text:p text:style-name="P21">Un serveur MySQL (comme WampServer, XAMPP, ou une installation manuelle)</text:p>
        </text:list-item>
        <text:list-item>
          <text:p text:style-name="P21">Apache 2.4</text:p>
        </text:list-item>
        <text:list-item>
          <text:p text:style-name="P21">Un client MySQL (comme MySQL Workbench, DBeaver ou la ligne de commande) pour créer la base et les tables.</text:p>
        </text:list-item>
      </text:list>
      <text:p text:style-name="P22"/>
      <text:p text:style-name="P23"/>
      <text:h text:style-name="P24" text:outline-level="2"><text:bookmark-start text:name="__RefHeading___Toc216_1486969258"/><text:span text:style-name="T9">2. Structure des Fichiers du Projet</text:span><text:bookmark-end text:name="__RefHeading___Toc216_1486969258"/></text:h>
      <text:p text:style-name="P1">Créez un dossier principal, par exemple <text:span text:style-name="T13">funigo_project</text:span>, et organisez vos fichiers comme ceci :</text:p>
      <text:p text:style-name="P25"><text:span text:style-name="Source_20_Text"><text:span text:style-name="T14">Generated code</text:span></text:span></text:p>
      <text:section text:style-name="Sect2" text:name="cdk-accordion-child-415">
        <text:p text:style-name="P26"><text:span text:style-name="Source_20_Text"><text:span text:style-name="T15">funigo_project/</text:span></text:span></text:p>
        <text:p text:style-name="P27"><text:span text:style-name="Source_20_Text"><text:span text:style-name="T16">├── </text:span></text:span><text:span text:style-name="Source_20_Text"><text:span text:style-name="T17">node_modules/</text:span></text:span></text:p>
        <text:p text:style-name="P27"><text:span text:style-name="Source_20_Text"><text:span text:style-name="T16">├── </text:span></text:span><text:span text:style-name="Source_20_Text"><text:span text:style-name="T17">public/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css/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7">style</text:span></text:span><text:span text:style-name="Source_20_Text"><text:span text:style-name="T18">.css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js/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9">main</text:span></text:span><text:span text:style-name="Source_20_Text"><text:span text:style-name="T18">.js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images/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flag_fr</text:span></text:span><text:span text:style-name="Source_20_Text"><text:span text:style-name="T18">.gif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7">flag_jp</text:span></text:span><text:span text:style-name="Source_20_Text"><text:span text:style-name="T18">.gif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grammaire_conjugaison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grammaire_regles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grammaire_suffixes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japon_hokkaido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japon_honshu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japon_kyushu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├── </text:span></text:span><text:span text:style-name="Source_20_Text"><text:span text:style-name="T17">japon_shikoku</text:span></text:span><text:span text:style-name="Source_20_Text"><text:span text:style-name="T18">.html</text:span></text:span></text:p>
        <text:p text:style-name="P26"><text:span text:style-name="Source_20_Text"><text:span text:style-name="T16">│ <text:s text:c="2"/>└── </text:span></text:span><text:span text:style-name="Source_20_Text"><text:span text:style-name="T17">kanji_trace</text:span></text:span><text:span text:style-name="Source_20_Text"><text:span text:style-name="T18">.html</text:span></text:span><text:span text:style-name="Source_20_Text"><text:span text:style-name="T17"> <text:s/>&lt;-- NOUVEAU</text:span></text:span></text:p>
        <text:p text:style-name="P28"><text:span text:style-name="Source_20_Text"><text:span text:style-name="T16">├── </text:span></text:span><text:span text:style-name="Source_20_Text"><text:span text:style-name="T17">views/japon_shikoku</text:span></text:span><text:span text:style-name="Source_20_Text"><text:span text:style-name="T18">.html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partials/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9">header</text:span></text:span><text:span text:style-name="Source_20_Text"><text:span text:style-name="T18">.ejs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9">footer</text:span></text:span><text:span text:style-name="Source_20_Text"><text:span text:style-name="T18">.ejs</text:span></text:span></text:p>
        <text:p text:style-name="P27"><text:span text:style-name="Source_20_Text"><text:span text:style-name="T16">│ <text:s text:c="2"/>├── </text:span></text:span><text:span text:style-name="Source_20_Text"><text:span text:style-name="T17">pages/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index</text:span></text:span><text:span text:style-name="Source_20_Text"><text:span text:style-name="T18">.ejs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departements_form</text:span></text:span><text:span text:style-name="Source_20_Text"><text:span text:style-name="T18">.ejs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kanji_form</text:span></text:span><text:span text:style-name="Source_20_Text"><text:span text:style-name="T18">.ejs</text:span></text:span></text:p>
        <text:p text:style-name="P26"><text:span text:style-name="Source_20_Text"><text:span text:style-name="T16">│ <text:s text:c="2"/>│ <text:s text:c="2"/>├── </text:span></text:span><text:span text:style-name="Source_20_Text"><text:span text:style-name="T17">region_form</text:span></text:span><text:span text:style-name="Source_20_Text"><text:span text:style-name="T18">.ejs</text:span></text:span><text:span text:style-name="Source_20_Text"><text:span text:style-name="T17"> <text:s text:c="5"/>&lt;-- NOUVEAU</text:span></text:span></text:p>
        <text:p text:style-name="P26"><text:span text:style-name="Source_20_Text"><text:span text:style-name="T16">│ <text:s text:c="2"/>│ <text:s text:c="2"/>└── </text:span></text:span><text:span text:style-name="Source_20_Text"><text:span text:style-name="T17">vocabulaire_form</text:span></text:span><text:span text:style-name="Source_20_Text"><text:span text:style-name="T18">.ejs</text:span></text:span></text:p>
        <text:p text:style-name="P26"><text:span text:style-name="Source_20_Text"><text:span text:style-name="T16">├── </text:span></text:span><text:span text:style-name="Source_20_Text"><text:span text:style-name="T18">.env</text:span></text:span></text:p>
        <text:p text:style-name="P26"><text:span text:style-name="Source_20_Text"><text:span text:style-name="T16">├── </text:span></text:span><text:span text:style-name="Source_20_Text"><text:span text:style-name="T17">package</text:span></text:span><text:span text:style-name="Source_20_Text"><text:span text:style-name="T18">.json</text:span></text:span></text:p>
        <text:p text:style-name="P26"><text:span text:style-name="Source_20_Text"><text:span text:style-name="T16">└── </text:span></text:span><text:span text:style-name="Source_20_Text"><text:span text:style-name="T17">server</text:span></text:span><text:span text:style-name="Source_20_Text"><text:span text:style-name="T18">.js</text:span></text:span></text:p>
      </text:section>
      <text:p text:style-name="P29"><text:span text:style-name="Source_20_Text"><text:span text:style-name="T14"/></text:span></text:p>
      <text:p text:style-name="P23"/>
      <text:h text:style-name="P24" text:outline-level="2"><text:bookmark-start text:name="__RefHeading___Toc27_1486969258"/>3. Mise en place du Backend (Node.js &amp; Express)<text:bookmark-end text:name="__RefHeading___Toc27_1486969258"/></text:h>
      <text:h text:style-name="Heading_20_3" text:outline-level="3"><text:bookmark-start text:name="__RefHeading___Toc29_1486969258"/>Étape A : Initialisation et Dépendances<text:bookmark-end text:name="__RefHeading___Toc29_1486969258"/></text:h>
      <text:list text:style-name="L4">
        <text:list-item>
          <text:p text:style-name="P30">Ouvrez un terminal dans le dossier <text:span text:style-name="T13">funigo_project</text:span>.</text:p>
        </text:list-item>
        <text:list-item>
          <text:p text:style-name="P30">Initialisez le projet : <text:span text:style-name="T13">npm init -y</text:span></text:p>
        </text:list-item>
        <text:list-item>
          <text:p text:style-name="P30">Installez les dépendances nécessaires :</text:p>
        </text:list-item>
      </text:list>
      <text:p text:style-name="P23"/>
      <text:p text:style-name="P23"><text:span text:style-name="T20">npm install express ejs mysql2 dotenv node</text:span><text:span text:style-name="T21">-</text:span><text:span text:style-name="T22">fetch</text:span><text:span text:style-name="T21">@2</text:span> </text:p>
      <text:p text:style-name="P31"><text:span text:style-name="T13">express</text:span> : Le framework web pour Node.js.</text:p>
      <text:list text:style-name="L5">
        <text:list-item>
          <text:list>
            <text:list-item>
              <text:p text:style-name="P32"><text:span text:style-name="T13">ejs</text:span> : Le moteur de template.</text:p>
            </text:list-item>
            <text:list-item>
              <text:p text:style-name="P32"><text:span text:style-name="T13">mysql2</text:span> : Le client MySQL, plus performant que <text:span text:style-name="T13">mysql</text:span>.</text:p>
            </text:list-item>
            <text:list-item>
              <text:p text:style-name="P32"><text:span text:style-name="T13">dotenv</text:span> : Pour gérer les variables d'environnement (identifiants BDD) de manière sécurisée.</text:p>
            </text:list-item>
            <text:list-item>
              <text:p text:style-name="P32"><text:span text:style-name="T13">node-fetch@2</text:span> : Pour faire des appels API côté serveur si besoin (ici nous le ferons côté client, mais c'est bon à avoir).</text:p>
            </text:list-item>
            <text:list-item>
              <text:p text:style-name="P32"/>
            </text:list-item>
          </text:list>
        </text:list-item>
      </text:list>
      <text:h text:style-name="Heading_20_3" text:outline-level="3"><text:bookmark-start text:name="__RefHeading___Toc31_1486969258"/>Étape B : Fichier <text:span text:style-name="T13">.env</text:span><text:bookmark-end text:name="__RefHeading___Toc31_1486969258"/></text:h>
      <text:p text:style-name="P33"/>
      <text:p text:style-name="P14"><text:span text:style-name="T10">Créez le fichier </text:span><text:span text:style-name="T23">.env</text:span><text:span text:style-name="T10"> à la racine de votre projet et mettez-y vos identifiants. </text:span><text:span text:style-name="Strong_20_Emphasis"><text:span text:style-name="T10">Ce fichier ne doit jamais être partagé ou mis sur un dépôt public (git) !</text:span></text:span></text:p>
      <text:p text:style-name="P14"><text:span text:style-name="Strong_20_Emphasis"><text:span text:style-name="T10">fichier </text:span></text:span><text:span text:style-name="Strong_20_Emphasis"><text:span text:style-name="T23">.env</text:span></text:span></text:p>
      <text:p text:style-name="P23">DB_HOST=127.0.0.1</text:p>
      <text:p text:style-name="P23">DB_USER=japadmin</text:p>
      <text:p text:style-name="P23">DB_PASSWORD=jap_2010</text:p>
      <text:p text:style-name="P23">DB_DATABASE=jap</text:p>
      <text:p text:style-name="P23">PORT=5000</text:p>
      <text:p text:style-name="P23"/>
      <text:h text:style-name="P34" text:outline-level="3"><text:bookmark-start text:name="__RefHeading___Toc33_1486969258"/>Étape C : Fichier <text:span text:style-name="T13">server.js</text:span><text:bookmark-end text:name="__RefHeading___Toc33_1486969258"/></text:h>
      <text:p text:style-name="P1">C'est le cœur de votre application. Il va créer le serveur, définir les routes et interroger la base de données.</text:p>
      <text:h text:style-name="Heading_20_4" text:outline-level="4"><text:bookmark-start text:name="__RefHeading___Toc694_1486969258"/><text:span text:style-name="Strong_20_Emphasis"><text:span text:style-name="T24">fichier </text:span></text:span><text:span text:style-name="Strong_20_Emphasis"><text:span text:style-name="T23">server.js</text:span></text:span><text:bookmark-end text:name="__RefHeading___Toc694_1486969258"/></text:h>
      <text:p text:style-name="P35">Generated javascript</text:p>
      <text:section text:style-name="Sect2" text:name="Section1">
        <text:p text:style-name="P36"><text:bookmark text:name="cdk-accordion-child-250"/><text:span text:style-name="Source_20_Text"><text:span text:style-name="T25">// Importer les modules</text:span></text:span></text:p>
        <text:p text:style-name="P36"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dotenv'</text:span></text:span><text:span text:style-name="Source_20_Text"><text:span text:style-name="T27">).config();</text:span></text:span></text:p>
        <text:p text:style-name="P36"><text:span text:style-name="Source_20_Text"><text:span text:style-name="T29">const</text:span></text:span><text:span text:style-name="Source_20_Text"><text:span text:style-name="T27"> express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express'</text:span></text:span><text:span text:style-name="Source_20_Text"><text:span text:style-name="T27">);</text:span></text:span></text:p>
        <text:p text:style-name="P36"><text:span text:style-name="Source_20_Text"><text:span text:style-name="T29">const</text:span></text:span><text:span text:style-name="Source_20_Text"><text:span text:style-name="T27"> path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path'</text:span></text:span><text:span text:style-name="Source_20_Text"><text:span text:style-name="T27">);</text:span></text:span></text:p>
        <text:p text:style-name="P36"><text:span text:style-name="Source_20_Text"><text:span text:style-name="T29">const</text:span></text:span><text:span text:style-name="Source_20_Text"><text:span text:style-name="T27"> mysql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mysql2/promise'</text:span></text:span><text:span text:style-name="Source_20_Text"><text:span text:style-name="T27">);</text:span></text:span></text:p>
        <text:p text:style-name="P37"/>
        <text:p text:style-name="P36"><text:span text:style-name="Source_20_Text"><text:span text:style-name="T30">// Initialiser l'application Express</text:span></text:span></text:p>
        <text:p text:style-name="P36"><text:span text:style-name="Source_20_Text"><text:span text:style-name="T29">const</text:span></text:span><text:span text:style-name="Source_20_Text"><text:span text:style-name="T27"> app = express();</text:span></text:span></text:p>
        <text:p text:style-name="P36"><text:span text:style-name="Source_20_Text"><text:span text:style-name="T29">const</text:span></text:span><text:span text:style-name="Source_20_Text"><text:span text:style-name="T27"> PORT = process.env.PORT || </text:span></text:span><text:span text:style-name="Source_20_Text"><text:span text:style-name="T31">5000</text:span></text:span><text:span text:style-name="Source_20_Text"><text:span text:style-name="T27">;</text:span></text:span></text:p>
        <text:p text:style-name="P37"/>
        <text:p text:style-name="P36"><text:span text:style-name="Source_20_Text"><text:span text:style-name="T30">// Configuration EJS</text:span></text:span></text:p>
        <text:p text:style-name="P36"><text:span text:style-name="Source_20_Text"><text:span text:style-name="T27">app.set(</text:span></text:span><text:span text:style-name="Source_20_Text"><text:span text:style-name="T28">'view engine'</text:span></text:span><text:span text:style-name="Source_20_Text"><text:span text:style-name="T27">, </text:span></text:span><text:span text:style-name="Source_20_Text"><text:span text:style-name="T28">'ejs'</text:span></text:span><text:span text:style-name="Source_20_Text"><text:span text:style-name="T27">);</text:span></text:span></text:p>
        <text:p text:style-name="P36"><text:span text:style-name="Source_20_Text"><text:span text:style-name="T27">app.set(</text:span></text:span><text:span text:style-name="Source_20_Text"><text:span text:style-name="T28">'views'</text:span></text:span><text:span text:style-name="Source_20_Text"><text:span text:style-name="T27">, path.join(__dirname, </text:span></text:span><text:span text:style-name="Source_20_Text"><text:span text:style-name="T28">'views'</text:span></text:span><text:span text:style-name="Source_20_Text"><text:span text:style-name="T27">));</text:span></text:span></text:p>
        <text:p text:style-name="P37"/>
        <text:p text:style-name="P36"><text:span text:style-name="Source_20_Text"><text:span text:style-name="T30">// Middleware pour fichiers statiques (CSS, JS, images, html)</text:span></text:span></text:p>
        <text:p text:style-name="P36"><text:span text:style-name="Source_20_Text"><text:span text:style-name="T27">app.use(express.static(path.join(__dirname, </text:span></text:span><text:span text:style-name="Source_20_Text"><text:span text:style-name="T28">'public'</text:span></text:span><text:span text:style-name="Source_20_Text"><text:span text:style-name="T27">)));</text:span></text:span></text:p>
        <text:p text:style-name="P37"/>
        <text:p text:style-name="P36"><text:span text:style-name="Source_20_Text"><text:span text:style-name="T30">// Middleware pour parser le corps des requêtes POST</text:span></text:span></text:p>
        <text:p text:style-name="P36"><text:span text:style-name="Source_20_Text"><text:span text:style-name="T27">app.use(express.urlencoded({ </text:span></text:span><text:span text:style-name="Source_20_Text"><text:span text:style-name="T31">extended</text:span></text:span><text:span text:style-name="Source_20_Text"><text:span text:style-name="T27">: </text:span></text:span><text:span text:style-name="Source_20_Text"><text:span text:style-name="T31">true</text:span></text:span><text:span text:style-name="Source_20_Text"><text:span text:style-name="T27"> }));</text:span></text:span></text:p>
        <text:p text:style-name="P37"/>
        <text:p text:style-name="P36"><text:span text:style-name="Source_20_Text"><text:span text:style-name="T30">// Pool de connexions MySQL</text:span></text:span></text:p>
        <text:p text:style-name="P36"><text:span text:style-name="Source_20_Text"><text:span text:style-name="T29">const</text:span></text:span><text:span text:style-name="Source_20_Text"><text:span text:style-name="T27"> dbPool = mysql.createPool({</text:span></text:span></text:p>
        <text:p text:style-name="P36"><text:span text:style-name="Source_20_Text"><text:span text:style-name="T16"><text:s text:c="4"/></text:span></text:span><text:span text:style-name="Source_20_Text"><text:span text:style-name="T31">host</text:span></text:span><text:span text:style-name="Source_20_Text"><text:span text:style-name="T27">: process.env.DB_HOST,</text:span></text:span></text:p>
        <text:p text:style-name="P36"><text:span text:style-name="Source_20_Text"><text:span text:style-name="T16"><text:s text:c="4"/></text:span></text:span><text:span text:style-name="Source_20_Text"><text:span text:style-name="T31">user</text:span></text:span><text:span text:style-name="Source_20_Text"><text:span text:style-name="T27">: process.env.DB_USER,</text:span></text:span></text:p>
        <text:p text:style-name="P36"><text:span text:style-name="Source_20_Text"><text:span text:style-name="T16"><text:s text:c="4"/></text:span></text:span><text:span text:style-name="Source_20_Text"><text:span text:style-name="T31">password</text:span></text:span><text:span text:style-name="Source_20_Text"><text:span text:style-name="T27">: process.env.DB_PASSWORD,</text:span></text:span></text:p>
        <text:p text:style-name="P36"><text:span text:style-name="Source_20_Text"><text:span text:style-name="T16"><text:s text:c="4"/></text:span></text:span><text:span text:style-name="Source_20_Text"><text:span text:style-name="T31">database</text:span></text:span><text:span text:style-name="Source_20_Text"><text:span text:style-name="T27">: process.env.DB_DATABASE,</text:span></text:span></text:p>
        <text:p text:style-name="P36"><text:span text:style-name="Source_20_Text"><text:span text:style-name="T16"><text:s text:c="4"/></text:span></text:span><text:span text:style-name="Source_20_Text"><text:span text:style-name="T31">waitForConnections</text:span></text:span><text:span text:style-name="Source_20_Text"><text:span text:style-name="T27">: </text:span></text:span><text:span text:style-name="Source_20_Text"><text:span text:style-name="T31">true</text:span></text:span><text:span text:style-name="Source_20_Text"><text:span text:style-name="T27">,</text:span></text:span></text:p>
        <text:p text:style-name="P36"><text:span text:style-name="Source_20_Text"><text:span text:style-name="T16"><text:s text:c="4"/></text:span></text:span><text:span text:style-name="Source_20_Text"><text:span text:style-name="T31">connectionLimit</text:span></text:span><text:span text:style-name="Source_20_Text"><text:span text:style-name="T27">: </text:span></text:span><text:span text:style-name="Source_20_Text"><text:span text:style-name="T31">10</text:span></text:span><text:span text:style-name="Source_20_Text"><text:span text:style-name="T27">,</text:span></text:span></text:p>
        <text:p text:style-name="P36"><text:span text:style-name="Source_20_Text"><text:span text:style-name="T16"><text:s text:c="4"/></text:span></text:span><text:span text:style-name="Source_20_Text"><text:span text:style-name="T31">queueLimit</text:span></text:span><text:span text:style-name="Source_20_Text"><text:span text:style-name="T27">: </text:span></text:span><text:span text:style-name="Source_20_Text"><text:span text:style-name="T31">0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30">// --- DÉFINITION DES ROUTES ---</text:span></text:span></text:p>
        <text:p text:style-name="P37"/>
        <text:p text:style-name="P36"><text:span text:style-name="Source_20_Text"><text:span text:style-name="T30">// Accueil</text:span></text:span></text:p>
        <text:p text:style-name="P36"><text:span text:style-name="Source_20_Text"><text:span text:style-name="T27">app.get(</text:span></text:span><text:span text:style-name="Source_20_Text"><text:span text:style-name="T28">'/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index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Accueil'</text:span></text:span><text:span text:style-name="Source_20_Text"><text:span text:style-name="T27"> });</text:span></text:span></text:p>
        <text:p text:style-name="P37"><text:soft-page-break/><text:span text:style-name="Source_20_Text"><text:span text:style-name="T27">});</text:span></text:span></text:p>
        <text:p text:style-name="P37"/>
        <text:p text:style-name="P36"><text:span text:style-name="Source_20_Text"><text:span text:style-name="T30">// --- LANGUE ---</text:span></text:span></text:p>
        <text:p text:style-name="P36"><text:span text:style-name="Source_20_Text"><text:span text:style-name="T30">// Dico Kanji</text:span></text:span></text:p>
        <text:p text:style-name="P36"><text:span text:style-name="Source_20_Text"><text:span text:style-name="T27">app.get(</text:span></text:span><text:span text:style-name="Source_20_Text"><text:span text:style-name="T28">'/kanji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kanji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ictionnaire Kanji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27">app.post(</text:span></text:span><text:span text:style-name="Source_20_Text"><text:span text:style-name="T28">'/kanji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36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kanji, onyomi, kunyomi, francais, niveau FROM kanji_char WHERE kanji LIKE ? OR onyomi LIKE ? OR kunyomi LIKE ? OR francais LIKE ?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, searchPattern]);</text:span></text:span></text:p>
        <text:p text:style-name="P36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kanji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Kanji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36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30">// Dico Vocabulaire</text:span></text:span></text:p>
        <text:p text:style-name="P36"><text:span text:style-name="Source_20_Text"><text:span text:style-name="T27">app.get(</text:span></text:span><text:span text:style-name="Source_20_Text"><text:span text:style-name="T28">'/vocabulaire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vocabulaire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ictionnaire Vocabulaire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27">app.post(</text:span></text:span><text:span text:style-name="Source_20_Text"><text:span text:style-name="T28">'/vocabulaire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36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kana, kanji, francais, niveau FROM voca_char WHERE kana LIKE ? OR kanji LIKE ? OR francais LIKE ?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]);</text:span></text:span></text:p>
        <text:p text:style-name="P36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vocabulaire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Vocabulaire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36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37"><text:span text:style-name="Source_20_Text"><text:span text:style-name="T27">});</text:span></text:span></text:p>
        <text:p text:style-name="P37"/>
        <text:p text:style-name="P37"/>
        <text:p text:style-name="P36"><text:span text:style-name="Source_20_Text"><text:span text:style-name="T30">// --- FRANCE ---</text:span></text:span></text:p>
        <text:p text:style-name="P36"><text:span text:style-name="Source_20_Text"><text:span text:style-name="T30">// Départements</text:span></text:span></text:p>
        <text:p text:style-name="P36"><text:span text:style-name="Source_20_Text"><text:span text:style-name="T27">app.get(</text:span></text:span><text:span text:style-name="Source_20_Text"><text:span text:style-name="T28">'/departements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departements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épartements Françai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37"><text:span text:style-name="Source_20_Text"><text:span text:style-name="T27">});</text:span></text:span></text:p>
        <text:p text:style-name="P37"/>
        <text:p text:style-name="P36"><text:soft-page-break/><text:span text:style-name="Source_20_Text"><text:span text:style-name="T27">app.post(</text:span></text:span><text:span text:style-name="Source_20_Text"><text:span text:style-name="T28">'/departements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36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num_dep, nom_dep, nom_reg, superficie, pop_dep, densite, nom_pref FROM departement_fr WHERE nom_dep LIKE ? OR num_dep LIKE ? OR nom_reg LIKE ?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]);</text:span></text:span></text:p>
        <text:p text:style-name="P36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departements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Département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36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30">// NOUVEAU : Régions</text:span></text:span></text:p>
        <text:p text:style-name="P36"><text:span text:style-name="Source_20_Text"><text:span text:style-name="T27">app.get(</text:span></text:span><text:span text:style-name="Source_20_Text"><text:span text:style-name="T28">'/regions'</text:span></text:span><text:span text:style-name="Source_20_Text"><text:span text:style-name="T27">,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region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gions Française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37"><text:span text:style-name="Source_20_Text"><text:span text:style-name="T27">});</text:span></text:span></text:p>
        <text:p text:style-name="P37"/>
        <text:p text:style-name="P36"><text:span text:style-name="Source_20_Text"><text:span text:style-name="T27">app.post(</text:span></text:span><text:span text:style-name="Source_20_Text"><text:span text:style-name="T28">'/regions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36"><text:span text:style-name="Source_20_Text"><text:span text:style-name="T16"><text:s text:c="4"/></text:span></text:span><text:span text:style-name="Source_20_Text"><text:span text:style-name="T30">// Note : La table 'region_fr' devra être créée dans votre base de données.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36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30">// Supposons que la table region_fr ait au moins une colonne 'nom_reg'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* FROM region_fr WHERE nom_reg LIKE ?`</text:span></text:span><text:span text:style-name="Source_20_Text"><text:span text:style-name="T27">; 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]);</text:span></text:span></text:p>
        <text:p text:style-name="P36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region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Région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36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</text:span></text:span></text:p>
        <text:p text:style-name="P36"><text:span text:style-name="Source_20_Text"><text:span text:style-name="T16"><text:s text:c="8"/></text:span></text:span><text:span text:style-name="Source_20_Text"><text:span text:style-name="T26">console</text:span></text:span><text:span text:style-name="Source_20_Text"><text:span text:style-name="T27">.error(</text:span></text:span><text:span text:style-name="Source_20_Text"><text:span text:style-name="T28">"Erreur de recherche Région:"</text:span></text:span><text:span text:style-name="Source_20_Text"><text:span text:style-name="T27">, err);</text:span></text:span></text:p>
        <text:p text:style-name="P36"><text:span text:style-name="Source_20_Text"><text:span text:style-name="T16"><text:s text:c="8"/></text:span></text:span><text:span text:style-name="Source_20_Text"><text:span text:style-name="T30">// Renvoyer un message d'erreur clair si la table n'existe pas</text:span></text:span></text:p>
        <text:p text:style-name="P36"><text:span text:style-name="Source_20_Text"><text:span text:style-name="T16"><text:s text:c="8"/></text:span></text:span><text:span text:style-name="Source_20_Text"><text:span text:style-name="T29">if</text:span></text:span><text:span text:style-name="Source_20_Text"><text:span text:style-name="T27"> (err.code === </text:span></text:span><text:span text:style-name="Source_20_Text"><text:span text:style-name="T28">'ER_NO_SUCH_TABLE'</text:span></text:span><text:span text:style-name="Source_20_Text"><text:span text:style-name="T27">) {</text:span></text:span></text:p>
        <text:p text:style-name="P36"><text:span text:style-name="Source_20_Text"><text:span text:style-name="T16"><text:s text:c="12"/></text:span></text:span><text:span text:style-name="Source_20_Text"><text:span text:style-name="T27">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: La table 'region_fr' n'a pas été trouvée. Veuillez la créer."</text:span></text:span><text:span text:style-name="Source_20_Text"><text:span text:style-name="T27">);</text:span></text:span></text:p>
        <text:p text:style-name="P36"><text:span text:style-name="Source_20_Text"><text:span text:style-name="T16"><text:s text:c="8"/></text:span></text:span><text:span text:style-name="Source_20_Text"><text:span text:style-name="T27">} </text:span></text:span><text:span text:style-name="Source_20_Text"><text:span text:style-name="T29">else</text:span></text:span><text:span text:style-name="Source_20_Text"><text:span text:style-name="T27"> {</text:span></text:span></text:p>
        <text:p text:style-name="P36"><text:span text:style-name="Source_20_Text"><text:span text:style-name="T16"><text:s text:c="12"/></text:span></text:span><text:span text:style-name="Source_20_Text"><text:span text:style-name="T27">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 lors de la recherche."</text:span></text:span><text:span text:style-name="Source_20_Text"><text:span text:style-name="T27">);</text:span></text:span></text:p>
        <text:p text:style-name="P37"><text:span text:style-name="Source_20_Text"><text:span text:style-name="T16"><text:s text:c="8"/></text:span></text:span><text:span text:style-name="Source_20_Text"><text:span text:style-name="T27">}</text:span></text:span></text:p>
        <text:p text:style-name="P37"><text:span text:style-name="Source_20_Text"><text:span text:style-name="T16"><text:s text:c="4"/></text:span></text:span><text:span text:style-name="Source_20_Text"><text:span text:style-name="T27">}</text:span></text:span></text:p>
        <text:p text:style-name="P37"><text:span text:style-name="Source_20_Text"><text:span text:style-name="T27">});</text:span></text:span></text:p>
        <text:p text:style-name="P37"/>
        <text:p text:style-name="P37"/>
        <text:p text:style-name="P36"><text:span text:style-name="Source_20_Text"><text:span text:style-name="T30">// Démarrer le serveur</text:span></text:span></text:p>
        <text:p text:style-name="P36"><text:span text:style-name="Source_20_Text"><text:span text:style-name="T27">app.listen(PORT, () =&gt; {</text:span></text:span></text:p>
        <text:p text:style-name="P36"><text:span text:style-name="Source_20_Text"><text:span text:style-name="T16"><text:s text:c="4"/></text:span></text:span><text:span text:style-name="Source_20_Text"><text:span text:style-name="T26">console</text:span></text:span><text:span text:style-name="Source_20_Text"><text:span text:style-name="T27">.log(</text:span></text:span><text:span text:style-name="Source_20_Text"><text:span text:style-name="T28">`Serveur Funigo démarré sur http://localhost:</text:span></text:span><text:span text:style-name="Source_20_Text"><text:span text:style-name="T32">${PORT}</text:span></text:span><text:span text:style-name="Source_20_Text"><text:span text:style-name="T28">`</text:span></text:span><text:span text:style-name="Source_20_Text"><text:span text:style-name="T27">);</text:span></text:span></text:p>
        <text:p text:style-name="P37"><text:span text:style-name="Source_20_Text"><text:span text:style-name="T27">});</text:span></text:span></text:p>
      </text:section>
      <text:p text:style-name="P35"/>
      <text:h text:style-name="P24" text:outline-level="2"><text:bookmark-start text:name="__RefHeading___Toc35_1486969258"/>4. Conception du Frontend (EJS, HTML, CSS, JS)<text:bookmark-end text:name="__RefHeading___Toc35_1486969258"/></text:h>
      <text:h text:style-name="Heading_20_3" text:outline-level="3"><text:bookmark-start text:name="__RefHeading___Toc37_1486969258"/>Étape A : Les "Partials" (header et footer)<text:bookmark-end text:name="__RefHeading___Toc37_1486969258"/></text:h>
      <text:p text:style-name="P1">Ces fichiers seront inclus dans toutes les autres pages EJS pour éviter la répétition.</text:p>
      <text:h text:style-name="Heading_20_4" text:outline-level="4"><text:bookmark-start text:name="__RefHeading___Toc218_1486969258"/><text:span text:style-name="Strong_20_Emphasis"><text:span text:style-name="T10"><text:s/>fichier </text:span></text:span><text:span text:style-name="Strong_20_Emphasis"><text:span text:style-name="T23">views/partials/header.ejs</text:span></text:span><text:bookmark-end text:name="__RefHeading___Toc218_1486969258"/></text:h>
      <text:p text:style-name="P38"/>
      <text:section text:style-name="Sect2" text:name="cdk-accordion-child-251">
        <text:p text:style-name="P36"><text:span text:style-name="Source_20_Text"><text:span text:style-name="T14">&lt;!DOCTYPE html&gt;</text:span></text:span></text:p>
        <text:p text:style-name="P36"><text:span text:style-name="Source_20_Text"><text:span text:style-name="T27">&lt;</text:span></text:span><text:span text:style-name="Source_20_Text"><text:span text:style-name="T33">html</text:span></text:span><text:span text:style-name="Source_20_Text"><text:span text:style-name="T27"> </text:span></text:span><text:span text:style-name="Source_20_Text"><text:span text:style-name="T31">lang</text:span></text:span><text:span text:style-name="Source_20_Text"><text:span text:style-name="T27">=</text:span></text:span><text:span text:style-name="Source_20_Text"><text:span text:style-name="T28">"fr"</text:span></text:span><text:span text:style-name="Source_20_Text"><text:span text:style-name="T27">&gt;</text:span></text:span></text:p>
        <text:p text:style-name="P36"><text:span text:style-name="Source_20_Text"><text:span text:style-name="T27">&lt;</text:span></text:span><text:span text:style-name="Source_20_Text"><text:span text:style-name="T33">head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meta</text:span></text:span><text:span text:style-name="Source_20_Text"><text:span text:style-name="T27"> </text:span></text:span><text:span text:style-name="Source_20_Text"><text:span text:style-name="T31">charset</text:span></text:span><text:span text:style-name="Source_20_Text"><text:span text:style-name="T27">=</text:span></text:span><text:span text:style-name="Source_20_Text"><text:span text:style-name="T28">"UTF-8"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meta</text:span></text:span><text:span text:style-name="Source_20_Text"><text:span text:style-name="T27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viewport"</text:span></text:span><text:span text:style-name="Source_20_Text"><text:span text:style-name="T27"> </text:span></text:span><text:span text:style-name="Source_20_Text"><text:span text:style-name="T31">content</text:span></text:span><text:span text:style-name="Source_20_Text"><text:span text:style-name="T27">=</text:span></text:span><text:span text:style-name="Source_20_Text"><text:span text:style-name="T28">"width=device-width, initial-scale=1.0"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title</text:span></text:span><text:span text:style-name="Source_20_Text"><text:span text:style-name="T27">&gt;Funigo - &lt;%= title %&gt;&lt;/</text:span></text:span><text:span text:style-name="Source_20_Text"><text:span text:style-name="T33">title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link</text:span></text:span><text:span text:style-name="Source_20_Text"><text:span text:style-name="T27"> </text:span></text:span><text:span text:style-name="Source_20_Text"><text:span text:style-name="T31">rel</text:span></text:span><text:span text:style-name="Source_20_Text"><text:span text:style-name="T27">=</text:span></text:span><text:span text:style-name="Source_20_Text"><text:span text:style-name="T28">"stylesheet"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css/style.css"</text:span></text:span><text:span text:style-name="Source_20_Text"><text:span text:style-name="T27">&gt;</text:span></text:span></text:p>
        <text:p text:style-name="P36"><text:span text:style-name="Source_20_Text"><text:span text:style-name="T27">&lt;/</text:span></text:span><text:span text:style-name="Source_20_Text"><text:span text:style-name="T33">head</text:span></text:span><text:span text:style-name="Source_20_Text"><text:span text:style-name="T27">&gt;</text:span></text:span></text:p>
        <text:p text:style-name="P36"><text:span text:style-name="Source_20_Text"><text:span text:style-name="T27">&lt;</text:span></text:span><text:span text:style-name="Source_20_Text"><text:span text:style-name="T33">body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header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header-placeholder"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title-container"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img</text:span></text:span><text:span text:style-name="Source_20_Text"><text:span text:style-name="T27"> </text:span></text:span><text:span text:style-name="Source_20_Text"><text:span text:style-name="T31">src</text:span></text:span><text:span text:style-name="Source_20_Text"><text:span text:style-name="T27">=</text:span></text:span><text:span text:style-name="Source_20_Text"><text:span text:style-name="T28">"/images/flag_fr.gif"</text:span></text:span><text:span text:style-name="Source_20_Text"><text:span text:style-name="T27"> </text:span></text:span><text:span text:style-name="Source_20_Text"><text:span text:style-name="T31">alt</text:span></text:span><text:span text:style-name="Source_20_Text"><text:span text:style-name="T27">=</text:span></text:span><text:span text:style-name="Source_20_Text"><text:span text:style-name="T28">"Drapeau Français"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flag"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h1</text:span></text:span><text:span text:style-name="Source_20_Text"><text:span text:style-name="T27">&gt;Funigo&lt;/</text:span></text:span><text:span text:style-name="Source_20_Text"><text:span text:style-name="T33">h1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img</text:span></text:span><text:span text:style-name="Source_20_Text"><text:span text:style-name="T27"> </text:span></text:span><text:span text:style-name="Source_20_Text"><text:span text:style-name="T31">src</text:span></text:span><text:span text:style-name="Source_20_Text"><text:span text:style-name="T27">=</text:span></text:span><text:span text:style-name="Source_20_Text"><text:span text:style-name="T28">"/images/flag_jp.gif"</text:span></text:span><text:span text:style-name="Source_20_Text"><text:span text:style-name="T27"> </text:span></text:span><text:span text:style-name="Source_20_Text"><text:span text:style-name="T31">alt</text:span></text:span><text:span text:style-name="Source_20_Text"><text:span text:style-name="T27">=</text:span></text:span><text:span text:style-name="Source_20_Text"><text:span text:style-name="T28">"Drapeau Japonais"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flag"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api-container"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weather-box"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weather-paris"</text:span></text:span><text:span text:style-name="Source_20_Text"><text:span text:style-name="T27">&gt;&lt;</text:span></text:span><text:span text:style-name="Source_20_Text"><text:span text:style-name="T33">h3</text:span></text:span><text:span text:style-name="Source_20_Text"><text:span text:style-name="T27">&gt;Météo Paris&lt;/</text:span></text:span><text:span text:style-name="Source_20_Text"><text:span text:style-name="T33">h3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Temp: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paris-temp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°C&lt;/</text:span></text:span><text:span text:style-name="Source_20_Text"><text:span text:style-name="T33">p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Nuages: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paris-clouds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&lt;/</text:span></text:span><text:span text:style-name="Source_20_Text"><text:span text:style-name="T33">p</text:span></text:span><text:span text:style-name="Source_20_Text"><text:span text:style-name="T27">&gt;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currency-box"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currency-eur-jpy"</text:span></text:span><text:span text:style-name="Source_20_Text"><text:span text:style-name="T27">&gt;&lt;</text:span></text:span><text:span text:style-name="Source_20_Text"><text:span text:style-name="T33">h3</text:span></text:span><text:span text:style-name="Source_20_Text"><text:span text:style-name="T27">&gt;Taux de Change&lt;/</text:span></text:span><text:span text:style-name="Source_20_Text"><text:span text:style-name="T33">h3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1 EUR =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eur-jpy-rate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 JPY&lt;/</text:span></text:span><text:span text:style-name="Source_20_Text"><text:span text:style-name="T33">p</text:span></text:span><text:span text:style-name="Source_20_Text"><text:span text:style-name="T27">&gt;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weather-box"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weather-tokyo"</text:span></text:span><text:span text:style-name="Source_20_Text"><text:span text:style-name="T27">&gt;&lt;</text:span></text:span><text:span text:style-name="Source_20_Text"><text:span text:style-name="T33">h3</text:span></text:span><text:span text:style-name="Source_20_Text"><text:span text:style-name="T27">&gt;Météo Tokyo&lt;/</text:span></text:span><text:span text:style-name="Source_20_Text"><text:span text:style-name="T33">h3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Temp: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tokyo-temp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°C&lt;/</text:span></text:span><text:span text:style-name="Source_20_Text"><text:span text:style-name="T33">p</text:span></text:span><text:span text:style-name="Source_20_Text"><text:span text:style-name="T27">&gt;&lt;</text:span></text:span><text:span text:style-name="Source_20_Text"><text:span text:style-name="T33">p</text:span></text:span><text:span text:style-name="Source_20_Text"><text:span text:style-name="T27">&gt;Nuages: &lt;</text:span></text:span><text:span text:style-name="Source_20_Text"><text:span text:style-name="T33">spa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tokyo-clouds"</text:span></text:span><text:span text:style-name="Source_20_Text"><text:span text:style-name="T27">&gt;-&lt;/</text:span></text:span><text:span text:style-name="Source_20_Text"><text:span text:style-name="T33">span</text:span></text:span><text:span text:style-name="Source_20_Text"><text:span text:style-name="T27">&gt;&lt;/</text:span></text:span><text:span text:style-name="Source_20_Text"><text:span text:style-name="T33">p</text:span></text:span><text:span text:style-name="Source_20_Text"><text:span text:style-name="T27">&gt;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nav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ul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li</text:span></text:span><text:span text:style-name="Source_20_Text"><text:span text:style-name="T27">&gt;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"</text:span></text:span><text:span text:style-name="Source_20_Text"><text:span text:style-name="T27">&gt;Accueil&lt;</text:span></text:span><text:span text:style-name="Source_20_Text"><text:span text:style-name="T33">br</text:span></text:span><text:span text:style-name="Source_20_Text"><text:span text:style-name="T27">&gt;</text:span></text:span><text:span text:style-name="Source_20_Text"><text:span text:style-name="T34">ホーム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&lt;/</text:span></text:span><text:span text:style-name="Source_20_Text"><text:span text:style-name="T33">li</text:span></text:span><text:span text:style-name="Source_20_Text"><text:span text:style-name="T27">&gt;</text:span></text:span></text:p>
        <text:p text:style-name="P37"><text:span text:style-name="Source_20_Text"><text:span text:style-name="T16"><text:s text:c="20"/></text:span></text:span></text:p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"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javascript:void(0)"</text:span></text:span><text:span text:style-name="Source_20_Text"><text:span text:style-name="T27">&gt;Langue&lt;</text:span></text:span><text:span text:style-name="Source_20_Text"><text:span text:style-name="T33">br</text:span></text:span><text:span text:style-name="Source_20_Text"><text:span text:style-name="T27">&gt;</text:span></text:span><text:span text:style-name="Source_20_Text"><text:span text:style-name="T34">語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-content"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kanji"</text:span></text:span><text:span text:style-name="Source_20_Text"><text:span text:style-name="T27">&gt;Dico Kanji </text:span></text:span><text:span text:style-name="Source_20_Text"><text:span text:style-name="T34">字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kanji_trace.html"</text:span></text:span><text:span text:style-name="Source_20_Text"><text:span text:style-name="T27">&gt;Tracé Kanji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vocabulaire"</text:span></text:span><text:span text:style-name="Source_20_Text"><text:span text:style-name="T27">&gt;Dico Vocabulaire </text:span></text:span><text:span text:style-name="Source_20_Text"><text:span text:style-name="T34">単語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grammaire_regles.html"</text:span></text:span><text:span text:style-name="Source_20_Text"><text:span text:style-name="T27">&gt;Grammaire - Règles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oft-page-break/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grammaire_conjugaison.html"</text:span></text:span><text:span text:style-name="Source_20_Text"><text:span text:style-name="T27">&gt;Grammaire - Conjugaison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grammaire_suffixes.html"</text:span></text:span><text:span text:style-name="Source_20_Text"><text:span text:style-name="T27">&gt;Grammaire - Suffixes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/</text:span></text:span><text:span text:style-name="Source_20_Text"><text:span text:style-name="T33">li</text:span></text:span><text:span text:style-name="Source_20_Text"><text:span text:style-name="T27">&gt;</text:span></text:span></text:p>
        <text:p text:style-name="P37"><text:span text:style-name="Source_20_Text"><text:span text:style-name="T16"><text:s text:c="20"/></text:span></text:span></text:p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"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javascript:void(0)"</text:span></text:span><text:span text:style-name="Source_20_Text"><text:span text:style-name="T27">&gt;France&lt;</text:span></text:span><text:span text:style-name="Source_20_Text"><text:span text:style-name="T33">br</text:span></text:span><text:span text:style-name="Source_20_Text"><text:span text:style-name="T27">&gt;</text:span></text:span><text:span text:style-name="Source_20_Text"><text:span text:style-name="T34">フランス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-content"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departements"</text:span></text:span><text:span text:style-name="Source_20_Text"><text:span text:style-name="T27">&gt;Départements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regions"</text:span></text:span><text:span text:style-name="Source_20_Text"><text:span text:style-name="T27">&gt;Régions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/</text:span></text:span><text:span text:style-name="Source_20_Text"><text:span text:style-name="T33">li</text:span></text:span><text:span text:style-name="Source_20_Text"><text:span text:style-name="T27">&gt;</text:span></text:span></text:p>
        <text:p text:style-name="P37"/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"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javascript:void(0)"</text:span></text:span><text:span text:style-name="Source_20_Text"><text:span text:style-name="T27">&gt;Japon&lt;</text:span></text:span><text:span text:style-name="Source_20_Text"><text:span text:style-name="T33">br</text:span></text:span><text:span text:style-name="Source_20_Text"><text:span text:style-name="T27">&gt;</text:span></text:span><text:span text:style-name="Source_20_Text"><text:span text:style-name="T34">日本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dropdown-content"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japon_honshu.html"</text:span></text:span><text:span text:style-name="Source_20_Text"><text:span text:style-name="T27">&gt;Honshu </text:span></text:span><text:span text:style-name="Source_20_Text"><text:span text:style-name="T34">本州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japon_kyushu.html"</text:span></text:span><text:span text:style-name="Source_20_Text"><text:span text:style-name="T27">&gt;Kyushu </text:span></text:span><text:span text:style-name="Source_20_Text"><text:span text:style-name="T34">九州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japon_hokkaido.html"</text:span></text:span><text:span text:style-name="Source_20_Text"><text:span text:style-name="T27">&gt;Hokkaido </text:span></text:span><text:span text:style-name="Source_20_Text"><text:span text:style-name="T34">北海道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a</text:span></text:span><text:span text:style-name="Source_20_Text"><text:span text:style-name="T27"> </text:span></text:span><text:span text:style-name="Source_20_Text"><text:span text:style-name="T31">href</text:span></text:span><text:span text:style-name="Source_20_Text"><text:span text:style-name="T27">=</text:span></text:span><text:span text:style-name="Source_20_Text"><text:span text:style-name="T28">"/japon_shikoku.html"</text:span></text:span><text:span text:style-name="Source_20_Text"><text:span text:style-name="T27">&gt;Shikoku </text:span></text:span><text:span text:style-name="Source_20_Text"><text:span text:style-name="T34">四国</text:span></text:span><text:span text:style-name="Source_20_Text"><text:span text:style-name="T27">&lt;/</text:span></text:span><text:span text:style-name="Source_20_Text"><text:span text:style-name="T33">a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/</text:span></text:span><text:span text:style-name="Source_20_Text"><text:span text:style-name="T33">li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/</text:span></text:span><text:span text:style-name="Source_20_Text"><text:span text:style-name="T33">ul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/</text:span></text:span><text:span text:style-name="Source_20_Text"><text:span text:style-name="T33">nav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/</text:span></text:span><text:span text:style-name="Source_20_Text"><text:span text:style-name="T33">header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main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contenu-placeholder"</text:span></text:span><text:span text:style-name="Source_20_Text"><text:span text:style-name="T27">&gt;</text:span></text:span></text:p>
      </text:section>
      <text:p text:style-name="P39"/>
      <text:h text:style-name="Heading_20_4" text:outline-level="4"><text:bookmark-start text:name="__RefHeading___Toc220_1486969258"/><text:line-break/><text:span text:style-name="T35">fichier </text:span><text:span text:style-name="T36">views/partials/footer.ejs</text:span> <text:bookmark-end text:name="__RefHeading___Toc220_1486969258"/></text:h>
      <text:p text:style-name="P40"/>
      <text:section text:style-name="Sect2" text:name="cdk-accordion-child-231">
        <text:p text:style-name="P36"><text:span text:style-name="Source_20_Text"><text:span text:style-name="T37">&lt;/</text:span></text:span><text:span text:style-name="Source_20_Text"><text:span text:style-name="T38">main</text:span></text:span><text:span text:style-name="Source_20_Text"><text:span text:style-name="T3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footer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id</text:span></text:span><text:span text:style-name="Source_20_Text"><text:span text:style-name="T27">=</text:span></text:span><text:span text:style-name="Source_20_Text"><text:span text:style-name="T28">"footer-placeholder"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p</text:span></text:span><text:span text:style-name="Source_20_Text"><text:span text:style-name="T27">&gt;© 2025 Funigo. Tous droits réservés.&lt;/</text:span></text:span><text:span text:style-name="Source_20_Text"><text:span text:style-name="T33">p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p</text:span></text:span><text:span text:style-name="Source_20_Text"><text:span text:style-name="T27">&gt;Contact: info@funigo.com&lt;/</text:span></text:span><text:span text:style-name="Source_20_Text"><text:span text:style-name="T33">p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/</text:span></text:span><text:span text:style-name="Source_20_Text"><text:span text:style-name="T33">footer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30">&lt;!-- Script principal pour les appels API --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script</text:span></text:span><text:span text:style-name="Source_20_Text"><text:span text:style-name="T27"> </text:span></text:span><text:span text:style-name="Source_20_Text"><text:span text:style-name="T31">src</text:span></text:span><text:span text:style-name="Source_20_Text"><text:span text:style-name="T27">=</text:span></text:span><text:span text:style-name="Source_20_Text"><text:span text:style-name="T28">"/js/main.js"</text:span></text:span><text:span text:style-name="Source_20_Text"><text:span text:style-name="T27">&gt;&lt;/</text:span></text:span><text:span text:style-name="Source_20_Text"><text:span text:style-name="T33">script</text:span></text:span><text:span text:style-name="Source_20_Text"><text:span text:style-name="T27">&gt;</text:span></text:span></text:p>
        <text:p text:style-name="P36"><text:span text:style-name="Source_20_Text"><text:span text:style-name="T27">&lt;/</text:span></text:span><text:span text:style-name="Source_20_Text"><text:span text:style-name="T33">body</text:span></text:span><text:span text:style-name="Source_20_Text"><text:span text:style-name="T27">&gt;</text:span></text:span></text:p>
        <text:p text:style-name="P36"><text:span text:style-name="Source_20_Text"><text:span text:style-name="T27">&lt;/</text:span></text:span><text:span text:style-name="Source_20_Text"><text:span text:style-name="T33">html</text:span></text:span><text:span text:style-name="Source_20_Text"><text:span text:style-name="T27">&gt;</text:span></text:span></text:p>
      </text:section>
      <text:h text:style-name="P41" text:outline-level="3"><text:soft-page-break/><text:span text:style-name="T39"/></text:h>
      <text:h text:style-name="Heading_20_3" text:outline-level="3"><text:bookmark-start text:name="__RefHeading___Toc39_1486969258"/>Étape C : NOUVEAU - <text:span text:style-name="T13">public/kanji_trace.html</text:span><text:bookmark-end text:name="__RefHeading___Toc39_1486969258"/></text:h>
      <text:p text:style-name="P42">Un simple fichier statique comme demandé.</text:p>
      <text:h text:style-name="Heading_20_4" text:outline-level="4"><text:bookmark-start text:name="__RefHeading___Toc696_1486969258"/><text:span text:style-name="T40">Fichier </text:span>public/kanji_trace.html<text:bookmark-end text:name="__RefHeading___Toc696_1486969258"/></text:h>
      <text:p text:style-name="P43"/>
      <text:section text:style-name="Sect2" text:name="cdk-accordion-child-253">
        <text:p text:style-name="P44"><text:span text:style-name="Source_20_Text"><text:span text:style-name="T14">&lt;!DOCTYPE html&gt;</text:span></text:span></text:p>
        <text:p text:style-name="P44"><text:span text:style-name="Source_20_Text"><text:span text:style-name="T41">&lt;</text:span></text:span><text:span text:style-name="Source_20_Text"><text:span text:style-name="T38">html</text:span></text:span><text:span text:style-name="Source_20_Text"><text:span text:style-name="T41"> </text:span></text:span><text:span text:style-name="Source_20_Text"><text:span text:style-name="T14">lang</text:span></text:span><text:span text:style-name="Source_20_Text"><text:span text:style-name="T41">=</text:span></text:span><text:span text:style-name="Source_20_Text"><text:span text:style-name="T42">"fr"</text:span></text:span><text:span text:style-name="Source_20_Text"><text:span text:style-name="T41">&gt;</text:span></text:span></text:p>
        <text:p text:style-name="P44"><text:span text:style-name="Source_20_Text"><text:span text:style-name="T41">&lt;</text:span></text:span><text:span text:style-name="Source_20_Text"><text:span text:style-name="T38">head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meta</text:span></text:span><text:span text:style-name="Source_20_Text"><text:span text:style-name="T41"> </text:span></text:span><text:span text:style-name="Source_20_Text"><text:span text:style-name="T14">charset</text:span></text:span><text:span text:style-name="Source_20_Text"><text:span text:style-name="T41">=</text:span></text:span><text:span text:style-name="Source_20_Text"><text:span text:style-name="T42">"UTF-8"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meta</text:span></text:span><text:span text:style-name="Source_20_Text"><text:span text:style-name="T41"> </text:span></text:span><text:span text:style-name="Source_20_Text"><text:span text:style-name="T14">name</text:span></text:span><text:span text:style-name="Source_20_Text"><text:span text:style-name="T41">=</text:span></text:span><text:span text:style-name="Source_20_Text"><text:span text:style-name="T42">"viewport"</text:span></text:span><text:span text:style-name="Source_20_Text"><text:span text:style-name="T41"> </text:span></text:span><text:span text:style-name="Source_20_Text"><text:span text:style-name="T14">content</text:span></text:span><text:span text:style-name="Source_20_Text"><text:span text:style-name="T41">=</text:span></text:span><text:span text:style-name="Source_20_Text"><text:span text:style-name="T42">"width=device-width, initial-scale=1.0"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title</text:span></text:span><text:span text:style-name="Source_20_Text"><text:span text:style-name="T41">&gt;Funigo - Tracé des Kanji&lt;/</text:span></text:span><text:span text:style-name="Source_20_Text"><text:span text:style-name="T38">title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25">&lt;!-- Vous pouvez lier le même CSS pour garder un style cohérent --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link</text:span></text:span><text:span text:style-name="Source_20_Text"><text:span text:style-name="T41"> </text:span></text:span><text:span text:style-name="Source_20_Text"><text:span text:style-name="T14">rel</text:span></text:span><text:span text:style-name="Source_20_Text"><text:span text:style-name="T41">=</text:span></text:span><text:span text:style-name="Source_20_Text"><text:span text:style-name="T42">"stylesheet"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css/style.css"</text:span></text:span><text:span text:style-name="Source_20_Text"><text:span text:style-name="T41">&gt;</text:span></text:span></text:p>
        <text:p text:style-name="P44"><text:span text:style-name="Source_20_Text"><text:span text:style-name="T41">&lt;/</text:span></text:span><text:span text:style-name="Source_20_Text"><text:span text:style-name="T38">head</text:span></text:span><text:span text:style-name="Source_20_Text"><text:span text:style-name="T41">&gt;</text:span></text:span></text:p>
        <text:p text:style-name="P44"><text:span text:style-name="Source_20_Text"><text:span text:style-name="T41">&lt;</text:span></text:span><text:span text:style-name="Source_20_Text"><text:span text:style-name="T38">body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25">&lt;!--</text:span></text:span></text:p>
        <text:p text:style-name="P45"><text:span text:style-name="Source_20_Text"><text:span text:style-name="T44"><text:s text:c="8"/></text:span></text:span><text:span text:style-name="Source_20_Text"><text:span text:style-name="T25">Pour avoir le header et le footer sur les pages statiques,</text:span></text:span></text:p>
        <text:p text:style-name="P45"><text:span text:style-name="Source_20_Text"><text:span text:style-name="T44"><text:s text:c="8"/></text:span></text:span><text:span text:style-name="Source_20_Text"><text:span text:style-name="T25">la méthode la plus simple est le "Server-Side Include" d'Apache,</text:span></text:span></text:p>
        <text:p text:style-name="P45"><text:span text:style-name="Source_20_Text"><text:span text:style-name="T44"><text:s text:c="8"/></text:span></text:span><text:span text:style-name="Source_20_Text"><text:span text:style-name="T25">ou le copier-coller. Une autre méthode plus avancée serait de</text:span></text:span></text:p>
        <text:p text:style-name="P45"><text:span text:style-name="Source_20_Text"><text:span text:style-name="T44"><text:s text:c="8"/></text:span></text:span><text:span text:style-name="Source_20_Text"><text:span text:style-name="T25">charger ces éléments via JavaScript.</text:span></text:span></text:p>
        <text:p text:style-name="P45"><text:span text:style-name="Source_20_Text"><text:span text:style-name="T44"><text:s text:c="8"/></text:span></text:span><text:span text:style-name="Source_20_Text"><text:span text:style-name="T25">Ici, nous allons garder la page simple.</text:span></text:span></text:p>
        <text:p text:style-name="P45"><text:span text:style-name="Source_20_Text"><text:span text:style-name="T44"><text:s text:c="4"/></text:span></text:span><text:span text:style-name="Source_20_Text"><text:span text:style-name="T25">--&gt;</text:span></text:span></text:p>
        <text:p text:style-name="P44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content"</text:span></text:span><text:span text:style-name="Source_20_Text"><text:span text:style-name="T41"> </text:span></text:span><text:span text:style-name="Source_20_Text"><text:span text:style-name="T14">style</text:span></text:span><text:span text:style-name="Source_20_Text"><text:span text:style-name="T41">=</text:span></text:span><text:span text:style-name="Source_20_Text"><text:span text:style-name="T42">"margin: 20px auto;"</text:span></text:span><text:span text:style-name="Source_20_Text"><text:span text:style-name="T41">&gt;</text:span></text:span></text:p>
        <text:p text:style-name="P44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h1</text:span></text:span><text:span text:style-name="Source_20_Text"><text:span text:style-name="T41">&gt;Tracé des Kanji&lt;/</text:span></text:span><text:span text:style-name="Source_20_Text"><text:span text:style-name="T38">h1</text:span></text:span><text:span text:style-name="Source_20_Text"><text:span text:style-name="T41">&gt;</text:span></text:span></text:p>
        <text:p text:style-name="P44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p</text:span></text:span><text:span text:style-name="Source_20_Text"><text:span text:style-name="T41">&gt;Cette section est en cours de construction.&lt;/</text:span></text:span><text:span text:style-name="Source_20_Text"><text:span text:style-name="T38">p</text:span></text:span><text:span text:style-name="Source_20_Text"><text:span text:style-name="T41">&gt;</text:span></text:span></text:p>
        <text:p text:style-name="P44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p</text:span></text:span><text:span text:style-name="Source_20_Text"><text:span text:style-name="T41">&gt;Elle permettra d'afficher l'ordre des traits pour écrire les kanjis, potentiellement en intégrant un outil d'animation.&lt;/</text:span></text:span><text:span text:style-name="Source_20_Text"><text:span text:style-name="T38">p</text:span></text:span><text:span text:style-name="Source_20_Text"><text:span text:style-name="T41">&gt;</text:span></text:span></text:p>
        <text:p text:style-name="P44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"</text:span></text:span><text:span text:style-name="Source_20_Text"><text:span text:style-name="T41">&gt;Retour à l'accueil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44"><text:span text:style-name="Source_20_Text"><text:span text:style-name="T43"><text:s text:c="4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44"><text:span text:style-name="Source_20_Text"><text:span text:style-name="T41">&lt;/</text:span></text:span><text:span text:style-name="Source_20_Text"><text:span text:style-name="T38">body</text:span></text:span><text:span text:style-name="Source_20_Text"><text:span text:style-name="T41">&gt;</text:span></text:span></text:p>
        <text:p text:style-name="P44"><text:span text:style-name="Source_20_Text"><text:span text:style-name="T41">&lt;/</text:span></text:span><text:span text:style-name="Source_20_Text"><text:span text:style-name="T38">html</text:span></text:span><text:span text:style-name="Source_20_Text"><text:span text:style-name="T41">&gt;</text:span></text:span></text:p>
        <text:p text:style-name="P46"><text:span text:style-name="T45"/></text:p>
        <text:p text:style-name="P47"/>
      </text:section>
      <text:p text:style-name="P48"/>
      <text:h text:style-name="P49" text:outline-level="4"><text:bookmark-start text:name="__RefHeading___Toc222_1486969258"/><text:span text:style-name="T35">Formulaire et résultats pour les Kanji : </text:span><text:span text:style-name="T36">views/pages/kanji_form.ejs</text:span> <text:bookmark-end text:name="__RefHeading___Toc222_1486969258"/></text:h>
      <text:p text:style-name="P40"/>
      <text:section text:style-name="Sect2" text:name="cdk-accordion-child-233">
        <text:p text:style-name="P36"><text:span text:style-name="Source_20_Text"><text:span text:style-name="T37">&lt;%- include('../partials/header') %&gt;</text:span></text:span></text:p>
        <text:p text:style-name="P37"/>
        <text:p text:style-name="P36"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content"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h2</text:span></text:span><text:span text:style-name="Source_20_Text"><text:span text:style-name="T27">&gt;Rechercher un Kanji&lt;/</text:span></text:span><text:span text:style-name="Source_20_Text"><text:span text:style-name="T33">h2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3">form</text:span></text:span><text:span text:style-name="Source_20_Text"><text:span text:style-name="T27"> </text:span></text:span><text:span text:style-name="Source_20_Text"><text:span text:style-name="T31">action</text:span></text:span><text:span text:style-name="Source_20_Text"><text:span text:style-name="T27">=</text:span></text:span><text:span text:style-name="Source_20_Text"><text:span text:style-name="T28">"/kanji/search"</text:span></text:span><text:span text:style-name="Source_20_Text"><text:span text:style-name="T27"> </text:span></text:span><text:span text:style-name="Source_20_Text"><text:span text:style-name="T31">method</text:span></text:span><text:span text:style-name="Source_20_Text"><text:span text:style-name="T27">=</text:span></text:span><text:span text:style-name="Source_20_Text"><text:span text:style-name="T28">"POST"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search-form"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input</text:span></text:span><text:span text:style-name="Source_20_Text"><text:span text:style-name="T27"> </text:span></text:span><text:span text:style-name="Source_20_Text"><text:span text:style-name="T31">type</text:span></text:span><text:span text:style-name="Source_20_Text"><text:span text:style-name="T27">=</text:span></text:span><text:span text:style-name="Source_20_Text"><text:span text:style-name="T28">"text"</text:span></text:span><text:span text:style-name="Source_20_Text"><text:span text:style-name="T27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searchTerm"</text:span></text:span><text:span text:style-name="Source_20_Text"><text:span text:style-name="T27"> </text:span></text:span><text:span text:style-name="Source_20_Text"><text:span text:style-name="T31">placeholder</text:span></text:span><text:span text:style-name="Source_20_Text"><text:span text:style-name="T27">=</text:span></text:span><text:span text:style-name="Source_20_Text"><text:span text:style-name="T28">"Entrez un kanji, romaji, sens..."</text:span></text:span><text:span text:style-name="Source_20_Text"><text:span text:style-name="T27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&lt;%= typeof searchTerm !== 'undefined' ? searchTerm : '' %&gt;"</text:span></text:span><text:span text:style-name="Source_20_Text"><text:span text:style-name="T27"> </text:span></text:span><text:span text:style-name="Source_20_Text"><text:span text:style-name="T31">required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button</text:span></text:span><text:span text:style-name="Source_20_Text"><text:span text:style-name="T27"> </text:span></text:span><text:span text:style-name="Source_20_Text"><text:span text:style-name="T31">type</text:span></text:span><text:span text:style-name="Source_20_Text"><text:span text:style-name="T27">=</text:span></text:span><text:span text:style-name="Source_20_Text"><text:span text:style-name="T28">"submit"</text:span></text:span><text:span text:style-name="Source_20_Text"><text:span text:style-name="T27">&gt;Rechercher&lt;/</text:span></text:span><text:span text:style-name="Source_20_Text"><text:span text:style-name="T33">button</text:span></text:span><text:span text:style-name="Source_20_Text"><text:span text:style-name="T27">&gt;</text:span></text:span></text:p>
        <text:p text:style-name="P36"><text:span text:style-name="Source_20_Text"><text:span text:style-name="T16"><text:s text:c="4"/></text:span></text:span><text:span text:style-name="Source_20_Text"><text:span text:style-name="T27">&lt;/</text:span></text:span><text:span text:style-name="Source_20_Text"><text:span text:style-name="T33">form</text:span></text:span><text:span text:style-name="Source_20_Text"><text:span text:style-name="T27">&gt;</text:span></text:span></text:p>
        <text:p text:style-name="P37"/>
        <text:p text:style-name="P37"><text:span text:style-name="Source_20_Text"><text:span text:style-name="T16"><text:s text:c="4"/></text:span></text:span><text:span text:style-name="Source_20_Text"><text:span text:style-name="T27">&lt;% if (results.length &gt; 0) { %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h3</text:span></text:span><text:span text:style-name="Source_20_Text"><text:span text:style-name="T27">&gt;Résultats pour "&lt;%= searchTerm %&gt;"&lt;/</text:span></text:span><text:span text:style-name="Source_20_Text"><text:span text:style-name="T33">h3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div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results-table-container"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3">table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thead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3">tr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Niveau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Kanji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Onyomi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Kunyomi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h</text:span></text:span><text:span text:style-name="Source_20_Text"><text:span text:style-name="T27">&gt;Français&lt;/</text:span></text:span><text:span text:style-name="Source_20_Text"><text:span text:style-name="T33">th</text:span></text:span><text:span text:style-name="Source_20_Text"><text:span text:style-name="T27">&gt;</text:span></text:span></text:p>
        <text:p text:style-name="P36"><text:span text:style-name="Source_20_Text"><text:span text:style-name="T16"><text:s text:c="20"/></text:span></text:span><text:span text:style-name="Source_20_Text"><text:span text:style-name="T27">&lt;/</text:span></text:span><text:span text:style-name="Source_20_Text"><text:span text:style-name="T33">tr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/</text:span></text:span><text:span text:style-name="Source_20_Text"><text:span text:style-name="T33">thead</text:span></text:span><text:span text:style-name="Source_20_Text"><text:span text:style-name="T27">&gt;</text:span></text:span></text:p>
        <text:p text:style-name="P36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3">tbody</text:span></text:span><text:span text:style-name="Source_20_Text"><text:span text:style-name="T27">&gt;</text:span></text:span></text:p>
        <text:p text:style-name="P37"><text:span text:style-name="Source_20_Text"><text:span text:style-name="T16"><text:s text:c="20"/></text:span></text:span><text:span text:style-name="Source_20_Text"><text:span text:style-name="T27">&lt;% results.forEach(kanji =&gt; { %&gt;</text:span></text:span></text:p>
        <text:p text:style-name="P36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3">tr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&gt;&lt;%= kanji.niveau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 </text:span></text:span><text:span text:style-name="Source_20_Text"><text:span text:style-name="T31">class</text:span></text:span><text:span text:style-name="Source_20_Text"><text:span text:style-name="T27">=</text:span></text:span><text:span text:style-name="Source_20_Text"><text:span text:style-name="T28">"jp-char"</text:span></text:span><text:span text:style-name="Source_20_Text"><text:span text:style-name="T27">&gt;&lt;%= kanji.kanji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&gt;&lt;%= kanji.onyomi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&gt;&lt;%= kanji.kunyomi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8"/></text:span></text:span><text:span text:style-name="Source_20_Text"><text:span text:style-name="T27">&lt;</text:span></text:span><text:span text:style-name="Source_20_Text"><text:span text:style-name="T33">td</text:span></text:span><text:span text:style-name="Source_20_Text"><text:span text:style-name="T27">&gt;&lt;%= kanji.francais %&gt;&lt;/</text:span></text:span><text:span text:style-name="Source_20_Text"><text:span text:style-name="T33">td</text:span></text:span><text:span text:style-name="Source_20_Text"><text:span text:style-name="T27">&gt;</text:span></text:span></text:p>
        <text:p text:style-name="P36"><text:span text:style-name="Source_20_Text"><text:span text:style-name="T16"><text:s text:c="24"/></text:span></text:span><text:span text:style-name="Source_20_Text"><text:span text:style-name="T27">&lt;/</text:span></text:span><text:span text:style-name="Source_20_Text"><text:span text:style-name="T33">tr</text:span></text:span><text:span text:style-name="Source_20_Text"><text:span text:style-name="T27">&gt;</text:span></text:span></text:p>
        <text:p text:style-name="P37"><text:span text:style-name="Source_20_Text"><text:span text:style-name="T16"><text:s text:c="20"/></text:span></text:span><text:span text:style-name="Source_20_Text"><text:span text:style-name="T27">&lt;% }); %&gt;</text:span></text:span></text:p>
        <text:p text:style-name="P36"><text:span text:style-name="Source_20_Text"><text:span text:style-name="T16"><text:s text:c="16"/></text:span></text:span><text:span text:style-name="Source_20_Text"><text:span text:style-name="T27">&lt;/</text:span></text:span><text:span text:style-name="Source_20_Text"><text:span text:style-name="T33">tbody</text:span></text:span><text:span text:style-name="Source_20_Text"><text:span text:style-name="T27">&gt;</text:span></text:span></text:p>
        <text:p text:style-name="P36"><text:span text:style-name="Source_20_Text"><text:span text:style-name="T16"><text:s text:c="12"/></text:span></text:span><text:span text:style-name="Source_20_Text"><text:span text:style-name="T27">&lt;/</text:span></text:span><text:span text:style-name="Source_20_Text"><text:span text:style-name="T33">table</text:span></text:span><text:span text:style-name="Source_20_Text"><text:span text:style-name="T27">&gt;</text:span></text:span></text:p>
        <text:p text:style-name="P36"><text:span text:style-name="Source_20_Text"><text:span text:style-name="T16"><text:s text:c="8"/></text:span></text:span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7"><text:span text:style-name="Source_20_Text"><text:span text:style-name="T16"><text:s text:c="4"/></text:span></text:span><text:span text:style-name="Source_20_Text"><text:span text:style-name="T27">&lt;% } else if (typeof searchTerm !== 'undefined') { %&gt;</text:span></text:span></text:p>
        <text:p text:style-name="P36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33">p</text:span></text:span><text:span text:style-name="Source_20_Text"><text:span text:style-name="T27">&gt;Aucun résultat trouvé pour "&lt;%= searchTerm %&gt;".&lt;/</text:span></text:span><text:span text:style-name="Source_20_Text"><text:span text:style-name="T33">p</text:span></text:span><text:span text:style-name="Source_20_Text"><text:span text:style-name="T27">&gt;</text:span></text:span></text:p>
        <text:p text:style-name="P37"><text:span text:style-name="Source_20_Text"><text:span text:style-name="T16"><text:s text:c="4"/></text:span></text:span><text:span text:style-name="Source_20_Text"><text:span text:style-name="T27">&lt;% } %&gt;</text:span></text:span></text:p>
        <text:p text:style-name="P36"><text:span text:style-name="Source_20_Text"><text:span text:style-name="T27">&lt;/</text:span></text:span><text:span text:style-name="Source_20_Text"><text:span text:style-name="T33">div</text:span></text:span><text:span text:style-name="Source_20_Text"><text:span text:style-name="T27">&gt;</text:span></text:span></text:p>
        <text:p text:style-name="P37"><text:span text:style-name="Source_20_Text"><text:span text:style-name="T27">&lt;%- include('../partials/footer') %&gt;</text:span></text:span></text:p>
      </text:section>
      <text:h text:style-name="Heading_20_3" text:outline-level="3"><text:bookmark-start text:name="__RefHeading___Toc41_1486969258"/><text:soft-page-break/>Étape D : NOUVEAU - <text:span text:style-name="T13">views/pages/region_form.ejs</text:span><text:bookmark-end text:name="__RefHeading___Toc41_1486969258"/></text:h>
      <text:h text:style-name="Heading_20_4" text:outline-level="4"><text:bookmark-start text:name="__RefHeading___Toc698_1486969258"/> <text:span text:style-name="T40">Fichier </text:span>views/pages/region_form.ejs<text:bookmark-end text:name="__RefHeading___Toc698_1486969258"/></text:h>
      <text:h text:style-name="Heading_20_4" text:outline-level="4"><text:bookmark-start text:name="__RefHeading___Toc224_1486969258"/>Formulaire et affichage des résultats pour les régions.<text:bookmark-end text:name="__RefHeading___Toc224_1486969258"/></text:h>
      <text:section text:style-name="Sect2" text:name="cdk-accordion-child-254">
        <text:p text:style-name="P50"><text:span text:style-name="Source_20_Text"><text:span text:style-name="T41">&lt;%- include('../partials/header') %&gt;</text:span></text:span></text:p>
        <text:p text:style-name="P51"/>
        <text:p text:style-name="P50"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content"</text:span></text:span><text:span text:style-name="Source_20_Text"><text:span text:style-name="T41">&gt;</text:span></text:span></text:p>
        <text:p text:style-name="P50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h2</text:span></text:span><text:span text:style-name="Source_20_Text"><text:span text:style-name="T41">&gt;Rechercher une Région Française&lt;/</text:span></text:span><text:span text:style-name="Source_20_Text"><text:span text:style-name="T38">h2</text:span></text:span><text:span text:style-name="Source_20_Text"><text:span text:style-name="T41">&gt;</text:span></text:span></text:p>
        <text:p text:style-name="P50"><text:span text:style-name="Source_20_Text"><text:span text:style-name="T43"><text:s text:c="4"/></text:span></text:span><text:span text:style-name="Source_20_Text"><text:span text:style-name="T41">&lt;</text:span></text:span><text:span text:style-name="Source_20_Text"><text:span text:style-name="T38">form</text:span></text:span><text:span text:style-name="Source_20_Text"><text:span text:style-name="T41"> </text:span></text:span><text:span text:style-name="Source_20_Text"><text:span text:style-name="T14">action</text:span></text:span><text:span text:style-name="Source_20_Text"><text:span text:style-name="T41">=</text:span></text:span><text:span text:style-name="Source_20_Text"><text:span text:style-name="T42">"/regions/search"</text:span></text:span><text:span text:style-name="Source_20_Text"><text:span text:style-name="T41"> </text:span></text:span><text:span text:style-name="Source_20_Text"><text:span text:style-name="T14">method</text:span></text:span><text:span text:style-name="Source_20_Text"><text:span text:style-name="T41">=</text:span></text:span><text:span text:style-name="Source_20_Text"><text:span text:style-name="T42">"POST"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search-form"</text:span></text:span><text:span text:style-name="Source_20_Text"><text:span text:style-name="T41">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input</text:span></text:span><text:span text:style-name="Source_20_Text"><text:span text:style-name="T41"> </text:span></text:span><text:span text:style-name="Source_20_Text"><text:span text:style-name="T14">type</text:span></text:span><text:span text:style-name="Source_20_Text"><text:span text:style-name="T41">=</text:span></text:span><text:span text:style-name="Source_20_Text"><text:span text:style-name="T42">"text"</text:span></text:span><text:span text:style-name="Source_20_Text"><text:span text:style-name="T41"> </text:span></text:span><text:span text:style-name="Source_20_Text"><text:span text:style-name="T14">name</text:span></text:span><text:span text:style-name="Source_20_Text"><text:span text:style-name="T41">=</text:span></text:span><text:span text:style-name="Source_20_Text"><text:span text:style-name="T42">"searchTerm"</text:span></text:span><text:span text:style-name="Source_20_Text"><text:span text:style-name="T41"> </text:span></text:span><text:span text:style-name="Source_20_Text"><text:span text:style-name="T14">placeholder</text:span></text:span><text:span text:style-name="Source_20_Text"><text:span text:style-name="T41">=</text:span></text:span><text:span text:style-name="Source_20_Text"><text:span text:style-name="T42">"Entrez un nom de région..."</text:span></text:span><text:span text:style-name="Source_20_Text"><text:span text:style-name="T41"> </text:span></text:span><text:span text:style-name="Source_20_Text"><text:span text:style-name="T14">value</text:span></text:span><text:span text:style-name="Source_20_Text"><text:span text:style-name="T41">=</text:span></text:span><text:span text:style-name="Source_20_Text"><text:span text:style-name="T42">"&lt;%= searchTerm %&gt;"</text:span></text:span><text:span text:style-name="Source_20_Text"><text:span text:style-name="T41"> </text:span></text:span><text:span text:style-name="Source_20_Text"><text:span text:style-name="T14">required</text:span></text:span><text:span text:style-name="Source_20_Text"><text:span text:style-name="T41">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button</text:span></text:span><text:span text:style-name="Source_20_Text"><text:span text:style-name="T41"> </text:span></text:span><text:span text:style-name="Source_20_Text"><text:span text:style-name="T14">type</text:span></text:span><text:span text:style-name="Source_20_Text"><text:span text:style-name="T41">=</text:span></text:span><text:span text:style-name="Source_20_Text"><text:span text:style-name="T42">"submit"</text:span></text:span><text:span text:style-name="Source_20_Text"><text:span text:style-name="T41">&gt;Rechercher&lt;/</text:span></text:span><text:span text:style-name="Source_20_Text"><text:span text:style-name="T38">button</text:span></text:span><text:span text:style-name="Source_20_Text"><text:span text:style-name="T41">&gt;</text:span></text:span></text:p>
        <text:p text:style-name="P50"><text:span text:style-name="Source_20_Text"><text:span text:style-name="T43"><text:s text:c="4"/></text:span></text:span><text:span text:style-name="Source_20_Text"><text:span text:style-name="T41">&lt;/</text:span></text:span><text:span text:style-name="Source_20_Text"><text:span text:style-name="T38">form</text:span></text:span><text:span text:style-name="Source_20_Text"><text:span text:style-name="T41">&gt;</text:span></text:span></text:p>
        <text:p text:style-name="P51"/>
        <text:p text:style-name="P51"><text:span text:style-name="Source_20_Text"><text:span text:style-name="T43"><text:s text:c="4"/></text:span></text:span><text:span text:style-name="Source_20_Text"><text:span text:style-name="T41">&lt;% if (results.length &gt; 0) { %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h3</text:span></text:span><text:span text:style-name="Source_20_Text"><text:span text:style-name="T41">&gt;Résultats pour "&lt;%= searchTerm %&gt;"&lt;/</text:span></text:span><text:span text:style-name="Source_20_Text"><text:span text:style-name="T38">h3</text:span></text:span><text:span text:style-name="Source_20_Text"><text:span text:style-name="T41">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results-table-container"</text:span></text:span><text:span text:style-name="Source_20_Text"><text:span text:style-name="T41">&gt;</text:span></text:span></text:p>
        <text:p text:style-name="P50"><text:span text:style-name="Source_20_Text"><text:span text:style-name="T43"><text:s text:c="12"/></text:span></text:span><text:span text:style-name="Source_20_Text"><text:span text:style-name="T41">&lt;</text:span></text:span><text:span text:style-name="Source_20_Text"><text:span text:style-name="T38">table</text:span></text:span><text:span text:style-name="Source_20_Text"><text:span text:style-name="T41">&gt;</text:span></text:span></text:p>
        <text:p text:style-name="P50"><text:span text:style-name="Source_20_Text"><text:span text:style-name="T43"><text:s text:c="16"/></text:span></text:span><text:span text:style-name="Source_20_Text"><text:span text:style-name="T41">&lt;</text:span></text:span><text:span text:style-name="Source_20_Text"><text:span text:style-name="T38">thead</text:span></text:span><text:span text:style-name="Source_20_Text"><text:span text:style-name="T41">&gt;</text:span></text:span></text:p>
        <text:p text:style-name="P50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tr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25">&lt;!-- Adaptez ces colonnes à votre future table 'region_fr' --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h</text:span></text:span><text:span text:style-name="Source_20_Text"><text:span text:style-name="T41">&gt;Nom Région&lt;/</text:span></text:span><text:span text:style-name="Source_20_Text"><text:span text:style-name="T38">th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h</text:span></text:span><text:span text:style-name="Source_20_Text"><text:span text:style-name="T41">&gt;Code Région&lt;/</text:span></text:span><text:span text:style-name="Source_20_Text"><text:span text:style-name="T38">th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h</text:span></text:span><text:span text:style-name="Source_20_Text"><text:span text:style-name="T41">&gt;Chef-lieu&lt;/</text:span></text:span><text:span text:style-name="Source_20_Text"><text:span text:style-name="T38">th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h</text:span></text:span><text:span text:style-name="Source_20_Text"><text:span text:style-name="T41">&gt;Population&lt;/</text:span></text:span><text:span text:style-name="Source_20_Text"><text:span text:style-name="T38">th</text:span></text:span><text:span text:style-name="Source_20_Text"><text:span text:style-name="T41">&gt;</text:span></text:span></text:p>
        <text:p text:style-name="P50"><text:span text:style-name="Source_20_Text"><text:span text:style-name="T43"><text:s text:c="20"/></text:span></text:span><text:span text:style-name="Source_20_Text"><text:span text:style-name="T41">&lt;/</text:span></text:span><text:span text:style-name="Source_20_Text"><text:span text:style-name="T38">tr</text:span></text:span><text:span text:style-name="Source_20_Text"><text:span text:style-name="T41">&gt;</text:span></text:span></text:p>
        <text:p text:style-name="P50"><text:span text:style-name="Source_20_Text"><text:span text:style-name="T43"><text:s text:c="16"/></text:span></text:span><text:span text:style-name="Source_20_Text"><text:span text:style-name="T41">&lt;/</text:span></text:span><text:span text:style-name="Source_20_Text"><text:span text:style-name="T38">thead</text:span></text:span><text:span text:style-name="Source_20_Text"><text:span text:style-name="T41">&gt;</text:span></text:span></text:p>
        <text:p text:style-name="P50"><text:span text:style-name="Source_20_Text"><text:span text:style-name="T43"><text:s text:c="16"/></text:span></text:span><text:span text:style-name="Source_20_Text"><text:span text:style-name="T41">&lt;</text:span></text:span><text:span text:style-name="Source_20_Text"><text:span text:style-name="T38">tbody</text:span></text:span><text:span text:style-name="Source_20_Text"><text:span text:style-name="T41">&gt;</text:span></text:span></text:p>
        <text:p text:style-name="P51"><text:span text:style-name="Source_20_Text"><text:span text:style-name="T43"><text:s text:c="20"/></text:span></text:span><text:span text:style-name="Source_20_Text"><text:span text:style-name="T41">&lt;% results.forEach(region =&gt; { %&gt;</text:span></text:span></text:p>
        <text:p text:style-name="P50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tr</text:span></text:span><text:span text:style-name="Source_20_Text"><text:span text:style-name="T41">&gt;</text:span></text:span></text:p>
        <text:p text:style-name="P50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td</text:span></text:span><text:span text:style-name="Source_20_Text"><text:span text:style-name="T41">&gt;&lt;%= region.nom_reg || 'N/A' %&gt;&lt;/</text:span></text:span><text:span text:style-name="Source_20_Text"><text:span text:style-name="T38">td</text:span></text:span><text:span text:style-name="Source_20_Text"><text:span text:style-name="T41">&gt;</text:span></text:span></text:p>
        <text:p text:style-name="P50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td</text:span></text:span><text:span text:style-name="Source_20_Text"><text:span text:style-name="T41">&gt;&lt;%= region.code_reg || 'N/A' %&gt;&lt;/</text:span></text:span><text:span text:style-name="Source_20_Text"><text:span text:style-name="T38">td</text:span></text:span><text:span text:style-name="Source_20_Text"><text:span text:style-name="T41">&gt;</text:span></text:span></text:p>
        <text:p text:style-name="P50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td</text:span></text:span><text:span text:style-name="Source_20_Text"><text:span text:style-name="T41">&gt;&lt;%= region.chef_lieu || 'N/A' %&gt;&lt;/</text:span></text:span><text:span text:style-name="Source_20_Text"><text:span text:style-name="T38">td</text:span></text:span><text:span text:style-name="Source_20_Text"><text:span text:style-name="T41">&gt;</text:span></text:span></text:p>
        <text:p text:style-name="P50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td</text:span></text:span><text:span text:style-name="Source_20_Text"><text:span text:style-name="T41">&gt;&lt;%= region.population ? region.population.toLocaleString('fr-FR') : 'N/A' %&gt;&lt;/</text:span></text:span><text:span text:style-name="Source_20_Text"><text:span text:style-name="T38">td</text:span></text:span><text:span text:style-name="Source_20_Text"><text:span text:style-name="T41">&gt;</text:span></text:span></text:p>
        <text:p text:style-name="P50"><text:span text:style-name="Source_20_Text"><text:span text:style-name="T43"><text:s text:c="24"/></text:span></text:span><text:span text:style-name="Source_20_Text"><text:span text:style-name="T41">&lt;/</text:span></text:span><text:span text:style-name="Source_20_Text"><text:span text:style-name="T38">tr</text:span></text:span><text:span text:style-name="Source_20_Text"><text:span text:style-name="T41">&gt;</text:span></text:span></text:p>
        <text:p text:style-name="P51"><text:span text:style-name="Source_20_Text"><text:span text:style-name="T43"><text:s text:c="20"/></text:span></text:span><text:span text:style-name="Source_20_Text"><text:span text:style-name="T41">&lt;% }); %&gt;</text:span></text:span></text:p>
        <text:p text:style-name="P50"><text:span text:style-name="Source_20_Text"><text:span text:style-name="T43"><text:s text:c="16"/></text:span></text:span><text:span text:style-name="Source_20_Text"><text:span text:style-name="T41">&lt;/</text:span></text:span><text:span text:style-name="Source_20_Text"><text:span text:style-name="T38">tbody</text:span></text:span><text:span text:style-name="Source_20_Text"><text:span text:style-name="T41">&gt;</text:span></text:span></text:p>
        <text:p text:style-name="P50"><text:span text:style-name="Source_20_Text"><text:span text:style-name="T43"><text:s text:c="12"/></text:span></text:span><text:span text:style-name="Source_20_Text"><text:span text:style-name="T41">&lt;/</text:span></text:span><text:span text:style-name="Source_20_Text"><text:span text:style-name="T38">table</text:span></text:span><text:span text:style-name="Source_20_Text"><text:span text:style-name="T41">&gt;</text:span></text:span></text:p>
        <text:p text:style-name="P50"><text:span text:style-name="Source_20_Text"><text:span text:style-name="T43"><text:s text:c="8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51"><text:span text:style-name="Source_20_Text"><text:span text:style-name="T43"><text:s text:c="4"/></text:span></text:span><text:span text:style-name="Source_20_Text"><text:span text:style-name="T41">&lt;% } else if (searchTerm) { %&gt;</text:span></text:span></text:p>
        <text:p text:style-name="P50"><text:span text:style-name="Source_20_Text"><text:span text:style-name="T43"><text:s text:c="8"/></text:span></text:span><text:span text:style-name="Source_20_Text"><text:span text:style-name="T41">&lt;</text:span></text:span><text:span text:style-name="Source_20_Text"><text:span text:style-name="T38">p</text:span></text:span><text:span text:style-name="Source_20_Text"><text:span text:style-name="T41">&gt;Aucun résultat trouvé pour "&lt;%= searchTerm %&gt;".&lt;/</text:span></text:span><text:span text:style-name="Source_20_Text"><text:span text:style-name="T38">p</text:span></text:span><text:span text:style-name="Source_20_Text"><text:span text:style-name="T41">&gt;</text:span></text:span></text:p>
        <text:p text:style-name="P51"><text:span text:style-name="Source_20_Text"><text:span text:style-name="T43"><text:s text:c="4"/></text:span></text:span><text:span text:style-name="Source_20_Text"><text:span text:style-name="T41">&lt;% } %&gt;</text:span></text:span></text:p>
        <text:p text:style-name="P52"><text:soft-page-break/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52"><text:span text:style-name="Source_20_Text"><text:span text:style-name="T41">&lt;%- include('../partials/footer') %&gt;</text:span></text:span></text:p>
      </text:section>
      <text:p text:style-name="P53"><text:span text:style-name="T46">Les autres fichiers (</text:span><text:span text:style-name="T13">style.css</text:span><text:span text:style-name="T46">, </text:span><text:span text:style-name="T13">main.js</text:span><text:span text:style-name="T46">, les autres pages de formulaire) restent identiques à la proposition précédente.</text:span> </text:p>
      <text:h text:style-name="P34" text:outline-level="3"><text:bookmark-start text:name="__RefHeading___Toc43_1486969258"/>Étape C : CSS pour le style et le responsive<text:bookmark-end text:name="__RefHeading___Toc43_1486969258"/></text:h>
      <text:h text:style-name="Heading_20_4" text:outline-level="4"><text:bookmark-start text:name="__RefHeading___Toc226_1486969258"/><text:span text:style-name="Strong_20_Emphasis"><text:span text:style-name="T10">fichier </text:span></text:span><text:span text:style-name="Strong_20_Emphasis"><text:span text:style-name="T23">public/css/style.css</text:span></text:span><text:bookmark-end text:name="__RefHeading___Toc226_1486969258"/></text:h>
      <text:p text:style-name="P54">Generated css</text:p>
      <text:section text:style-name="Sect2" text:name="cdk-accordion-child-234">
        <text:p text:style-name="P36"><text:span text:style-name="Source_20_Text"><text:span text:style-name="T25">/* --- Général --- */</text:span></text:span></text:p>
        <text:p text:style-name="P36"><text:span text:style-name="Source_20_Text"><text:span text:style-name="T33">body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font-family</text:span></text:span><text:span text:style-name="Source_20_Text"><text:span text:style-name="T27">: Arial, sans-serif;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36"><text:span text:style-name="Source_20_Text"><text:span text:style-name="T16"><text:s text:c="4"/></text:span></text:span><text:span text:style-name="Source_20_Text"><text:span text:style-name="T31">min-height</text:span></text:span><text:span text:style-name="Source_20_Text"><text:span text:style-name="T27">: </text:span></text:span><text:span text:style-name="Source_20_Text"><text:span text:style-name="T31">100vh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4f4f4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3">main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flex-grow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1">.conten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120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auto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2px</text:span></text:span><text:span text:style-name="Source_20_Text"><text:span text:style-name="T27"> </text:span></text:span><text:span text:style-name="Source_20_Text"><text:span text:style-name="T31">5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1</text:span></text:span><text:span text:style-name="Source_20_Text"><text:span text:style-name="T27">)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1">.jp-cha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.5em</text:span></text:span><text:span text:style-name="Source_20_Text"><text:span text:style-name="T27">; </text:span></text:span><text:span text:style-name="Source_20_Text"><text:span text:style-name="T30">/* Agrandir les kanjis/kanas */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Header --- */</text:span></text:span></text:p>
        <text:p text:style-name="P36"><text:span text:style-name="Source_20_Text"><text:span text:style-name="T33">head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3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1">.title-contain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36"><text:soft-page-break/><text:span text:style-name="Source_20_Text"><text:span text:style-name="T16"><text:s text:c="4"/></text:span></text:span><text:span text:style-name="Source_20_Text"><text:span text:style-name="T31">align-items</text:span></text:span><text:span text:style-name="Source_20_Text"><text:span text:style-name="T27">: center;</text:span></text:span></text:p>
        <text:p text:style-name="P36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title-container</text:span></text:span><text:span text:style-name="Source_20_Text"><text:span text:style-name="T27"> </text:span></text:span><text:span text:style-name="Source_20_Text"><text:span text:style-name="T33">h1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2.5em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flag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height</text:span></text:span><text:span text:style-name="Source_20_Text"><text:span text:style-name="T27">: </text:span></text:span><text:span text:style-name="Source_20_Text"><text:span text:style-name="T31">4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API Container --- */</text:span></text:span></text:p>
        <text:p text:style-name="P36"><text:span text:style-name="Source_20_Text"><text:span text:style-name="T31">.api-contain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36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3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15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lex-wrap</text:span></text:span><text:span text:style-name="Source_20_Text"><text:span text:style-name="T27">: wrap; </text:span></text:span><text:span text:style-name="Source_20_Text"><text:span text:style-name="T30">/* Pour les petits écrans */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weather-box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444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15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36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20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weather-box</text:span></text:span><text:span text:style-name="Source_20_Text"><text:span text:style-name="T27"> </text:span></text:span><text:span text:style-name="Source_20_Text"><text:span text:style-name="T33">h3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</text:span></text:span><text:span text:style-name="Source_20_Text"><text:span text:style-name="T33">h3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bottom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666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-bottom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weather-box</text:span></text:span><text:span text:style-name="Source_20_Text"><text:span text:style-name="T27"> </text:span></text:span><text:span text:style-name="Source_20_Text"><text:span text:style-name="T33">p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</text:span></text:span><text:span text:style-name="Source_20_Text"><text:span text:style-name="T33">p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Navigation --- */</text:span></text:span></text:p>
        <text:p text:style-name="P36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list-style</text:span></text:span><text:span text:style-name="Source_20_Text"><text:span text:style-name="T27">: none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4a4a4a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37"><text:soft-page-break/><text:span text:style-name="Source_20_Text"><text:span text:style-name="T27">}</text:span></text:span></text:p>
        <text:p text:style-name="P36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3">a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4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decoration</text:span></text:span><text:span text:style-name="Source_20_Text"><text:span text:style-name="T27">: none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3">a:hover</text:span></text:span><text:span text:style-name="Source_20_Text"><text:span text:style-name="T27">, </text:span></text:span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555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dropdown-conten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none;</text:span></text:span></text:p>
        <text:p text:style-name="P36"><text:span text:style-name="Source_20_Text"><text:span text:style-name="T16"><text:s text:c="4"/></text:span></text:span><text:span text:style-name="Source_20_Text"><text:span text:style-name="T31">position</text:span></text:span><text:span text:style-name="Source_20_Text"><text:span text:style-name="T27">: absolute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555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16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px</text:span></text:span><text:span text:style-name="Source_20_Text"><text:span text:style-name="T27"> </text:span></text:span><text:span text:style-name="Source_20_Text"><text:span text:style-name="T31">8px</text:span></text:span><text:span text:style-name="Source_20_Text"><text:span text:style-name="T27"> </text:span></text:span><text:span text:style-name="Source_20_Text"><text:span text:style-name="T31">16px</text:span></text:span><text:span text:style-name="Source_20_Text"><text:span text:style-name="T27"> </text:span></text:span><text:span text:style-name="Source_20_Text"><text:span text:style-name="T31">0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2</text:span></text:span><text:span text:style-name="Source_20_Text"><text:span text:style-name="T27">);</text:span></text:span></text:p>
        <text:p text:style-name="P36"><text:span text:style-name="Source_20_Text"><text:span text:style-name="T16"><text:s text:c="4"/></text:span></text:span><text:span text:style-name="Source_20_Text"><text:span text:style-name="T31">z-index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dropdown-content</text:span></text:span><text:span text:style-name="Source_20_Text"><text:span text:style-name="T27"> </text:span></text:span><text:span text:style-name="Source_20_Text"><text:span text:style-name="T33">a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2px</text:span></text:span><text:span text:style-name="Source_20_Text"><text:span text:style-name="T27"> </text:span></text:span><text:span text:style-name="Source_20_Text"><text:span text:style-name="T31">16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decoration</text:span></text:span><text:span text:style-name="Source_20_Text"><text:span text:style-name="T27">: none;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Formulaires et Tableaux --- */</text:span></text:span></text:p>
        <text:p text:style-name="P36"><text:span text:style-name="Source_20_Text"><text:span text:style-name="T31">.search-form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36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1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margin-bottom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inpu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flex-grow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ccc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4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button</text:span></text:span><text:span text:style-name="Source_20_Text"><text:span text:style-name="T27"> {</text:span></text:span></text:p>
        <text:p text:style-name="P36"><text:soft-page-break/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7ab7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none;</text:span></text:span></text:p>
        <text:p text:style-name="P36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4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cursor</text:span></text:span><text:span text:style-name="Source_20_Text"><text:span text:style-name="T27">: pointer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1">.results-table-contain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overflow-x</text:span></text:span><text:span text:style-name="Source_20_Text"><text:span text:style-name="T27">: auto; </text:span></text:span><text:span text:style-name="Source_20_Text"><text:span text:style-name="T30">/* Pour le responsive */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3">table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width</text:span></text:span><text:span text:style-name="Source_20_Text"><text:span text:style-name="T27">: </text:span></text:span><text:span text:style-name="Source_20_Text"><text:span text:style-name="T31">100%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border-collapse</text:span></text:span><text:span text:style-name="Source_20_Text"><text:span text:style-name="T27">: collapse;</text:span></text:span></text:p>
        <text:p text:style-name="P36"><text:span text:style-name="Source_20_Text"><text:span text:style-name="T16"><text:s text:c="4"/></text:span></text:span><text:span text:style-name="Source_20_Text"><text:span text:style-name="T31">margin-top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3">th</text:span></text:span><text:span text:style-name="Source_20_Text"><text:span text:style-name="T27">, </text:span></text:span><text:span text:style-name="Source_20_Text"><text:span text:style-name="T33">td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ddd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37"><text:span text:style-name="Source_20_Text"><text:span text:style-name="T27">}</text:span></text:span></text:p>
        <text:p text:style-name="P36"><text:span text:style-name="Source_20_Text"><text:span text:style-name="T33">th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2f2f2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Footer --- */</text:span></text:span></text:p>
        <text:p text:style-name="P36"><text:span text:style-name="Source_20_Text"><text:span text:style-name="T33">footer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3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36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36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37"><text:span text:style-name="Source_20_Text"><text:span text:style-name="T27">}</text:span></text:span></text:p>
        <text:p text:style-name="P37"/>
        <text:p text:style-name="P36"><text:span text:style-name="Source_20_Text"><text:span text:style-name="T30">/* --- Responsive Design --- */</text:span></text:span></text:p>
        <text:p text:style-name="P36"><text:span text:style-name="Source_20_Text"><text:span text:style-name="T29">@media</text:span></text:span><text:span text:style-name="Source_20_Text"><text:span text:style-name="T27"> (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768px</text:span></text:span><text:span text:style-name="Source_20_Text"><text:span text:style-name="T27">) {</text:span></text:span></text:p>
        <text:p text:style-name="P36"><text:span text:style-name="Source_20_Text"><text:span text:style-name="T16"><text:s text:c="4"/></text:span></text:span><text:span text:style-name="Source_20_Text"><text:span text:style-name="T31">.title-container</text:span></text:span><text:span text:style-name="Source_20_Text"><text:span text:style-name="T27"> </text:span></text:span><text:span text:style-name="Source_20_Text"><text:span text:style-name="T33">h1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2em</text:span></text:span><text:span text:style-name="Source_20_Text"><text:span text:style-name="T27">;</text:span></text:span></text:p>
        <text:p text:style-name="P37"><text:span text:style-name="Source_20_Text"><text:span text:style-name="T16"><text:s text:c="4"/></text:span></text:span><text:span text:style-name="Source_20_Text"><text:span text:style-name="T27">}</text:span></text:span></text:p>
        <text:p text:style-name="P36"><text:span text:style-name="Source_20_Text"><text:span text:style-name="T16"><text:s text:c="4"/></text:span></text:span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37"><text:span text:style-name="Source_20_Text"><text:span text:style-name="T16"><text:s text:c="4"/></text:span></text:span><text:span text:style-name="Source_20_Text"><text:span text:style-name="T27">}</text:span></text:span></text:p>
        <text:p text:style-name="P36"><text:span text:style-name="Source_20_Text"><text:span text:style-name="T16"><text:s text:c="4"/>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36"><text:span text:style-name="Source_20_Text"><text:span text:style-name="T16"><text:s text:c="8"/></text:span></text:span><text:span text:style-name="Source_20_Text"><text:span text:style-name="T31">position</text:span></text:span><text:span text:style-name="Source_20_Text"><text:span text:style-name="T27">: static;</text:span></text:span></text:p>
        <text:p text:style-name="P37"><text:span text:style-name="Source_20_Text"><text:span text:style-name="T16"><text:s text:c="4"/></text:span></text:span><text:span text:style-name="Source_20_Text"><text:span text:style-name="T27">}</text:span></text:span></text:p>
      </text:section>
      <text:h text:style-name="P55" text:outline-level="4"><text:span text:style-name="Source_20_Text"><text:span text:style-name="T27"/></text:span></text:h>
      <text:h text:style-name="Heading_20_3" text:outline-level="3"><text:bookmark-start text:name="__RefHeading___Toc45_1486969258"/>Étape D : JavaScript côté client pour les APIs<text:bookmark-end text:name="__RefHeading___Toc45_1486969258"/></text:h>
      <text:p text:style-name="P1">Pour utiliser ces APIs, vous aurez besoin de clés d'API (API Keys).</text:p>
      <text:list text:style-name="L6">
        <text:list-item>
          <text:p text:style-name="P56"><text:span text:style-name="Strong_20_Emphasis"><text:span text:style-name="T10">Météo :</text:span></text:span><text:span text:style-name="T10"> Créez un compte sur </text:span><text:a xlink:type="simple" xlink:href="https://www.google.com/url?sa=E&amp;q=https%3A%2F%2Fopenweathermap.org%2Fapi" office:target-frame-name="_blank" xlink:show="new" text:style-name="Internet_20_link" text:visited-style-name="Visited_20_Internet_20_Link"><text:span text:style-name="T47">OpenWeatherMap</text:span></text:a><text:span text:style-name="T10"> et obtenez une clé gratuite.</text:span></text:p>
        </text:list-item>
        <text:list-item>
          <text:p text:style-name="P56"><text:span text:style-name="Strong_20_Emphasis"><text:span text:style-name="T10">Devise :</text:span></text:span><text:span text:style-name="T10"> Créez un compte sur un service comme </text:span><text:a xlink:type="simple" xlink:href="https://www.google.com/url?sa=E&amp;q=https%3A%2F%2Fwww.exchangerate-api.com%2F" office:target-frame-name="_blank" xlink:show="new" text:style-name="Internet_20_link" text:visited-style-name="Visited_20_Internet_20_Link"><text:span text:style-name="T47">ExchangeRate-API</text:span></text:a><text:span text:style-name="T10"> pour une clé gratuite.</text:span></text:p>
        </text:list-item>
      </text:list>
      <text:h text:style-name="Heading_20_4" text:outline-level="4"><text:bookmark-start text:name="__RefHeading___Toc228_1486969258"/><text:span text:style-name="Strong_20_Emphasis"><text:span text:style-name="T10">fichier </text:span></text:span><text:span text:style-name="Strong_20_Emphasis"><text:span text:style-name="T23">public/js/main.js</text:span></text:span><text:bookmark-end text:name="__RefHeading___Toc228_1486969258"/></text:h>
      <text:p text:style-name="P25">Generated javascript</text:p>
      <text:section text:style-name="Sect2" text:name="cdk-accordion-child-235">
        <text:p text:style-name="P36"><text:span text:style-name="Source_20_Text"><text:span text:style-name="T48">document</text:span></text:span><text:span text:style-name="Source_20_Text"><text:span text:style-name="T37">.addEventListener(</text:span></text:span><text:span text:style-name="Source_20_Text"><text:span text:style-name="T42">'DOMContentLoaded'</text:span></text:span><text:span text:style-name="Source_20_Text"><text:span text:style-name="T37">, () =&gt; {</text:span></text:span></text:p>
        <text:p text:style-name="P36"><text:span text:style-name="Source_20_Text"><text:span text:style-name="T16"><text:s text:c="4"/></text:span></text:span><text:span text:style-name="Source_20_Text"><text:span text:style-name="T30">// --- Remplacez par vos vraies clés API ---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WEATHER_API_KEY = </text:span></text:span><text:span text:style-name="Source_20_Text"><text:span text:style-name="T28">'VOTRE_CLE_API_OPENWEATHERMAP'</text:span></text:span><text:span text:style-name="Source_20_Text"><text:span text:style-name="T27">;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CURRENCY_API_KEY = </text:span></text:span><text:span text:style-name="Source_20_Text"><text:span text:style-name="T28">'VOTRE_CLE_API_EXCHANGERATE'</text:span></text:span><text:span text:style-name="Source_20_Text"><text:span text:style-name="T27">;</text:span></text:span></text:p>
        <text:p text:style-name="P37"/>
        <text:p text:style-name="P36"><text:span text:style-name="Source_20_Text"><text:span text:style-name="T16"><text:s text:c="4"/></text:span></text:span><text:span text:style-name="Source_20_Text"><text:span text:style-name="T30">// Coordonnées des villes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parisCoords = { </text:span></text:span><text:span text:style-name="Source_20_Text"><text:span text:style-name="T31">lat</text:span></text:span><text:span text:style-name="Source_20_Text"><text:span text:style-name="T27">: </text:span></text:span><text:span text:style-name="Source_20_Text"><text:span text:style-name="T31">48.8566</text:span></text:span><text:span text:style-name="Source_20_Text"><text:span text:style-name="T27">, </text:span></text:span><text:span text:style-name="Source_20_Text"><text:span text:style-name="T31">lon</text:span></text:span><text:span text:style-name="Source_20_Text"><text:span text:style-name="T27">: </text:span></text:span><text:span text:style-name="Source_20_Text"><text:span text:style-name="T31">2.3522</text:span></text:span><text:span text:style-name="Source_20_Text"><text:span text:style-name="T27"> };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tokyoCoords = { </text:span></text:span><text:span text:style-name="Source_20_Text"><text:span text:style-name="T31">lat</text:span></text:span><text:span text:style-name="Source_20_Text"><text:span text:style-name="T27">: </text:span></text:span><text:span text:style-name="Source_20_Text"><text:span text:style-name="T31">35.6895</text:span></text:span><text:span text:style-name="Source_20_Text"><text:span text:style-name="T27">, </text:span></text:span><text:span text:style-name="Source_20_Text"><text:span text:style-name="T31">lon</text:span></text:span><text:span text:style-name="Source_20_Text"><text:span text:style-name="T27">: </text:span></text:span><text:span text:style-name="Source_20_Text"><text:span text:style-name="T31">139.6917</text:span></text:span><text:span text:style-name="Source_20_Text"><text:span text:style-name="T27"> };</text:span></text:span></text:p>
        <text:p text:style-name="P37"/>
        <text:p text:style-name="P36"><text:span text:style-name="Source_20_Text"><text:span text:style-name="T16"><text:s text:c="4"/></text:span></text:span><text:span text:style-name="Source_20_Text"><text:span text:style-name="T30">// Fonction pour récupérer la météo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fetchWeather = (city, coords, apiKey) =&gt;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url = </text:span></text:span><text:span text:style-name="Source_20_Text"><text:span text:style-name="T28">`https://api.openweathermap.org/data/2.5/weather?lat=</text:span></text:span><text:span text:style-name="Source_20_Text"><text:span text:style-name="T32">${coords.lat}</text:span></text:span><text:span text:style-name="Source_20_Text"><text:span text:style-name="T28">&amp;lon=</text:span></text:span><text:span text:style-name="Source_20_Text"><text:span text:style-name="T32">${coords.lon}</text:span></text:span><text:span text:style-name="Source_20_Text"><text:span text:style-name="T28">&amp;appid=</text:span></text:span><text:span text:style-name="Source_20_Text"><text:span text:style-name="T32">${apiKey}</text:span></text:span><text:span text:style-name="Source_20_Text"><text:span text:style-name="T28">&amp;units=metric&amp;lang=fr`</text:span></text:span><text:span text:style-name="Source_20_Text"><text:span text:style-name="T27">;</text:span></text:span></text:p>
        <text:p text:style-name="P37"><text:span text:style-name="Source_20_Text"><text:span text:style-name="T16"><text:s text:c="8"/></text:span></text:span></text:p>
        <text:p text:style-name="P37"><text:span text:style-name="Source_20_Text"><text:span text:style-name="T16"><text:s text:c="8"/></text:span></text:span><text:span text:style-name="Source_20_Text"><text:span text:style-name="T27">fetch(url)</text:span></text:span></text:p>
        <text:p text:style-name="P36"><text:span text:style-name="Source_20_Text"><text:span text:style-name="T16"><text:s text:c="12"/></text:span></text:span><text:span text:style-name="Source_20_Text"><text:span text:style-name="T27">.then(response =&gt; response.json())</text:span></text:span></text:p>
        <text:p text:style-name="P36"><text:span text:style-name="Source_20_Text"><text:span text:style-name="T16"><text:s text:c="12"/></text:span></text:span><text:span text:style-name="Source_20_Text"><text:span text:style-name="T27">.then(data =&gt; {</text:span></text:span></text:p>
        <text:p text:style-name="P36"><text:span text:style-name="Source_20_Text"><text:span text:style-name="T16"><text:s text:c="16"/></text:span></text:span><text:span text:style-name="Source_20_Text"><text:span text:style-name="T29">if</text:span></text:span><text:span text:style-name="Source_20_Text"><text:span text:style-name="T27"> (data.main) {</text:span></text:span></text:p>
        <text:p text:style-name="P36"><text:span text:style-name="Source_20_Text"><text:span text:style-name="T16"><text:s text:c="20"/></text:span></text:span><text:span text:style-name="Source_20_Text"><text:span text:style-name="T26">document</text:span></text:span><text:span text:style-name="Source_20_Text"><text:span text:style-name="T27">.getElementById(</text:span></text:span><text:span text:style-name="Source_20_Text"><text:span text:style-name="T28">`</text:span></text:span><text:span text:style-name="Source_20_Text"><text:span text:style-name="T32">${city}</text:span></text:span><text:span text:style-name="Source_20_Text"><text:span text:style-name="T28">-temp`</text:span></text:span><text:span text:style-name="Source_20_Text"><text:span text:style-name="T27">).textContent = </text:span></text:span><text:span text:style-name="Source_20_Text"><text:span text:style-name="T26">Math</text:span></text:span><text:span text:style-name="Source_20_Text"><text:span text:style-name="T27">.round(data.main.temp);</text:span></text:span></text:p>
        <text:p text:style-name="P36"><text:span text:style-name="Source_20_Text"><text:span text:style-name="T16"><text:s text:c="20"/></text:span></text:span><text:span text:style-name="Source_20_Text"><text:span text:style-name="T26">document</text:span></text:span><text:span text:style-name="Source_20_Text"><text:span text:style-name="T27">.getElementById(</text:span></text:span><text:span text:style-name="Source_20_Text"><text:span text:style-name="T28">`</text:span></text:span><text:span text:style-name="Source_20_Text"><text:span text:style-name="T32">${city}</text:span></text:span><text:span text:style-name="Source_20_Text"><text:span text:style-name="T28">-clouds`</text:span></text:span><text:span text:style-name="Source_20_Text"><text:span text:style-name="T27">).textContent = data.weather[</text:span></text:span><text:span text:style-name="Source_20_Text"><text:span text:style-name="T31">0</text:span></text:span><text:span text:style-name="Source_20_Text"><text:span text:style-name="T27">].description;</text:span></text:span></text:p>
        <text:p text:style-name="P37"><text:span text:style-name="Source_20_Text"><text:span text:style-name="T16"><text:s text:c="16"/></text:span></text:span><text:span text:style-name="Source_20_Text"><text:span text:style-name="T27">}</text:span></text:span></text:p>
        <text:p text:style-name="P37"><text:span text:style-name="Source_20_Text"><text:span text:style-name="T16"><text:s text:c="12"/></text:span></text:span><text:span text:style-name="Source_20_Text"><text:span text:style-name="T27">})</text:span></text:span></text:p>
        <text:p text:style-name="P36"><text:span text:style-name="Source_20_Text"><text:span text:style-name="T16"><text:s text:c="12"/></text:span></text:span><text:span text:style-name="Source_20_Text"><text:span text:style-name="T27">.catch(error =&gt; </text:span></text:span><text:span text:style-name="Source_20_Text"><text:span text:style-name="T26">console</text:span></text:span><text:span text:style-name="Source_20_Text"><text:span text:style-name="T27">.error(</text:span></text:span><text:span text:style-name="Source_20_Text"><text:span text:style-name="T28">`Erreur météo pour </text:span></text:span><text:span text:style-name="Source_20_Text"><text:span text:style-name="T32">${city}</text:span></text:span><text:span text:style-name="Source_20_Text"><text:span text:style-name="T28">:`</text:span></text:span><text:span text:style-name="Source_20_Text"><text:span text:style-name="T27">, error));</text:span></text:span></text:p>
        <text:p text:style-name="P37"><text:span text:style-name="Source_20_Text"><text:span text:style-name="T16"><text:s text:c="4"/></text:span></text:span><text:span text:style-name="Source_20_Text"><text:span text:style-name="T27">};</text:span></text:span></text:p>
        <text:p text:style-name="P37"/>
        <text:p text:style-name="P36"><text:span text:style-name="Source_20_Text"><text:span text:style-name="T16"><text:s text:c="4"/></text:span></text:span><text:span text:style-name="Source_20_Text"><text:span text:style-name="T30">// Fonction pour récupérer le taux de change</text:span></text:span></text:p>
        <text:p text:style-name="P36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fetchCurrencyRate = (apiKey) =&gt; {</text:span></text:span></text:p>
        <text:p text:style-name="P36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url = </text:span></text:span><text:span text:style-name="Source_20_Text"><text:span text:style-name="T28">`https://v6.exchangerate-api.com/v6/</text:span></text:span><text:span text:style-name="Source_20_Text"><text:span text:style-name="T32">${apiKey}</text:span></text:span><text:span text:style-name="Source_20_Text"><text:span text:style-name="T28">/latest/EUR`</text:span></text:span><text:span text:style-name="Source_20_Text"><text:span text:style-name="T27">;</text:span></text:span></text:p>
        <text:p text:style-name="P37"><text:span text:style-name="Source_20_Text"><text:span text:style-name="T16"><text:s text:c="8"/></text:span></text:span></text:p>
        <text:p text:style-name="P37"><text:span text:style-name="Source_20_Text"><text:span text:style-name="T16"><text:s text:c="8"/></text:span></text:span><text:span text:style-name="Source_20_Text"><text:span text:style-name="T27">fetch(url)</text:span></text:span></text:p>
        <text:p text:style-name="P36"><text:span text:style-name="Source_20_Text"><text:span text:style-name="T16"><text:s text:c="12"/></text:span></text:span><text:span text:style-name="Source_20_Text"><text:span text:style-name="T27">.then(response =&gt; response.json())</text:span></text:span></text:p>
        <text:p text:style-name="P36"><text:span text:style-name="Source_20_Text"><text:span text:style-name="T16"><text:s text:c="12"/></text:span></text:span><text:span text:style-name="Source_20_Text"><text:span text:style-name="T27">.then(data =&gt; {</text:span></text:span></text:p>
        <text:p text:style-name="P36"><text:span text:style-name="Source_20_Text"><text:span text:style-name="T16"><text:s text:c="16"/></text:span></text:span><text:span text:style-name="Source_20_Text"><text:span text:style-name="T29">if</text:span></text:span><text:span text:style-name="Source_20_Text"><text:span text:style-name="T27"> (data.conversion_rates &amp;&amp; data.conversion_rates.JPY) {</text:span></text:span></text:p>
        <text:p text:style-name="P36"><text:soft-page-break/><text:span text:style-name="Source_20_Text"><text:span text:style-name="T16"><text:s text:c="20"/></text:span></text:span><text:span text:style-name="Source_20_Text"><text:span text:style-name="T26">document</text:span></text:span><text:span text:style-name="Source_20_Text"><text:span text:style-name="T27">.getElementById(</text:span></text:span><text:span text:style-name="Source_20_Text"><text:span text:style-name="T28">'eur-jpy-rate'</text:span></text:span><text:span text:style-name="Source_20_Text"><text:span text:style-name="T27">).textContent = data.conversion_rates.JPY.toFixed(</text:span></text:span><text:span text:style-name="Source_20_Text"><text:span text:style-name="T31">2</text:span></text:span><text:span text:style-name="Source_20_Text"><text:span text:style-name="T27">);</text:span></text:span></text:p>
        <text:p text:style-name="P37"><text:span text:style-name="Source_20_Text"><text:span text:style-name="T16"><text:s text:c="16"/></text:span></text:span><text:span text:style-name="Source_20_Text"><text:span text:style-name="T27">}</text:span></text:span></text:p>
        <text:p text:style-name="P37"><text:span text:style-name="Source_20_Text"><text:span text:style-name="T16"><text:s text:c="12"/></text:span></text:span><text:span text:style-name="Source_20_Text"><text:span text:style-name="T27">})</text:span></text:span></text:p>
        <text:p text:style-name="P36"><text:span text:style-name="Source_20_Text"><text:span text:style-name="T16"><text:s text:c="12"/></text:span></text:span><text:span text:style-name="Source_20_Text"><text:span text:style-name="T27">.catch(error =&gt; </text:span></text:span><text:span text:style-name="Source_20_Text"><text:span text:style-name="T26">console</text:span></text:span><text:span text:style-name="Source_20_Text"><text:span text:style-name="T27">.error(</text:span></text:span><text:span text:style-name="Source_20_Text"><text:span text:style-name="T28">'Erreur de taux de change:'</text:span></text:span><text:span text:style-name="Source_20_Text"><text:span text:style-name="T27">, error));</text:span></text:span></text:p>
        <text:p text:style-name="P37"><text:span text:style-name="Source_20_Text"><text:span text:style-name="T16"><text:s text:c="4"/></text:span></text:span><text:span text:style-name="Source_20_Text"><text:span text:style-name="T27">};</text:span></text:span></text:p>
        <text:p text:style-name="P37"/>
        <text:p text:style-name="P36"><text:span text:style-name="Source_20_Text"><text:span text:style-name="T16"><text:s text:c="4"/></text:span></text:span><text:span text:style-name="Source_20_Text"><text:span text:style-name="T30">// Appels aux fonctions</text:span></text:span></text:p>
        <text:p text:style-name="P36"><text:span text:style-name="Source_20_Text"><text:span text:style-name="T16"><text:s text:c="4"/></text:span></text:span><text:span text:style-name="Source_20_Text"><text:span text:style-name="T27">fetchWeather(</text:span></text:span><text:span text:style-name="Source_20_Text"><text:span text:style-name="T28">'paris'</text:span></text:span><text:span text:style-name="Source_20_Text"><text:span text:style-name="T27">, parisCoords, WEATHER_API_KEY);</text:span></text:span></text:p>
        <text:p text:style-name="P36"><text:span text:style-name="Source_20_Text"><text:span text:style-name="T16"><text:s text:c="4"/></text:span></text:span><text:span text:style-name="Source_20_Text"><text:span text:style-name="T27">fetchWeather(</text:span></text:span><text:span text:style-name="Source_20_Text"><text:span text:style-name="T28">'tokyo'</text:span></text:span><text:span text:style-name="Source_20_Text"><text:span text:style-name="T27">, tokyoCoords, WEATHER_API_KEY);</text:span></text:span></text:p>
        <text:p text:style-name="P37"><text:span text:style-name="Source_20_Text"><text:span text:style-name="T16"><text:s text:c="4"/></text:span></text:span><text:span text:style-name="Source_20_Text"><text:span text:style-name="T27">fetchCurrencyRate(CURRENCY_API_KEY);</text:span></text:span></text:p>
        <text:p text:style-name="P37"><text:span text:style-name="Source_20_Text"><text:span text:style-name="T27">});</text:span></text:span></text:p>
      </text:section>
      <text:p text:style-name="P29"/>
      <text:h text:style-name="P57" text:outline-level="3"><text:bookmark-start text:name="__RefHeading___Toc47_1486969258"/><text:span text:style-name="Source_20_Text"><text:span text:style-name="T49">5. Configuration Apache </text:span></text:span><text:span text:style-name="Source_20_Text"><text:span text:style-name="T23">httpd-vhosts.conf</text:span></text:span><text:span text:style-name="Source_20_Text"><text:span text:style-name="T49"> (inchangée)</text:span></text:span><text:bookmark-end text:name="__RefHeading___Toc47_1486969258"/></text:h>
      <text:p text:style-name="P58"><text:span text:style-name="T50">La configuration reste valide car elle redirige tout le trafic vers l'application Node.js, qui se charge ensuite de servir les bonnes pages (dynamiques ou statiques).</text:span></text:p>
      <text:section text:style-name="Sect2" text:name="cdk-accordion-child-255">
        <text:p text:style-name="P59"><text:span text:style-name="Source_20_Text"><text:span text:style-name="T51"># Redirection de HTTP vers HTTPS</text:span></text:span></text:p>
        <text:p text:style-name="P60"><text:span text:style-name="Source_20_Text"><text:span text:style-name="T52">&lt;VirtualHost *:80&gt;</text:span></text:span></text:p>
        <text:p text:style-name="P60"><text:span text:style-name="Source_20_Text"><text:span text:style-name="T43"><text:s text:c="4"/></text:span></text:span><text:span text:style-name="Source_20_Text"><text:span text:style-name="T52">ServerName www.funigo.fr</text:span></text:span></text:p>
        <text:p text:style-name="P60"><text:span text:style-name="Source_20_Text"><text:span text:style-name="T43"><text:s text:c="4"/></text:span></text:span><text:span text:style-name="Source_20_Text"><text:span text:style-name="T52">ServerAlias funigo.fr</text:span></text:span></text:p>
        <text:p text:style-name="P60"><text:span text:style-name="Source_20_Text"><text:span text:style-name="T43"><text:s text:c="4"/></text:span></text:span><text:span text:style-name="Source_20_Text"><text:span text:style-name="T52">Redirect permanent / https://www.funigo.fr/</text:span></text:span></text:p>
        <text:p text:style-name="P60"><text:span text:style-name="Source_20_Text"><text:span text:style-name="T52">&lt;/VirtualHost&gt;</text:span></text:span></text:p>
        <text:p text:style-name="P60"/>
        <text:p text:style-name="P59"><text:span text:style-name="Source_20_Text"><text:span text:style-name="T51"># Configuration principale HTTPS</text:span></text:span></text:p>
        <text:p text:style-name="P60"><text:span text:style-name="Source_20_Text"><text:span text:style-name="T52">&lt;VirtualHost *:443&gt;</text:span></text:span></text:p>
        <text:p text:style-name="P60"><text:span text:style-name="Source_20_Text"><text:span text:style-name="T43"><text:s text:c="4"/></text:span></text:span><text:span text:style-name="Source_20_Text"><text:span text:style-name="T52">ServerName www.funigo.fr</text:span></text:span></text:p>
        <text:p text:style-name="P60"><text:span text:style-name="Source_20_Text"><text:span text:style-name="T43"><text:s text:c="4"/></text:span></text:span><text:span text:style-name="Source_20_Text"><text:span text:style-name="T52">ServerAlias funigo.fr</text:span></text:span></text:p>
        <text:p text:style-name="P60"/>
        <text:p text:style-name="P59"><text:span text:style-name="Source_20_Text"><text:span text:style-name="T43"><text:s text:c="4"/></text:span></text:span><text:span text:style-name="Source_20_Text"><text:span text:style-name="T51"># Configuration SSL/TLS</text:span></text:span></text:p>
        <text:p text:style-name="P60"><text:span text:style-name="Source_20_Text"><text:span text:style-name="T43"><text:s text:c="4"/></text:span></text:span><text:span text:style-name="Source_20_Text"><text:span text:style-name="T52">SSLEngine on</text:span></text:span></text:p>
        <text:p text:style-name="P59"><text:span text:style-name="Source_20_Text"><text:span text:style-name="T43"><text:s text:c="4"/></text:span></text:span><text:span text:style-name="Source_20_Text"><text:span text:style-name="T52">SSLCertificateFile </text:span></text:span><text:span text:style-name="Source_20_Text"><text:span text:style-name="T53">"c:/Certbot/live/funigo.fr/fullchain.pem"</text:span></text:span></text:p>
        <text:p text:style-name="P59"><text:span text:style-name="Source_20_Text"><text:span text:style-name="T43"><text:s text:c="4"/></text:span></text:span><text:span text:style-name="Source_20_Text"><text:span text:style-name="T52">SSLCertificateKeyFile </text:span></text:span><text:span text:style-name="Source_20_Text"><text:span text:style-name="T53">"c:/Certbot/live/funigo.fr/privkey.pem"</text:span></text:span></text:p>
        <text:p text:style-name="P60"><text:span text:style-name="Source_20_Text"><text:span text:style-name="T43"><text:s text:c="4"/></text:span></text:span></text:p>
        <text:p text:style-name="P59"><text:span text:style-name="Source_20_Text"><text:span text:style-name="T43"><text:s text:c="4"/></text:span></text:span><text:span text:style-name="Source_20_Text"><text:span text:style-name="T51"># Configuration du Reverse Proxy vers Node.js</text:span></text:span></text:p>
        <text:p text:style-name="P60"><text:span text:style-name="Source_20_Text"><text:span text:style-name="T43"><text:s text:c="4"/></text:span></text:span><text:span text:style-name="Source_20_Text"><text:span text:style-name="T52">ProxyPreserveHost On</text:span></text:span></text:p>
        <text:p text:style-name="P60"><text:span text:style-name="Source_20_Text"><text:span text:style-name="T43"><text:s text:c="4"/></text:span></text:span><text:span text:style-name="Source_20_Text"><text:span text:style-name="T52">ProxyRequests Off</text:span></text:span></text:p>
        <text:p text:style-name="P60"><text:span text:style-name="Source_20_Text"><text:span text:style-name="T43"><text:s text:c="4"/></text:span></text:span><text:span text:style-name="Source_20_Text"><text:span text:style-name="T52">ProxyPass / http://localhost:5000/</text:span></text:span></text:p>
        <text:p text:style-name="P60"><text:span text:style-name="Source_20_Text"><text:span text:style-name="T43"><text:s text:c="4"/></text:span></text:span><text:span text:style-name="Source_20_Text"><text:span text:style-name="T52">ProxyPassReverse / http://localhost:5000/</text:span></text:span></text:p>
        <text:p text:style-name="P60"><text:span text:style-name="Source_20_Text"><text:span text:style-name="T43"><text:s text:c="4"/></text:span></text:span></text:p>
        <text:p text:style-name="P59"><text:span text:style-name="Source_20_Text"><text:span text:style-name="T43"><text:s text:c="4"/></text:span></text:span><text:span text:style-name="Source_20_Text"><text:span text:style-name="T51"># Logs</text:span></text:span></text:p>
        <text:p text:style-name="P59"><text:span text:style-name="Source_20_Text"><text:span text:style-name="T43"><text:s text:c="4"/></text:span></text:span><text:span text:style-name="Source_20_Text"><text:span text:style-name="T52">ErrorLog </text:span></text:span><text:span text:style-name="Source_20_Text"><text:span text:style-name="T53">"C:/Apache24/logs/funigo-error.log"</text:span></text:span></text:p>
        <text:p text:style-name="P59"><text:span text:style-name="Source_20_Text"><text:span text:style-name="T43"><text:s text:c="4"/></text:span></text:span><text:span text:style-name="Source_20_Text"><text:span text:style-name="T52">CustomLog </text:span></text:span><text:span text:style-name="Source_20_Text"><text:span text:style-name="T53">"C:/Apache24/logs/funigo-access.log"</text:span></text:span><text:span text:style-name="Source_20_Text"><text:span text:style-name="T52"> common</text:span></text:span></text:p>
        <text:p text:style-name="P37"><text:span text:style-name="Source_20_Text"><text:span text:style-name="T37">&lt;/VirtualHost&gt;</text:span></text:span></text:p>
      </text:section>
      <text:h text:style-name="P24" text:outline-level="2"><text:bookmark-start text:name="__RefHeading___Toc49_1486969258"/>6. Instructions pour lancer le projet<text:bookmark-end text:name="__RefHeading___Toc49_1486969258"/></text:h>
      <text:list text:style-name="L7">
        <text:list-item>
          <text:p text:style-name="P61"><text:span text:style-name="Strong_20_Emphasis"><text:span text:style-name="T10">Base de Données :</text:span></text:span><text:span text:style-name="T10"> Assurez-vous que votre serveur MySQL est lancé, que la base de données </text:span><text:span text:style-name="T23">jap</text:span><text:span text:style-name="T10"> existe et que l'utilisateur </text:span><text:span text:style-name="T23">japadmin</text:span><text:span text:style-name="T10"> a les bons privilèges. Créez et remplissez les tables </text:span><text:span text:style-name="T23">departement_fr</text:span><text:span text:style-name="T10">, </text:span><text:span text:style-name="T23">kanji_char</text:span><text:span text:style-name="T10"> et </text:span><text:span text:style-name="T23">voca_char</text:span><text:span text:style-name="T10">.</text:span></text:p>
        </text:list-item>
        <text:list-item>
          <text:p text:style-name="P61"><text:span text:style-name="Strong_20_Emphasis"><text:span text:style-name="T10">Fichiers statiques :</text:span></text:span><text:span text:style-name="T10"> Placez vos fichiers </text:span><text:span text:style-name="T23">.html</text:span><text:span text:style-name="T10"> (pour la grammaire et le Japon), ainsi que les GIFs des drapeaux, dans les bons sous-dossiers du répertoire </text:span><text:span text:style-name="T23">public</text:span><text:span text:style-name="T10">.</text:span></text:p>
        </text:list-item>
        <text:list-item>
          <text:p text:style-name="P61"><text:span text:style-name="Strong_20_Emphasis"><text:span text:style-name="T10">Clés API :</text:span></text:span><text:span text:style-name="T10"> Ouvrez </text:span><text:span text:style-name="T23">public/js/main.js</text:span><text:span text:style-name="T10"> et remplacez les placeholders par vos véritables clés API pour la météo et les devises.</text:span></text:p>
        </text:list-item>
        <text:list-item>
          <text:p text:style-name="P61"><text:span text:style-name="Strong_20_Emphasis"><text:span text:style-name="T10">Dépendances Node.js :</text:span></text:span><text:span text:style-name="T10"> Dans le terminal, à la racine du projet, lancez </text:span><text:span text:style-name="T23">npm install</text:span><text:span text:style-name="T10">.</text:span></text:p>
        </text:list-item>
        <text:list-item>
          <text:p text:style-name="P61"><text:span text:style-name="Strong_20_Emphasis"><text:span text:style-name="T10">Serveur Apache :</text:span></text:span><text:span text:style-name="T10"> Assurez-vous qu'Apache est configuré comme ci-dessus et qu'il est en cours d'exécution.</text:span></text:p>
        </text:list-item>
        <text:list-item>
          <text:p text:style-name="P61"><text:span text:style-name="Strong_20_Emphasis"><text:span text:style-name="T10">Lancer l'application Node.js :</text:span></text:span><text:span text:style-name="T10"> Dans le terminal, lancez :</text:span></text:p>
        </text:list-item>
      </text:list>
      <text:p text:style-name="P29"/>
      <text:p text:style-name="P29"><text:span text:style-name="T20">node server.js</text:span> </text:p>
      <text:p text:style-name="P29"/>
      <text:p text:style-name="P62">Vous devriez voir le message <text:span text:style-name="T13">Serveur Funigo démarré sur http://localhost:5000</text:span>.</text:p>
      <text:list text:style-name="L8">
        <text:list-item>
          <text:p text:style-name="P63"><text:span text:style-name="Strong_20_Emphasis"><text:span text:style-name="T10">Accéder au site :</text:span></text:span><text:span text:style-name="T10"> Ouvrez votre navigateur et allez à l'adresse </text:span><text:span text:style-name="Strong_20_Emphasis"><text:span text:style-name="T23">https://www.funigo.fr</text:span></text:span><text:span text:style-name="T10"> (ou </text:span><text:span text:style-name="T23">https://funigo.fr</text:span><text:span text:style-name="T10">). Apache recevra la requête, la transmettra à votre application Node.js, et vous verrez votre site.</text:span></text:p>
        </text:list-item>
      </text:list>
      <text:h text:style-name="P24" text:outline-level="2"><text:bookmark-start text:name="__RefHeading___Toc51_1486969258"/><text:span text:style-name="T54">7</text:span>. <text:span text:style-name="Strong_20_Emphasis"><text:span text:style-name="T55">Conception Complète du Site "Funigo" (Version Mise à Jour)</text:span></text:span><text:bookmark-end text:name="__RefHeading___Toc51_1486969258"/></text:h>
      <text:h text:style-name="P64" text:outline-level="3"><text:span text:style-name="Strong_20_Emphasis"><text:span text:style-name="T9"/></text:span></text:h>
      <text:h text:style-name="Heading_20_3" text:outline-level="3"><text:bookmark-start text:name="__RefHeading___Toc53_1486969258"/>1. Architecture et Prérequis<text:bookmark-end text:name="__RefHeading___Toc53_1486969258"/></text:h>
      <text:p text:style-name="P65"><text:span text:style-name="T10">L'architecture reste la même : </text:span><text:span text:style-name="Strong_20_Emphasis"><text:span text:style-name="T10">Apache (Reverse Proxy) -&gt; Node.js/Express (Backend) -&gt; MySQL (Base de données)</text:span></text:span><text:span text:style-name="T10">.<text:line-break/>Les prérequis sont également inchangés : Node.js, npm, MySQL, et Apache 2.4.</text:span></text:p>
      <text:h text:style-name="Heading_20_3" text:outline-level="3"><text:bookmark-start text:name="__RefHeading___Toc55_1486969258"/>2. Structure des Fichiers du Projet (Mise à Jour)<text:bookmark-end text:name="__RefHeading___Toc55_1486969258"/></text:h>
      <text:p text:style-name="P66">La structure est enrichie pour inclure les nouvelles pages.</text:p>
      <text:p text:style-name="P67">Generated code</text:p>
      <text:section text:style-name="Sect2" text:name="cdk-accordion-child-248">
        <text:p text:style-name="P68"><text:span text:style-name="Source_20_Text"><text:span text:style-name="T37">funigo_project/</text:span></text:span></text:p>
        <text:p text:style-name="P69"><text:span text:style-name="Source_20_Text"><text:span text:style-name="T16">├── </text:span></text:span><text:span text:style-name="Source_20_Text"><text:span text:style-name="T27">node_modules/</text:span></text:span></text:p>
        <text:p text:style-name="P69"><text:span text:style-name="Source_20_Text"><text:span text:style-name="T16">├── </text:span></text:span><text:span text:style-name="Source_20_Text"><text:span text:style-name="T27">public/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css/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27">style</text:span></text:span><text:span text:style-name="Source_20_Text"><text:span text:style-name="T31">.css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js/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33">main</text:span></text:span><text:span text:style-name="Source_20_Text"><text:span text:style-name="T31">.js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images/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flag_fr</text:span></text:span><text:span text:style-name="Source_20_Text"><text:span text:style-name="T31">.gif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27">flag_jp</text:span></text:span><text:span text:style-name="Source_20_Text"><text:span text:style-name="T31">.gif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grammaire_conjugaison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grammaire_regles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grammaire_suffixes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japon_hokkaido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japon_honshu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japon_kyushu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├── </text:span></text:span><text:span text:style-name="Source_20_Text"><text:span text:style-name="T27">japon_shikoku</text:span></text:span><text:span text:style-name="Source_20_Text"><text:span text:style-name="T31">.html</text:span></text:span></text:p>
        <text:p text:style-name="P68"><text:span text:style-name="Source_20_Text"><text:span text:style-name="T16">│ <text:s text:c="2"/>└── </text:span></text:span><text:span text:style-name="Source_20_Text"><text:span text:style-name="T27">kanji_trace</text:span></text:span><text:span text:style-name="Source_20_Text"><text:span text:style-name="T31">.html</text:span></text:span><text:span text:style-name="Source_20_Text"><text:span text:style-name="T27"> <text:s/>&lt;-- NOUVEAU</text:span></text:span></text:p>
        <text:p text:style-name="P69"><text:span text:style-name="Source_20_Text"><text:span text:style-name="T16">├── </text:span></text:span><text:span text:style-name="Source_20_Text"><text:span text:style-name="T27">views/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partials/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33">header</text:span></text:span><text:span text:style-name="Source_20_Text"><text:span text:style-name="T31">.ejs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33">footer</text:span></text:span><text:span text:style-name="Source_20_Text"><text:span text:style-name="T31">.ejs</text:span></text:span></text:p>
        <text:p text:style-name="P69"><text:span text:style-name="Source_20_Text"><text:span text:style-name="T16">│ <text:s text:c="2"/>├── </text:span></text:span><text:span text:style-name="Source_20_Text"><text:span text:style-name="T27">pages/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index</text:span></text:span><text:span text:style-name="Source_20_Text"><text:span text:style-name="T31">.ejs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departements_form</text:span></text:span><text:span text:style-name="Source_20_Text"><text:span text:style-name="T31">.ejs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kanji_form</text:span></text:span><text:span text:style-name="Source_20_Text"><text:span text:style-name="T31">.ejs</text:span></text:span></text:p>
        <text:p text:style-name="P68"><text:span text:style-name="Source_20_Text"><text:span text:style-name="T16">│ <text:s text:c="2"/>│ <text:s text:c="2"/>├── </text:span></text:span><text:span text:style-name="Source_20_Text"><text:span text:style-name="T27">region_form</text:span></text:span><text:span text:style-name="Source_20_Text"><text:span text:style-name="T31">.ejs</text:span></text:span><text:span text:style-name="Source_20_Text"><text:span text:style-name="T27"> <text:s text:c="5"/>&lt;-- NOUVEAU</text:span></text:span></text:p>
        <text:p text:style-name="P68"><text:span text:style-name="Source_20_Text"><text:span text:style-name="T16">│ <text:s text:c="2"/>│ <text:s text:c="2"/>└── </text:span></text:span><text:span text:style-name="Source_20_Text"><text:span text:style-name="T27">vocabulaire_form</text:span></text:span><text:span text:style-name="Source_20_Text"><text:span text:style-name="T31">.ejs</text:span></text:span></text:p>
        <text:p text:style-name="P68"><text:span text:style-name="Source_20_Text"><text:span text:style-name="T16">├── </text:span></text:span><text:span text:style-name="Source_20_Text"><text:span text:style-name="T31">.env</text:span></text:span></text:p>
        <text:p text:style-name="P68"><text:span text:style-name="Source_20_Text"><text:span text:style-name="T16">├── </text:span></text:span><text:span text:style-name="Source_20_Text"><text:span text:style-name="T27">package</text:span></text:span><text:span text:style-name="Source_20_Text"><text:span text:style-name="T31">.json</text:span></text:span></text:p>
        <text:p text:style-name="P68"><text:span text:style-name="Source_20_Text"><text:span text:style-name="T16">└── </text:span></text:span><text:span text:style-name="Source_20_Text"><text:span text:style-name="T27">server</text:span></text:span><text:span text:style-name="Source_20_Text"><text:span text:style-name="T31">.js</text:span></text:span></text:p>
      </text:section>
      <text:p text:style-name="P70"><text:soft-page-break/></text:p>
      <text:p text:style-name="P70"/>
      <text:h text:style-name="Heading_20_2" text:outline-level="2"><text:bookmark-start text:name="__RefHeading___Toc57_1486969258"/>. Backend (Node.js &amp; Express)<text:bookmark-end text:name="__RefHeading___Toc57_1486969258"/></text:h>
      <text:h text:style-name="Heading_20_3" text:outline-level="3"><text:bookmark-start text:name="__RefHeading___Toc59_1486969258"/>Étape A : Fichier <text:span text:style-name="T13">.env</text:span> (inchangé)<text:bookmark-end text:name="__RefHeading___Toc59_1486969258"/></text:h>
      <text:p text:style-name="P66">Fichier à la racine du projet pour les informations sensibles.</text:p>
      <text:p text:style-name="Text_20_body"><text:span text:style-name="Strong_20_Emphasis">.env</text:span></text:p>
      <text:p text:style-name="P71">Generated code</text:p>
      <text:section text:style-name="Sect2" text:name="cdk-accordion-child-249">
        <text:p text:style-name="P68"><text:span text:style-name="Source_20_Text"><text:span text:style-name="T37">DB_HOST=127.0.0.1</text:span></text:span></text:p>
        <text:p text:style-name="P69"><text:span text:style-name="Source_20_Text"><text:span text:style-name="T37">DB_USER=japadmin</text:span></text:span></text:p>
        <text:p text:style-name="P69"><text:span text:style-name="Source_20_Text"><text:span text:style-name="T37">DB_PASSWORD=jap_2010</text:span></text:span></text:p>
        <text:p text:style-name="P69"><text:span text:style-name="Source_20_Text"><text:span text:style-name="T37">DB_DATABASE=jap</text:span></text:span></text:p>
        <text:p text:style-name="P69"><text:span text:style-name="Source_20_Text"><text:span text:style-name="T37">PORT=5000</text:span></text:span></text:p>
      </text:section>
      <text:p text:style-name="P70"/>
      <text:p text:style-name="P70"/>
      <text:h text:style-name="P72" text:outline-level="2"><text:bookmark-start text:name="__RefHeading___Toc61_1486969258"/>8.Correction pour avoir la météo et le taux du Yen<text:bookmark-end text:name="__RefHeading___Toc61_1486969258"/></text:h>
      <text:h text:style-name="Heading_20_4" text:outline-level="4"><text:bookmark-start text:name="__RefHeading___Toc3025_1486969258"/>Fichier partials/header.js<text:bookmark-end text:name="__RefHeading___Toc3025_1486969258"/></text:h>
      <text:p text:style-name="Text_20_body"/>
      <text:p text:style-name="P73"><text:span text:style-name="T56">&lt;!</text:span><text:span text:style-name="T57">DOCTYPE</text:span> <text:span text:style-name="T58">html</text:span><text:span text:style-name="T56">&gt;</text:span></text:p>
      <text:p text:style-name="P73"><text:span text:style-name="T56">&lt;</text:span><text:span text:style-name="T57">html</text:span> <text:span text:style-name="T58">lang</text:span>=<text:span text:style-name="T59">"fr"</text:span><text:span text:style-name="T56">&gt;</text:span></text:p>
      <text:p text:style-name="P73"><text:span text:style-name="T56">&lt;</text:span><text:span text:style-name="T57">head</text:span><text:span text:style-name="T56">&gt;</text:span></text:p>
      <text:p text:style-name="P74">    <text:span text:style-name="T60">&lt;</text:span><text:span text:style-name="T61">meta</text:span><text:span text:style-name="T62"> </text:span><text:span text:style-name="T63">charset</text:span><text:span text:style-name="T62">=</text:span><text:span text:style-name="T64">"UTF-8"</text:span><text:span text:style-name="T60">&gt;</text:span></text:p>
      <text:p text:style-name="P74">    <text:span text:style-name="T60">&lt;</text:span><text:span text:style-name="T61">meta</text:span><text:span text:style-name="T62"> </text:span><text:span text:style-name="T63">name</text:span><text:span text:style-name="T62">=</text:span><text:span text:style-name="T64">"viewport"</text:span><text:span text:style-name="T62"> </text:span><text:span text:style-name="T63">content</text:span><text:span text:style-name="T62">=</text:span><text:span text:style-name="T64">"width=device-width, initial-scale=1.0"</text:span><text:span text:style-name="T60">&gt;</text:span></text:p>
      <text:p text:style-name="P74">    <text:span text:style-name="T60">&lt;</text:span><text:span text:style-name="T61">title</text:span><text:span text:style-name="T60">&gt;</text:span><text:span text:style-name="T62">Funigo - </text:span><text:span text:style-name="T65">&lt;</text:span><text:span text:style-name="T62">%= title %&gt;</text:span><text:span text:style-name="T60">&lt;/</text:span><text:span text:style-name="T61">title</text:span><text:span text:style-name="T60">&gt;</text:span></text:p>
      <text:p text:style-name="P74">    <text:span text:style-name="T60">&lt;</text:span><text:span text:style-name="T61">link</text:span><text:span text:style-name="T62"> </text:span><text:span text:style-name="T63">rel</text:span><text:span text:style-name="T62">=</text:span><text:span text:style-name="T64">"stylesheet"</text:span><text:span text:style-name="T62"> </text:span><text:span text:style-name="T63">href</text:span><text:span text:style-name="T62">=</text:span><text:span text:style-name="T64">"/css/style.css"</text:span><text:span text:style-name="T60">&gt;</text:span></text:p>
      <text:p text:style-name="P73"><text:span text:style-name="T56">&lt;/</text:span><text:span text:style-name="T57">head</text:span><text:span text:style-name="T56">&gt;</text:span></text:p>
      <text:p text:style-name="P73"><text:span text:style-name="T56">&lt;</text:span><text:span text:style-name="T57">body</text:span><text:span text:style-name="T56">&gt;</text:span></text:p>
      <text:p text:style-name="P74">    <text:span text:style-name="T60">&lt;</text:span><text:span text:style-name="T61">header</text:span><text:span text:style-name="T60">&gt;</text:span></text:p>
      <text:p text:style-name="P74">        <text:span text:style-name="T60">&lt;</text:span><text:span text:style-name="T61">div</text:span><text:span text:style-name="T62"> </text:span><text:span text:style-name="T63">id</text:span><text:span text:style-name="T62">=</text:span><text:span text:style-name="T64">"header-placeholder"</text:span><text:span text:style-name="T60">&gt;</text:span></text:p>
      <text:p text:style-name="P74">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title-container"</text:span><text:span text:style-name="T60">&gt;</text:span></text:p>
      <text:p text:style-name="P74">                <text:span text:style-name="T60">&lt;</text:span><text:span text:style-name="T61">img</text:span><text:span text:style-name="T62"> </text:span><text:span text:style-name="T63">src</text:span><text:span text:style-name="T62">=</text:span><text:span text:style-name="T64">"/images/flag_fr.gif"</text:span><text:span text:style-name="T62"> </text:span><text:span text:style-name="T63">alt</text:span><text:span text:style-name="T62">=</text:span><text:span text:style-name="T64">"Drapeau Français"</text:span><text:span text:style-name="T62"> </text:span><text:span text:style-name="T63">class</text:span><text:span text:style-name="T62">=</text:span><text:span text:style-name="T64">"flag"</text:span><text:span text:style-name="T60">&gt;</text:span></text:p>
      <text:p text:style-name="P74">                <text:span text:style-name="T60">&lt;</text:span><text:span text:style-name="T61">h1</text:span><text:span text:style-name="T60">&gt;</text:span><text:span text:style-name="T62">Funigo</text:span><text:span text:style-name="T60">&lt;/</text:span><text:span text:style-name="T61">h1</text:span><text:span text:style-name="T60">&gt;</text:span></text:p>
      <text:p text:style-name="P74">                <text:span text:style-name="T60">&lt;</text:span><text:span text:style-name="T61">img</text:span><text:span text:style-name="T62"> </text:span><text:span text:style-name="T63">src</text:span><text:span text:style-name="T62">=</text:span><text:span text:style-name="T64">"/images/flag_jp.gif"</text:span><text:span text:style-name="T62"> </text:span><text:span text:style-name="T63">alt</text:span><text:span text:style-name="T62">=</text:span><text:span text:style-name="T64">"Drapeau Japonais"</text:span><text:span text:style-name="T62"> </text:span><text:span text:style-name="T63">class</text:span><text:span text:style-name="T62">=</text:span><text:span text:style-name="T64">"flag"</text:span><text:span text:style-name="T60">&gt;</text:span></text:p>
      <text:p text:style-name="P74">            <text:span text:style-name="T60">&lt;/</text:span><text:span text:style-name="T61">div</text:span><text:span text:style-name="T60">&gt;</text:span></text:p>
      <text:p text:style-name="P74">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api-container"</text:span><text:span text:style-name="T60">&gt;</text:span></text:p>
      <text:p text:style-name="P74">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weather-box"</text:span><text:span text:style-name="T62"> </text:span><text:span text:style-name="T63">id</text:span><text:span text:style-name="T62">=</text:span><text:span text:style-name="T64">"weather-paris"</text:span><text:span text:style-name="T60">&gt;</text:span></text:p>
      <text:p text:style-name="P74">                    <text:span text:style-name="T60">&lt;</text:span><text:span text:style-name="T61">h3</text:span><text:span text:style-name="T60">&gt;</text:span><text:span text:style-name="T62">Météo Paris</text:span><text:span text:style-name="T60">&lt;/</text:span><text:span text:style-name="T61">h3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Temp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paris-temp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°C</text:span><text:span text:style-name="T60">&lt;/</text:span><text:span text:style-name="T61">p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Nuages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paris-clouds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%</text:span><text:span text:style-name="T60">&lt;/</text:span><text:span text:style-name="T61">p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Pluie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paris-rain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mm</text:span><text:span text:style-name="T60">&lt;/</text:span><text:span text:style-name="T61">p</text:span><text:span text:style-name="T60">&gt;</text:span></text:p>
      <text:p text:style-name="P74">                <text:span text:style-name="T60">&lt;/</text:span><text:span text:style-name="T61">div</text:span><text:span text:style-name="T60">&gt;</text:span></text:p>
      <text:p text:style-name="P74">                 <text:span text:style-name="T60">&lt;</text:span><text:span text:style-name="T61">div</text:span><text:span text:style-name="T62"> </text:span><text:span text:style-name="T63">class</text:span><text:span text:style-name="T62">=</text:span><text:span text:style-name="T64">"currency-box"</text:span><text:span text:style-name="T62"> </text:span><text:span text:style-name="T63">id</text:span><text:span text:style-name="T62">=</text:span><text:span text:style-name="T64">"currency-eur-jpy"</text:span><text:span text:style-name="T60">&gt;</text:span></text:p>
      <text:p text:style-name="P74">                    <text:span text:style-name="T60">&lt;</text:span><text:span text:style-name="T61">h3</text:span><text:span text:style-name="T60">&gt;</text:span><text:span text:style-name="T62">Taux de Change</text:span><text:span text:style-name="T60">&lt;/</text:span><text:span text:style-name="T61">h3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1 EUR =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eur-jpy-rate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JPY</text:span><text:span text:style-name="T60">&lt;/</text:span><text:span text:style-name="T61">p</text:span><text:span text:style-name="T60">&gt;</text:span></text:p>
      <text:p text:style-name="P74"><text:soft-page-break/>                <text:span text:style-name="T60">&lt;/</text:span><text:span text:style-name="T61">div</text:span><text:span text:style-name="T60">&gt;</text:span></text:p>
      <text:p text:style-name="P74">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weather-box"</text:span><text:span text:style-name="T62"> </text:span><text:span text:style-name="T63">id</text:span><text:span text:style-name="T62">=</text:span><text:span text:style-name="T64">"weather-tokyo"</text:span><text:span text:style-name="T60">&gt;</text:span></text:p>
      <text:p text:style-name="P74">                    <text:span text:style-name="T60">&lt;</text:span><text:span text:style-name="T61">h3</text:span><text:span text:style-name="T60">&gt;</text:span><text:span text:style-name="T62">Météo Tokyo</text:span><text:span text:style-name="T60">&lt;/</text:span><text:span text:style-name="T61">h3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Temp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tokyo-temp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°C</text:span><text:span text:style-name="T60">&lt;/</text:span><text:span text:style-name="T61">p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Nuages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tokyo-clouds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%</text:span><text:span text:style-name="T60">&lt;/</text:span><text:span text:style-name="T61">p</text:span><text:span text:style-name="T60">&gt;</text:span></text:p>
      <text:p text:style-name="P74">                    <text:span text:style-name="T60">&lt;</text:span><text:span text:style-name="T61">p</text:span><text:span text:style-name="T60">&gt;</text:span><text:span text:style-name="T62">Pluie: </text:span><text:span text:style-name="T60">&lt;</text:span><text:span text:style-name="T61">span</text:span><text:span text:style-name="T62"> </text:span><text:span text:style-name="T63">id</text:span><text:span text:style-name="T62">=</text:span><text:span text:style-name="T64">"tokyo-rain"</text:span><text:span text:style-name="T60">&gt;</text:span><text:span text:style-name="T62">-</text:span><text:span text:style-name="T60">&lt;/</text:span><text:span text:style-name="T61">span</text:span><text:span text:style-name="T60">&gt;</text:span><text:span text:style-name="T62"> mm</text:span><text:span text:style-name="T60">&lt;/</text:span><text:span text:style-name="T61">p</text:span><text:span text:style-name="T60">&gt;</text:span></text:p>
      <text:p text:style-name="P74">                <text:span text:style-name="T60">&lt;/</text:span><text:span text:style-name="T61">div</text:span><text:span text:style-name="T60">&gt;</text:span></text:p>
      <text:p text:style-name="P74">            <text:span text:style-name="T60">&lt;/</text:span><text:span text:style-name="T61">div</text:span><text:span text:style-name="T60">&gt;</text:span></text:p>
      <text:p text:style-name="P74">            <text:span text:style-name="T60">&lt;</text:span><text:span text:style-name="T61">nav</text:span><text:span text:style-name="T60">&gt;</text:span></text:p>
      <text:p text:style-name="P74">                <text:span text:style-name="T60">&lt;</text:span><text:span text:style-name="T61">ul</text:span><text:span text:style-name="T60">&gt;</text:span></text:p>
      <text:p text:style-name="P74">                    <text:span text:style-name="T60">&lt;</text:span><text:span text:style-name="T61">li</text:span><text:span text:style-name="T60">&gt;&lt;</text:span><text:span text:style-name="T61">a</text:span><text:span text:style-name="T62"> </text:span><text:span text:style-name="T63">href</text:span><text:span text:style-name="T62">=</text:span><text:span text:style-name="T64">"/"</text:span><text:span text:style-name="T60">&gt;</text:span><text:span text:style-name="T62">Accueil</text:span><text:span text:style-name="T60">&lt;</text:span><text:span text:style-name="T61">br</text:span><text:span text:style-name="T60">&gt;</text:span><text:span text:style-name="T66">ホーム</text:span><text:span text:style-name="T60">&lt;/</text:span><text:span text:style-name="T61">a</text:span><text:span text:style-name="T60">&gt;&lt;/</text:span><text:span text:style-name="T61">li</text:span><text:span text:style-name="T60">&gt;</text:span></text:p>
      <text:p text:style-name="P74">                    <text:span text:style-name="T60">&lt;</text:span><text:span text:style-name="T61">li</text:span><text:span text:style-name="T62"> </text:span><text:span text:style-name="T63">class</text:span><text:span text:style-name="T62">=</text:span><text:span text:style-name="T64">"dropdown"</text:span><text:span text:style-name="T60">&gt;</text:span></text:p>
      <text:p text:style-name="P74">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#"</text:span><text:span text:style-name="T60">&gt;</text:span><text:span text:style-name="T62">Langue</text:span><text:span text:style-name="T60">&lt;</text:span><text:span text:style-name="T61">br</text:span><text:span text:style-name="T60">&gt;</text:span><text:span text:style-name="T66">語</text:span><text:span text:style-name="T60">&lt;/</text:span><text:span text:style-name="T61">a</text:span><text:span text:style-name="T60">&gt;</text:span></text:p>
      <text:p text:style-name="P74">        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dropdown-content"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kanji"</text:span><text:span text:style-name="T60">&gt;</text:span><text:span text:style-name="T62">Dico Kanji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vocabulaire"</text:span><text:span text:style-name="T60">&gt;</text:span><text:span text:style-name="T62">Dico Vocabulaire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grammaire_regles.html"</text:span><text:span text:style-name="T60">&gt;</text:span><text:span text:style-name="T62">Grammaire - Règles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grammaire_conjugaison.html"</text:span><text:span text:style-name="T60">&gt;</text:span><text:span text:style-name="T62">Grammaire - Conjugaison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grammaire_suffixes.html"</text:span><text:span text:style-name="T60">&gt;</text:span><text:span text:style-name="T62">Grammaire - Suffixes</text:span><text:span text:style-name="T60">&lt;/</text:span><text:span text:style-name="T61">a</text:span><text:span text:style-name="T60">&gt;</text:span></text:p>
      <text:p text:style-name="P74">                        <text:span text:style-name="T60">&lt;/</text:span><text:span text:style-name="T61">div</text:span><text:span text:style-name="T60">&gt;</text:span></text:p>
      <text:p text:style-name="P74">                    <text:span text:style-name="T60">&lt;/</text:span><text:span text:style-name="T61">li</text:span><text:span text:style-name="T60">&gt;</text:span></text:p>
      <text:p text:style-name="P74">                    <text:span text:style-name="T60">&lt;</text:span><text:span text:style-name="T61">li</text:span><text:span text:style-name="T62"> </text:span><text:span text:style-name="T63">class</text:span><text:span text:style-name="T62">=</text:span><text:span text:style-name="T64">"dropdown"</text:span><text:span text:style-name="T60">&gt;</text:span></text:p>
      <text:p text:style-name="P74">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#"</text:span><text:span text:style-name="T60">&gt;</text:span><text:span text:style-name="T62">France</text:span><text:span text:style-name="T60">&lt;</text:span><text:span text:style-name="T61">br</text:span><text:span text:style-name="T60">&gt;</text:span><text:span text:style-name="T66">フランス</text:span><text:span text:style-name="T60">&lt;/</text:span><text:span text:style-name="T61">a</text:span><text:span text:style-name="T60">&gt;</text:span></text:p>
      <text:p text:style-name="P74">        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dropdown-content"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departements"</text:span><text:span text:style-name="T60">&gt;</text:span><text:span text:style-name="T62">Départements</text:span><text:span text:style-name="T60">&lt;/</text:span><text:span text:style-name="T61">a</text:span><text:span text:style-name="T60">&gt;</text:span></text:p>
      <text:p text:style-name="P74">                        <text:span text:style-name="T60">&lt;/</text:span><text:span text:style-name="T61">div</text:span><text:span text:style-name="T60">&gt;</text:span></text:p>
      <text:p text:style-name="P74">                    <text:span text:style-name="T60">&lt;/</text:span><text:span text:style-name="T61">li</text:span><text:span text:style-name="T60">&gt;</text:span></text:p>
      <text:p text:style-name="P74">                    <text:span text:style-name="T60">&lt;</text:span><text:span text:style-name="T61">li</text:span><text:span text:style-name="T62"> </text:span><text:span text:style-name="T63">class</text:span><text:span text:style-name="T62">=</text:span><text:span text:style-name="T64">"dropdown"</text:span><text:span text:style-name="T60">&gt;</text:span></text:p>
      <text:p text:style-name="P74">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#"</text:span><text:span text:style-name="T60">&gt;</text:span><text:span text:style-name="T62">Japon</text:span><text:span text:style-name="T60">&lt;</text:span><text:span text:style-name="T61">br</text:span><text:span text:style-name="T60">&gt;</text:span><text:span text:style-name="T66">日本</text:span><text:span text:style-name="T60">&lt;/</text:span><text:span text:style-name="T61">a</text:span><text:span text:style-name="T60">&gt;</text:span></text:p>
      <text:p text:style-name="P74">                        <text:span text:style-name="T60">&lt;</text:span><text:span text:style-name="T61">div</text:span><text:span text:style-name="T62"> </text:span><text:span text:style-name="T63">class</text:span><text:span text:style-name="T62">=</text:span><text:span text:style-name="T64">"dropdown-content"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japon_honshu.html"</text:span><text:span text:style-name="T60">&gt;</text:span><text:span text:style-name="T62">Honshu </text:span><text:span text:style-name="T66">本州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japon_kyushu.html"</text:span><text:span text:style-name="T60">&gt;</text:span><text:span text:style-name="T62">Kyushu </text:span><text:span text:style-name="T66">九州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japon_hokkaido.html"</text:span><text:span text:style-name="T60">&gt;</text:span><text:span text:style-name="T62">Hokkaido </text:span><text:span text:style-name="T66">北海道</text:span><text:span text:style-name="T60">&lt;/</text:span><text:span text:style-name="T61">a</text:span><text:span text:style-name="T60">&gt;</text:span></text:p>
      <text:p text:style-name="P74">                            <text:span text:style-name="T60">&lt;</text:span><text:span text:style-name="T61">a</text:span><text:span text:style-name="T62"> </text:span><text:span text:style-name="T63">href</text:span><text:span text:style-name="T62">=</text:span><text:span text:style-name="T64">"/japon_shikoku.html"</text:span><text:span text:style-name="T60">&gt;</text:span><text:span text:style-name="T62">Shikoku </text:span><text:span text:style-name="T66">四国</text:span><text:span text:style-name="T60">&lt;/</text:span><text:span text:style-name="T61">a</text:span><text:span text:style-name="T60">&gt;</text:span></text:p>
      <text:p text:style-name="P74">                        <text:span text:style-name="T60">&lt;/</text:span><text:span text:style-name="T61">div</text:span><text:span text:style-name="T60">&gt;</text:span></text:p>
      <text:p text:style-name="P74">                    <text:span text:style-name="T60">&lt;/</text:span><text:span text:style-name="T61">li</text:span><text:span text:style-name="T60">&gt;</text:span></text:p>
      <text:p text:style-name="P74">                <text:span text:style-name="T60">&lt;/</text:span><text:span text:style-name="T61">ul</text:span><text:span text:style-name="T60">&gt;</text:span></text:p>
      <text:p text:style-name="P74">            <text:span text:style-name="T60">&lt;/</text:span><text:span text:style-name="T61">nav</text:span><text:span text:style-name="T60">&gt;</text:span></text:p>
      <text:p text:style-name="P74">        <text:span text:style-name="T60">&lt;/</text:span><text:span text:style-name="T61">div</text:span><text:span text:style-name="T60">&gt;</text:span></text:p>
      <text:p text:style-name="P74">    <text:span text:style-name="T60">&lt;/</text:span><text:span text:style-name="T61">header</text:span><text:span text:style-name="T60">&gt;</text:span></text:p>
      <text:p text:style-name="P74">    <text:span text:style-name="T60">&lt;</text:span><text:span text:style-name="T61">main</text:span><text:span text:style-name="T62"> </text:span><text:span text:style-name="T63">id</text:span><text:span text:style-name="T62">=</text:span><text:span text:style-name="T64">"contenu-placeholder"</text:span><text:span text:style-name="T60">&gt;</text:span></text:p>
      <text:p text:style-name="Text_20_body"/>
      <text:h text:style-name="Heading_20_4" text:outline-level="4"><text:bookmark-start text:name="__RefHeading___Toc700_1486969258"/>Fichier js/main.js<text:bookmark-end text:name="__RefHeading___Toc700_1486969258"/></text:h>
      <text:p text:style-name="P75"><text:span text:style-name="T58">document</text:span><text:span text:style-name="T67">.</text:span><text:span text:style-name="T68">addEventListener</text:span>(<text:span text:style-name="T59">'DOMContentLoaded'</text:span>, () <text:span text:style-name="T57">=&gt;</text:span> {</text:p>
      <text:p text:style-name="P74">    <text:span text:style-name="T69">// Plus besoin de clés API !</text:span></text:p>
      <text:p text:style-name="P76"/>
      <text:p text:style-name="P74">    <text:span text:style-name="T69">// URLs pour l'API Open-Meteo -- VERSION DÉFINITIVEMENT CORRIGÉE</text:span></text:p>
      <text:p text:style-name="P74">    <text:span text:style-name="T61">const</text:span><text:span text:style-name="T62"> </text:span><text:span text:style-name="T70">weatherApiUrlParis</text:span><text:span text:style-name="T62"> </text:span><text:span text:style-name="T71">=</text:span><text:span text:style-name="T62"> </text:span><text:span text:style-name="T64">'https://api.open-meteo.com/v1/forecast?latitude=48.85&amp;longitude=2.35&amp;current=temperature_2m,cloud_cover,rain'</text:span><text:span text:style-name="T62">;</text:span></text:p>
      <text:p text:style-name="P74"><text:soft-page-break/>    <text:span text:style-name="T61">const</text:span><text:span text:style-name="T62"> </text:span><text:span text:style-name="T70">weatherApiUrlTokyo</text:span><text:span text:style-name="T62"> </text:span><text:span text:style-name="T71">=</text:span><text:span text:style-name="T62"> </text:span><text:span text:style-name="T64">'https://api.open-meteo.com/v1/forecast?latitude=35.68&amp;longitude=139.69&amp;current=temperature_2m,cloud_cover,rain'</text:span><text:span text:style-name="T62">;</text:span></text:p>
      <text:p text:style-name="P74">    </text:p>
      <text:p text:style-name="P74">    <text:span text:style-name="T69">// URL pour l'API de change (version v4 sans clé)</text:span></text:p>
      <text:p text:style-name="P74">    <text:span text:style-name="T61">const</text:span><text:span text:style-name="T62"> </text:span><text:span text:style-name="T70">currencyApiUrl</text:span><text:span text:style-name="T62"> </text:span><text:span text:style-name="T71">=</text:span><text:span text:style-name="T62"> </text:span><text:span text:style-name="T64">'https://api.exchangerate-api.com/v4/latest/EUR'</text:span><text:span text:style-name="T62">;</text:span></text:p>
      <text:p text:style-name="P76"/>
      <text:p text:style-name="P74">    <text:span text:style-name="T69">/**</text:span></text:p>
      <text:p text:style-name="P77">     <text:span text:style-name="T62">* Fonction pour récupérer la météo pour une ville donnée.</text:span></text:p>
      <text:p text:style-name="P74"><text:span text:style-name="T72">     </text:span><text:span text:style-name="T69">* </text:span><text:span text:style-name="T61">@param</text:span><text:span text:style-name="T69"> </text:span><text:span text:style-name="T73">{string}</text:span><text:span text:style-name="T69"> </text:span><text:span text:style-name="T63">city</text:span><text:span text:style-name="T69"> - Le nom de la ville pour les IDs HTML ('paris' ou 'tokyo').</text:span></text:p>
      <text:p text:style-name="P74"><text:span text:style-name="T72">     </text:span><text:span text:style-name="T69">* </text:span><text:span text:style-name="T61">@param</text:span><text:span text:style-name="T69"> </text:span><text:span text:style-name="T73">{string}</text:span><text:span text:style-name="T69"> </text:span><text:span text:style-name="T63">url</text:span><text:span text:style-name="T69"> - L'URL de l'API Open-Meteo à appeler.</text:span></text:p>
      <text:p text:style-name="P77">     <text:span text:style-name="T62">*/</text:span></text:p>
      <text:p text:style-name="P74">    <text:span text:style-name="T61">const</text:span><text:span text:style-name="T62"> </text:span><text:span text:style-name="T74">fetchWeather</text:span><text:span text:style-name="T62"> </text:span><text:span text:style-name="T71">=</text:span><text:span text:style-name="T62"> (</text:span><text:span text:style-name="T63">city</text:span><text:span text:style-name="T62">, </text:span><text:span text:style-name="T63">url</text:span><text:span text:style-name="T62">) </text:span><text:span text:style-name="T61">=&gt;</text:span><text:span text:style-name="T62"> {</text:span></text:p>
      <text:p text:style-name="P74">        <text:span text:style-name="T74">fetch</text:span><text:span text:style-name="T62">(</text:span><text:span text:style-name="T63">url</text:span><text:span text:style-name="T62">)</text:span></text:p>
      <text:p text:style-name="P74">            <text:span text:style-name="T71">.</text:span><text:span text:style-name="T74">then</text:span><text:span text:style-name="T62">(</text:span><text:span text:style-name="T63">response</text:span><text:span text:style-name="T62"> </text:span><text:span text:style-name="T61">=&gt;</text:span><text:span text:style-name="T62"> {</text:span></text:p>
      <text:p text:style-name="P74">                <text:span text:style-name="T75">if</text:span><text:span text:style-name="T62"> (</text:span><text:span text:style-name="T71">!</text:span><text:span text:style-name="T63">response</text:span><text:span text:style-name="T71">.</text:span><text:span text:style-name="T70">ok</text:span><text:span text:style-name="T62">) {</text:span></text:p>
      <text:p text:style-name="P74">                    <text:span text:style-name="T75">throw</text:span><text:span text:style-name="T62"> </text:span><text:span text:style-name="T61">new</text:span><text:span text:style-name="T62"> </text:span><text:span text:style-name="T73">Error</text:span><text:span text:style-name="T62">(</text:span><text:span text:style-name="T64">`Erreur réseau pour la météo de ${</text:span><text:span text:style-name="T63">city</text:span><text:span text:style-name="T64">}`</text:span><text:span text:style-name="T62">);</text:span></text:p>
      <text:p text:style-name="P74">                <text:span text:style-name="T62">}</text:span></text:p>
      <text:p text:style-name="P74">                <text:span text:style-name="T75">return</text:span><text:span text:style-name="T63"> response</text:span><text:span text:style-name="T71">.</text:span><text:span text:style-name="T74">json</text:span><text:span text:style-name="T62">();</text:span></text:p>
      <text:p text:style-name="P74">            <text:span text:style-name="T62">})</text:span></text:p>
      <text:p text:style-name="P74">            <text:span text:style-name="T71">.</text:span><text:span text:style-name="T74">then</text:span><text:span text:style-name="T62">(</text:span><text:span text:style-name="T63">data</text:span><text:span text:style-name="T62"> </text:span><text:span text:style-name="T61">=&gt;</text:span><text:span text:style-name="T62"> {</text:span></text:p>
      <text:p text:style-name="P74">                <text:span text:style-name="T69">// Les données actuelles sont dans l'objet 'current'</text:span></text:p>
      <text:p text:style-name="P74">                <text:span text:style-name="T75">if</text:span><text:span text:style-name="T62"> (</text:span><text:span text:style-name="T63">data</text:span><text:span text:style-name="T62"> </text:span><text:span text:style-name="T71">&amp;&amp;</text:span><text:span text:style-name="T63"> data</text:span><text:span text:style-name="T71">.</text:span><text:span text:style-name="T63">current</text:span><text:span text:style-name="T62">) {</text:span></text:p>
      <text:p text:style-name="P74">                    <text:span text:style-name="T61">const</text:span><text:span text:style-name="T62"> </text:span><text:span text:style-name="T70">currentData</text:span><text:span text:style-name="T62"> </text:span><text:span text:style-name="T71">=</text:span><text:span text:style-name="T63"> data</text:span><text:span text:style-name="T71">.</text:span><text:span text:style-name="T63">current</text:span><text:span text:style-name="T62">;</text:span></text:p>
      <text:p text:style-name="P74">                    </text:p>
      <text:p text:style-name="P74">                    <text:span text:style-name="T69">// Mise à jour de la température</text:span></text:p>
      <text:p text:style-name="P74">    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temp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3">Math</text:span><text:span text:style-name="T71">.</text:span><text:span text:style-name="T74">round</text:span><text:span text:style-name="T62">(</text:span><text:span text:style-name="T70">currentData</text:span><text:span text:style-name="T71">.</text:span><text:span text:style-name="T63">temperature_2m</text:span><text:span text:style-name="T62">);</text:span></text:p>
      <text:p text:style-name="P74">                    </text:p>
      <text:p text:style-name="P74">                    <text:span text:style-name="T69">// Mise à jour de la couverture nuageuse (en %)</text:span></text:p>
      <text:p text:style-name="P74">    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clouds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3"> </text:span><text:span text:style-name="T70">currentData</text:span><text:span text:style-name="T71">.</text:span><text:span text:style-name="T63">cloud_cover</text:span><text:span text:style-name="T62">;</text:span></text:p>
      <text:p text:style-name="P76"/>
      <text:p text:style-name="P74">                    <text:span text:style-name="T69">// Mise à jour de la pluie (en mm)</text:span></text:p>
      <text:p text:style-name="P74">    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rain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3"> currentData</text:span><text:span text:style-name="T71">.</text:span><text:span text:style-name="T63">rain</text:span><text:span text:style-name="T62">;</text:span></text:p>
      <text:p text:style-name="P74">                <text:span text:style-name="T62">}</text:span></text:p>
      <text:p text:style-name="P74">            <text:span text:style-name="T62">})</text:span></text:p>
      <text:p text:style-name="P74">            <text:span text:style-name="T71">.</text:span><text:span text:style-name="T74">catch</text:span><text:span text:style-name="T62">(</text:span><text:span text:style-name="T63">error</text:span><text:span text:style-name="T62"> </text:span><text:span text:style-name="T61">=&gt;</text:span><text:span text:style-name="T62"> {</text:span></text:p>
      <text:p text:style-name="P74">                <text:span text:style-name="T63">console</text:span><text:span text:style-name="T71">.</text:span><text:span text:style-name="T74">error</text:span><text:span text:style-name="T62">(</text:span><text:span text:style-name="T64">`Erreur lors de la récupération de la météo pour ${</text:span><text:span text:style-name="T63">city</text:span><text:span text:style-name="T64">}:`</text:span><text:span text:style-name="T62">, </text:span><text:span text:style-name="T63">error</text:span><text:span text:style-name="T62">);</text:span></text:p>
      <text:p text:style-name="P74">                <text:span text:style-name="T69">// Afficher une erreur dans l'interface utilisateur</text:span></text:p>
      <text:p text:style-name="P74">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temp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4">'Erreur'</text:span><text:span text:style-name="T62">;</text:span></text:p>
      <text:p text:style-name="P74">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clouds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4">'Erreur'</text:span><text:span text:style-name="T62">;</text:span></text:p>
      <text:p text:style-name="P74">                <text:span text:style-name="T63">document</text:span><text:span text:style-name="T71">.</text:span><text:span text:style-name="T74">getElementById</text:span><text:span text:style-name="T62">(</text:span><text:span text:style-name="T64">`${</text:span><text:span text:style-name="T63">city</text:span><text:span text:style-name="T64">}-rain`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4">'Erreur'</text:span><text:span text:style-name="T62">;</text:span></text:p>
      <text:p text:style-name="P74">            <text:span text:style-name="T62">});</text:span></text:p>
      <text:p text:style-name="P74">    <text:span text:style-name="T62">};</text:span></text:p>
      <text:p text:style-name="P76"/>
      <text:p text:style-name="P74">    <text:span text:style-name="T69">/**</text:span></text:p>
      <text:p text:style-name="P77">     <text:span text:style-name="T62">* Fonction pour récupérer le taux de change EUR/JPY.</text:span></text:p>
      <text:p text:style-name="P77">     <text:span text:style-name="T62">*/</text:span></text:p>
      <text:p text:style-name="P74">    <text:span text:style-name="T61">const</text:span><text:span text:style-name="T62"> </text:span><text:span text:style-name="T74">fetchCurrencyRate</text:span><text:span text:style-name="T62"> </text:span><text:span text:style-name="T71">=</text:span><text:span text:style-name="T62"> () </text:span><text:span text:style-name="T61">=&gt;</text:span><text:span text:style-name="T62"> {</text:span></text:p>
      <text:p text:style-name="P74"><text:soft-page-break/>        <text:span text:style-name="T74">fetch</text:span><text:span text:style-name="T62">(</text:span><text:span text:style-name="T70">currencyApiUrl</text:span><text:span text:style-name="T62">)</text:span></text:p>
      <text:p text:style-name="P74">            <text:span text:style-name="T71">.</text:span><text:span text:style-name="T74">then</text:span><text:span text:style-name="T62">(</text:span><text:span text:style-name="T63">response</text:span><text:span text:style-name="T62"> </text:span><text:span text:style-name="T61">=&gt;</text:span><text:span text:style-name="T62"> {</text:span></text:p>
      <text:p text:style-name="P74">                <text:span text:style-name="T75">if</text:span><text:span text:style-name="T62"> (</text:span><text:span text:style-name="T71">!</text:span><text:span text:style-name="T63">response</text:span><text:span text:style-name="T71">.</text:span><text:span text:style-name="T70">ok</text:span><text:span text:style-name="T62">) {</text:span></text:p>
      <text:p text:style-name="P74">                    <text:span text:style-name="T75">throw</text:span><text:span text:style-name="T62"> </text:span><text:span text:style-name="T61">new</text:span><text:span text:style-name="T62"> </text:span><text:span text:style-name="T73">Error</text:span><text:span text:style-name="T62">(</text:span><text:span text:style-name="T64">'Erreur réseau pour le taux de change'</text:span><text:span text:style-name="T62">);</text:span></text:p>
      <text:p text:style-name="P74">                <text:span text:style-name="T62">}</text:span></text:p>
      <text:p text:style-name="P74">                <text:span text:style-name="T75">return</text:span><text:span text:style-name="T63"> response</text:span><text:span text:style-name="T71">.</text:span><text:span text:style-name="T74">json</text:span><text:span text:style-name="T62">();</text:span></text:p>
      <text:p text:style-name="P74">            <text:span text:style-name="T62">})</text:span></text:p>
      <text:p text:style-name="P74">            <text:span text:style-name="T71">.</text:span><text:span text:style-name="T74">then</text:span><text:span text:style-name="T62">(</text:span><text:span text:style-name="T63">data</text:span><text:span text:style-name="T62"> </text:span><text:span text:style-name="T61">=&gt;</text:span><text:span text:style-name="T62"> {</text:span></text:p>
      <text:p text:style-name="P74">                <text:span text:style-name="T69">// Le taux JPY est dans l'objet 'rates'</text:span></text:p>
      <text:p text:style-name="P74">                <text:span text:style-name="T75">if</text:span><text:span text:style-name="T62"> (</text:span><text:span text:style-name="T63">data</text:span><text:span text:style-name="T62"> </text:span><text:span text:style-name="T71">&amp;&amp;</text:span><text:span text:style-name="T63"> data</text:span><text:span text:style-name="T71">.</text:span><text:span text:style-name="T63">rates</text:span><text:span text:style-name="T62"> </text:span><text:span text:style-name="T71">&amp;&amp;</text:span><text:span text:style-name="T63"> data</text:span><text:span text:style-name="T71">.</text:span><text:span text:style-name="T63">rates</text:span><text:span text:style-name="T71">.</text:span><text:span text:style-name="T70">JPY</text:span><text:span text:style-name="T62">) {</text:span></text:p>
      <text:p text:style-name="P74">                    <text:span text:style-name="T63">document</text:span><text:span text:style-name="T71">.</text:span><text:span text:style-name="T74">getElementById</text:span><text:span text:style-name="T62">(</text:span><text:span text:style-name="T64">'eur-jpy-rate'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3"> data</text:span><text:span text:style-name="T71">.</text:span><text:span text:style-name="T63">rates</text:span><text:span text:style-name="T71">.</text:span><text:span text:style-name="T70">JPY</text:span><text:span text:style-name="T71">.</text:span><text:span text:style-name="T74">toFixed</text:span><text:span text:style-name="T62">(</text:span><text:span text:style-name="T76">2</text:span><text:span text:style-name="T62">);</text:span></text:p>
      <text:p text:style-name="P74">                <text:span text:style-name="T62">}</text:span></text:p>
      <text:p text:style-name="P74">            <text:span text:style-name="T62">})</text:span></text:p>
      <text:p text:style-name="P74">            <text:span text:style-name="T71">.</text:span><text:span text:style-name="T74">catch</text:span><text:span text:style-name="T62">(</text:span><text:span text:style-name="T63">error</text:span><text:span text:style-name="T62"> </text:span><text:span text:style-name="T61">=&gt;</text:span><text:span text:style-name="T62"> {</text:span></text:p>
      <text:p text:style-name="P74">                <text:span text:style-name="T63">console</text:span><text:span text:style-name="T71">.</text:span><text:span text:style-name="T74">error</text:span><text:span text:style-name="T62">(</text:span><text:span text:style-name="T64">'Erreur lors de la récupération du taux de change:'</text:span><text:span text:style-name="T62">, </text:span><text:span text:style-name="T63">error</text:span><text:span text:style-name="T62">);</text:span></text:p>
      <text:p text:style-name="P74">                <text:span text:style-name="T63">document</text:span><text:span text:style-name="T71">.</text:span><text:span text:style-name="T74">getElementById</text:span><text:span text:style-name="T62">(</text:span><text:span text:style-name="T64">'eur-jpy-rate'</text:span><text:span text:style-name="T62">)</text:span><text:span text:style-name="T71">.</text:span><text:span text:style-name="T63">textContent</text:span><text:span text:style-name="T62"> </text:span><text:span text:style-name="T71">=</text:span><text:span text:style-name="T62"> </text:span><text:span text:style-name="T64">'Erreur'</text:span><text:span text:style-name="T62">;</text:span></text:p>
      <text:p text:style-name="P74">            <text:span text:style-name="T62">});</text:span></text:p>
      <text:p text:style-name="P74">    <text:span text:style-name="T62">};</text:span></text:p>
      <text:p text:style-name="P76"/>
      <text:p text:style-name="P74">    <text:span text:style-name="T69">// Lancer les appels aux fonctions au chargement de la page</text:span></text:p>
      <text:p text:style-name="P74">    <text:span text:style-name="T74">fetchWeather</text:span><text:span text:style-name="T62">(</text:span><text:span text:style-name="T64">'paris'</text:span><text:span text:style-name="T62">, </text:span><text:span text:style-name="T70">weatherApiUrlParis</text:span><text:span text:style-name="T62">);</text:span></text:p>
      <text:p text:style-name="P74">    <text:span text:style-name="T74">fetchWeather</text:span><text:span text:style-name="T62">(</text:span><text:span text:style-name="T64">'tokyo'</text:span><text:span text:style-name="T62">, </text:span><text:span text:style-name="T70">weatherApiUrlTokyo</text:span><text:span text:style-name="T62">);</text:span></text:p>
      <text:p text:style-name="P74">    <text:span text:style-name="T74">fetchCurrencyRate</text:span><text:span text:style-name="T62">();</text:span></text:p>
      <text:p text:style-name="P73">});</text:p>
      <text:p text:style-name="P70"/>
      <text:h text:style-name="P78" text:outline-level="4"><text:bookmark-start text:name="__RefHeading___Toc63_1486969258"/>Étape B : Fichier <text:span text:style-name="T13">server.js</text:span> (mis à jour avec les nouvelles routes)<text:bookmark-end text:name="__RefHeading___Toc63_1486969258"/></text:h>
      <text:p text:style-name="P66">Ce fichier est complété avec la logique de recherche pour les régions.</text:p>
      <text:p text:style-name="P67">Generated javascript</text:p>
      <text:section text:style-name="Sect2" text:name="cdk-accordion-child-250">
        <text:p text:style-name="P68"><text:span text:style-name="Source_20_Text"><text:span text:style-name="T25">// Importer les modules</text:span></text:span></text:p>
        <text:p text:style-name="P68"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dotenv'</text:span></text:span><text:span text:style-name="Source_20_Text"><text:span text:style-name="T27">).config();</text:span></text:span></text:p>
        <text:p text:style-name="P68"><text:span text:style-name="Source_20_Text"><text:span text:style-name="T29">const</text:span></text:span><text:span text:style-name="Source_20_Text"><text:span text:style-name="T27"> express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express'</text:span></text:span><text:span text:style-name="Source_20_Text"><text:span text:style-name="T27">);</text:span></text:span></text:p>
        <text:p text:style-name="P68"><text:span text:style-name="Source_20_Text"><text:span text:style-name="T29">const</text:span></text:span><text:span text:style-name="Source_20_Text"><text:span text:style-name="T27"> path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path'</text:span></text:span><text:span text:style-name="Source_20_Text"><text:span text:style-name="T27">);</text:span></text:span></text:p>
        <text:p text:style-name="P68"><text:span text:style-name="Source_20_Text"><text:span text:style-name="T29">const</text:span></text:span><text:span text:style-name="Source_20_Text"><text:span text:style-name="T27"> mysql = </text:span></text:span><text:span text:style-name="Source_20_Text"><text:span text:style-name="T26">require</text:span></text:span><text:span text:style-name="Source_20_Text"><text:span text:style-name="T27">(</text:span></text:span><text:span text:style-name="Source_20_Text"><text:span text:style-name="T28">'mysql2/promise'</text:span></text:span><text:span text:style-name="Source_20_Text"><text:span text:style-name="T27">);</text:span></text:span></text:p>
        <text:p text:style-name="P69"/>
        <text:p text:style-name="P68"><text:span text:style-name="Source_20_Text"><text:span text:style-name="T30">// Initialiser l'application Express</text:span></text:span></text:p>
        <text:p text:style-name="P68"><text:span text:style-name="Source_20_Text"><text:span text:style-name="T29">const</text:span></text:span><text:span text:style-name="Source_20_Text"><text:span text:style-name="T27"> app = express();</text:span></text:span></text:p>
        <text:p text:style-name="P68"><text:span text:style-name="Source_20_Text"><text:span text:style-name="T29">const</text:span></text:span><text:span text:style-name="Source_20_Text"><text:span text:style-name="T27"> PORT = process.env.PORT || </text:span></text:span><text:span text:style-name="Source_20_Text"><text:span text:style-name="T31">5000</text:span></text:span><text:span text:style-name="Source_20_Text"><text:span text:style-name="T27">;</text:span></text:span></text:p>
        <text:p text:style-name="P69"/>
        <text:p text:style-name="P68"><text:span text:style-name="Source_20_Text"><text:span text:style-name="T30">// Configuration EJS</text:span></text:span></text:p>
        <text:p text:style-name="P68"><text:span text:style-name="Source_20_Text"><text:span text:style-name="T27">app.set(</text:span></text:span><text:span text:style-name="Source_20_Text"><text:span text:style-name="T28">'view engine'</text:span></text:span><text:span text:style-name="Source_20_Text"><text:span text:style-name="T27">, </text:span></text:span><text:span text:style-name="Source_20_Text"><text:span text:style-name="T28">'ejs'</text:span></text:span><text:span text:style-name="Source_20_Text"><text:span text:style-name="T27">);</text:span></text:span></text:p>
        <text:p text:style-name="P68"><text:span text:style-name="Source_20_Text"><text:span text:style-name="T27">app.set(</text:span></text:span><text:span text:style-name="Source_20_Text"><text:span text:style-name="T28">'views'</text:span></text:span><text:span text:style-name="Source_20_Text"><text:span text:style-name="T27">, path.join(__dirname, </text:span></text:span><text:span text:style-name="Source_20_Text"><text:span text:style-name="T28">'views'</text:span></text:span><text:span text:style-name="Source_20_Text"><text:span text:style-name="T27">));</text:span></text:span></text:p>
        <text:p text:style-name="P69"/>
        <text:p text:style-name="P68"><text:span text:style-name="Source_20_Text"><text:span text:style-name="T30">// Middleware pour fichiers statiques (CSS, JS, images, html)</text:span></text:span></text:p>
        <text:p text:style-name="P68"><text:span text:style-name="Source_20_Text"><text:span text:style-name="T27">app.use(express.static(path.join(__dirname, </text:span></text:span><text:span text:style-name="Source_20_Text"><text:span text:style-name="T28">'public'</text:span></text:span><text:span text:style-name="Source_20_Text"><text:span text:style-name="T27">)));</text:span></text:span></text:p>
        <text:p text:style-name="P69"/>
        <text:p text:style-name="P68"><text:span text:style-name="Source_20_Text"><text:span text:style-name="T30">// Middleware pour parser le corps des requêtes POST</text:span></text:span></text:p>
        <text:p text:style-name="P68"><text:span text:style-name="Source_20_Text"><text:span text:style-name="T27">app.use(express.urlencoded({ </text:span></text:span><text:span text:style-name="Source_20_Text"><text:span text:style-name="T31">extended</text:span></text:span><text:span text:style-name="Source_20_Text"><text:span text:style-name="T27">: </text:span></text:span><text:span text:style-name="Source_20_Text"><text:span text:style-name="T31">true</text:span></text:span><text:span text:style-name="Source_20_Text"><text:span text:style-name="T27"> }));</text:span></text:span></text:p>
        <text:p text:style-name="P69"/>
        <text:p text:style-name="P68"><text:span text:style-name="Source_20_Text"><text:span text:style-name="T30">// Pool de connexions MySQL</text:span></text:span></text:p>
        <text:p text:style-name="P68"><text:span text:style-name="Source_20_Text"><text:span text:style-name="T29">const</text:span></text:span><text:span text:style-name="Source_20_Text"><text:span text:style-name="T27"> dbPool = mysql.createPool({</text:span></text:span></text:p>
        <text:p text:style-name="P68"><text:span text:style-name="Source_20_Text"><text:span text:style-name="T16"><text:s text:c="4"/></text:span></text:span><text:span text:style-name="Source_20_Text"><text:span text:style-name="T31">host</text:span></text:span><text:span text:style-name="Source_20_Text"><text:span text:style-name="T27">: process.env.DB_HOST,</text:span></text:span></text:p>
        <text:p text:style-name="P68"><text:span text:style-name="Source_20_Text"><text:span text:style-name="T16"><text:s text:c="4"/></text:span></text:span><text:span text:style-name="Source_20_Text"><text:span text:style-name="T31">user</text:span></text:span><text:span text:style-name="Source_20_Text"><text:span text:style-name="T27">: process.env.DB_USER,</text:span></text:span></text:p>
        <text:p text:style-name="P68"><text:span text:style-name="Source_20_Text"><text:span text:style-name="T16"><text:s text:c="4"/></text:span></text:span><text:span text:style-name="Source_20_Text"><text:span text:style-name="T31">password</text:span></text:span><text:span text:style-name="Source_20_Text"><text:span text:style-name="T27">: process.env.DB_PASSWORD,</text:span></text:span></text:p>
        <text:p text:style-name="P68"><text:span text:style-name="Source_20_Text"><text:span text:style-name="T16"><text:s text:c="4"/></text:span></text:span><text:span text:style-name="Source_20_Text"><text:span text:style-name="T31">database</text:span></text:span><text:span text:style-name="Source_20_Text"><text:span text:style-name="T27">: process.env.DB_DATABASE,</text:span></text:span></text:p>
        <text:p text:style-name="P68"><text:span text:style-name="Source_20_Text"><text:span text:style-name="T16"><text:s text:c="4"/></text:span></text:span><text:span text:style-name="Source_20_Text"><text:span text:style-name="T31">waitForConnections</text:span></text:span><text:span text:style-name="Source_20_Text"><text:span text:style-name="T27">: </text:span></text:span><text:span text:style-name="Source_20_Text"><text:span text:style-name="T31">true</text:span></text:span><text:span text:style-name="Source_20_Text"><text:span text:style-name="T27">,</text:span></text:span></text:p>
        <text:p text:style-name="P68"><text:span text:style-name="Source_20_Text"><text:span text:style-name="T16"><text:s text:c="4"/></text:span></text:span><text:span text:style-name="Source_20_Text"><text:span text:style-name="T31">connectionLimit</text:span></text:span><text:span text:style-name="Source_20_Text"><text:span text:style-name="T27">: </text:span></text:span><text:span text:style-name="Source_20_Text"><text:span text:style-name="T31">10</text:span></text:span><text:span text:style-name="Source_20_Text"><text:span text:style-name="T27">,</text:span></text:span></text:p>
        <text:p text:style-name="P68"><text:span text:style-name="Source_20_Text"><text:span text:style-name="T16"><text:s text:c="4"/></text:span></text:span><text:span text:style-name="Source_20_Text"><text:span text:style-name="T31">queueLimit</text:span></text:span><text:span text:style-name="Source_20_Text"><text:span text:style-name="T27">: </text:span></text:span><text:span text:style-name="Source_20_Text"><text:span text:style-name="T31">0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30">// --- DÉFINITION DES ROUTES ---</text:span></text:span></text:p>
        <text:p text:style-name="P69"/>
        <text:p text:style-name="P68"><text:span text:style-name="Source_20_Text"><text:span text:style-name="T30">// Accueil</text:span></text:span></text:p>
        <text:p text:style-name="P68"><text:span text:style-name="Source_20_Text"><text:span text:style-name="T27">app.get(</text:span></text:span><text:span text:style-name="Source_20_Text"><text:span text:style-name="T28">'/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index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Accueil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30">// --- LANGUE ---</text:span></text:span></text:p>
        <text:p text:style-name="P68"><text:span text:style-name="Source_20_Text"><text:span text:style-name="T30">// Dico Kanji</text:span></text:span></text:p>
        <text:p text:style-name="P68"><text:soft-page-break/><text:span text:style-name="Source_20_Text"><text:span text:style-name="T27">app.get(</text:span></text:span><text:span text:style-name="Source_20_Text"><text:span text:style-name="T28">'/kanji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kanji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ictionnaire Kanji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27">app.post(</text:span></text:span><text:span text:style-name="Source_20_Text"><text:span text:style-name="T28">'/kanji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68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kanji, onyomi, kunyomi, francais, niveau FROM kanji_char WHERE kanji LIKE ? OR onyomi LIKE ? OR kunyomi LIKE ? OR francais LIKE ?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, searchPattern]);</text:span></text:span></text:p>
        <text:p text:style-name="P68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kanji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Kanji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68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30">// Dico Vocabulaire</text:span></text:span></text:p>
        <text:p text:style-name="P68"><text:span text:style-name="Source_20_Text"><text:span text:style-name="T27">app.get(</text:span></text:span><text:span text:style-name="Source_20_Text"><text:span text:style-name="T28">'/vocabulaire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vocabulaire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ictionnaire Vocabulaire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27">app.post(</text:span></text:span><text:span text:style-name="Source_20_Text"><text:span text:style-name="T28">'/vocabulaire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68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kana, kanji, francais, niveau FROM voca_char WHERE kana LIKE ? OR kanji LIKE ? OR francais LIKE ?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]);</text:span></text:span></text:p>
        <text:p text:style-name="P68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vocabulaire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Vocabulaire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68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69"><text:span text:style-name="Source_20_Text"><text:span text:style-name="T27">});</text:span></text:span></text:p>
        <text:p text:style-name="P69"/>
        <text:p text:style-name="P69"/>
        <text:p text:style-name="P68"><text:span text:style-name="Source_20_Text"><text:span text:style-name="T30">// --- FRANCE ---</text:span></text:span></text:p>
        <text:p text:style-name="P68"><text:span text:style-name="Source_20_Text"><text:span text:style-name="T30">// Départements</text:span></text:span></text:p>
        <text:p text:style-name="P68"><text:span text:style-name="Source_20_Text"><text:span text:style-name="T27">app.get(</text:span></text:span><text:span text:style-name="Source_20_Text"><text:span text:style-name="T28">'/departements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departements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Départements Françai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27">app.post(</text:span></text:span><text:span text:style-name="Source_20_Text"><text:span text:style-name="T28">'/departements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68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68"><text:soft-page-break/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num_dep, nom_dep, nom_reg, superficie, pop_dep, densite, nom_pref FROM departement_fr WHERE nom_dep LIKE ? OR num_dep LIKE ? OR nom_reg LIKE ?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, searchPattern, searchPattern]);</text:span></text:span></text:p>
        <text:p text:style-name="P68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departements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Département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68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 </text:span></text:span><text:span text:style-name="Source_20_Text"><text:span text:style-name="T26">console</text:span></text:span><text:span text:style-name="Source_20_Text"><text:span text:style-name="T27">.error(err); 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."</text:span></text:span><text:span text:style-name="Source_20_Text"><text:span text:style-name="T27">); }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30">// NOUVEAU : Régions</text:span></text:span></text:p>
        <text:p text:style-name="P68"><text:span text:style-name="Source_20_Text"><text:span text:style-name="T27">app.get(</text:span></text:span><text:span text:style-name="Source_20_Text"><text:span text:style-name="T28">'/regions'</text:span></text:span><text:span text:style-name="Source_20_Text"><text:span text:style-name="T27">,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27">res.render(</text:span></text:span><text:span text:style-name="Source_20_Text"><text:span text:style-name="T28">'pages/region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gions Française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[], </text:span></text:span><text:span text:style-name="Source_20_Text"><text:span text:style-name="T31">searchTerm</text:span></text:span><text:span text:style-name="Source_20_Text"><text:span text:style-name="T27">: </text:span></text:span><text:span text:style-name="Source_20_Text"><text:span text:style-name="T28">''</text:span></text:span><text:span text:style-name="Source_20_Text"><text:span text:style-name="T27"> });</text:span></text:span></text:p>
        <text:p text:style-name="P69"><text:span text:style-name="Source_20_Text"><text:span text:style-name="T27">});</text:span></text:span></text:p>
        <text:p text:style-name="P69"/>
        <text:p text:style-name="P68"><text:span text:style-name="Source_20_Text"><text:span text:style-name="T27">app.post(</text:span></text:span><text:span text:style-name="Source_20_Text"><text:span text:style-name="T28">'/regions/search'</text:span></text:span><text:span text:style-name="Source_20_Text"><text:span text:style-name="T27">, </text:span></text:span><text:span text:style-name="Source_20_Text"><text:span text:style-name="T29">async</text:span></text:span><text:span text:style-name="Source_20_Text"><text:span text:style-name="T27"> (req, res) =&gt; {</text:span></text:span></text:p>
        <text:p text:style-name="P68"><text:span text:style-name="Source_20_Text"><text:span text:style-name="T16"><text:s text:c="4"/></text:span></text:span><text:span text:style-name="Source_20_Text"><text:span text:style-name="T30">// Note : La table 'region_fr' devra être créée dans votre base de données.</text:span></text:span></text:p>
        <text:p text:style-name="P68"><text:span text:style-name="Source_20_Text"><text:span text:style-name="T16"><text:s text:c="4"/></text:span></text:span><text:span text:style-name="Source_20_Text"><text:span text:style-name="T29">const</text:span></text:span><text:span text:style-name="Source_20_Text"><text:span text:style-name="T27"> searchTerm = req.body.searchTerm;</text:span></text:span></text:p>
        <text:p text:style-name="P68"><text:span text:style-name="Source_20_Text"><text:span text:style-name="T16"><text:s text:c="4"/></text:span></text:span><text:span text:style-name="Source_20_Text"><text:span text:style-name="T29">try</text:span></text:span><text:span text:style-name="Source_20_Text"><text:span text:style-name="T27"> {</text:span></text:span></text:p>
        <text:p text:style-name="P68"><text:span text:style-name="Source_20_Text"><text:span text:style-name="T16"><text:s text:c="8"/></text:span></text:span><text:span text:style-name="Source_20_Text"><text:span text:style-name="T30">// Supposons que la table region_fr ait au moins une colonne 'nom_reg'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query = </text:span></text:span><text:span text:style-name="Source_20_Text"><text:span text:style-name="T28">`SELECT * FROM region_fr WHERE nom_reg LIKE ?`</text:span></text:span><text:span text:style-name="Source_20_Text"><text:span text:style-name="T27">; 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searchPattern = </text:span></text:span><text:span text:style-name="Source_20_Text"><text:span text:style-name="T28">`%</text:span></text:span><text:span text:style-name="Source_20_Text"><text:span text:style-name="T32">${searchTerm}</text:span></text:span><text:span text:style-name="Source_20_Text"><text:span text:style-name="T28">%`</text:span></text:span><text:span text:style-name="Source_20_Text"><text:span text:style-name="T27">;</text:span></text:span></text:p>
        <text:p text:style-name="P68"><text:span text:style-name="Source_20_Text"><text:span text:style-name="T16"><text:s text:c="8"/></text:span></text:span><text:span text:style-name="Source_20_Text"><text:span text:style-name="T29">const</text:span></text:span><text:span text:style-name="Source_20_Text"><text:span text:style-name="T27"> [results] = </text:span></text:span><text:span text:style-name="Source_20_Text"><text:span text:style-name="T29">await</text:span></text:span><text:span text:style-name="Source_20_Text"><text:span text:style-name="T27"> dbPool.query(query, [searchPattern]);</text:span></text:span></text:p>
        <text:p text:style-name="P68"><text:span text:style-name="Source_20_Text"><text:span text:style-name="T16"><text:s text:c="8"/></text:span></text:span><text:span text:style-name="Source_20_Text"><text:span text:style-name="T27">res.render(</text:span></text:span><text:span text:style-name="Source_20_Text"><text:span text:style-name="T28">'pages/region_form'</text:span></text:span><text:span text:style-name="Source_20_Text"><text:span text:style-name="T27">, { </text:span></text:span><text:span text:style-name="Source_20_Text"><text:span text:style-name="T31">title</text:span></text:span><text:span text:style-name="Source_20_Text"><text:span text:style-name="T27">: </text:span></text:span><text:span text:style-name="Source_20_Text"><text:span text:style-name="T28">'Résultats Régions'</text:span></text:span><text:span text:style-name="Source_20_Text"><text:span text:style-name="T27">, </text:span></text:span><text:span text:style-name="Source_20_Text"><text:span text:style-name="T31">results</text:span></text:span><text:span text:style-name="Source_20_Text"><text:span text:style-name="T27">: results, </text:span></text:span><text:span text:style-name="Source_20_Text"><text:span text:style-name="T31">searchTerm</text:span></text:span><text:span text:style-name="Source_20_Text"><text:span text:style-name="T27">: searchTerm });</text:span></text:span></text:p>
        <text:p text:style-name="P68"><text:span text:style-name="Source_20_Text"><text:span text:style-name="T16"><text:s text:c="4"/></text:span></text:span><text:span text:style-name="Source_20_Text"><text:span text:style-name="T27">} </text:span></text:span><text:span text:style-name="Source_20_Text"><text:span text:style-name="T29">catch</text:span></text:span><text:span text:style-name="Source_20_Text"><text:span text:style-name="T27"> (err) {</text:span></text:span></text:p>
        <text:p text:style-name="P68"><text:span text:style-name="Source_20_Text"><text:span text:style-name="T16"><text:s text:c="8"/></text:span></text:span><text:span text:style-name="Source_20_Text"><text:span text:style-name="T26">console</text:span></text:span><text:span text:style-name="Source_20_Text"><text:span text:style-name="T27">.error(</text:span></text:span><text:span text:style-name="Source_20_Text"><text:span text:style-name="T28">"Erreur de recherche Région:"</text:span></text:span><text:span text:style-name="Source_20_Text"><text:span text:style-name="T27">, err);</text:span></text:span></text:p>
        <text:p text:style-name="P68"><text:span text:style-name="Source_20_Text"><text:span text:style-name="T16"><text:s text:c="8"/></text:span></text:span><text:span text:style-name="Source_20_Text"><text:span text:style-name="T30">// Renvoyer un message d'erreur clair si la table n'existe pas</text:span></text:span></text:p>
        <text:p text:style-name="P68"><text:span text:style-name="Source_20_Text"><text:span text:style-name="T16"><text:s text:c="8"/></text:span></text:span><text:span text:style-name="Source_20_Text"><text:span text:style-name="T29">if</text:span></text:span><text:span text:style-name="Source_20_Text"><text:span text:style-name="T27"> (err.code === </text:span></text:span><text:span text:style-name="Source_20_Text"><text:span text:style-name="T28">'ER_NO_SUCH_TABLE'</text:span></text:span><text:span text:style-name="Source_20_Text"><text:span text:style-name="T27">) {</text:span></text:span></text:p>
        <text:p text:style-name="P68"><text:span text:style-name="Source_20_Text"><text:span text:style-name="T16"><text:s text:c="12"/></text:span></text:span><text:span text:style-name="Source_20_Text"><text:span text:style-name="T27">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: La table 'region_fr' n'a pas été trouvée. Veuillez la créer."</text:span></text:span><text:span text:style-name="Source_20_Text"><text:span text:style-name="T27">);</text:span></text:span></text:p>
        <text:p text:style-name="P68"><text:span text:style-name="Source_20_Text"><text:span text:style-name="T16"><text:s text:c="8"/></text:span></text:span><text:span text:style-name="Source_20_Text"><text:span text:style-name="T27">} </text:span></text:span><text:span text:style-name="Source_20_Text"><text:span text:style-name="T29">else</text:span></text:span><text:span text:style-name="Source_20_Text"><text:span text:style-name="T27"> {</text:span></text:span></text:p>
        <text:p text:style-name="P68"><text:span text:style-name="Source_20_Text"><text:span text:style-name="T16"><text:s text:c="12"/></text:span></text:span><text:span text:style-name="Source_20_Text"><text:span text:style-name="T27">res.status(</text:span></text:span><text:span text:style-name="Source_20_Text"><text:span text:style-name="T31">500</text:span></text:span><text:span text:style-name="Source_20_Text"><text:span text:style-name="T27">).send(</text:span></text:span><text:span text:style-name="Source_20_Text"><text:span text:style-name="T28">"Erreur serveur lors de la recherche."</text:span></text:span><text:span text:style-name="Source_20_Text"><text:span text:style-name="T27">);</text:span></text:span></text:p>
        <text:p text:style-name="P69"><text:span text:style-name="Source_20_Text"><text:span text:style-name="T16"><text:s text:c="8"/></text:span></text:span><text:span text:style-name="Source_20_Text"><text:span text:style-name="T27">}</text:span></text:span></text:p>
        <text:p text:style-name="P69"><text:span text:style-name="Source_20_Text"><text:span text:style-name="T16"><text:s text:c="4"/></text:span></text:span><text:span text:style-name="Source_20_Text"><text:span text:style-name="T27">}</text:span></text:span></text:p>
        <text:p text:style-name="P69"><text:span text:style-name="Source_20_Text"><text:span text:style-name="T27">});</text:span></text:span></text:p>
        <text:p text:style-name="P69"/>
        <text:p text:style-name="P69"/>
        <text:p text:style-name="P68"><text:span text:style-name="Source_20_Text"><text:span text:style-name="T30">// Démarrer le serveur</text:span></text:span></text:p>
        <text:p text:style-name="P68"><text:span text:style-name="Source_20_Text"><text:span text:style-name="T27">app.listen(PORT, () =&gt; {</text:span></text:span></text:p>
        <text:p text:style-name="P68"><text:span text:style-name="Source_20_Text"><text:span text:style-name="T16"><text:s text:c="4"/></text:span></text:span><text:span text:style-name="Source_20_Text"><text:span text:style-name="T26">console</text:span></text:span><text:span text:style-name="Source_20_Text"><text:span text:style-name="T27">.log(</text:span></text:span><text:span text:style-name="Source_20_Text"><text:span text:style-name="T28">`Serveur Funigo démarré sur http://localhost:</text:span></text:span><text:span text:style-name="Source_20_Text"><text:span text:style-name="T32">${PORT}</text:span></text:span><text:span text:style-name="Source_20_Text"><text:span text:style-name="T28">`</text:span></text:span><text:span text:style-name="Source_20_Text"><text:span text:style-name="T27">);</text:span></text:span></text:p>
        <text:p text:style-name="P69"><text:span text:style-name="Source_20_Text"><text:span text:style-name="T27">});</text:span></text:span></text:p>
      </text:section>
      <text:p text:style-name="P70"/>
      <text:p text:style-name="P70"/>
      <text:p text:style-name="P70"/>
      <text:p text:style-name="P70"/>
      <text:h text:style-name="Heading_20_2" text:outline-level="2"><text:bookmark-start text:name="__RefHeading___Toc3513_1486969258"/><text:soft-page-break/>9 Changer présentation 1<text:bookmark-end text:name="__RefHeading___Toc3513_1486969258"/></text:h>
      <text:p text:style-name="Contents_20_2"/>
      <text:p text:style-name="Contents_20_2"><text:span text:style-name="T77">C</text:span>hanger la présentation du header je veux que pour les grands écrans le drapeau fançais , </text:p>
      <text:p text:style-name="Contents_20_2">funigo puis le drapeau japonais . La couleur de fond des apis météo et le taux soit bleu. </text:p>
      <text:p text:style-name="Contents_20_2">le background doit être images/pp3.webp en dessous de &lt;%- include('../partials/header') %&gt; </text:p>
      <text:p text:style-name="Contents_20_2">et au dessus &lt;%- include('../partials/footer') %&gt;</text:p>
      <text:p text:style-name="Contents_20_2"/>
      <text:h text:style-name="Heading_20_3" text:outline-level="3"><text:bookmark-start text:name="__RefHeading___Toc3515_1486969258"/>Modification du fichier <text:span text:style-name="T13">public/css/style.css</text:span><text:bookmark-end text:name="__RefHeading___Toc3515_1486969258"/></text:h>
      <text:h text:style-name="Heading_20_4" text:outline-level="4"><text:bookmark-start text:name="__RefHeading___Toc3517_1486969258"/>1. Fond d'écran principal<text:bookmark-end text:name="__RefHeading___Toc3517_1486969258"/></text:h>
      <text:p text:style-name="P79"><text:span text:style-name="T78">Pour que l'image </text:span><text:span text:style-name="T79">pp3.webp</text:span><text:span text:style-name="T78"> s'affiche sous le header et au-dessus du footer, nous allons l'appliquer à la balise </text:span><text:span text:style-name="T79">&lt;main&gt;</text:span><text:span text:style-name="T78">.</text:span></text:p>
      <text:p text:style-name="P80"/>
      <text:section text:style-name="Sect2" text:name="cdk-accordion-child-143">
        <text:p text:style-name="P81"><text:span text:style-name="Source_20_Text"><text:span text:style-name="T80">main</text:span></text:span><text:span text:style-name="Source_20_Text"><text:span text:style-name="T15"> {</text:span></text:span></text:p>
        <text:p text:style-name="P81"><text:span text:style-name="Source_20_Text"><text:span text:style-name="T16"><text:s text:c="4"/></text:span></text:span><text:span text:style-name="Source_20_Text"><text:span text:style-name="T81">flex-grow</text:span></text:span><text:span text:style-name="Source_20_Text"><text:span text:style-name="T17">: </text:span></text:span><text:span text:style-name="Source_20_Text"><text:span text:style-name="T81">1</text:span></text:span><text:span text:style-name="Source_20_Text"><text:span text:style-name="T17">;</text:span></text:span></text:p>
        <text:p text:style-name="P81"><text:span text:style-name="Source_20_Text"><text:span text:style-name="T16"><text:s text:c="4"/></text:span></text:span><text:span text:style-name="Source_20_Text"><text:span text:style-name="T81">padding</text:span></text:span><text:span text:style-name="Source_20_Text"><text:span text:style-name="T17">: </text:span></text:span><text:span text:style-name="Source_20_Text"><text:span text:style-name="T81">20px</text:span></text:span><text:span text:style-name="Source_20_Text"><text:span text:style-name="T17">;</text:span></text:span></text:p>
        <text:p text:style-name="P81"><text:span text:style-name="Source_20_Text"><text:span text:style-name="T16"><text:s text:c="4"/></text:span></text:span><text:span text:style-name="Source_20_Text"><text:span text:style-name="T81">background-image</text:span></text:span><text:span text:style-name="Source_20_Text"><text:span text:style-name="T17">: </text:span></text:span><text:span text:style-name="Source_20_Text"><text:span text:style-name="T82">url</text:span></text:span><text:span text:style-name="Source_20_Text"><text:span text:style-name="T17">(</text:span></text:span><text:span text:style-name="Source_20_Text"><text:span text:style-name="T83">'../images/pp3.webp'</text:span></text:span><text:span text:style-name="Source_20_Text"><text:span text:style-name="T17">); </text:span></text:span><text:span text:style-name="Source_20_Text"><text:span text:style-name="T84">/* Chemin vers l'image */</text:span></text:span></text:p>
        <text:p text:style-name="P81"><text:span text:style-name="Source_20_Text"><text:span text:style-name="T16"><text:s text:c="4"/></text:span></text:span><text:span text:style-name="Source_20_Text"><text:span text:style-name="T81">background-size</text:span></text:span><text:span text:style-name="Source_20_Text"><text:span text:style-name="T17">: cover; </text:span></text:span><text:span text:style-name="Source_20_Text"><text:span text:style-name="T84">/* L'image couvre tout l'espace */</text:span></text:span></text:p>
        <text:p text:style-name="P81"><text:span text:style-name="Source_20_Text"><text:span text:style-name="T16"><text:s text:c="4"/></text:span></text:span><text:span text:style-name="Source_20_Text"><text:span text:style-name="T81">background-position</text:span></text:span><text:span text:style-name="Source_20_Text"><text:span text:style-name="T17">: center; </text:span></text:span><text:span text:style-name="Source_20_Text"><text:span text:style-name="T84">/* L'image est centrée */</text:span></text:span></text:p>
        <text:p text:style-name="P81"><text:span text:style-name="Source_20_Text"><text:span text:style-name="T16"><text:s text:c="4"/></text:span></text:span><text:span text:style-name="Source_20_Text"><text:span text:style-name="T81">background-attachment</text:span></text:span><text:span text:style-name="Source_20_Text"><text:span text:style-name="T17">: fixed; </text:span></text:span><text:span text:style-name="Source_20_Text"><text:span text:style-name="T84">/* L'image reste fixe lors du défilement */</text:span></text:span></text:p>
        <text:p text:style-name="P82"><text:span text:style-name="Source_20_Text"><text:span text:style-name="T17">}</text:span></text:span></text:p>
      </text:section>
      <text:p text:style-name="P33"/>
      <text:h text:style-name="P83" text:outline-level="4"><text:bookmark-start text:name="__RefHeading___Toc3519_1486969258"/>2. Contenu principal (avec fond semi-transparent)<text:bookmark-end text:name="__RefHeading___Toc3519_1486969258"/></text:h>
      <text:p text:style-name="P84">Pour que le texte reste lisible par-dessus l'image de fond, nous allons donner à la boîte de contenu <text:span text:style-name="T13">.content</text:span> un fond blanc semi-transparent. C'est plus élégant que de simplement mettre l'image dedans.</text:p>
      <text:p text:style-name="P85"><text:span text:style-name="T35">Modifiez la règle CSS pour </text:span><text:span text:style-name="T36">.content</text:span><text:span text:style-name="T85"> </text:span><text:span text:style-name="T35">comme ceci :</text:span> </text:p>
      <text:p text:style-name="P86"/>
      <text:section text:style-name="Sect2" text:name="cdk-accordion-child-144">
        <text:p text:style-name="P87"><text:span text:style-name="Source_20_Text"><text:span text:style-name="T14">.content</text:span></text:span><text:span text:style-name="Source_20_Text"><text:span text:style-name="T37"> {</text:span></text:span></text:p>
        <text:p text:style-name="P87"><text:span text:style-name="Source_20_Text"><text:span text:style-name="T16"><text:s text:c="4"/>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1200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auto;</text:span></text:span></text:p>
        <text:p text:style-name="P87"><text:span text:style-name="Source_20_Text"><text:span text:style-name="T16"><text:s text:c="4"/></text:span></text:span><text:span text:style-name="Source_20_Text"><text:span text:style-name="T30">/* Ancien code : background-color: white; */</text:span></text:span></text:p>
        <text:p text:style-name="P87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0.9</text:span></text:span><text:span text:style-name="Source_20_Text"><text:span text:style-name="T27">); </text:span></text:span><text:span text:style-name="Source_20_Text"><text:span text:style-name="T30">/* Fond blanc à 90% d'opacité */</text:span></text:span></text:p>
        <text:p text:style-name="P87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4px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2</text:span></text:span><text:span text:style-name="Source_20_Text"><text:span text:style-name="T27">); </text:span></text:span><text:span text:style-name="Source_20_Text"><text:span text:style-name="T30">/* Ombre un peu plus prononcée */</text:span></text:span></text:p>
        <text:p text:style-name="P88"><text:span text:style-name="Source_20_Text"><text:span text:style-name="T27">}</text:span></text:span></text:p>
      </text:section>
      <text:p text:style-name="P85"/>
      <text:h text:style-name="P89" text:outline-level="4"><text:bookmark-start text:name="__RefHeading___Toc3521_1486969258"/>3. Couleur des boîtes API<text:bookmark-end text:name="__RefHeading___Toc3521_1486969258"/></text:h>
      <text:p text:style-name="P84">Nous allons changer le fond des boîtes météo et devise pour un bleu qui s'accorde bien avec le thème.</text:p>
      <text:p text:style-name="P90"><text:span text:style-name="Strong_20_Emphasis"><text:span text:style-name="T86">Modifiez la règle pour </text:span></text:span><text:span text:style-name="Strong_20_Emphasis"><text:span text:style-name="T87">.weather-box, .currency-box</text:span></text:span><text:span text:style-name="Strong_20_Emphasis"><text:span text:style-name="T86"> :</text:span></text:span></text:p>
      <text:p text:style-name="P90"><text:span text:style-name="Strong_20_Emphasis"><text:span text:style-name="T86"/></text:span></text:p>
      <text:section text:style-name="Sect2" text:name="cdk-accordion-child-145">
        <text:p text:style-name="P87"><text:span text:style-name="Source_20_Text"><text:span text:style-name="T14">.weather-box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{</text:span></text:span></text:p>
        <text:p text:style-name="P87"><text:span text:style-name="Source_20_Text"><text:span text:style-name="T16"><text:s text:c="4"/></text:span></text:span><text:span text:style-name="Source_20_Text"><text:span text:style-name="T30">/* Ancien code : background-color: #444; */</text:span></text:span></text:p>
        <text:p text:style-name="P87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45a93</text:span></text:span><text:span text:style-name="Source_20_Text"><text:span text:style-name="T27">; </text:span></text:span><text:span text:style-name="Source_20_Text"><text:span text:style-name="T30">/* Un joli bleu foncé */</text:span></text:span></text:p>
        <text:p text:style-name="P87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 </text:span></text:span><text:span text:style-name="Source_20_Text"><text:span text:style-name="T30">/* Assurons-nous que le texte reste blanc */</text:span></text:span></text:p>
        <text:p text:style-name="P87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15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87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200px</text:span></text:span><text:span text:style-name="Source_20_Text"><text:span text:style-name="T27">;</text:span></text:span></text:p>
        <text:p text:style-name="P88"><text:span text:style-name="Source_20_Text"><text:span text:style-name="T27">}</text:span></text:span></text:p>
      </text:section>
      <text:p text:style-name="P85"/>
      <text:p text:style-name="P85"><text:span text:style-name="T10">Nous ajustons aussi la petite bordure sous le titre de ces boîtes.</text:span><text:line-break/><text:span text:style-name="Strong_20_Emphasis"><text:span text:style-name="T10">Modifiez la règle pour </text:span></text:span><text:span text:style-name="Strong_20_Emphasis"><text:span text:style-name="T23">.weather-box h3, .currency-box h3</text:span></text:span><text:span text:style-name="Strong_20_Emphasis"><text:span text:style-name="T10"> :</text:span></text:span> </text:p>
      <text:p text:style-name="P85"/>
      <text:p text:style-name="P86"/>
      <text:section text:style-name="Sect2" text:name="cdk-accordion-child-146">
        <text:p text:style-name="P87"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 {</text:span></text:span></text:p>
        <text:p text:style-name="P87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87"><text:span text:style-name="Source_20_Text"><text:span text:style-name="T16"><text:s text:c="4"/></text:span></text:span><text:span text:style-name="Source_20_Text"><text:span text:style-name="T30">/* Ancien code : border-bottom: 1px solid #666; */</text:span></text:span></text:p>
        <text:p text:style-name="P87"><text:span text:style-name="Source_20_Text"><text:span text:style-name="T16"><text:s text:c="4"/></text:span></text:span><text:span text:style-name="Source_20_Text"><text:span text:style-name="T31">border-bottom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5d7fb9</text:span></text:span><text:span text:style-name="Source_20_Text"><text:span text:style-name="T27">; </text:span></text:span><text:span text:style-name="Source_20_Text"><text:span text:style-name="T30">/* Une bordure bleu clair */</text:span></text:span></text:p>
        <text:p text:style-name="P87"><text:span text:style-name="Source_20_Text"><text:span text:style-name="T16"><text:s text:c="4"/></text:span></text:span><text:span text:style-name="Source_20_Text"><text:span text:style-name="T31">padding-bottom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;</text:span></text:span></text:p>
        <text:p text:style-name="P88"><text:span text:style-name="Source_20_Text"><text:span text:style-name="T27">}</text:span></text:span></text:p>
      </text:section>
      <text:p text:style-name="P85"/>
      <text:h text:style-name="P83" text:outline-level="4"><text:bookmark-start text:name="__RefHeading___Toc3523_1486969258"/>4. Mise en page du titre (Drapeau - Titre - Drapeau)<text:bookmark-end text:name="__RefHeading___Toc3523_1486969258"/></text:h>
      <text:p text:style-name="P84">Votre structure HTML est déjà parfaite pour ça. Le code CSS <text:span text:style-name="T13">display: flex</text:span> que nous avions mis en place fait exactement ce que vous demandez. Nous n'avons rien à changer, la règle suivante gère déjà la mise en page :</text:p>
      <text:p text:style-name="P91"/>
      <text:section text:style-name="Sect2" text:name="cdk-accordion-child-147">
        <text:p text:style-name="P92"><text:span text:style-name="Source_20_Text"><text:span text:style-name="T14">.title-container</text:span></text:span><text:span text:style-name="Source_20_Text"><text:span text:style-name="T3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align-items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2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</text:section>
      <text:p text:style-name="P94"/>
      <text:h text:style-name="P95" text:outline-level="3"><text:bookmark-start text:name="__RefHeading___Toc3525_1486969258"/>Fichier <text:span text:style-name="T13">public/css/style.css</text:span> complet et mis à jour<text:bookmark-end text:name="__RefHeading___Toc3525_1486969258"/></text:h>
      <text:p text:style-name="P91">Generated css</text:p>
      <text:section text:style-name="Sect2" text:name="cdk-accordion-child-148">
        <text:p text:style-name="P92"><text:span text:style-name="Source_20_Text"><text:span text:style-name="T25">/* --- Général --- */</text:span></text:span></text:p>
        <text:p text:style-name="P92"><text:span text:style-name="Source_20_Text"><text:span text:style-name="T33">body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font-family</text:span></text:span><text:span text:style-name="Source_20_Text"><text:span text:style-name="T27">: Arial, sans-serif;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92"><text:span text:style-name="Source_20_Text"><text:span text:style-name="T16"><text:s text:c="4"/></text:span></text:span><text:span text:style-name="Source_20_Text"><text:span text:style-name="T31">min-height</text:span></text:span><text:span text:style-name="Source_20_Text"><text:span text:style-name="T27">: </text:span></text:span><text:span text:style-name="Source_20_Text"><text:span text:style-name="T31">100vh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4f4f4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NOUVEAU : Fond d'écran principal */</text:span></text:span></text:p>
        <text:p text:style-name="P92"><text:span text:style-name="Source_20_Text"><text:span text:style-name="T33">main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flex-grow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image</text:span></text:span><text:span text:style-name="Source_20_Text"><text:span text:style-name="T27">: </text:span></text:span><text:span text:style-name="Source_20_Text"><text:span text:style-name="T26">url</text:span></text:span><text:span text:style-name="Source_20_Text"><text:span text:style-name="T27">(</text:span></text:span><text:span text:style-name="Source_20_Text"><text:span text:style-name="T28">'../images/pp3.webp'</text:span></text:span><text:span text:style-name="Source_20_Text"><text:span text:style-name="T27">)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size</text:span></text:span><text:span text:style-name="Source_20_Text"><text:span text:style-name="T27">: cover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position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attachment</text:span></text:span><text:span text:style-name="Source_20_Text"><text:span text:style-name="T27">: fixed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MODIFIÉ : Contenu avec fond semi-transparent */</text:span></text:span></text:p>
        <text:p text:style-name="P92"><text:span text:style-name="Source_20_Text"><text:span text:style-name="T31">.content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120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auto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255</text:span></text:span><text:span text:style-name="Source_20_Text"><text:span text:style-name="T27">, </text:span></text:span><text:span text:style-name="Source_20_Text"><text:span text:style-name="T31">0.92</text:span></text:span><text:span text:style-name="Source_20_Text"><text:span text:style-name="T27">); </text:span></text:span><text:span text:style-name="Source_20_Text"><text:span text:style-name="T30">/* Fond blanc à 92% d'opacité */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 </text:span></text:span><text:span text:style-name="Source_20_Text"><text:span text:style-name="T31">3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4px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2</text:span></text:span><text:span text:style-name="Source_20_Text"><text:span text:style-name="T27">)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1">.jp-cha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.5em</text:span></text:span><text:span text:style-name="Source_20_Text"><text:span text:style-name="T27">; </text:span></text:span><text:span text:style-name="Source_20_Text"><text:span text:style-name="T30">/* Agrandir les kanjis/kanas */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Header --- */</text:span></text:span></text:p>
        <text:p text:style-name="P92"><text:span text:style-name="Source_20_Text"><text:span text:style-name="T33">head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3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2px</text:span></text:span><text:span text:style-name="Source_20_Text"><text:span text:style-name="T27"> </text:span></text:span><text:span text:style-name="Source_20_Text"><text:span text:style-name="T31">5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3</text:span></text:span><text:span text:style-name="Source_20_Text"><text:span text:style-name="T27">);</text:span></text:span></text:p>
        <text:p text:style-name="P92"><text:soft-page-break/><text:span text:style-name="Source_20_Text"><text:span text:style-name="T16"><text:s text:c="4"/></text:span></text:span><text:span text:style-name="Source_20_Text"><text:span text:style-name="T31">position</text:span></text:span><text:span text:style-name="Source_20_Text"><text:span text:style-name="T27">: relative;</text:span></text:span></text:p>
        <text:p text:style-name="P92"><text:span text:style-name="Source_20_Text"><text:span text:style-name="T16"><text:s text:c="4"/></text:span></text:span><text:span text:style-name="Source_20_Text"><text:span text:style-name="T31">z-index</text:span></text:span><text:span text:style-name="Source_20_Text"><text:span text:style-name="T27">: </text:span></text:span><text:span text:style-name="Source_20_Text"><text:span text:style-name="T31">10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1">.title-contain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align-items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2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title-container</text:span></text:span><text:span text:style-name="Source_20_Text"><text:span text:style-name="T27"> </text:span></text:span><text:span text:style-name="Source_20_Text"><text:span text:style-name="T33">h1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2.5em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flag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height</text:span></text:span><text:span text:style-name="Source_20_Text"><text:span text:style-name="T27">: </text:span></text:span><text:span text:style-name="Source_20_Text"><text:span text:style-name="T31">4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API Container --- */</text:span></text:span></text:p>
        <text:p text:style-name="P92"><text:span text:style-name="Source_20_Text"><text:span text:style-name="T31">.api-contain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3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15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lex-wrap</text:span></text:span><text:span text:style-name="Source_20_Text"><text:span text:style-name="T27">: wrap; </text:span></text:span><text:span text:style-name="Source_20_Text"><text:span text:style-name="T30">/* Pour les petits écrans */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MODIFIÉ : Couleur des boîtes API */</text:span></text:span></text:p>
        <text:p text:style-name="P92"><text:span text:style-name="Source_20_Text"><text:span text:style-name="T31">.weather-box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45a93</text:span></text:span><text:span text:style-name="Source_20_Text"><text:span text:style-name="T27">; </text:span></text:span><text:span text:style-name="Source_20_Text"><text:span text:style-name="T30">/* Un joli bleu foncé */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15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8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92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20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0">/* MODIFIÉ : Bordure des titres de boîtes API */</text:span></text:span></text:p>
        <text:p text:style-name="P92"><text:span text:style-name="Source_20_Text"><text:span text:style-name="T31">.weather-box</text:span></text:span><text:span text:style-name="Source_20_Text"><text:span text:style-name="T27"> </text:span></text:span><text:span text:style-name="Source_20_Text"><text:span text:style-name="T33">h3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</text:span></text:span><text:span text:style-name="Source_20_Text"><text:span text:style-name="T33">h3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bottom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5d7fb9</text:span></text:span><text:span text:style-name="Source_20_Text"><text:span text:style-name="T27">; </text:span></text:span><text:span text:style-name="Source_20_Text"><text:span text:style-name="T30">/* Une bordure bleu clair */</text:span></text:span></text:p>
        <text:p text:style-name="P92"><text:span text:style-name="Source_20_Text"><text:span text:style-name="T16"><text:s text:c="4"/></text:span></text:span><text:span text:style-name="Source_20_Text"><text:span text:style-name="T31">padding-bottom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weather-box</text:span></text:span><text:span text:style-name="Source_20_Text"><text:span text:style-name="T27"> </text:span></text:span><text:span text:style-name="Source_20_Text"><text:span text:style-name="T33">p</text:span></text:span><text:span text:style-name="Source_20_Text"><text:span text:style-name="T27">, </text:span></text:span><text:span text:style-name="Source_20_Text"><text:span text:style-name="T31">.currency-box</text:span></text:span><text:span text:style-name="Source_20_Text"><text:span text:style-name="T27"> </text:span></text:span><text:span text:style-name="Source_20_Text"><text:span text:style-name="T33">p</text:span></text:span><text:span text:style-name="Source_20_Text"><text:span text:style-name="T27"> {</text:span></text:span></text:p>
        <text:p text:style-name="P92"><text:soft-page-break/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5px</text:span></text:span><text:span text:style-name="Source_20_Text"><text:span text:style-name="T27"> </text:span></text:span><text:span text:style-name="Source_20_Text"><text:span text:style-name="T31">0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Navigation --- */</text:span></text:span></text:p>
        <text:p text:style-name="P92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list-style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argin</text:span></text:span><text:span text:style-name="Source_20_Text"><text:span text:style-name="T27">: </text:span></text:span><text:span text:style-name="Source_20_Text"><text:span text:style-name="T31">0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4a4a4a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31">justify-content</text:span></text:span><text:span text:style-name="Source_20_Text"><text:span text:style-name="T27">: center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3">a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4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decoration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transition</text:span></text:span><text:span text:style-name="Source_20_Text"><text:span text:style-name="T27">: background-color </text:span></text:span><text:span text:style-name="Source_20_Text"><text:span text:style-name="T31">0.3s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</text:span></text:span><text:span text:style-name="Source_20_Text"><text:span text:style-name="T33">li</text:span></text:span><text:span text:style-name="Source_20_Text"><text:span text:style-name="T27"> </text:span></text:span><text:span text:style-name="Source_20_Text"><text:span text:style-name="T33">a:hover</text:span></text:span><text:span text:style-name="Source_20_Text"><text:span text:style-name="T27">, </text:span></text:span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555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dropdown-content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position</text:span></text:span><text:span text:style-name="Source_20_Text"><text:span text:style-name="T27">: absolute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555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in-width</text:span></text:span><text:span text:style-name="Source_20_Text"><text:span text:style-name="T27">: </text:span></text:span><text:span text:style-name="Source_20_Text"><text:span text:style-name="T31">16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x-shadow</text:span></text:span><text:span text:style-name="Source_20_Text"><text:span text:style-name="T27">: </text:span></text:span><text:span text:style-name="Source_20_Text"><text:span text:style-name="T31">0px</text:span></text:span><text:span text:style-name="Source_20_Text"><text:span text:style-name="T27"> </text:span></text:span><text:span text:style-name="Source_20_Text"><text:span text:style-name="T31">8px</text:span></text:span><text:span text:style-name="Source_20_Text"><text:span text:style-name="T27"> </text:span></text:span><text:span text:style-name="Source_20_Text"><text:span text:style-name="T31">16px</text:span></text:span><text:span text:style-name="Source_20_Text"><text:span text:style-name="T27"> </text:span></text:span><text:span text:style-name="Source_20_Text"><text:span text:style-name="T31">0px</text:span></text:span><text:span text:style-name="Source_20_Text"><text:span text:style-name="T27"> </text:span></text:span><text:span text:style-name="Source_20_Text"><text:span text:style-name="T26">rgba</text:span></text:span><text:span text:style-name="Source_20_Text"><text:span text:style-name="T27">(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</text:span></text:span><text:span text:style-name="Source_20_Text"><text:span text:style-name="T27">,</text:span></text:span><text:span text:style-name="Source_20_Text"><text:span text:style-name="T31">0.2</text:span></text:span><text:span text:style-name="Source_20_Text"><text:span text:style-name="T27">);</text:span></text:span></text:p>
        <text:p text:style-name="P92"><text:span text:style-name="Source_20_Text"><text:span text:style-name="T16"><text:s text:c="4"/></text:span></text:span><text:span text:style-name="Source_20_Text"><text:span text:style-name="T31">z-index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dropdown-content</text:span></text:span><text:span text:style-name="Source_20_Text"><text:span text:style-name="T27"> </text:span></text:span><text:span text:style-name="Source_20_Text"><text:span text:style-name="T33">a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2px</text:span></text:span><text:span text:style-name="Source_20_Text"><text:span text:style-name="T27"> </text:span></text:span><text:span text:style-name="Source_20_Text"><text:span text:style-name="T31">16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decoration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Formulaires et Tableaux --- */</text:span></text:span></text:p>
        <text:p text:style-name="P92"><text:span text:style-name="Source_20_Text"><text:span text:style-name="T31">.search-form</text:span></text:span><text:span text:style-name="Source_20_Text"><text:span text:style-name="T27"> {</text:span></text:span></text:p>
        <text:p text:style-name="P92"><text:soft-page-break/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flex;</text:span></text:span></text:p>
        <text:p text:style-name="P92"><text:span text:style-name="Source_20_Text"><text:span text:style-name="T16"><text:s text:c="4"/></text:span></text:span><text:span text:style-name="Source_20_Text"><text:span text:style-name="T27">gap: </text:span></text:span><text:span text:style-name="Source_20_Text"><text:span text:style-name="T31">1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margin-bottom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input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flex-grow</text:span></text:span><text:span text:style-name="Source_20_Text"><text:span text:style-name="T27">: </text:span></text:span><text:span text:style-name="Source_20_Text"><text:span text:style-name="T31">1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ccc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4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button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0px</text:span></text:span><text:span text:style-name="Source_20_Text"><text:span text:style-name="T27">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1em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7ab7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none;</text:span></text:span></text:p>
        <text:p text:style-name="P92"><text:span text:style-name="Source_20_Text"><text:span text:style-name="T16"><text:s text:c="4"/></text:span></text:span><text:span text:style-name="Source_20_Text"><text:span text:style-name="T31">border-radius</text:span></text:span><text:span text:style-name="Source_20_Text"><text:span text:style-name="T27">: </text:span></text:span><text:span text:style-name="Source_20_Text"><text:span text:style-name="T31">4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cursor</text:span></text:span><text:span text:style-name="Source_20_Text"><text:span text:style-name="T27">: pointer;</text:span></text:span></text:p>
        <text:p text:style-name="P92"><text:span text:style-name="Source_20_Text"><text:span text:style-name="T16"><text:s text:c="4"/></text:span></text:span><text:span text:style-name="Source_20_Text"><text:span text:style-name="T31">transition</text:span></text:span><text:span text:style-name="Source_20_Text"><text:span text:style-name="T27">: background-color </text:span></text:span><text:span text:style-name="Source_20_Text"><text:span text:style-name="T31">0.3s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1">.search-form</text:span></text:span><text:span text:style-name="Source_20_Text"><text:span text:style-name="T27"> </text:span></text:span><text:span text:style-name="Source_20_Text"><text:span text:style-name="T33">button:hov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286090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1">.results-table-contain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overflow-x</text:span></text:span><text:span text:style-name="Source_20_Text"><text:span text:style-name="T27">: auto; </text:span></text:span><text:span text:style-name="Source_20_Text"><text:span text:style-name="T30">/* Pour le responsive */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table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width</text:span></text:span><text:span text:style-name="Source_20_Text"><text:span text:style-name="T27">: </text:span></text:span><text:span text:style-name="Source_20_Text"><text:span text:style-name="T31">100%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border-collapse</text:span></text:span><text:span text:style-name="Source_20_Text"><text:span text:style-name="T27">: collapse;</text:span></text:span></text:p>
        <text:p text:style-name="P92"><text:span text:style-name="Source_20_Text"><text:span text:style-name="T16"><text:s text:c="4"/></text:span></text:span><text:span text:style-name="Source_20_Text"><text:span text:style-name="T31">margin-top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th</text:span></text:span><text:span text:style-name="Source_20_Text"><text:span text:style-name="T27">, </text:span></text:span><text:span text:style-name="Source_20_Text"><text:span text:style-name="T33">td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order</text:span></text:span><text:span text:style-name="Source_20_Text"><text:span text:style-name="T27">: </text:span></text:span><text:span text:style-name="Source_20_Text"><text:span text:style-name="T31">1px</text:span></text:span><text:span text:style-name="Source_20_Text"><text:span text:style-name="T27"> solid </text:span></text:span><text:span text:style-name="Source_20_Text"><text:span text:style-name="T31">#ddd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12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left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th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2f2f2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2"><text:span text:style-name="Source_20_Text"><text:span text:style-name="T33">tr:nth-child</text:span></text:span><text:span text:style-name="Source_20_Text"><text:span text:style-name="T27">(even)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f9f9f9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><text:soft-page-break/></text:p>
        <text:p text:style-name="P93"/>
        <text:p text:style-name="P92"><text:span text:style-name="Source_20_Text"><text:span text:style-name="T30">/* --- Footer --- */</text:span></text:span></text:p>
        <text:p text:style-name="P92"><text:span text:style-name="Source_20_Text"><text:span text:style-name="T33">footer</text:span></text:span><text:span text:style-name="Source_20_Text"><text:span text:style-name="T27"> {</text:span></text:span></text:p>
        <text:p text:style-name="P92"><text:span text:style-name="Source_20_Text"><text:span text:style-name="T16"><text:s text:c="4"/></text:span></text:span><text:span text:style-name="Source_20_Text"><text:span text:style-name="T31">background-color</text:span></text:span><text:span text:style-name="Source_20_Text"><text:span text:style-name="T27">: </text:span></text:span><text:span text:style-name="Source_20_Text"><text:span text:style-name="T31">#333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color</text:span></text:span><text:span text:style-name="Source_20_Text"><text:span text:style-name="T27">: white;</text:span></text:span></text:p>
        <text:p text:style-name="P92"><text:span text:style-name="Source_20_Text"><text:span text:style-name="T16"><text:s text:c="4"/></text:span></text:span><text:span text:style-name="Source_20_Text"><text:span text:style-name="T31">text-align</text:span></text:span><text:span text:style-name="Source_20_Text"><text:span text:style-name="T27">: center;</text:span></text:span></text:p>
        <text:p text:style-name="P92"><text:span text:style-name="Source_20_Text"><text:span text:style-name="T16"><text:s text:c="4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;</text:span></text:span></text:p>
        <text:p text:style-name="P92"><text:span text:style-name="Source_20_Text"><text:span text:style-name="T16"><text:s text:c="4"/></text:span></text:span><text:span text:style-name="Source_20_Text"><text:span text:style-name="T31">position</text:span></text:span><text:span text:style-name="Source_20_Text"><text:span text:style-name="T27">: relative;</text:span></text:span></text:p>
        <text:p text:style-name="P92"><text:span text:style-name="Source_20_Text"><text:span text:style-name="T16"><text:s text:c="4"/></text:span></text:span><text:span text:style-name="Source_20_Text"><text:span text:style-name="T31">z-index</text:span></text:span><text:span text:style-name="Source_20_Text"><text:span text:style-name="T27">: </text:span></text:span><text:span text:style-name="Source_20_Text"><text:span text:style-name="T31">10</text:span></text:span><text:span text:style-name="Source_20_Text"><text:span text:style-name="T27">;</text:span></text:span></text:p>
        <text:p text:style-name="P93"><text:span text:style-name="Source_20_Text"><text:span text:style-name="T27">}</text:span></text:span></text:p>
        <text:p text:style-name="P93"/>
        <text:p text:style-name="P92"><text:span text:style-name="Source_20_Text"><text:span text:style-name="T30">/* --- Responsive Design --- */</text:span></text:span></text:p>
        <text:p text:style-name="P92"><text:span text:style-name="Source_20_Text"><text:span text:style-name="T29">@media</text:span></text:span><text:span text:style-name="Source_20_Text"><text:span text:style-name="T27"> (</text:span></text:span><text:span text:style-name="Source_20_Text"><text:span text:style-name="T31">max-width</text:span></text:span><text:span text:style-name="Source_20_Text"><text:span text:style-name="T27">: </text:span></text:span><text:span text:style-name="Source_20_Text"><text:span text:style-name="T31">768px</text:span></text:span><text:span text:style-name="Source_20_Text"><text:span text:style-name="T27">) {</text:span></text:span></text:p>
        <text:p text:style-name="P92"><text:span text:style-name="Source_20_Text"><text:span text:style-name="T16"><text:s text:c="4"/></text:span></text:span><text:span text:style-name="Source_20_Text"><text:span text:style-name="T31">.title-container</text:span></text:span><text:span text:style-name="Source_20_Text"><text:span text:style-name="T27"> </text:span></text:span><text:span text:style-name="Source_20_Text"><text:span text:style-name="T33">h1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font-size</text:span></text:span><text:span text:style-name="Source_20_Text"><text:span text:style-name="T27">: </text:span></text:span><text:span text:style-name="Source_20_Text"><text:span text:style-name="T31">2em</text:span></text:span><text:span text:style-name="Source_20_Text"><text:span text:style-name="T27">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2"><text:span text:style-name="Source_20_Text"><text:span text:style-name="T16"><text:s text:c="4"/></text:span></text:span><text:span text:style-name="Source_20_Text"><text:span text:style-name="T33">nav</text:span></text:span><text:span text:style-name="Source_20_Text"><text:span text:style-name="T27"> </text:span></text:span><text:span text:style-name="Source_20_Text"><text:span text:style-name="T33">ul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2"><text:span text:style-name="Source_20_Text"><text:span text:style-name="T16"><text:s text:c="4"/>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position</text:span></text:span><text:span text:style-name="Source_20_Text"><text:span text:style-name="T27">: static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2"><text:span text:style-name="Source_20_Text"><text:span text:style-name="T16"><text:s text:c="4"/></text:span></text:span><text:span text:style-name="Source_20_Text"><text:span text:style-name="T31">.api-container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flex-direction</text:span></text:span><text:span text:style-name="Source_20_Text"><text:span text:style-name="T27">: column;</text:span></text:span></text:p>
        <text:p text:style-name="P92"><text:span text:style-name="Source_20_Text"><text:span text:style-name="T16"><text:s text:c="8"/></text:span></text:span><text:span text:style-name="Source_20_Text"><text:span text:style-name="T31">align-items</text:span></text:span><text:span text:style-name="Source_20_Text"><text:span text:style-name="T27">: center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2"><text:span text:style-name="Source_20_Text"><text:span text:style-name="T16"><text:s text:c="4"/></text:span></text:span><text:span text:style-name="Source_20_Text"><text:span text:style-name="T31">.content</text:span></text:span><text:span text:style-name="Source_20_Text"><text:span text:style-name="T27"> {</text:span></text:span></text:p>
        <text:p text:style-name="P92"><text:span text:style-name="Source_20_Text"><text:span text:style-name="T16"><text:s text:c="8"/></text:span></text:span><text:span text:style-name="Source_20_Text"><text:span text:style-name="T31">padding</text:span></text:span><text:span text:style-name="Source_20_Text"><text:span text:style-name="T27">: </text:span></text:span><text:span text:style-name="Source_20_Text"><text:span text:style-name="T31">20px</text:span></text:span><text:span text:style-name="Source_20_Text"><text:span text:style-name="T27"> </text:span></text:span><text:span text:style-name="Source_20_Text"><text:span text:style-name="T31">15px</text:span></text:span><text:span text:style-name="Source_20_Text"><text:span text:style-name="T27">;</text:span></text:span></text:p>
        <text:p text:style-name="P93"><text:span text:style-name="Source_20_Text"><text:span text:style-name="T16"><text:s text:c="4"/></text:span></text:span><text:span text:style-name="Source_20_Text"><text:span text:style-name="T27">}</text:span></text:span></text:p>
        <text:p text:style-name="P93"><text:span text:style-name="Source_20_Text"><text:span text:style-name="T27">}</text:span></text:span></text:p>
      </text:section>
      <text:p text:style-name="P94"/>
      <text:p text:style-name="P94"/>
      <text:h text:style-name="P24" text:outline-level="2">10 Pour les petits écrans réduire API pour pouvoir s'aligner horizontalement </text:h>
      <text:p text:style-name="P96"/>
      <text:p text:style-name="P96"> <text:span text:style-name="T46">Sur la capture d'écran, on voit que le </text:span><text:span text:style-name="T13">flex-direction: column</text:span><text:span text:style-name="T46"> force les éléments à se superposer, ce qui n'est pas idéal.</text:span></text:p>
      <text:p text:style-name="P66">Pour obtenir l'alignement horizontal sur petits écrans, nous devons :</text:p>
      <text:list text:style-name="L9">
        <text:list-item>
          <text:p text:style-name="P97"><text:span text:style-name="Strong_20_Emphasis"><text:span text:style-name="T88">Annuler</text:span></text:span><text:span text:style-name="T88"> la règle qui force l'affichage en colonne pour le conteneur des boîtes (</text:span><text:span text:style-name="T89">.api-container</text:span><text:span text:style-name="T88">).</text:span></text:p>
        </text:list-item>
        <text:list-item>
          <text:p text:style-name="P97"><text:span text:style-name="Strong_20_Emphasis"><text:span text:style-name="T88">Réduire</text:span></text:span><text:span text:style-name="T88"> la taille, le </text:span><text:span text:style-name="T89">padding</text:span><text:span text:style-name="T88"> (marge intérieure) et la police des boîtes (</text:span><text:span text:style-name="T89">.weather-box</text:span><text:span text:style-name="T88">, </text:span><text:span text:style-name="T89">.currency-box</text:span><text:span text:style-name="T88">) pour qu'elles puissent tenir côte à côte.</text:span></text:p>
        </text:list-item>
      </text:list>
      <text:p text:style-name="P98"/>
      <text:h text:style-name="P99" text:outline-level="3">Méthode 1 : Remplacer la section Responsive (Simple)</text:h>
      <text:p text:style-name="P66">La manière la plus simple est de remplacer tout votre bloc <text:span text:style-name="T13">@media</text:span> existant par celui-ci, qui contient les nouvelles règles.</text:p>
      <text:h text:style-name="Heading_20_4" text:outline-level="4"><text:span text:style-name="Strong_20_Emphasis"><text:span text:style-name="T88">Copiez ce bloc de code et remplacez la section </text:span></text:span><text:span text:style-name="Strong_20_Emphasis"><text:span text:style-name="T89">@media</text:span></text:span><text:span text:style-name="Strong_20_Emphasis"><text:span text:style-name="T88"> à la fin de votre fichier </text:span></text:span><text:span text:style-name="Strong_20_Emphasis"><text:span text:style-name="T89">public/css/style.css</text:span></text:span><text:span text:style-name="Strong_20_Emphasis"><text:span text:style-name="T88"> :</text:span></text:span></text:h>
      <text:p text:style-name="P100">Generated css</text:p>
      <text:section text:style-name="Sect2" text:name="cdk-accordion-child-213">
        <text:p text:style-name="P101"><text:span text:style-name="Source_20_Text"><text:span text:style-name="T25">/* --- Responsive Design --- */</text:span></text:span></text:p>
        <text:p text:style-name="P101"><text:span text:style-name="Source_20_Text"><text:span text:style-name="T90">@media</text:span></text:span><text:span text:style-name="Source_20_Text"><text:span text:style-name="T41"> (</text:span></text:span><text:span text:style-name="Source_20_Text"><text:span text:style-name="T14">max-width</text:span></text:span><text:span text:style-name="Source_20_Text"><text:span text:style-name="T41">: </text:span></text:span><text:span text:style-name="Source_20_Text"><text:span text:style-name="T14">768px</text:span></text:span><text:span text:style-name="Source_20_Text"><text:span text:style-name="T41">) {</text:span></text:span></text:p>
        <text:p text:style-name="P101"><text:span text:style-name="Source_20_Text"><text:span text:style-name="T43"><text:s text:c="4"/></text:span></text:span><text:span text:style-name="Source_20_Text"><text:span text:style-name="T14">.title-container</text:span></text:span><text:span text:style-name="Source_20_Text"><text:span text:style-name="T41"> </text:span></text:span><text:span text:style-name="Source_20_Text"><text:span text:style-name="T38">h1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2em</text:span></text:span><text:span text:style-name="Source_20_Text"><text:span text:style-name="T41">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lex-direction</text:span></text:span><text:span text:style-name="Source_20_Text"><text:span text:style-name="T41">: column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14">.dropdown-content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osition</text:span></text:span><text:span text:style-name="Source_20_Text"><text:span text:style-name="T41">: static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14">.content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 </text:span></text:span><text:span text:style-name="Source_20_Text"><text:span text:style-name="T14">15px</text:span></text:span><text:span text:style-name="Source_20_Text"><text:span text:style-name="T41">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25">/* --- NOUVELLES RÈGLES POUR L'ALIGNEMENT HORIZONTAL --- */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25">/* On garde le conteneur en mode ligne et on réduit l'espace */</text:span></text:span></text:p>
        <text:p text:style-name="P101"><text:span text:style-name="Source_20_Text"><text:span text:style-name="T43"><text:s text:c="4"/></text:span></text:span><text:span text:style-name="Source_20_Text"><text:span text:style-name="T14">.api-container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41">gap: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Réduit l'espace entre les boîtes */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Ajoute un peu de marge sur les côtés de l'écran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oft-page-break/><text:span text:style-name="Source_20_Text"><text:span text:style-name="T43"><text:s text:c="4"/></text:span></text:span><text:span text:style-name="Source_20_Text"><text:span text:style-name="T25">/* On réduit la taille des boîtes et de leur contenu */</text:span></text:span></text:p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8px</text:span></text:span><text:span text:style-name="Source_20_Text"><text:span text:style-name="T41">; <text:s text:c="6"/></text:span></text:span><text:span text:style-name="Source_20_Text"><text:span text:style-name="T25">/* Padding (marge intérieure) réduit */</text:span></text:span></text:p>
        <text:p text:style-name="P101"><text:span text:style-name="Source_20_Text"><text:span text:style-name="T43"><text:s text:c="8"/></text:span></text:span><text:span text:style-name="Source_20_Text"><text:span text:style-name="T14">min-width</text:span></text:span><text:span text:style-name="Source_20_Text"><text:span text:style-name="T41">: </text:span></text:span><text:span text:style-name="Source_20_Text"><text:span text:style-name="T14">95px</text:span></text:span><text:span text:style-name="Source_20_Text"><text:span text:style-name="T41">; <text:s text:c="3"/></text:span></text:span><text:span text:style-name="Source_20_Text"><text:span text:style-name="T25">/* Largeur minimale pour éviter qu'elles ne soient trop écrasées */</text:span></text:span></text:p>
        <text:p text:style-name="P101"><text:span text:style-name="Source_20_Text"><text:span text:style-name="T43"><text:s text:c="8"/></text:span></text:span><text:span text:style-name="Source_20_Text"><text:span text:style-name="T14">flex-grow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 <text:s text:c="6"/></text:span></text:span><text:span text:style-name="Source_20_Text"><text:span text:style-name="T25">/* Permet aux boîtes de grandir pour remplir l'espace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0.85em</text:span></text:span><text:span text:style-name="Source_20_Text"><text:span text:style-name="T41">; </text:span></text:span><text:span text:style-name="Source_20_Text"><text:span text:style-name="T25">/* Taille de police du titre réduite */</text:span></text:span></text:p>
        <text:p text:style-name="P101"><text:span text:style-name="Source_20_Text"><text:span text:style-name="T43"><text:s text:c="8"/></text:span></text:span><text:span text:style-name="Source_20_Text"><text:span text:style-name="T14">margin-bottom</text:span></text:span><text:span text:style-name="Source_20_Text"><text:span text:style-name="T41">: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Espace sous le titre réduit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0.8em</text:span></text:span><text:span text:style-name="Source_20_Text"><text:span text:style-name="T41">; </text:span></text:span><text:span text:style-name="Source_20_Text"><text:span text:style-name="T25">/* Taille de police du texte réduite */</text:span></text:span></text:p>
        <text:p text:style-name="P101"><text:span text:style-name="Source_20_Text"><text:span text:style-name="T43"><text:s text:c="8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3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 <text:s text:c="3"/></text:span></text:span><text:span text:style-name="Source_20_Text"><text:span text:style-name="T25">/* Espace vertical entre les lignes de texte ajusté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><text:span text:style-name="Source_20_Text"><text:span text:style-name="T41">}</text:span></text:span></text:p>
      </text:section>
      <text:p text:style-name="P96"/>
      <text:h text:style-name="P99" text:outline-level="3">Méthode 2 : Fichier <text:span text:style-name="T13">public/css/style.css</text:span> complet (Pour être sûr)</text:h>
      <text:p text:style-name="P66">Pour éviter toute erreur, voici à nouveau le fichier complet avec les dernières modifications. Vous pouvez remplacer tout le contenu de votre <text:span text:style-name="T13">style.css</text:span> par celui-ci.</text:p>
      <text:p text:style-name="P100">Generated css</text:p>
      <text:section text:style-name="Sect2" text:name="cdk-accordion-child-214">
        <text:p text:style-name="P101"><text:span text:style-name="Source_20_Text"><text:span text:style-name="T25">/* --- Général --- */</text:span></text:span></text:p>
        <text:p text:style-name="P101"><text:span text:style-name="Source_20_Text"><text:span text:style-name="T38">body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font-family</text:span></text:span><text:span text:style-name="Source_20_Text"><text:span text:style-name="T41">: Arial, sans-serif;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14">flex-direction</text:span></text:span><text:span text:style-name="Source_20_Text"><text:span text:style-name="T41">: column;</text:span></text:span></text:p>
        <text:p text:style-name="P101"><text:span text:style-name="Source_20_Text"><text:span text:style-name="T43"><text:s text:c="4"/></text:span></text:span><text:span text:style-name="Source_20_Text"><text:span text:style-name="T14">min-height</text:span></text:span><text:span text:style-name="Source_20_Text"><text:span text:style-name="T41">: </text:span></text:span><text:span text:style-name="Source_20_Text"><text:span text:style-name="T14">100vh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f4f4f4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38">main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flex-grow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image</text:span></text:span><text:span text:style-name="Source_20_Text"><text:span text:style-name="T41">: </text:span></text:span><text:span text:style-name="Source_20_Text"><text:span text:style-name="T48">url</text:span></text:span><text:span text:style-name="Source_20_Text"><text:span text:style-name="T41">(</text:span></text:span><text:span text:style-name="Source_20_Text"><text:span text:style-name="T42">'../images/pp3.webp'</text:span></text:span><text:span text:style-name="Source_20_Text"><text:span text:style-name="T41">)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size</text:span></text:span><text:span text:style-name="Source_20_Text"><text:span text:style-name="T41">: cover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position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attachment</text:span></text:span><text:span text:style-name="Source_20_Text"><text:span text:style-name="T41">: fixed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14">.content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max-width</text:span></text:span><text:span text:style-name="Source_20_Text"><text:span text:style-name="T41">: </text:span></text:span><text:span text:style-name="Source_20_Text"><text:span text:style-name="T14">1200px</text:span></text:span><text:span text:style-name="Source_20_Text"><text:span text:style-name="T41">;</text:span></text:span></text:p>
        <text:p text:style-name="P101"><text:soft-page-break/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auto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48">rgba</text:span></text:span><text:span text:style-name="Source_20_Text"><text:span text:style-name="T41">(</text:span></text:span><text:span text:style-name="Source_20_Text"><text:span text:style-name="T14">255</text:span></text:span><text:span text:style-name="Source_20_Text"><text:span text:style-name="T41">, </text:span></text:span><text:span text:style-name="Source_20_Text"><text:span text:style-name="T14">255</text:span></text:span><text:span text:style-name="Source_20_Text"><text:span text:style-name="T41">, </text:span></text:span><text:span text:style-name="Source_20_Text"><text:span text:style-name="T14">255</text:span></text:span><text:span text:style-name="Source_20_Text"><text:span text:style-name="T41">, </text:span></text:span><text:span text:style-name="Source_20_Text"><text:span text:style-name="T14">0.92</text:span></text:span><text:span text:style-name="Source_20_Text"><text:span text:style-name="T41">)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 </text:span></text:span><text:span text:style-name="Source_20_Text"><text:span text:style-name="T14">3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radius</text:span></text:span><text:span text:style-name="Source_20_Text"><text:span text:style-name="T41">: </text:span></text:span><text:span text:style-name="Source_20_Text"><text:span text:style-name="T14">8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x-shadow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4px</text:span></text:span><text:span text:style-name="Source_20_Text"><text:span text:style-name="T41">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48">rgba</text:span></text:span><text:span text:style-name="Source_20_Text"><text:span text:style-name="T41">(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.2</text:span></text:span><text:span text:style-name="Source_20_Text"><text:span text:style-name="T41">)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14">.jp-cha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1.5em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Header --- */</text:span></text:span></text:p>
        <text:p text:style-name="P101"><text:span text:style-name="Source_20_Text"><text:span text:style-name="T38">head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333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box-shadow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2px</text:span></text:span><text:span text:style-name="Source_20_Text"><text:span text:style-name="T41"> </text:span></text:span><text:span text:style-name="Source_20_Text"><text:span text:style-name="T14">5px</text:span></text:span><text:span text:style-name="Source_20_Text"><text:span text:style-name="T41"> </text:span></text:span><text:span text:style-name="Source_20_Text"><text:span text:style-name="T48">rgba</text:span></text:span><text:span text:style-name="Source_20_Text"><text:span text:style-name="T41">(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.3</text:span></text:span><text:span text:style-name="Source_20_Text"><text:span text:style-name="T41">);</text:span></text:span></text:p>
        <text:p text:style-name="P101"><text:span text:style-name="Source_20_Text"><text:span text:style-name="T43"><text:s text:c="4"/></text:span></text:span><text:span text:style-name="Source_20_Text"><text:span text:style-name="T14">position</text:span></text:span><text:span text:style-name="Source_20_Text"><text:span text:style-name="T41">: relative;</text:span></text:span></text:p>
        <text:p text:style-name="P101"><text:span text:style-name="Source_20_Text"><text:span text:style-name="T43"><text:s text:c="4"/></text:span></text:span><text:span text:style-name="Source_20_Text"><text:span text:style-name="T14">z-index</text:span></text:span><text:span text:style-name="Source_20_Text"><text:span text:style-name="T41">: </text:span></text:span><text:span text:style-name="Source_20_Text"><text:span text:style-name="T14">10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14">.title-contain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14">justify-content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align-items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41">gap: </text:span></text:span><text:span text:style-name="Source_20_Text"><text:span text:style-name="T14">2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title-container</text:span></text:span><text:span text:style-name="Source_20_Text"><text:span text:style-name="T41"> </text:span></text:span><text:span text:style-name="Source_20_Text"><text:span text:style-name="T38">h1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2.5em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flag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height</text:span></text:span><text:span text:style-name="Source_20_Text"><text:span text:style-name="T41">: </text:span></text:span><text:span text:style-name="Source_20_Text"><text:span text:style-name="T14">4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API Container --- */</text:span></text:span></text:p>
        <text:p text:style-name="P101"><text:span text:style-name="Source_20_Text"><text:span text:style-name="T14">.api-contain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14">justify-content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41">gap: </text:span></text:span><text:span text:style-name="Source_20_Text"><text:span text:style-name="T14">3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15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lex-wrap</text:span></text:span><text:span text:style-name="Source_20_Text"><text:span text:style-name="T41">: wrap;</text:span></text:span></text:p>
        <text:p text:style-name="P102"><text:span text:style-name="Source_20_Text"><text:span text:style-name="T41">}</text:span></text:span></text:p>
        <text:p text:style-name="P102"><text:soft-page-break/></text:p>
        <text:p text:style-name="P101"><text:span text:style-name="Source_20_Text"><text:span text:style-name="T14">.weather-box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345a93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14">15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radius</text:span></text:span><text:span text:style-name="Source_20_Text"><text:span text:style-name="T41">: </text:span></text:span><text:span text:style-name="Source_20_Text"><text:span text:style-name="T14">8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left;</text:span></text:span></text:p>
        <text:p text:style-name="P101"><text:span text:style-name="Source_20_Text"><text:span text:style-name="T43"><text:s text:c="4"/></text:span></text:span><text:span text:style-name="Source_20_Text"><text:span text:style-name="T14">min-width</text:span></text:span><text:span text:style-name="Source_20_Text"><text:span text:style-name="T41">: </text:span></text:span><text:span text:style-name="Source_20_Text"><text:span text:style-name="T14">20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1em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bottom</text:span></text:span><text:span text:style-name="Source_20_Text"><text:span text:style-name="T41">: </text:span></text:span><text:span text:style-name="Source_20_Text"><text:span text:style-name="T14">1px</text:span></text:span><text:span text:style-name="Source_20_Text"><text:span text:style-name="T41"> solid </text:span></text:span><text:span text:style-name="Source_20_Text"><text:span text:style-name="T14">#5d7fb9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adding-bottom</text:span></text:span><text:span text:style-name="Source_20_Text"><text:span text:style-name="T41">: </text:span></text:span><text:span text:style-name="Source_20_Text"><text:span text:style-name="T14">5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5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Navigation --- */</text:span></text:span></text:p>
        <text:p text:style-name="P101"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list-style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4a4a4a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14">justify-content</text:span></text:span><text:span text:style-name="Source_20_Text"><text:span text:style-name="T41">: center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38">a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block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4px</text:span></text:span><text:span text:style-name="Source_20_Text"><text:span text:style-name="T41">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decoration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transition</text:span></text:span><text:span text:style-name="Source_20_Text"><text:span text:style-name="T41">: background-color </text:span></text:span><text:span text:style-name="Source_20_Text"><text:span text:style-name="T14">0.3s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38">a:hover</text:span></text:span><text:span text:style-name="Source_20_Text"><text:span text:style-name="T41">, </text:span></text:span><text:span text:style-name="Source_20_Text"><text:span text:style-name="T14">.dropdown</text:span></text:span><text:span text:style-name="Source_20_Text"><text:span text:style-name="T38">:hov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555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dropdown-content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position</text:span></text:span><text:span text:style-name="Source_20_Text"><text:span text:style-name="T41">: absolute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555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min-width</text:span></text:span><text:span text:style-name="Source_20_Text"><text:span text:style-name="T41">: </text:span></text:span><text:span text:style-name="Source_20_Text"><text:span text:style-name="T14">160px</text:span></text:span><text:span text:style-name="Source_20_Text"><text:span text:style-name="T41">;</text:span></text:span></text:p>
        <text:p text:style-name="P101"><text:soft-page-break/><text:span text:style-name="Source_20_Text"><text:span text:style-name="T43"><text:s text:c="4"/></text:span></text:span><text:span text:style-name="Source_20_Text"><text:span text:style-name="T14">box-shadow</text:span></text:span><text:span text:style-name="Source_20_Text"><text:span text:style-name="T41">: </text:span></text:span><text:span text:style-name="Source_20_Text"><text:span text:style-name="T14">0px</text:span></text:span><text:span text:style-name="Source_20_Text"><text:span text:style-name="T41"> </text:span></text:span><text:span text:style-name="Source_20_Text"><text:span text:style-name="T14">8px</text:span></text:span><text:span text:style-name="Source_20_Text"><text:span text:style-name="T41"> </text:span></text:span><text:span text:style-name="Source_20_Text"><text:span text:style-name="T14">16px</text:span></text:span><text:span text:style-name="Source_20_Text"><text:span text:style-name="T41"> </text:span></text:span><text:span text:style-name="Source_20_Text"><text:span text:style-name="T14">0px</text:span></text:span><text:span text:style-name="Source_20_Text"><text:span text:style-name="T41"> </text:span></text:span><text:span text:style-name="Source_20_Text"><text:span text:style-name="T48">rgba</text:span></text:span><text:span text:style-name="Source_20_Text"><text:span text:style-name="T41">(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</text:span></text:span><text:span text:style-name="Source_20_Text"><text:span text:style-name="T41">,</text:span></text:span><text:span text:style-name="Source_20_Text"><text:span text:style-name="T14">0.2</text:span></text:span><text:span text:style-name="Source_20_Text"><text:span text:style-name="T41">);</text:span></text:span></text:p>
        <text:p text:style-name="P101"><text:span text:style-name="Source_20_Text"><text:span text:style-name="T43"><text:s text:c="4"/></text:span></text:span><text:span text:style-name="Source_20_Text"><text:span text:style-name="T14">z-index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dropdown-content</text:span></text:span><text:span text:style-name="Source_20_Text"><text:span text:style-name="T41"> </text:span></text:span><text:span text:style-name="Source_20_Text"><text:span text:style-name="T38">a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2px</text:span></text:span><text:span text:style-name="Source_20_Text"><text:span text:style-name="T41"> </text:span></text:span><text:span text:style-name="Source_20_Text"><text:span text:style-name="T14">16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decoration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block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left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dropdown</text:span></text:span><text:span text:style-name="Source_20_Text"><text:span text:style-name="T38">:hover</text:span></text:span><text:span text:style-name="Source_20_Text"><text:span text:style-name="T41"> </text:span></text:span><text:span text:style-name="Source_20_Text"><text:span text:style-name="T14">.dropdown-content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block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Formulaires et Tableaux --- */</text:span></text:span></text:p>
        <text:p text:style-name="P101"><text:span text:style-name="Source_20_Text"><text:span text:style-name="T14">.search-form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flex;</text:span></text:span></text:p>
        <text:p text:style-name="P101"><text:span text:style-name="Source_20_Text"><text:span text:style-name="T43"><text:s text:c="4"/></text:span></text:span><text:span text:style-name="Source_20_Text"><text:span text:style-name="T41">gap: </text:span></text:span><text:span text:style-name="Source_20_Text"><text:span text:style-name="T14">1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margin-bottom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search-form</text:span></text:span><text:span text:style-name="Source_20_Text"><text:span text:style-name="T41"> </text:span></text:span><text:span text:style-name="Source_20_Text"><text:span text:style-name="T38">input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flex-grow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1em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</text:span></text:span><text:span text:style-name="Source_20_Text"><text:span text:style-name="T41">: </text:span></text:span><text:span text:style-name="Source_20_Text"><text:span text:style-name="T14">1px</text:span></text:span><text:span text:style-name="Source_20_Text"><text:span text:style-name="T41"> solid </text:span></text:span><text:span text:style-name="Source_20_Text"><text:span text:style-name="T14">#ccc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radius</text:span></text:span><text:span text:style-name="Source_20_Text"><text:span text:style-name="T41">: </text:span></text:span><text:span text:style-name="Source_20_Text"><text:span text:style-name="T14">4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search-form</text:span></text:span><text:span text:style-name="Source_20_Text"><text:span text:style-name="T41"> </text:span></text:span><text:span text:style-name="Source_20_Text"><text:span text:style-name="T38">button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0px</text:span></text:span><text:span text:style-name="Source_20_Text"><text:span text:style-name="T41">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1em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337ab7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border</text:span></text:span><text:span text:style-name="Source_20_Text"><text:span text:style-name="T41">: none;</text:span></text:span></text:p>
        <text:p text:style-name="P101"><text:span text:style-name="Source_20_Text"><text:span text:style-name="T43"><text:s text:c="4"/></text:span></text:span><text:span text:style-name="Source_20_Text"><text:span text:style-name="T14">border-radius</text:span></text:span><text:span text:style-name="Source_20_Text"><text:span text:style-name="T41">: </text:span></text:span><text:span text:style-name="Source_20_Text"><text:span text:style-name="T14">4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ursor</text:span></text:span><text:span text:style-name="Source_20_Text"><text:span text:style-name="T41">: pointer;</text:span></text:span></text:p>
        <text:p text:style-name="P101"><text:span text:style-name="Source_20_Text"><text:span text:style-name="T43"><text:s text:c="4"/></text:span></text:span><text:span text:style-name="Source_20_Text"><text:span text:style-name="T14">transition</text:span></text:span><text:span text:style-name="Source_20_Text"><text:span text:style-name="T41">: background-color </text:span></text:span><text:span text:style-name="Source_20_Text"><text:span text:style-name="T14">0.3s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14">.search-form</text:span></text:span><text:span text:style-name="Source_20_Text"><text:span text:style-name="T41"> </text:span></text:span><text:span text:style-name="Source_20_Text"><text:span text:style-name="T38">button:hov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286090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14">.results-table-contain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overflow-x</text:span></text:span><text:span text:style-name="Source_20_Text"><text:span text:style-name="T41">: auto;</text:span></text:span></text:p>
        <text:p text:style-name="P102"><text:span text:style-name="Source_20_Text"><text:span text:style-name="T41">}</text:span></text:span></text:p>
        <text:p text:style-name="P101"><text:soft-page-break/><text:span text:style-name="Source_20_Text"><text:span text:style-name="T38">table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width</text:span></text:span><text:span text:style-name="Source_20_Text"><text:span text:style-name="T41">: </text:span></text:span><text:span text:style-name="Source_20_Text"><text:span text:style-name="T14">100%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border-collapse</text:span></text:span><text:span text:style-name="Source_20_Text"><text:span text:style-name="T41">: collapse;</text:span></text:span></text:p>
        <text:p text:style-name="P101"><text:span text:style-name="Source_20_Text"><text:span text:style-name="T43"><text:s text:c="4"/></text:span></text:span><text:span text:style-name="Source_20_Text"><text:span text:style-name="T14">margin-top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th</text:span></text:span><text:span text:style-name="Source_20_Text"><text:span text:style-name="T41">, </text:span></text:span><text:span text:style-name="Source_20_Text"><text:span text:style-name="T38">td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order</text:span></text:span><text:span text:style-name="Source_20_Text"><text:span text:style-name="T41">: </text:span></text:span><text:span text:style-name="Source_20_Text"><text:span text:style-name="T14">1px</text:span></text:span><text:span text:style-name="Source_20_Text"><text:span text:style-name="T41"> solid </text:span></text:span><text:span text:style-name="Source_20_Text"><text:span text:style-name="T14">#ddd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2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left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th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f2f2f2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1"><text:span text:style-name="Source_20_Text"><text:span text:style-name="T38">tr:nth-child</text:span></text:span><text:span text:style-name="Source_20_Text"><text:span text:style-name="T41">(even)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f9f9f9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2"/>
        <text:p text:style-name="P101"><text:span text:style-name="Source_20_Text"><text:span text:style-name="T25">/* --- Footer --- */</text:span></text:span></text:p>
        <text:p text:style-name="P101"><text:span text:style-name="Source_20_Text"><text:span text:style-name="T38">footer</text:span></text:span><text:span text:style-name="Source_20_Text"><text:span text:style-name="T41"> {</text:span></text:span></text:p>
        <text:p text:style-name="P101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333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1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center;</text:span></text:span></text:p>
        <text:p text:style-name="P101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;</text:span></text:span></text:p>
        <text:p text:style-name="P101"><text:span text:style-name="Source_20_Text"><text:span text:style-name="T43"><text:s text:c="4"/></text:span></text:span><text:span text:style-name="Source_20_Text"><text:span text:style-name="T14">position</text:span></text:span><text:span text:style-name="Source_20_Text"><text:span text:style-name="T41">: relative;</text:span></text:span></text:p>
        <text:p text:style-name="P101"><text:span text:style-name="Source_20_Text"><text:span text:style-name="T43"><text:s text:c="4"/></text:span></text:span><text:span text:style-name="Source_20_Text"><text:span text:style-name="T14">z-index</text:span></text:span><text:span text:style-name="Source_20_Text"><text:span text:style-name="T41">: </text:span></text:span><text:span text:style-name="Source_20_Text"><text:span text:style-name="T14">10</text:span></text:span><text:span text:style-name="Source_20_Text"><text:span text:style-name="T41">;</text:span></text:span></text:p>
        <text:p text:style-name="P102"><text:span text:style-name="Source_20_Text"><text:span text:style-name="T41">}</text:span></text:span></text:p>
        <text:p text:style-name="P102"/>
        <text:p text:style-name="P101"><text:span text:style-name="Source_20_Text"><text:span text:style-name="T25">/* --- Responsive Design --- */</text:span></text:span></text:p>
        <text:p text:style-name="P101"><text:span text:style-name="Source_20_Text"><text:span text:style-name="T90">@media</text:span></text:span><text:span text:style-name="Source_20_Text"><text:span text:style-name="T41"> (</text:span></text:span><text:span text:style-name="Source_20_Text"><text:span text:style-name="T14">max-width</text:span></text:span><text:span text:style-name="Source_20_Text"><text:span text:style-name="T41">: </text:span></text:span><text:span text:style-name="Source_20_Text"><text:span text:style-name="T14">768px</text:span></text:span><text:span text:style-name="Source_20_Text"><text:span text:style-name="T41">) {</text:span></text:span></text:p>
        <text:p text:style-name="P101"><text:span text:style-name="Source_20_Text"><text:span text:style-name="T43"><text:s text:c="4"/></text:span></text:span><text:span text:style-name="Source_20_Text"><text:span text:style-name="T14">.title-container</text:span></text:span><text:span text:style-name="Source_20_Text"><text:span text:style-name="T41"> </text:span></text:span><text:span text:style-name="Source_20_Text"><text:span text:style-name="T38">h1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2em</text:span></text:span><text:span text:style-name="Source_20_Text"><text:span text:style-name="T41">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38">nav</text:span></text:span><text:span text:style-name="Source_20_Text"><text:span text:style-name="T41"> </text:span></text:span><text:span text:style-name="Source_20_Text"><text:span text:style-name="T38">ul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lex-direction</text:span></text:span><text:span text:style-name="Source_20_Text"><text:span text:style-name="T41">: column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14">.dropdown-content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osition</text:span></text:span><text:span text:style-name="Source_20_Text"><text:span text:style-name="T41">: static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1"><text:span text:style-name="Source_20_Text"><text:span text:style-name="T43"><text:s text:c="4"/></text:span></text:span><text:span text:style-name="Source_20_Text"><text:span text:style-name="T14">.content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20px</text:span></text:span><text:span text:style-name="Source_20_Text"><text:span text:style-name="T41"> </text:span></text:span><text:span text:style-name="Source_20_Text"><text:span text:style-name="T14">15px</text:span></text:span><text:span text:style-name="Source_20_Text"><text:span text:style-name="T41">;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25">/* --- RÈGLES POUR L'ALIGNEMENT HORIZONTAL SUR PETITS ÉCRANS --- */</text:span></text:span></text:p>
        <text:p text:style-name="P102"><text:soft-page-break/></text:p>
        <text:p text:style-name="P101"><text:span text:style-name="Source_20_Text"><text:span text:style-name="T43"><text:s text:c="4"/></text:span></text:span><text:span text:style-name="Source_20_Text"><text:span text:style-name="T25">/* On garde le conteneur en mode ligne et on réduit l'espace */</text:span></text:span></text:p>
        <text:p text:style-name="P101"><text:span text:style-name="Source_20_Text"><text:span text:style-name="T43"><text:s text:c="4"/></text:span></text:span><text:span text:style-name="Source_20_Text"><text:span text:style-name="T14">.api-container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41">gap: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Réduit l'espace entre les boîtes */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0</text:span></text:span><text:span text:style-name="Source_20_Text"><text:span text:style-name="T41">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Ajoute un peu de marge sur les côtés de l'écran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25">/* On réduit la taille des boîtes et de leur contenu */</text:span></text:span></text:p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8px</text:span></text:span><text:span text:style-name="Source_20_Text"><text:span text:style-name="T41">; <text:s text:c="6"/></text:span></text:span><text:span text:style-name="Source_20_Text"><text:span text:style-name="T25">/* Padding (marge intérieure) réduit */</text:span></text:span></text:p>
        <text:p text:style-name="P101"><text:span text:style-name="Source_20_Text"><text:span text:style-name="T43"><text:s text:c="8"/></text:span></text:span><text:span text:style-name="Source_20_Text"><text:span text:style-name="T14">min-width</text:span></text:span><text:span text:style-name="Source_20_Text"><text:span text:style-name="T41">: </text:span></text:span><text:span text:style-name="Source_20_Text"><text:span text:style-name="T14">95px</text:span></text:span><text:span text:style-name="Source_20_Text"><text:span text:style-name="T41">; <text:s text:c="3"/></text:span></text:span><text:span text:style-name="Source_20_Text"><text:span text:style-name="T25">/* Largeur minimale pour éviter qu'elles ne soient trop écrasées */</text:span></text:span></text:p>
        <text:p text:style-name="P101"><text:span text:style-name="Source_20_Text"><text:span text:style-name="T43"><text:s text:c="8"/></text:span></text:span><text:span text:style-name="Source_20_Text"><text:span text:style-name="T14">flex-grow</text:span></text:span><text:span text:style-name="Source_20_Text"><text:span text:style-name="T41">: </text:span></text:span><text:span text:style-name="Source_20_Text"><text:span text:style-name="T14">1</text:span></text:span><text:span text:style-name="Source_20_Text"><text:span text:style-name="T41">; <text:s text:c="6"/></text:span></text:span><text:span text:style-name="Source_20_Text"><text:span text:style-name="T25">/* Permet aux boîtes de grandir pour remplir l'espace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h3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0.85em</text:span></text:span><text:span text:style-name="Source_20_Text"><text:span text:style-name="T41">; </text:span></text:span><text:span text:style-name="Source_20_Text"><text:span text:style-name="T25">/* Taille de police du titre réduite */</text:span></text:span></text:p>
        <text:p text:style-name="P101"><text:span text:style-name="Source_20_Text"><text:span text:style-name="T43"><text:s text:c="8"/></text:span></text:span><text:span text:style-name="Source_20_Text"><text:span text:style-name="T14">margin-bottom</text:span></text:span><text:span text:style-name="Source_20_Text"><text:span text:style-name="T41">: </text:span></text:span><text:span text:style-name="Source_20_Text"><text:span text:style-name="T14">5px</text:span></text:span><text:span text:style-name="Source_20_Text"><text:span text:style-name="T41">; </text:span></text:span><text:span text:style-name="Source_20_Text"><text:span text:style-name="T25">/* Espace sous le titre réduit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/>
        <text:p text:style-name="P101"><text:span text:style-name="Source_20_Text"><text:span text:style-name="T43"><text:s text:c="4"/></text:span></text:span><text:span text:style-name="Source_20_Text"><text:span text:style-name="T14">.weather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, </text:span></text:span><text:span text:style-name="Source_20_Text"><text:span text:style-name="T14">.currency-box</text:span></text:span><text:span text:style-name="Source_20_Text"><text:span text:style-name="T41"> </text:span></text:span><text:span text:style-name="Source_20_Text"><text:span text:style-name="T38">p</text:span></text:span><text:span text:style-name="Source_20_Text"><text:span text:style-name="T41"> {</text:span></text:span></text:p>
        <text:p text:style-name="P101"><text:span text:style-name="Source_20_Text"><text:span text:style-name="T43"><text:s text:c="8"/></text:span></text:span><text:span text:style-name="Source_20_Text"><text:span text:style-name="T14">font-size</text:span></text:span><text:span text:style-name="Source_20_Text"><text:span text:style-name="T41">: </text:span></text:span><text:span text:style-name="Source_20_Text"><text:span text:style-name="T14">0.8em</text:span></text:span><text:span text:style-name="Source_20_Text"><text:span text:style-name="T41">; </text:span></text:span><text:span text:style-name="Source_20_Text"><text:span text:style-name="T25">/* Taille de police du texte réduite */</text:span></text:span></text:p>
        <text:p text:style-name="P101"><text:span text:style-name="Source_20_Text"><text:span text:style-name="T43"><text:s text:c="8"/></text:span></text:span><text:span text:style-name="Source_20_Text"><text:span text:style-name="T14">margin</text:span></text:span><text:span text:style-name="Source_20_Text"><text:span text:style-name="T41">: </text:span></text:span><text:span text:style-name="Source_20_Text"><text:span text:style-name="T14">3px</text:span></text:span><text:span text:style-name="Source_20_Text"><text:span text:style-name="T41"> </text:span></text:span><text:span text:style-name="Source_20_Text"><text:span text:style-name="T14">0</text:span></text:span><text:span text:style-name="Source_20_Text"><text:span text:style-name="T41">; <text:s text:c="3"/></text:span></text:span><text:span text:style-name="Source_20_Text"><text:span text:style-name="T25">/* Espace vertical entre les lignes de texte ajusté */</text:span></text:span></text:p>
        <text:p text:style-name="P102"><text:span text:style-name="Source_20_Text"><text:span text:style-name="T43"><text:s text:c="4"/></text:span></text:span><text:span text:style-name="Source_20_Text"><text:span text:style-name="T41">}</text:span></text:span></text:p>
        <text:p text:style-name="P102"><text:span text:style-name="Source_20_Text"><text:span text:style-name="T41">}</text:span></text:span></text:p>
      </text:section>
      <text:p text:style-name="P96"/>
      <text:h text:style-name="P24" text:outline-level="2">11 Modification de la présentation onglet et taille</text:h>
      <text:p text:style-name="P103"/>
      <text:p text:style-name="P103"><text:s/>je souhaiterai que le français et le japonais soit aligner horizontalement <text:s/>par exemple Acceuil ホーム　。Pour les petits on peut réduire la police et la hauteur des onglets. Mettre une tabulation pour le sous menu par exemple Dico Kanji.</text:p>
      <text:p text:style-name="P103"/>
      <text:p text:style-name="P104">modifier deux fichiers pour cela :</text:p>
      <text:list text:style-name="L10">
        <text:list-item>
          <text:p text:style-name="P105"><text:span text:style-name="Strong_20_Emphasis"><text:span text:style-name="T89">views/partials/header.ejs</text:span></text:span><text:span text:style-name="T88"> : Pour changer l'alignement du texte (remplacer les </text:span><text:span text:style-name="T89">&lt;br&gt;</text:span><text:span text:style-name="T88"> par des espaces) et ajouter un petit préfixe visuel pour l'indentation.</text:span></text:p>
        </text:list-item>
        <text:list-item>
          <text:p text:style-name="P105"><text:span text:style-name="Strong_20_Emphasis"><text:span text:style-name="T89">public/css/style.css</text:span></text:span><text:span text:style-name="T88"> : Pour ajouter l'indentation visuelle (le "tab") et réduire la taille des onglets sur les petits écrans.</text:span></text:p>
        </text:list-item>
      </text:list>
      <text:p text:style-name="P103"/>
      <text:h text:style-name="Heading_20_3" text:outline-level="3">Étape 1 : Modification de <text:span text:style-name="T13">views/partials/header.ejs</text:span> (Alignement horizontal)</text:h>
      <text:p text:style-name="P106">Nous allons modifier la structure du menu pour que le français et le japonais soient sur la même ligne, et ajouter un petit symbole <text:span text:style-name="T91">›</text:span> pour marquer visuellement les sous-menus.</text:p>
      <text:p text:style-name="P107"><text:span text:style-name="Strong_20_Emphasis"><text:span text:style-name="T92">Remplacez toute la section </text:span></text:span><text:span text:style-name="Strong_20_Emphasis"><text:span text:style-name="T93">&lt;nav&gt;</text:span></text:span><text:span text:style-name="Strong_20_Emphasis"><text:span text:style-name="T92"> de votre fichier </text:span></text:span><text:span text:style-name="Strong_20_Emphasis"><text:span text:style-name="T93">views/partials/header.ejs</text:span></text:span><text:span text:style-name="Strong_20_Emphasis"><text:span text:style-name="T92"> par le bloc suivant :</text:span></text:span></text:p>
      <text:h text:style-name="Heading_20_4" text:outline-level="4"><text:span text:style-name="Strong_20_Emphasis"><text:span text:style-name="T92">fichier </text:span></text:span><text:span text:style-name="Strong_20_Emphasis"><text:span text:style-name="T93">views/partials/header.ejs</text:span></text:span></text:h>
      <text:p text:style-name="Text_20_body"><text:span text:style-name="Strong_20_Emphasis"><text:span text:style-name="T93"/></text:span></text:p>
      <text:section text:style-name="Sect2" text:name="cdk-accordion-child-239">
        <text:p text:style-name="P108"><text:span text:style-name="Source_20_Text"><text:span text:style-name="T41">&lt;</text:span></text:span><text:span text:style-name="Source_20_Text"><text:span text:style-name="T38">nav</text:span></text:span><text:span text:style-name="Source_20_Text"><text:span text:style-name="T41">&gt;</text:span></text:span></text:p>
        <text:p text:style-name="P108"><text:span text:style-name="Source_20_Text"><text:span text:style-name="T43"><text:s text:c="16"/></text:span></text:span><text:span text:style-name="Source_20_Text"><text:span text:style-name="T41">&lt;</text:span></text:span><text:span text:style-name="Source_20_Text"><text:span text:style-name="T38">ul</text:span></text:span><text:span text:style-name="Source_20_Text"><text:span text:style-name="T41">&gt;</text:span></text:span></text:p>
        <text:p text:style-name="P108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li</text:span></text:span><text:span text:style-name="Source_20_Text"><text:span text:style-name="T41">&gt;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"</text:span></text:span><text:span text:style-name="Source_20_Text"><text:span text:style-name="T41">&gt;Accueil </text:span></text:span><text:span text:style-name="Source_20_Text"><text:span text:style-name="T94">ホーム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&lt;/</text:span></text:span><text:span text:style-name="Source_20_Text"><text:span text:style-name="T38">li</text:span></text:span><text:span text:style-name="Source_20_Text"><text:span text:style-name="T41">&gt;</text:span></text:span></text:p>
        <text:p text:style-name="P109"><text:span text:style-name="Source_20_Text"><text:span text:style-name="T43"><text:s text:c="20"/></text:span></text:span></text:p>
        <text:p text:style-name="P108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"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javascript:void(0)"</text:span></text:span><text:span text:style-name="Source_20_Text"><text:span text:style-name="T41">&gt;Langue </text:span></text:span><text:span text:style-name="Source_20_Text"><text:span text:style-name="T94">語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-content"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kanji"</text:span></text:span><text:span text:style-name="Source_20_Text"><text:span text:style-name="T41">&gt;› Dico Kanji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vocabulaire"</text:span></text:span><text:span text:style-name="Source_20_Text"><text:span text:style-name="T41">&gt;› Dico Vocabulaire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grammaire_regles.html"</text:span></text:span><text:span text:style-name="Source_20_Text"><text:span text:style-name="T41">&gt;› Grammaire - Règles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grammaire_conjugaison.html"</text:span></text:span><text:span text:style-name="Source_20_Text"><text:span text:style-name="T41">&gt;› Grammaire - Conjugaison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grammaire_suffixes.html"</text:span></text:span><text:span text:style-name="Source_20_Text"><text:span text:style-name="T41">&gt;› Grammaire - Suffixes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108"><text:span text:style-name="Source_20_Text"><text:span text:style-name="T43"><text:s text:c="20"/></text:span></text:span><text:span text:style-name="Source_20_Text"><text:span text:style-name="T41">&lt;/</text:span></text:span><text:span text:style-name="Source_20_Text"><text:span text:style-name="T38">li</text:span></text:span><text:span text:style-name="Source_20_Text"><text:span text:style-name="T41">&gt;</text:span></text:span></text:p>
        <text:p text:style-name="P109"><text:span text:style-name="Source_20_Text"><text:span text:style-name="T43"><text:s text:c="20"/></text:span></text:span></text:p>
        <text:p text:style-name="P108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"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javascript:void(0)"</text:span></text:span><text:span text:style-name="Source_20_Text"><text:span text:style-name="T41">&gt;France </text:span></text:span><text:span text:style-name="Source_20_Text"><text:span text:style-name="T94">フランス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-content"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departements"</text:span></text:span><text:span text:style-name="Source_20_Text"><text:span text:style-name="T41">&gt;› Départements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25">&lt;!-- Ajoutez ici le lien vers les régions quand il sera prêt --&gt;</text:span></text:span></text:p>
        <text:p text:style-name="P108"><text:span text:style-name="Source_20_Text"><text:span text:style-name="T43"><text:s text:c="28"/></text:span></text:span><text:span text:style-name="Source_20_Text"><text:span text:style-name="T25">&lt;!-- &lt;a href="/regions"&gt;› Régions&lt;/a&gt; --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108"><text:soft-page-break/><text:span text:style-name="Source_20_Text"><text:span text:style-name="T43"><text:s text:c="20"/></text:span></text:span><text:span text:style-name="Source_20_Text"><text:span text:style-name="T41">&lt;/</text:span></text:span><text:span text:style-name="Source_20_Text"><text:span text:style-name="T38">li</text:span></text:span><text:span text:style-name="Source_20_Text"><text:span text:style-name="T41">&gt;</text:span></text:span></text:p>
        <text:p text:style-name="P109"/>
        <text:p text:style-name="P108"><text:span text:style-name="Source_20_Text"><text:span text:style-name="T43"><text:s text:c="20"/></text:span></text:span><text:span text:style-name="Source_20_Text"><text:span text:style-name="T41">&lt;</text:span></text:span><text:span text:style-name="Source_20_Text"><text:span text:style-name="T38">li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"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javascript:void(0)"</text:span></text:span><text:span text:style-name="Source_20_Text"><text:span text:style-name="T41">&gt;Japon </text:span></text:span><text:span text:style-name="Source_20_Text"><text:span text:style-name="T94">日本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</text:span></text:span><text:span text:style-name="Source_20_Text"><text:span text:style-name="T38">div</text:span></text:span><text:span text:style-name="Source_20_Text"><text:span text:style-name="T41"> </text:span></text:span><text:span text:style-name="Source_20_Text"><text:span text:style-name="T14">class</text:span></text:span><text:span text:style-name="Source_20_Text"><text:span text:style-name="T41">=</text:span></text:span><text:span text:style-name="Source_20_Text"><text:span text:style-name="T42">"dropdown-content"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japon_honshu.html"</text:span></text:span><text:span text:style-name="Source_20_Text"><text:span text:style-name="T41">&gt;› Honshu </text:span></text:span><text:span text:style-name="Source_20_Text"><text:span text:style-name="T94">本州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japon_kyushu.html"</text:span></text:span><text:span text:style-name="Source_20_Text"><text:span text:style-name="T41">&gt;› Kyushu </text:span></text:span><text:span text:style-name="Source_20_Text"><text:span text:style-name="T94">九州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japon_hokkaido.html"</text:span></text:span><text:span text:style-name="Source_20_Text"><text:span text:style-name="T41">&gt;› Hokkaido </text:span></text:span><text:span text:style-name="Source_20_Text"><text:span text:style-name="T94">北海道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8"/></text:span></text:span><text:span text:style-name="Source_20_Text"><text:span text:style-name="T41">&lt;</text:span></text:span><text:span text:style-name="Source_20_Text"><text:span text:style-name="T38">a</text:span></text:span><text:span text:style-name="Source_20_Text"><text:span text:style-name="T41"> </text:span></text:span><text:span text:style-name="Source_20_Text"><text:span text:style-name="T14">href</text:span></text:span><text:span text:style-name="Source_20_Text"><text:span text:style-name="T41">=</text:span></text:span><text:span text:style-name="Source_20_Text"><text:span text:style-name="T42">"/japon_shikoku.html"</text:span></text:span><text:span text:style-name="Source_20_Text"><text:span text:style-name="T41">&gt;› Shikoku </text:span></text:span><text:span text:style-name="Source_20_Text"><text:span text:style-name="T94">四国</text:span></text:span><text:span text:style-name="Source_20_Text"><text:span text:style-name="T41">&lt;/</text:span></text:span><text:span text:style-name="Source_20_Text"><text:span text:style-name="T38">a</text:span></text:span><text:span text:style-name="Source_20_Text"><text:span text:style-name="T41">&gt;</text:span></text:span></text:p>
        <text:p text:style-name="P108"><text:span text:style-name="Source_20_Text"><text:span text:style-name="T43"><text:s text:c="24"/></text:span></text:span><text:span text:style-name="Source_20_Text"><text:span text:style-name="T41">&lt;/</text:span></text:span><text:span text:style-name="Source_20_Text"><text:span text:style-name="T38">div</text:span></text:span><text:span text:style-name="Source_20_Text"><text:span text:style-name="T41">&gt;</text:span></text:span></text:p>
        <text:p text:style-name="P108"><text:span text:style-name="Source_20_Text"><text:span text:style-name="T43"><text:s text:c="20"/></text:span></text:span><text:span text:style-name="Source_20_Text"><text:span text:style-name="T41">&lt;/</text:span></text:span><text:span text:style-name="Source_20_Text"><text:span text:style-name="T38">li</text:span></text:span><text:span text:style-name="Source_20_Text"><text:span text:style-name="T41">&gt;</text:span></text:span></text:p>
        <text:p text:style-name="P108"><text:span text:style-name="Source_20_Text"><text:span text:style-name="T43"><text:s text:c="16"/></text:span></text:span><text:span text:style-name="Source_20_Text"><text:span text:style-name="T41">&lt;/</text:span></text:span><text:span text:style-name="Source_20_Text"><text:span text:style-name="T38">ul</text:span></text:span><text:span text:style-name="Source_20_Text"><text:span text:style-name="T41">&gt;</text:span></text:span></text:p>
        <text:p text:style-name="P108"><text:span text:style-name="Source_20_Text"><text:span text:style-name="T43"><text:s text:c="12"/></text:span></text:span><text:span text:style-name="Source_20_Text"><text:span text:style-name="T41">&lt;/</text:span></text:span><text:span text:style-name="Source_20_Text"><text:span text:style-name="T38">nav</text:span></text:span><text:span text:style-name="Source_20_Text"><text:span text:style-name="T41">&gt;</text:span></text:span></text:p>
        <text:p text:style-name="P110"><text:span text:style-name="T45"/></text:p>
        <text:p text:style-name="P111"/>
      </text:section>
      <text:p text:style-name="P103"/>
      <text:h text:style-name="P112" text:outline-level="3">Étape 2 : Modification de <text:span text:style-name="T13">public/css/style.css</text:span> (Style du menu)</text:h>
      <text:p text:style-name="P113">Maintenant, nous allons styliser ce nouveau menu.</text:p>
      <text:h text:style-name="P114" text:outline-level="4">1. Indentation du sous-menu (la "tabulation")</text:h>
      <text:p text:style-name="P115"/>
      <text:p text:style-name="P113">Nous allons simplement ajouter un <text:span text:style-name="T13">padding-left</text:span> (marge intérieure gauche) aux liens du sous-menu pour créer l'effet de décalage.</text:p>
      <text:p text:style-name="P116"><text:span text:style-name="Strong_20_Emphasis"><text:span text:style-name="T88">Trouvez la règle </text:span></text:span><text:span text:style-name="Strong_20_Emphasis"><text:span text:style-name="T89">.dropdown-content a</text:span></text:span><text:span text:style-name="Strong_20_Emphasis"><text:span text:style-name="T88"> et modifiez-la comme suit :</text:span></text:span></text:p>
      <text:h text:style-name="P117" text:outline-level="4">public/css/style.css</text:h>
      <text:p text:style-name="P118"/>
      <text:section text:style-name="Sect2" text:name="cdk-accordion-child-240">
        <text:p text:style-name="P108"><text:span text:style-name="Source_20_Text"><text:span text:style-name="T14">.dropdown-content</text:span></text:span><text:span text:style-name="Source_20_Text"><text:span text:style-name="T41"> </text:span></text:span><text:span text:style-name="Source_20_Text"><text:span text:style-name="T38">a</text:span></text:span><text:span text:style-name="Source_20_Text"><text:span text:style-name="T41"> {</text:span></text:span></text:p>
        <text:p text:style-name="P108"><text:span text:style-name="Source_20_Text"><text:span text:style-name="T43"><text:s text:c="4"/></text:span></text:span><text:span text:style-name="Source_20_Text"><text:span text:style-name="T14">color</text:span></text:span><text:span text:style-name="Source_20_Text"><text:span text:style-name="T41">: white;</text:span></text:span></text:p>
        <text:p text:style-name="P108"><text:span text:style-name="Source_20_Text"><text:span text:style-name="T43"><text:s text:c="4"/></text:span></text:span><text:span text:style-name="Source_20_Text"><text:span text:style-name="T25">/* L'ancien padding : padding: 12px 16px; */</text:span></text:span></text:p>
        <text:p text:style-name="P108"><text:span text:style-name="Source_20_Text"><text:span text:style-name="T43"><text:s text:c="4"/></text:span></text:span><text:span text:style-name="Source_20_Text"><text:span text:style-name="T14">padding</text:span></text:span><text:span text:style-name="Source_20_Text"><text:span text:style-name="T41">: </text:span></text:span><text:span text:style-name="Source_20_Text"><text:span text:style-name="T14">12px</text:span></text:span><text:span text:style-name="Source_20_Text"><text:span text:style-name="T41"> </text:span></text:span><text:span text:style-name="Source_20_Text"><text:span text:style-name="T14">20px</text:span></text:span><text:span text:style-name="Source_20_Text"><text:span text:style-name="T41">; </text:span></text:span><text:span text:style-name="Source_20_Text"><text:span text:style-name="T25">/* On ajuste un peu le padding général */</text:span></text:span></text:p>
        <text:p text:style-name="P108"><text:span text:style-name="Source_20_Text"><text:span text:style-name="T43"><text:s text:c="4"/></text:span></text:span><text:span text:style-name="Source_20_Text"><text:span text:style-name="T14">text-decoration</text:span></text:span><text:span text:style-name="Source_20_Text"><text:span text:style-name="T41">: none;</text:span></text:span></text:p>
        <text:p text:style-name="P108"><text:span text:style-name="Source_20_Text"><text:span text:style-name="T43"><text:s text:c="4"/></text:span></text:span><text:span text:style-name="Source_20_Text"><text:span text:style-name="T14">display</text:span></text:span><text:span text:style-name="Source_20_Text"><text:span text:style-name="T41">: block;</text:span></text:span></text:p>
        <text:p text:style-name="P108"><text:span text:style-name="Source_20_Text"><text:span text:style-name="T43"><text:s text:c="4"/></text:span></text:span><text:span text:style-name="Source_20_Text"><text:span text:style-name="T14">text-align</text:span></text:span><text:span text:style-name="Source_20_Text"><text:span text:style-name="T41">: left;</text:span></text:span></text:p>
        <text:p text:style-name="P108"><text:span text:style-name="Source_20_Text"><text:span text:style-name="T43"><text:s text:c="4"/></text:span></text:span><text:span text:style-name="Source_20_Text"><text:span text:style-name="T14">transition</text:span></text:span><text:span text:style-name="Source_20_Text"><text:span text:style-name="T41">: background-color </text:span></text:span><text:span text:style-name="Source_20_Text"><text:span text:style-name="T14">0.2s</text:span></text:span><text:span text:style-name="Source_20_Text"><text:span text:style-name="T41">; </text:span></text:span><text:span text:style-name="Source_20_Text"><text:span text:style-name="T25">/* Ajout d'une petite transition */</text:span></text:span></text:p>
        <text:p text:style-name="P109"><text:span text:style-name="Source_20_Text"><text:span text:style-name="T41">}</text:span></text:span></text:p>
        <text:p text:style-name="P109"/>
        <text:p text:style-name="P108"><text:span text:style-name="Source_20_Text"><text:span text:style-name="T14">.dropdown-content</text:span></text:span><text:span text:style-name="Source_20_Text"><text:span text:style-name="T41"> </text:span></text:span><text:span text:style-name="Source_20_Text"><text:span text:style-name="T38">a:hover</text:span></text:span><text:span text:style-name="Source_20_Text"><text:span text:style-name="T41"> {</text:span></text:span></text:p>
        <text:p text:style-name="P108"><text:span text:style-name="Source_20_Text"><text:span text:style-name="T43"><text:s text:c="4"/></text:span></text:span><text:span text:style-name="Source_20_Text"><text:span text:style-name="T14">background-color</text:span></text:span><text:span text:style-name="Source_20_Text"><text:span text:style-name="T41">: </text:span></text:span><text:span text:style-name="Source_20_Text"><text:span text:style-name="T14">#4CAF50</text:span></text:span><text:span text:style-name="Source_20_Text"><text:span text:style-name="T41">; </text:span></text:span><text:span text:style-name="Source_20_Text"><text:span text:style-name="T25">/* Un vert pour le survol, pour bien voir l'élément sélectionné */</text:span></text:span></text:p>
        <text:p text:style-name="P109"><text:span text:style-name="Source_20_Text"><text:span text:style-name="T41">}</text:span></text:span></text:p>
      </text:section>
      <text:p text:style-name="P103"/>
      <text:h text:style-name="Heading_20_4" text:outline-level="4"/>
      <text:h text:style-name="P119" text:outline-level="4">2. Réduction de la taille pour les petits écrans</text:h>
      <text:p text:style-name="P120"/>
      <text:p text:style-name="P1">Dans la section <text:span text:style-name="T13">@media</text:span>, nous allons ajouter une règle pour les liens du menu principal afin de réduire leur police et leur hauteur.</text:p>
      <text:p text:style-name="P14"><text:span text:style-name="Strong_20_Emphasis"><text:span text:style-name="T10">Dans le bloc </text:span></text:span><text:span text:style-name="Strong_20_Emphasis"><text:span text:style-name="T23">@media (max-width: 768px)</text:span></text:span><text:span text:style-name="Strong_20_Emphasis"><text:span text:style-name="T10">, ajoutez cette nouvelle règle :</text:span></text:span></text:p>
      <text:p text:style-name="P121">Generated css</text:p>
      <text:section text:style-name="Sect2" text:name="cdk-accordion-child-241">
        <text:p text:style-name="P36"><text:span text:style-name="Source_20_Text"><text:span text:style-name="T25">/* ... autres règles pour le responsive ... */</text:span></text:span></text:p>
        <text:p text:style-name="P37"><text:span text:style-name="Source_20_Text"><text:span text:style-name="T95"><text:s text:c="4"/></text:span></text:span></text:p>
        <text:p text:style-name="P36"><text:span text:style-name="Source_20_Text"><text:span text:style-name="T95"><text:s text:c="4"/></text:span></text:span><text:span text:style-name="Source_20_Text"><text:span text:style-name="T25">/* On réduit la taille des onglets du menu principal sur mobile */</text:span></text:span></text:p>
        <text:p text:style-name="P36"><text:span text:style-name="Source_20_Text"><text:span text:style-name="T95"><text:s text:c="4"/></text:span></text:span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</text:span></text:span><text:span text:style-name="Source_20_Text"><text:span text:style-name="T38">li</text:span></text:span><text:span text:style-name="Source_20_Text"><text:span text:style-name="T37"> </text:span></text:span><text:span text:style-name="Source_20_Text"><text:span text:style-name="T38">a</text:span></text:span><text:span text:style-name="Source_20_Text"><text:span text:style-name="T37"> {</text:span></text:span></text:p>
        <text:p text:style-name="P36"><text:span text:style-name="Source_20_Text"><text:span text:style-name="T95"><text:s text:c="8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0.9em</text:span></text:span><text:span text:style-name="Source_20_Text"><text:span text:style-name="T37">; <text:s text:c="2"/></text:span></text:span><text:span text:style-name="Source_20_Text"><text:span text:style-name="T25">/* Police légèrement plus petite */</text:span></text:span></text:p>
        <text:p text:style-name="P36"><text:span text:style-name="Source_20_Text"><text:span text:style-name="T95"><text:s text:c="8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 </text:span></text:span><text:span text:style-name="Source_20_Text"><text:span text:style-name="T25">/* Hauteur de l'onglet réduite (10px au lieu de 14px) */</text:span></text:span></text:p>
        <text:p text:style-name="P37"><text:span text:style-name="Source_20_Text"><text:span text:style-name="T95"><text:s text:c="4"/></text:span></text:span><text:span text:style-name="Source_20_Text"><text:span text:style-name="T37">}</text:span></text:span></text:p>
      </text:section>
      <text:p text:style-name="Text_20_body"/>
      <text:h text:style-name="P122" text:outline-level="3">Fichier <text:span text:style-name="T13">public/css/style.css</text:span> complet et mis à jour</text:h>
      <text:p text:style-name="P14"><text:span text:style-name="T10">Pour plus de simplicité, voici le fichier </text:span><text:span text:style-name="T23">style.css</text:span><text:span text:style-name="T10"> complet. </text:span><text:span text:style-name="Strong_20_Emphasis"><text:span text:style-name="T10">Remplacez tout le contenu de votre fichier par celui-ci.</text:span></text:span></text:p>
      <text:p text:style-name="P121">Generated css</text:p>
      <text:section text:style-name="Sect2" text:name="cdk-accordion-child-242">
        <text:p text:style-name="P36"><text:span text:style-name="Source_20_Text"><text:span text:style-name="T25">/* --- Général --- */</text:span></text:span></text:p>
        <text:p text:style-name="P36"><text:span text:style-name="Source_20_Text"><text:span text:style-name="T38">body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font-family</text:span></text:span><text:span text:style-name="Source_20_Text"><text:span text:style-name="T37">: Arial, sans-serif;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flex;</text:span></text:span></text:p>
        <text:p text:style-name="P36"><text:span text:style-name="Source_20_Text"><text:span text:style-name="T95"><text:s text:c="4"/></text:span></text:span><text:span text:style-name="Source_20_Text"><text:span text:style-name="T14">flex-direction</text:span></text:span><text:span text:style-name="Source_20_Text"><text:span text:style-name="T37">: column;</text:span></text:span></text:p>
        <text:p text:style-name="P36"><text:span text:style-name="Source_20_Text"><text:span text:style-name="T95"><text:s text:c="4"/></text:span></text:span><text:span text:style-name="Source_20_Text"><text:span text:style-name="T14">min-height</text:span></text:span><text:span text:style-name="Source_20_Text"><text:span text:style-name="T37">: </text:span></text:span><text:span text:style-name="Source_20_Text"><text:span text:style-name="T14">100vh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f4f4f4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38">main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flex-grow</text:span></text:span><text:span text:style-name="Source_20_Text"><text:span text:style-name="T37">: </text:span></text:span><text:span text:style-name="Source_20_Text"><text:span text:style-name="T14">1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image</text:span></text:span><text:span text:style-name="Source_20_Text"><text:span text:style-name="T37">: </text:span></text:span><text:span text:style-name="Source_20_Text"><text:span text:style-name="T48">url</text:span></text:span><text:span text:style-name="Source_20_Text"><text:span text:style-name="T37">(</text:span></text:span><text:span text:style-name="Source_20_Text"><text:span text:style-name="T42">'../images/pp3.webp'</text:span></text:span><text:span text:style-name="Source_20_Text"><text:span text:style-name="T37">)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size</text:span></text:span><text:span text:style-name="Source_20_Text"><text:span text:style-name="T37">: cover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position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attachment</text:span></text:span><text:span text:style-name="Source_20_Text"><text:span text:style-name="T37">: fixed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14">.content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max-width</text:span></text:span><text:span text:style-name="Source_20_Text"><text:span text:style-name="T37">: </text:span></text:span><text:span text:style-name="Source_20_Text"><text:span text:style-name="T14">120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auto;</text:span></text:span></text:p>
        <text:p text:style-name="P36"><text:soft-page-break/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48">rgba</text:span></text:span><text:span text:style-name="Source_20_Text"><text:span text:style-name="T37">(</text:span></text:span><text:span text:style-name="Source_20_Text"><text:span text:style-name="T14">255</text:span></text:span><text:span text:style-name="Source_20_Text"><text:span text:style-name="T37">, </text:span></text:span><text:span text:style-name="Source_20_Text"><text:span text:style-name="T14">255</text:span></text:span><text:span text:style-name="Source_20_Text"><text:span text:style-name="T37">, </text:span></text:span><text:span text:style-name="Source_20_Text"><text:span text:style-name="T14">255</text:span></text:span><text:span text:style-name="Source_20_Text"><text:span text:style-name="T37">, </text:span></text:span><text:span text:style-name="Source_20_Text"><text:span text:style-name="T14">0.92</text:span></text:span><text:span text:style-name="Source_20_Text"><text:span text:style-name="T37">)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 </text:span></text:span><text:span text:style-name="Source_20_Text"><text:span text:style-name="T14">3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rder-radius</text:span></text:span><text:span text:style-name="Source_20_Text"><text:span text:style-name="T37">: </text:span></text:span><text:span text:style-name="Source_20_Text"><text:span text:style-name="T14">8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x-shadow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4px</text:span></text:span><text:span text:style-name="Source_20_Text"><text:span text:style-name="T37">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48">rgba</text:span></text:span><text:span text:style-name="Source_20_Text"><text:span text:style-name="T37">(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.2</text:span></text:span><text:span text:style-name="Source_20_Text"><text:span text:style-name="T37">)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14">.jp-cha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1.5em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Header --- */</text:span></text:span></text:p>
        <text:p text:style-name="P36"><text:span text:style-name="Source_20_Text"><text:span text:style-name="T38">head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333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box-shadow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2px</text:span></text:span><text:span text:style-name="Source_20_Text"><text:span text:style-name="T37"> </text:span></text:span><text:span text:style-name="Source_20_Text"><text:span text:style-name="T14">5px</text:span></text:span><text:span text:style-name="Source_20_Text"><text:span text:style-name="T37"> </text:span></text:span><text:span text:style-name="Source_20_Text"><text:span text:style-name="T48">rgba</text:span></text:span><text:span text:style-name="Source_20_Text"><text:span text:style-name="T37">(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.3</text:span></text:span><text:span text:style-name="Source_20_Text"><text:span text:style-name="T37">);</text:span></text:span></text:p>
        <text:p text:style-name="P36"><text:span text:style-name="Source_20_Text"><text:span text:style-name="T95"><text:s text:c="4"/></text:span></text:span><text:span text:style-name="Source_20_Text"><text:span text:style-name="T14">position</text:span></text:span><text:span text:style-name="Source_20_Text"><text:span text:style-name="T37">: relative;</text:span></text:span></text:p>
        <text:p text:style-name="P36"><text:span text:style-name="Source_20_Text"><text:span text:style-name="T95"><text:s text:c="4"/></text:span></text:span><text:span text:style-name="Source_20_Text"><text:span text:style-name="T14">z-index</text:span></text:span><text:span text:style-name="Source_20_Text"><text:span text:style-name="T37">: </text:span></text:span><text:span text:style-name="Source_20_Text"><text:span text:style-name="T14">10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14">.title-contain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flex;</text:span></text:span></text:p>
        <text:p text:style-name="P36"><text:span text:style-name="Source_20_Text"><text:span text:style-name="T95"><text:s text:c="4"/></text:span></text:span><text:span text:style-name="Source_20_Text"><text:span text:style-name="T14">justify-content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align-items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37">gap: </text:span></text:span><text:span text:style-name="Source_20_Text"><text:span text:style-name="T14">20px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title-container</text:span></text:span><text:span text:style-name="Source_20_Text"><text:span text:style-name="T37"> </text:span></text:span><text:span text:style-name="Source_20_Text"><text:span text:style-name="T38">h1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2.5em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flag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height</text:span></text:span><text:span text:style-name="Source_20_Text"><text:span text:style-name="T37">: </text:span></text:span><text:span text:style-name="Source_20_Text"><text:span text:style-name="T14">40px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API Container --- */</text:span></text:span></text:p>
        <text:p text:style-name="P36"><text:span text:style-name="Source_20_Text"><text:span text:style-name="T14">.api-contain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flex;</text:span></text:span></text:p>
        <text:p text:style-name="P36"><text:span text:style-name="Source_20_Text"><text:span text:style-name="T95"><text:s text:c="4"/></text:span></text:span><text:span text:style-name="Source_20_Text"><text:span text:style-name="T14">justify-content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37">gap: </text:span></text:span><text:span text:style-name="Source_20_Text"><text:span text:style-name="T14">3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15px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flex-wrap</text:span></text:span><text:span text:style-name="Source_20_Text"><text:span text:style-name="T37">: wrap;</text:span></text:span></text:p>
        <text:p text:style-name="P37"><text:span text:style-name="Source_20_Text"><text:span text:style-name="T37">}</text:span></text:span></text:p>
        <text:p text:style-name="P37"/>
        <text:p text:style-name="P36"><text:soft-page-break/><text:span text:style-name="Source_20_Text"><text:span text:style-name="T14">.weather-box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345a93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15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rder-radius</text:span></text:span><text:span text:style-name="Source_20_Text"><text:span text:style-name="T37">: </text:span></text:span><text:span text:style-name="Source_20_Text"><text:span text:style-name="T14">8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left;</text:span></text:span></text:p>
        <text:p text:style-name="P36"><text:span text:style-name="Source_20_Text"><text:span text:style-name="T95"><text:s text:c="4"/></text:span></text:span><text:span text:style-name="Source_20_Text"><text:span text:style-name="T14">min-width</text:span></text:span><text:span text:style-name="Source_20_Text"><text:span text:style-name="T37">: </text:span></text:span><text:span text:style-name="Source_20_Text"><text:span text:style-name="T14">200px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1em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rder-bottom</text:span></text:span><text:span text:style-name="Source_20_Text"><text:span text:style-name="T37">: </text:span></text:span><text:span text:style-name="Source_20_Text"><text:span text:style-name="T14">1px</text:span></text:span><text:span text:style-name="Source_20_Text"><text:span text:style-name="T37"> solid </text:span></text:span><text:span text:style-name="Source_20_Text"><text:span text:style-name="T14">#5d7fb9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padding-bottom</text:span></text:span><text:span text:style-name="Source_20_Text"><text:span text:style-name="T37">: </text:span></text:span><text:span text:style-name="Source_20_Text"><text:span text:style-name="T14">5px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p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p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5px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Navigation --- */</text:span></text:span></text:p>
        <text:p text:style-name="P36"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list-style</text:span></text:span><text:span text:style-name="Source_20_Text"><text:span text:style-name="T37">: none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4a4a4a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flex;</text:span></text:span></text:p>
        <text:p text:style-name="P36"><text:span text:style-name="Source_20_Text"><text:span text:style-name="T95"><text:s text:c="4"/></text:span></text:span><text:span text:style-name="Source_20_Text"><text:span text:style-name="T14">justify-content</text:span></text:span><text:span text:style-name="Source_20_Text"><text:span text:style-name="T37">: center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</text:span></text:span><text:span text:style-name="Source_20_Text"><text:span text:style-name="T38">li</text:span></text:span><text:span text:style-name="Source_20_Text"><text:span text:style-name="T37"> </text:span></text:span><text:span text:style-name="Source_20_Text"><text:span text:style-name="T38">a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block;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4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text-decoration</text:span></text:span><text:span text:style-name="Source_20_Text"><text:span text:style-name="T37">: none;</text:span></text:span></text:p>
        <text:p text:style-name="P36"><text:span text:style-name="Source_20_Text"><text:span text:style-name="T95"><text:s text:c="4"/></text:span></text:span><text:span text:style-name="Source_20_Text"><text:span text:style-name="T14">transition</text:span></text:span><text:span text:style-name="Source_20_Text"><text:span text:style-name="T37">: background-color </text:span></text:span><text:span text:style-name="Source_20_Text"><text:span text:style-name="T14">0.3s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</text:span></text:span><text:span text:style-name="Source_20_Text"><text:span text:style-name="T38">li</text:span></text:span><text:span text:style-name="Source_20_Text"><text:span text:style-name="T37"> </text:span></text:span><text:span text:style-name="Source_20_Text"><text:span text:style-name="T38">a:hover</text:span></text:span><text:span text:style-name="Source_20_Text"><text:span text:style-name="T37">, </text:span></text:span><text:span text:style-name="Source_20_Text"><text:span text:style-name="T14">.dropdown</text:span></text:span><text:span text:style-name="Source_20_Text"><text:span text:style-name="T38">:hov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555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6"><text:span text:style-name="Source_20_Text"><text:span text:style-name="T14">.dropdown-content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none;</text:span></text:span></text:p>
        <text:p text:style-name="P36"><text:span text:style-name="Source_20_Text"><text:span text:style-name="T95"><text:s text:c="4"/></text:span></text:span><text:span text:style-name="Source_20_Text"><text:span text:style-name="T14">position</text:span></text:span><text:span text:style-name="Source_20_Text"><text:span text:style-name="T37">: absolute;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555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min-width</text:span></text:span><text:span text:style-name="Source_20_Text"><text:span text:style-name="T37">: </text:span></text:span><text:span text:style-name="Source_20_Text"><text:span text:style-name="T14">16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box-shadow</text:span></text:span><text:span text:style-name="Source_20_Text"><text:span text:style-name="T37">: </text:span></text:span><text:span text:style-name="Source_20_Text"><text:span text:style-name="T14">0px</text:span></text:span><text:span text:style-name="Source_20_Text"><text:span text:style-name="T37"> </text:span></text:span><text:span text:style-name="Source_20_Text"><text:span text:style-name="T14">8px</text:span></text:span><text:span text:style-name="Source_20_Text"><text:span text:style-name="T37"> </text:span></text:span><text:span text:style-name="Source_20_Text"><text:span text:style-name="T14">16px</text:span></text:span><text:span text:style-name="Source_20_Text"><text:span text:style-name="T37"> </text:span></text:span><text:span text:style-name="Source_20_Text"><text:span text:style-name="T14">0px</text:span></text:span><text:span text:style-name="Source_20_Text"><text:span text:style-name="T37"> </text:span></text:span><text:span text:style-name="Source_20_Text"><text:span text:style-name="T48">rgba</text:span></text:span><text:span text:style-name="Source_20_Text"><text:span text:style-name="T37">(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</text:span></text:span><text:span text:style-name="Source_20_Text"><text:span text:style-name="T37">,</text:span></text:span><text:span text:style-name="Source_20_Text"><text:span text:style-name="T14">0.2</text:span></text:span><text:span text:style-name="Source_20_Text"><text:span text:style-name="T37">);</text:span></text:span></text:p>
        <text:p text:style-name="P36"><text:soft-page-break/><text:span text:style-name="Source_20_Text"><text:span text:style-name="T95"><text:s text:c="4"/></text:span></text:span><text:span text:style-name="Source_20_Text"><text:span text:style-name="T14">z-index</text:span></text:span><text:span text:style-name="Source_20_Text"><text:span text:style-name="T37">: </text:span></text:span><text:span text:style-name="Source_20_Text"><text:span text:style-name="T14">1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MODIFIÉ : Style du sous-menu */</text:span></text:span></text:p>
        <text:p text:style-name="P36"><text:span text:style-name="Source_20_Text"><text:span text:style-name="T14">.dropdown-content</text:span></text:span><text:span text:style-name="Source_20_Text"><text:span text:style-name="T37"> </text:span></text:span><text:span text:style-name="Source_20_Text"><text:span text:style-name="T38">a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2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 </text:span></text:span><text:span text:style-name="Source_20_Text"><text:span text:style-name="T25">/* Padding ajusté */</text:span></text:span></text:p>
        <text:p text:style-name="P36"><text:span text:style-name="Source_20_Text"><text:span text:style-name="T95"><text:s text:c="4"/></text:span></text:span><text:span text:style-name="Source_20_Text"><text:span text:style-name="T14">text-decoration</text:span></text:span><text:span text:style-name="Source_20_Text"><text:span text:style-name="T37">: none;</text:span></text:span></text:p>
        <text:p text:style-name="P36"><text:span text:style-name="Source_20_Text"><text:span text:style-name="T95"><text:s text:c="4"/></text:span></text:span><text:span text:style-name="Source_20_Text"><text:span text:style-name="T14">display</text:span></text:span><text:span text:style-name="Source_20_Text"><text:span text:style-name="T37">: block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left;</text:span></text:span></text:p>
        <text:p text:style-name="P36"><text:span text:style-name="Source_20_Text"><text:span text:style-name="T95"><text:s text:c="4"/></text:span></text:span><text:span text:style-name="Source_20_Text"><text:span text:style-name="T14">transition</text:span></text:span><text:span text:style-name="Source_20_Text"><text:span text:style-name="T37">: background-color </text:span></text:span><text:span text:style-name="Source_20_Text"><text:span text:style-name="T14">0.2s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14">.dropdown-content</text:span></text:span><text:span text:style-name="Source_20_Text"><text:span text:style-name="T37"> </text:span></text:span><text:span text:style-name="Source_20_Text"><text:span text:style-name="T38">a:hov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4CAF50</text:span></text:span><text:span text:style-name="Source_20_Text"><text:span text:style-name="T37">; </text:span></text:span><text:span text:style-name="Source_20_Text"><text:span text:style-name="T25">/* Survol en vert pour une meilleure visibilité */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Formulaires et Tableaux --- */</text:span></text:span></text:p>
        <text:p text:style-name="P36"><text:span text:style-name="Source_20_Text"><text:span text:style-name="T14">.search-form</text:span></text:span><text:span text:style-name="Source_20_Text"><text:span text:style-name="T37"> { </text:span></text:span><text:span text:style-name="Source_20_Text"><text:span text:style-name="T14">display</text:span></text:span><text:span text:style-name="Source_20_Text"><text:span text:style-name="T37">: flex; gap: </text:span></text:span><text:span text:style-name="Source_20_Text"><text:span text:style-name="T14">10px</text:span></text:span><text:span text:style-name="Source_20_Text"><text:span text:style-name="T37">; </text:span></text:span><text:span text:style-name="Source_20_Text"><text:span text:style-name="T14">margin-bottom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; }</text:span></text:span></text:p>
        <text:p text:style-name="P36"><text:span text:style-name="Source_20_Text"><text:span text:style-name="T14">.search-form</text:span></text:span><text:span text:style-name="Source_20_Text"><text:span text:style-name="T37"> </text:span></text:span><text:span text:style-name="Source_20_Text"><text:span text:style-name="T38">input</text:span></text:span><text:span text:style-name="Source_20_Text"><text:span text:style-name="T37"> { </text:span></text:span><text:span text:style-name="Source_20_Text"><text:span text:style-name="T14">flex-grow</text:span></text:span><text:span text:style-name="Source_20_Text"><text:span text:style-name="T37">: </text:span></text:span><text:span text:style-name="Source_20_Text"><text:span text:style-name="T14">1</text:span></text:span><text:span text:style-name="Source_20_Text"><text:span text:style-name="T37">;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;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1em</text:span></text:span><text:span text:style-name="Source_20_Text"><text:span text:style-name="T37">; </text:span></text:span><text:span text:style-name="Source_20_Text"><text:span text:style-name="T14">border</text:span></text:span><text:span text:style-name="Source_20_Text"><text:span text:style-name="T37">: </text:span></text:span><text:span text:style-name="Source_20_Text"><text:span text:style-name="T14">1px</text:span></text:span><text:span text:style-name="Source_20_Text"><text:span text:style-name="T37"> solid </text:span></text:span><text:span text:style-name="Source_20_Text"><text:span text:style-name="T14">#ccc</text:span></text:span><text:span text:style-name="Source_20_Text"><text:span text:style-name="T37">; </text:span></text:span><text:span text:style-name="Source_20_Text"><text:span text:style-name="T14">border-radius</text:span></text:span><text:span text:style-name="Source_20_Text"><text:span text:style-name="T37">: </text:span></text:span><text:span text:style-name="Source_20_Text"><text:span text:style-name="T14">4px</text:span></text:span><text:span text:style-name="Source_20_Text"><text:span text:style-name="T37">; }</text:span></text:span></text:p>
        <text:p text:style-name="P36"><text:span text:style-name="Source_20_Text"><text:span text:style-name="T14">.search-form</text:span></text:span><text:span text:style-name="Source_20_Text"><text:span text:style-name="T37"> </text:span></text:span><text:span text:style-name="Source_20_Text"><text:span text:style-name="T38">button</text:span></text:span><text:span text:style-name="Source_20_Text"><text:span text:style-name="T37"> {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1em</text:span></text:span><text:span text:style-name="Source_20_Text"><text:span text:style-name="T37">; 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337ab7</text:span></text:span><text:span text:style-name="Source_20_Text"><text:span text:style-name="T37">; </text:span></text:span><text:span text:style-name="Source_20_Text"><text:span text:style-name="T14">color</text:span></text:span><text:span text:style-name="Source_20_Text"><text:span text:style-name="T37">: white; </text:span></text:span><text:span text:style-name="Source_20_Text"><text:span text:style-name="T14">border</text:span></text:span><text:span text:style-name="Source_20_Text"><text:span text:style-name="T37">: none; </text:span></text:span><text:span text:style-name="Source_20_Text"><text:span text:style-name="T14">border-radius</text:span></text:span><text:span text:style-name="Source_20_Text"><text:span text:style-name="T37">: </text:span></text:span><text:span text:style-name="Source_20_Text"><text:span text:style-name="T14">4px</text:span></text:span><text:span text:style-name="Source_20_Text"><text:span text:style-name="T37">; </text:span></text:span><text:span text:style-name="Source_20_Text"><text:span text:style-name="T14">cursor</text:span></text:span><text:span text:style-name="Source_20_Text"><text:span text:style-name="T37">: pointer; </text:span></text:span><text:span text:style-name="Source_20_Text"><text:span text:style-name="T14">transition</text:span></text:span><text:span text:style-name="Source_20_Text"><text:span text:style-name="T37">: background-color </text:span></text:span><text:span text:style-name="Source_20_Text"><text:span text:style-name="T14">0.3s</text:span></text:span><text:span text:style-name="Source_20_Text"><text:span text:style-name="T37">; }</text:span></text:span></text:p>
        <text:p text:style-name="P36"><text:span text:style-name="Source_20_Text"><text:span text:style-name="T14">.search-form</text:span></text:span><text:span text:style-name="Source_20_Text"><text:span text:style-name="T37"> </text:span></text:span><text:span text:style-name="Source_20_Text"><text:span text:style-name="T38">button:hover</text:span></text:span><text:span text:style-name="Source_20_Text"><text:span text:style-name="T37"> { 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286090</text:span></text:span><text:span text:style-name="Source_20_Text"><text:span text:style-name="T37">; }</text:span></text:span></text:p>
        <text:p text:style-name="P36"><text:span text:style-name="Source_20_Text"><text:span text:style-name="T14">.results-table-container</text:span></text:span><text:span text:style-name="Source_20_Text"><text:span text:style-name="T37"> { </text:span></text:span><text:span text:style-name="Source_20_Text"><text:span text:style-name="T14">overflow-x</text:span></text:span><text:span text:style-name="Source_20_Text"><text:span text:style-name="T37">: auto; }</text:span></text:span></text:p>
        <text:p text:style-name="P36"><text:span text:style-name="Source_20_Text"><text:span text:style-name="T38">table</text:span></text:span><text:span text:style-name="Source_20_Text"><text:span text:style-name="T37"> { </text:span></text:span><text:span text:style-name="Source_20_Text"><text:span text:style-name="T14">width</text:span></text:span><text:span text:style-name="Source_20_Text"><text:span text:style-name="T37">: </text:span></text:span><text:span text:style-name="Source_20_Text"><text:span text:style-name="T14">100%</text:span></text:span><text:span text:style-name="Source_20_Text"><text:span text:style-name="T37">; </text:span></text:span><text:span text:style-name="Source_20_Text"><text:span text:style-name="T14">border-collapse</text:span></text:span><text:span text:style-name="Source_20_Text"><text:span text:style-name="T37">: collapse; </text:span></text:span><text:span text:style-name="Source_20_Text"><text:span text:style-name="T14">margin-top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; }</text:span></text:span></text:p>
        <text:p text:style-name="P36"><text:span text:style-name="Source_20_Text"><text:span text:style-name="T38">th</text:span></text:span><text:span text:style-name="Source_20_Text"><text:span text:style-name="T37">, </text:span></text:span><text:span text:style-name="Source_20_Text"><text:span text:style-name="T38">td</text:span></text:span><text:span text:style-name="Source_20_Text"><text:span text:style-name="T37"> { </text:span></text:span><text:span text:style-name="Source_20_Text"><text:span text:style-name="T14">border</text:span></text:span><text:span text:style-name="Source_20_Text"><text:span text:style-name="T37">: </text:span></text:span><text:span text:style-name="Source_20_Text"><text:span text:style-name="T14">1px</text:span></text:span><text:span text:style-name="Source_20_Text"><text:span text:style-name="T37"> solid </text:span></text:span><text:span text:style-name="Source_20_Text"><text:span text:style-name="T14">#ddd</text:span></text:span><text:span text:style-name="Source_20_Text"><text:span text:style-name="T37">;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2px</text:span></text:span><text:span text:style-name="Source_20_Text"><text:span text:style-name="T37">; </text:span></text:span><text:span text:style-name="Source_20_Text"><text:span text:style-name="T14">text-align</text:span></text:span><text:span text:style-name="Source_20_Text"><text:span text:style-name="T37">: left; }</text:span></text:span></text:p>
        <text:p text:style-name="P36"><text:span text:style-name="Source_20_Text"><text:span text:style-name="T38">th</text:span></text:span><text:span text:style-name="Source_20_Text"><text:span text:style-name="T37"> { 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f2f2f2</text:span></text:span><text:span text:style-name="Source_20_Text"><text:span text:style-name="T37">; }</text:span></text:span></text:p>
        <text:p text:style-name="P36"><text:span text:style-name="Source_20_Text"><text:span text:style-name="T38">tr:nth-child</text:span></text:span><text:span text:style-name="Source_20_Text"><text:span text:style-name="T37">(even) { 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f9f9f9</text:span></text:span><text:span text:style-name="Source_20_Text"><text:span text:style-name="T37">; }</text:span></text:span></text:p>
        <text:p text:style-name="P37"/>
        <text:p text:style-name="P36"><text:span text:style-name="Source_20_Text"><text:span text:style-name="T25">/* --- Footer --- */</text:span></text:span></text:p>
        <text:p text:style-name="P36"><text:span text:style-name="Source_20_Text"><text:span text:style-name="T38">footer</text:span></text:span><text:span text:style-name="Source_20_Text"><text:span text:style-name="T37"> {</text:span></text:span></text:p>
        <text:p text:style-name="P36"><text:span text:style-name="Source_20_Text"><text:span text:style-name="T95"><text:s text:c="4"/></text:span></text:span><text:span text:style-name="Source_20_Text"><text:span text:style-name="T14">background-color</text:span></text:span><text:span text:style-name="Source_20_Text"><text:span text:style-name="T37">: </text:span></text:span><text:span text:style-name="Source_20_Text"><text:span text:style-name="T14">#333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color</text:span></text:span><text:span text:style-name="Source_20_Text"><text:span text:style-name="T37">: white;</text:span></text:span></text:p>
        <text:p text:style-name="P36"><text:span text:style-name="Source_20_Text"><text:span text:style-name="T95"><text:s text:c="4"/></text:span></text:span><text:span text:style-name="Source_20_Text"><text:span text:style-name="T14">text-align</text:span></text:span><text:span text:style-name="Source_20_Text"><text:span text:style-name="T37">: center;</text:span></text:span></text:p>
        <text:p text:style-name="P36"><text:span text:style-name="Source_20_Text"><text:span text:style-name="T95"><text:s text:c="4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;</text:span></text:span></text:p>
        <text:p text:style-name="P36"><text:span text:style-name="Source_20_Text"><text:span text:style-name="T95"><text:s text:c="4"/></text:span></text:span><text:span text:style-name="Source_20_Text"><text:span text:style-name="T14">position</text:span></text:span><text:span text:style-name="Source_20_Text"><text:span text:style-name="T37">: relative;</text:span></text:span></text:p>
        <text:p text:style-name="P36"><text:span text:style-name="Source_20_Text"><text:span text:style-name="T95"><text:s text:c="4"/></text:span></text:span><text:span text:style-name="Source_20_Text"><text:span text:style-name="T14">z-index</text:span></text:span><text:span text:style-name="Source_20_Text"><text:span text:style-name="T37">: </text:span></text:span><text:span text:style-name="Source_20_Text"><text:span text:style-name="T14">10</text:span></text:span><text:span text:style-name="Source_20_Text"><text:span text:style-name="T37">;</text:span></text:span></text:p>
        <text:p text:style-name="P37"><text:span text:style-name="Source_20_Text"><text:span text:style-name="T37">}</text:span></text:span></text:p>
        <text:p text:style-name="P37"/>
        <text:p text:style-name="P36"><text:span text:style-name="Source_20_Text"><text:span text:style-name="T25">/* --- Responsive Design --- */</text:span></text:span></text:p>
        <text:p text:style-name="P36"><text:span text:style-name="Source_20_Text"><text:span text:style-name="T90">@media</text:span></text:span><text:span text:style-name="Source_20_Text"><text:span text:style-name="T37"> (</text:span></text:span><text:span text:style-name="Source_20_Text"><text:span text:style-name="T14">max-width</text:span></text:span><text:span text:style-name="Source_20_Text"><text:span text:style-name="T37">: </text:span></text:span><text:span text:style-name="Source_20_Text"><text:span text:style-name="T14">768px</text:span></text:span><text:span text:style-name="Source_20_Text"><text:span text:style-name="T37">) {</text:span></text:span></text:p>
        <text:p text:style-name="P36"><text:span text:style-name="Source_20_Text"><text:span text:style-name="T95"><text:s text:c="4"/></text:span></text:span><text:span text:style-name="Source_20_Text"><text:span text:style-name="T14">.title-container</text:span></text:span><text:span text:style-name="Source_20_Text"><text:span text:style-name="T37"> </text:span></text:span><text:span text:style-name="Source_20_Text"><text:span text:style-name="T38">h1</text:span></text:span><text:span text:style-name="Source_20_Text"><text:span text:style-name="T37"> {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2em</text:span></text:span><text:span text:style-name="Source_20_Text"><text:span text:style-name="T37">; }</text:span></text:span></text:p>
        <text:p text:style-name="P36"><text:span text:style-name="Source_20_Text"><text:span text:style-name="T95"><text:s text:c="4"/></text:span></text:span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{ </text:span></text:span><text:span text:style-name="Source_20_Text"><text:span text:style-name="T14">flex-direction</text:span></text:span><text:span text:style-name="Source_20_Text"><text:span text:style-name="T37">: column; }</text:span></text:span></text:p>
        <text:p text:style-name="P36"><text:span text:style-name="Source_20_Text"><text:span text:style-name="T95"><text:s text:c="4"/></text:span></text:span><text:span text:style-name="Source_20_Text"><text:span text:style-name="T14">.dropdown-content</text:span></text:span><text:span text:style-name="Source_20_Text"><text:span text:style-name="T37"> { </text:span></text:span><text:span text:style-name="Source_20_Text"><text:span text:style-name="T14">position</text:span></text:span><text:span text:style-name="Source_20_Text"><text:span text:style-name="T37">: static; }</text:span></text:span></text:p>
        <text:p text:style-name="P36"><text:soft-page-break/><text:span text:style-name="Source_20_Text"><text:span text:style-name="T95"><text:s text:c="4"/></text:span></text:span><text:span text:style-name="Source_20_Text"><text:span text:style-name="T14">.content</text:span></text:span><text:span text:style-name="Source_20_Text"><text:span text:style-name="T37"> {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20px</text:span></text:span><text:span text:style-name="Source_20_Text"><text:span text:style-name="T37"> </text:span></text:span><text:span text:style-name="Source_20_Text"><text:span text:style-name="T14">15px</text:span></text:span><text:span text:style-name="Source_20_Text"><text:span text:style-name="T37">; }</text:span></text:span></text:p>
        <text:p text:style-name="P37"/>
        <text:p text:style-name="P36"><text:span text:style-name="Source_20_Text"><text:span text:style-name="T95"><text:s text:c="4"/></text:span></text:span><text:span text:style-name="Source_20_Text"><text:span text:style-name="T25">/* RÈGLES POUR L'ALIGNEMENT HORIZONTAL DES APIS SUR PETITS ÉCRANS */</text:span></text:span></text:p>
        <text:p text:style-name="P36"><text:span text:style-name="Source_20_Text"><text:span text:style-name="T95"><text:s text:c="4"/></text:span></text:span><text:span text:style-name="Source_20_Text"><text:span text:style-name="T14">.api-container</text:span></text:span><text:span text:style-name="Source_20_Text"><text:span text:style-name="T37"> { gap: </text:span></text:span><text:span text:style-name="Source_20_Text"><text:span text:style-name="T14">5px</text:span></text:span><text:span text:style-name="Source_20_Text"><text:span text:style-name="T37">;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0</text:span></text:span><text:span text:style-name="Source_20_Text"><text:span text:style-name="T37"> </text:span></text:span><text:span text:style-name="Source_20_Text"><text:span text:style-name="T14">5px</text:span></text:span><text:span text:style-name="Source_20_Text"><text:span text:style-name="T37">; }</text:span></text:span></text:p>
        <text:p text:style-name="P36"><text:span text:style-name="Source_20_Text"><text:span text:style-name="T95"><text:s text:c="4"/></text:span></text:span><text:span text:style-name="Source_20_Text"><text:span text:style-name="T14">.weather-box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{ 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8px</text:span></text:span><text:span text:style-name="Source_20_Text"><text:span text:style-name="T37">; </text:span></text:span><text:span text:style-name="Source_20_Text"><text:span text:style-name="T14">min-width</text:span></text:span><text:span text:style-name="Source_20_Text"><text:span text:style-name="T37">: </text:span></text:span><text:span text:style-name="Source_20_Text"><text:span text:style-name="T14">95px</text:span></text:span><text:span text:style-name="Source_20_Text"><text:span text:style-name="T37">; </text:span></text:span><text:span text:style-name="Source_20_Text"><text:span text:style-name="T14">flex-grow</text:span></text:span><text:span text:style-name="Source_20_Text"><text:span text:style-name="T37">: </text:span></text:span><text:span text:style-name="Source_20_Text"><text:span text:style-name="T14">1</text:span></text:span><text:span text:style-name="Source_20_Text"><text:span text:style-name="T37">; }</text:span></text:span></text:p>
        <text:p text:style-name="P36"><text:span text:style-name="Source_20_Text"><text:span text:style-name="T95"><text:s text:c="4"/></text:span></text:span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h3</text:span></text:span><text:span text:style-name="Source_20_Text"><text:span text:style-name="T37"> {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0.85em</text:span></text:span><text:span text:style-name="Source_20_Text"><text:span text:style-name="T37">; </text:span></text:span><text:span text:style-name="Source_20_Text"><text:span text:style-name="T14">margin-bottom</text:span></text:span><text:span text:style-name="Source_20_Text"><text:span text:style-name="T37">: </text:span></text:span><text:span text:style-name="Source_20_Text"><text:span text:style-name="T14">5px</text:span></text:span><text:span text:style-name="Source_20_Text"><text:span text:style-name="T37">; }</text:span></text:span></text:p>
        <text:p text:style-name="P36"><text:span text:style-name="Source_20_Text"><text:span text:style-name="T95"><text:s text:c="4"/></text:span></text:span><text:span text:style-name="Source_20_Text"><text:span text:style-name="T14">.weather-box</text:span></text:span><text:span text:style-name="Source_20_Text"><text:span text:style-name="T37"> </text:span></text:span><text:span text:style-name="Source_20_Text"><text:span text:style-name="T38">p</text:span></text:span><text:span text:style-name="Source_20_Text"><text:span text:style-name="T37">, </text:span></text:span><text:span text:style-name="Source_20_Text"><text:span text:style-name="T14">.currency-box</text:span></text:span><text:span text:style-name="Source_20_Text"><text:span text:style-name="T37"> </text:span></text:span><text:span text:style-name="Source_20_Text"><text:span text:style-name="T38">p</text:span></text:span><text:span text:style-name="Source_20_Text"><text:span text:style-name="T37"> { 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0.8em</text:span></text:span><text:span text:style-name="Source_20_Text"><text:span text:style-name="T37">; </text:span></text:span><text:span text:style-name="Source_20_Text"><text:span text:style-name="T14">margin</text:span></text:span><text:span text:style-name="Source_20_Text"><text:span text:style-name="T37">: </text:span></text:span><text:span text:style-name="Source_20_Text"><text:span text:style-name="T14">3px</text:span></text:span><text:span text:style-name="Source_20_Text"><text:span text:style-name="T37"> </text:span></text:span><text:span text:style-name="Source_20_Text"><text:span text:style-name="T14">0</text:span></text:span><text:span text:style-name="Source_20_Text"><text:span text:style-name="T37">; }</text:span></text:span></text:p>
        <text:p text:style-name="P37"><text:span text:style-name="Source_20_Text"><text:span text:style-name="T95"><text:s text:c="4"/></text:span></text:span></text:p>
        <text:p text:style-name="P36"><text:span text:style-name="Source_20_Text"><text:span text:style-name="T95"><text:s text:c="4"/></text:span></text:span><text:span text:style-name="Source_20_Text"><text:span text:style-name="T25">/* NOUVEAU : On réduit la taille des onglets du menu principal sur mobile */</text:span></text:span></text:p>
        <text:p text:style-name="P36"><text:span text:style-name="Source_20_Text"><text:span text:style-name="T95"><text:s text:c="4"/></text:span></text:span><text:span text:style-name="Source_20_Text"><text:span text:style-name="T38">nav</text:span></text:span><text:span text:style-name="Source_20_Text"><text:span text:style-name="T37"> </text:span></text:span><text:span text:style-name="Source_20_Text"><text:span text:style-name="T38">ul</text:span></text:span><text:span text:style-name="Source_20_Text"><text:span text:style-name="T37"> </text:span></text:span><text:span text:style-name="Source_20_Text"><text:span text:style-name="T38">li</text:span></text:span><text:span text:style-name="Source_20_Text"><text:span text:style-name="T37"> </text:span></text:span><text:span text:style-name="Source_20_Text"><text:span text:style-name="T38">a</text:span></text:span><text:span text:style-name="Source_20_Text"><text:span text:style-name="T37"> {</text:span></text:span></text:p>
        <text:p text:style-name="P36"><text:span text:style-name="Source_20_Text"><text:span text:style-name="T95"><text:s text:c="8"/></text:span></text:span><text:span text:style-name="Source_20_Text"><text:span text:style-name="T14">font-size</text:span></text:span><text:span text:style-name="Source_20_Text"><text:span text:style-name="T37">: </text:span></text:span><text:span text:style-name="Source_20_Text"><text:span text:style-name="T14">0.9em</text:span></text:span><text:span text:style-name="Source_20_Text"><text:span text:style-name="T37">; <text:s text:c="2"/></text:span></text:span><text:span text:style-name="Source_20_Text"><text:span text:style-name="T25">/* Police légèrement plus petite */</text:span></text:span></text:p>
        <text:p text:style-name="P36"><text:span text:style-name="Source_20_Text"><text:span text:style-name="T95"><text:s text:c="8"/></text:span></text:span><text:span text:style-name="Source_20_Text"><text:span text:style-name="T14">padding</text:span></text:span><text:span text:style-name="Source_20_Text"><text:span text:style-name="T37">: </text:span></text:span><text:span text:style-name="Source_20_Text"><text:span text:style-name="T14">10px</text:span></text:span><text:span text:style-name="Source_20_Text"><text:span text:style-name="T37"> </text:span></text:span><text:span text:style-name="Source_20_Text"><text:span text:style-name="T14">20px</text:span></text:span><text:span text:style-name="Source_20_Text"><text:span text:style-name="T37">; </text:span></text:span><text:span text:style-name="Source_20_Text"><text:span text:style-name="T25">/* Hauteur de l'onglet réduite (10px au lieu de 14px) */</text:span></text:span></text:p>
        <text:p text:style-name="P37"><text:span text:style-name="Source_20_Text"><text:span text:style-name="T95"><text:s text:c="4"/></text:span></text:span><text:span text:style-name="Source_20_Text"><text:span text:style-name="T37">}</text:span></text:span></text:p>
        <text:p text:style-name="P37"><text:span text:style-name="Source_20_Text"><text:span text:style-name="T37">}</text:span></text:span></text:p>
      </text:section>
      <text:p text:style-name="Text_20_body"/>
      <text:h text:style-name="Heading_20_3" text:outline-level="3">12 Pb de développement du sous-menu</text:h>
      <text:p text:style-name="Text_20_body"/>
      <text:p text:style-name="P123"> <text:span text:style-name="T96">Le fait qu'il n'y ait rien dans la console ou le réseau est l'indice clé : ce n'est pas une erreur de code ou de chargement, mais un problème de style CSS.</text:span></text:p>
      <text:p text:style-name="P1">La cause est très subtile : la règle CSS qui est censée faire apparaître le sous-menu lorsque vous passez la souris dessus (<text:span text:style-name="T13">:hover</text:span>) est manquante dans la version actuelle du fichier <text:span text:style-name="T13">style.css</text:span>. Cette règle était présente dans une version précédente et a dû être accidentellement supprimée lors d'une mise à jour. Je m'en excuse.</text:p>
      <text:p text:style-name="P14"><text:span text:style-name="T10">Le menu est conçu pour se développer au </text:span><text:span text:style-name="Strong_20_Emphasis"><text:span text:style-name="T10">survol de la souris</text:span></text:span><text:span text:style-name="T10">, pas au clic.</text:span></text:p>
      <text:h text:style-name="P122" text:outline-level="3">La Solution</text:h>
      <text:p text:style-name="P1">Nous allons simplement rajouter la règle manquante dans le fichier <text:span text:style-name="T13">public/css/style.css</text:span>.</text:p>
      <text:h text:style-name="P124" text:outline-level="4">Étape 1 : Le Correctif (Simple)</text:h>
      <text:p text:style-name="P1">Ajoutez ce bloc de code dans votre fichier <text:span text:style-name="T13">public/css/style.css</text:span>. Le meilleur endroit pour le mettre est juste après la règle <text:span text:style-name="T13">.dropdown-content a:hover</text:span>, pour garder le code bien organisé.</text:p>
      <text:p text:style-name="P125"/>
      <text:section text:style-name="Sect2" text:name="Section2">
        <text:p text:style-name="P36"><text:bookmark text:name="cdk-accordion-child-251"/><text:span text:style-name="Source_20_Text"><text:span text:style-name="T25">/* Cette règle rend le sous-menu visible lorsque l'on survole l'onglet parent */</text:span></text:span></text:p>
        <text:p text:style-name="P36"><text:span text:style-name="Source_20_Text"><text:span text:style-name="T31">.dropdown</text:span></text:span><text:span text:style-name="Source_20_Text"><text:span text:style-name="T33">:hover</text:span></text:span><text:span text:style-name="Source_20_Text"><text:span text:style-name="T27"> </text:span></text:span><text:span text:style-name="Source_20_Text"><text:span text:style-name="T31">.dropdown-content</text:span></text:span><text:span text:style-name="Source_20_Text"><text:span text:style-name="T27"> {</text:span></text:span></text:p>
        <text:p text:style-name="P36"><text:span text:style-name="Source_20_Text"><text:span text:style-name="T16"><text:s text:c="4"/></text:span></text:span><text:span text:style-name="Source_20_Text"><text:span text:style-name="T31">display</text:span></text:span><text:span text:style-name="Source_20_Text"><text:span text:style-name="T27">: block;</text:span></text:span></text:p>
        <text:p text:style-name="P37"><text:span text:style-name="Source_20_Text"><text:span text:style-name="T27">}</text:span>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DM Mono" svg:font-family="'DM Mono', monospace"/>
    <style:font-face style:name="Google Sans" svg:font-family="'Google Sans', 'Helvetica Neue', sans-serif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22:30:40.393973700</meta:creation-date>
    <dc:date>2025-06-25T09:37:03.161437400</dc:date>
    <meta:editing-duration>PT1H1M26S</meta:editing-duration>
    <meta:editing-cycles>11</meta:editing-cycles>
    <meta:generator>LibreOffice/25.2.4.3$Windows_x86 LibreOffice_project/33e196637044ead23f5c3226cde09b47731f7e27</meta:generator>
    <meta:document-statistic meta:table-count="0" meta:image-count="0" meta:object-count="0" meta:page-count="55" meta:paragraph-count="1798" meta:word-count="7893" meta:character-count="65022" meta:non-whitespace-character-count="49780"/>
  </office:meta>
</office:document-meta>
</file>